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1.0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808080"/>
    </style:style>
    <style:style style:name="ce10" style:family="table-cell" style:parent-style-name="Default">
      <style:text-properties fo:color="#808080"/>
    </style:style>
    <style:style style:name="ce11" style:family="table-cell" style:parent-style-name="Default">
      <style:table-cell-properties fo:background-color="#ff0000"/>
      <style:text-properties fo:color="#808080"/>
    </style:style>
    <style:style style:name="ce12" style:family="table-cell" style:parent-style-name="Default">
      <style:table-cell-properties fo:background-color="#ffff00"/>
      <style:text-properties fo:color="#808080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0">
      <style:table-cell-properties fo:background-color="#ff0000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4"/>
        <table:table-column table:style-name="co1" table:number-columns-repeated="16374" table:default-cell-style-name="Default"/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9" office:value-type="string" calcext:value-type="string" table:number-columns-spanned="5" table:number-rows-spanned="1">
            <text:p>Both Joysticks</text:p>
          </table:table-cell>
          <table:covered-table-cell table:number-columns-repeated="3" table:style-name="ce9"/>
          <table:covered-table-cell table:style-name="ce13"/>
          <table:table-cell table:style-name="ce1" table:number-columns-repeated="16374"/>
        </table:table-row>
        <table:table-row table:style-name="ro1">
          <table:table-cell table:style-name="ce1" office:value-type="string" calcext:value-type="string">
            <text:p>DEZ</text:p>
          </table:table-cell>
          <table:table-cell office:value-type="string" calcext:value-type="string">
            <text:p>BIN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ASCII</text:p>
          </table:table-cell>
          <table:table-cell office:value-type="string" calcext:value-type="string">
            <text:p>24Char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valid</text:p>
          </table:table-cell>
          <table:table-cell table:style-name="ce1"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3])" office:value-type="string" office:string-value="0" calcext:value-type="string">
            <text:p>0</text:p>
          </table:table-cell>
          <table:table-cell table:style-name="ce1" table:formula="of:=DEC2HEX([.A3])" office:value-type="string" office:string-value="0" calcext:value-type="string">
            <text:p>0</text:p>
          </table:table-cell>
          <table:table-cell table:style-name="ce1" table:formula="of:=CHAR([.A3])" office:value-type="string" office:string-value="" calcext:value-type="string">
            <text:p/>
          </table:table-cell>
          <table:table-cell office:value-type="string" calcext:value-type="string">
            <text:p>,</text:p>
          </table:table-cell>
          <table:table-cell table:formula="of:=IF(BITAND([.$A3];[.F$2])=0;&quot;&quot;;1)">
            <text:p/>
          </table:table-cell>
          <table:table-cell table:formula="of:=IF(BITAND([.$A3];[.G$2])=0;&quot;&quot;;1)">
            <text:p/>
          </table:table-cell>
          <table:table-cell table:formula="of:=IF(BITAND([.$A3];[.H$2])=0;&quot;&quot;;1)">
            <text:p/>
          </table:table-cell>
          <table:table-cell table:formula="of:=IF(BITAND([.$A3];[.I$2])=0;&quot;&quot;;1)">
            <text:p/>
          </table:table-cell>
          <table:table-cell table:formula="of:=IF(SUM([.F3:.I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BIN([.A4])" office:value-type="string" office:string-value="1" calcext:value-type="string">
            <text:p>1</text:p>
          </table:table-cell>
          <table:table-cell table:style-name="ce1" table:formula="of:=DEC2HEX([.A4])" office:value-type="string" office:string-value="1" calcext:value-type="string">
            <text:p>1</text:p>
          </table:table-cell>
          <table:table-cell table:style-name="ce1" table:formula="of:=CHAR([.A4])" office:value-type="string" office:string-value="" calcext:value-type="string">
            <text:p/>
          </table:table-cell>
          <table:table-cell office:value-type="string" calcext:value-type="string">
            <text:p>.</text:p>
          </table:table-cell>
          <table:table-cell table:formula="of:=IF(BITAND([.$A4];[.F$2])=0;&quot;&quot;;1)">
            <text:p/>
          </table:table-cell>
          <table:table-cell table:formula="of:=IF(BITAND([.$A4];[.G$2])=0;&quot;&quot;;1)">
            <text:p/>
          </table:table-cell>
          <table:table-cell table:formula="of:=IF(BITAND([.$A4];[.H$2])=0;&quot;&quot;;1)">
            <text:p/>
          </table:table-cell>
          <table:table-cell table:formula="of:=IF(BITAND([.$A4];[.I$2])=0;&quot;&quot;;1)" office:value-type="float" office:value="1" calcext:value-type="float">
            <text:p>1</text:p>
          </table:table-cell>
          <table:table-cell table:formula="of:=IF(SUM([.F4:.I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BIN([.A5])" office:value-type="string" office:string-value="10" calcext:value-type="string">
            <text:p>10</text:p>
          </table:table-cell>
          <table:table-cell table:style-name="ce1" table:formula="of:=DEC2HEX([.A5])" office:value-type="string" office:string-value="2" calcext:value-type="string">
            <text:p>2</text:p>
          </table:table-cell>
          <table:table-cell table:style-name="ce1" table:formula="of:=CHAR([.A5])" office:value-type="string" office:string-value="" calcext:value-type="string">
            <text:p/>
          </table:table-cell>
          <table:table-cell table:style-name="Default"/>
          <table:table-cell table:formula="of:=IF(BITAND([.$A5];[.F$2])=0;&quot;&quot;;1)">
            <text:p/>
          </table:table-cell>
          <table:table-cell table:formula="of:=IF(BITAND([.$A5];[.G$2])=0;&quot;&quot;;1)">
            <text:p/>
          </table:table-cell>
          <table:table-cell table:formula="of:=IF(BITAND([.$A5];[.H$2])=0;&quot;&quot;;1)">
            <text:p/>
          </table:table-cell>
          <table:table-cell table:formula="of:=IF(BITAND([.$A5];[.I$2])=0;&quot;&quot;;1)" office:value-type="float" office:value="1" calcext:value-type="float">
            <text:p>1</text:p>
          </table:table-cell>
          <table:table-cell table:formula="of:=IF(SUM([.F5:.I5])=4;1;&quot;&quot;)">
            <text:p/>
          </table:table-cell>
          <table:table-cell/>
          <table:table-cell table:style-name="ce6"/>
          <table:table-cell table:style-name="ce21" office:value-type="string" calcext:value-type="string" table:number-columns-spanned="6" table:number-rows-spanned="1">
            <text:p>Can not be used by keyboard, if both ports should be used with joysticks</text:p>
          </table:table-cell>
          <table:covered-table-cell table:number-columns-repeated="5"/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BIN([.A6])" office:value-type="string" office:string-value="11" calcext:value-type="string">
            <text:p>11</text:p>
          </table:table-cell>
          <table:table-cell table:style-name="ce1" table:formula="of:=DEC2HEX([.A6])" office:value-type="string" office:string-value="3" calcext:value-type="string">
            <text:p>3</text:p>
          </table:table-cell>
          <table:table-cell table:style-name="ce1" table:formula="of:=CHAR([.A6])" office:value-type="string" office:string-value="" calcext:value-type="string">
            <text:p/>
          </table:table-cell>
          <table:table-cell/>
          <table:table-cell table:formula="of:=IF(BITAND([.$A6];[.F$2])=0;&quot;&quot;;1)">
            <text:p/>
          </table:table-cell>
          <table:table-cell table:formula="of:=IF(BITAND([.$A6];[.G$2])=0;&quot;&quot;;1)">
            <text:p/>
          </table:table-cell>
          <table:table-cell table:formula="of:=IF(BITAND([.$A6];[.H$2])=0;&quot;&quot;;1)">
            <text:p/>
          </table:table-cell>
          <table:table-cell table:formula="of:=IF(BITAND([.$A6];[.I$2])=0;&quot;&quot;;1)" office:value-type="float" office:value="1" calcext:value-type="float">
            <text:p>1</text:p>
          </table:table-cell>
          <table:table-cell table:formula="of:=IF(SUM([.F6:.I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BIN([.A7])" office:value-type="string" office:string-value="100" calcext:value-type="string">
            <text:p>100</text:p>
          </table:table-cell>
          <table:table-cell table:style-name="ce1" table:formula="of:=DEC2HEX([.A7])" office:value-type="string" office:string-value="4" calcext:value-type="string">
            <text:p>4</text:p>
          </table:table-cell>
          <table:table-cell table:style-name="ce1" table:formula="of:=CHAR([.A7])" office:value-type="string" office:string-value="" calcext:value-type="string">
            <text:p/>
          </table:table-cell>
          <table:table-cell office:value-type="string" calcext:value-type="string">
            <text:p>Space</text:p>
          </table:table-cell>
          <table:table-cell table:formula="of:=IF(BITAND([.$A7];[.F$2])=0;&quot;&quot;;1)">
            <text:p/>
          </table:table-cell>
          <table:table-cell table:formula="of:=IF(BITAND([.$A7];[.G$2])=0;&quot;&quot;;1)">
            <text:p/>
          </table:table-cell>
          <table:table-cell table:formula="of:=IF(BITAND([.$A7];[.H$2])=0;&quot;&quot;;1)" office:value-type="float" office:value="1" calcext:value-type="float">
            <text:p>1</text:p>
          </table:table-cell>
          <table:table-cell table:formula="of:=IF(BITAND([.$A7];[.I$2])=0;&quot;&quot;;1)">
            <text:p/>
          </table:table-cell>
          <table:table-cell table:formula="of:=IF(SUM([.F7:.I7])=4;1;&quot;&quot;)">
            <text:p/>
          </table:table-cell>
          <table:table-cell/>
          <table:table-cell table:style-name="ce4"/>
          <table:table-cell table:style-name="ce21" office:value-type="string" calcext:value-type="string" table:number-columns-spanned="6" table:number-rows-spanned="1">
            <text:p>Can not be used by keyboard, if only left port should be for other input device</text:p>
          </table:table-cell>
          <table:covered-table-cell table:number-columns-repeated="5"/>
          <table:table-cell table:number-columns-repeated="1636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BIN([.A8])" office:value-type="string" office:string-value="101" calcext:value-type="string">
            <text:p>101</text:p>
          </table:table-cell>
          <table:table-cell table:style-name="ce1" table:formula="of:=DEC2HEX([.A8])" office:value-type="string" office:string-value="5" calcext:value-type="string">
            <text:p>5</text:p>
          </table:table-cell>
          <table:table-cell table:style-name="ce1" table:formula="of:=CHAR([.A8])" office:value-type="string" office:string-value="" calcext:value-type="string">
            <text:p/>
          </table:table-cell>
          <table:table-cell/>
          <table:table-cell table:formula="of:=IF(BITAND([.$A8];[.F$2])=0;&quot;&quot;;1)">
            <text:p/>
          </table:table-cell>
          <table:table-cell table:formula="of:=IF(BITAND([.$A8];[.G$2])=0;&quot;&quot;;1)">
            <text:p/>
          </table:table-cell>
          <table:table-cell table:formula="of:=IF(BITAND([.$A8];[.H$2])=0;&quot;&quot;;1)" office:value-type="float" office:value="1" calcext:value-type="float">
            <text:p>1</text:p>
          </table:table-cell>
          <table:table-cell table:formula="of:=IF(BITAND([.$A8];[.I$2])=0;&quot;&quot;;1)" office:value-type="float" office:value="1" calcext:value-type="float">
            <text:p>1</text:p>
          </table:table-cell>
          <table:table-cell table:formula="of:=IF(SUM([.F8:.I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BIN([.A9])" office:value-type="string" office:string-value="110" calcext:value-type="string">
            <text:p>110</text:p>
          </table:table-cell>
          <table:table-cell table:style-name="ce1" table:formula="of:=DEC2HEX([.A9])" office:value-type="string" office:string-value="6" calcext:value-type="string">
            <text:p>6</text:p>
          </table:table-cell>
          <table:table-cell table:style-name="ce1" table:formula="of:=CHAR([.A9])" office:value-type="string" office:string-value="" calcext:value-type="string">
            <text:p/>
          </table:table-cell>
          <table:table-cell/>
          <table:table-cell table:formula="of:=IF(BITAND([.$A9];[.F$2])=0;&quot;&quot;;1)">
            <text:p/>
          </table:table-cell>
          <table:table-cell table:formula="of:=IF(BITAND([.$A9];[.G$2])=0;&quot;&quot;;1)">
            <text:p/>
          </table:table-cell>
          <table:table-cell table:formula="of:=IF(BITAND([.$A9];[.H$2])=0;&quot;&quot;;1)" office:value-type="float" office:value="1" calcext:value-type="float">
            <text:p>1</text:p>
          </table:table-cell>
          <table:table-cell table:formula="of:=IF(BITAND([.$A9];[.I$2])=0;&quot;&quot;;1)" office:value-type="float" office:value="1" calcext:value-type="float">
            <text:p>1</text:p>
          </table:table-cell>
          <table:table-cell table:formula="of:=IF(SUM([.F9:.I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BIN([.A10])" office:value-type="string" office:string-value="111" calcext:value-type="string">
            <text:p>111</text:p>
          </table:table-cell>
          <table:table-cell table:style-name="ce1" table:formula="of:=DEC2HEX([.A10])" office:value-type="string" office:string-value="7" calcext:value-type="string">
            <text:p>7</text:p>
          </table:table-cell>
          <table:table-cell table:style-name="ce1" table:formula="of:=CHAR([.A10])" office:value-type="string" office:string-value="" calcext:value-type="string">
            <text:p/>
          </table:table-cell>
          <table:table-cell/>
          <table:table-cell table:formula="of:=IF(BITAND([.$A10];[.F$2])=0;&quot;&quot;;1)">
            <text:p/>
          </table:table-cell>
          <table:table-cell table:formula="of:=IF(BITAND([.$A10];[.G$2])=0;&quot;&quot;;1)">
            <text:p/>
          </table:table-cell>
          <table:table-cell table:formula="of:=IF(BITAND([.$A10];[.H$2])=0;&quot;&quot;;1)" office:value-type="float" office:value="1" calcext:value-type="float">
            <text:p>1</text:p>
          </table:table-cell>
          <table:table-cell table:formula="of:=IF(BITAND([.$A10];[.I$2])=0;&quot;&quot;;1)" office:value-type="float" office:value="1" calcext:value-type="float">
            <text:p>1</text:p>
          </table:table-cell>
          <table:table-cell table:formula="of:=IF(SUM([.F10:.I1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BIN([.A11])" office:value-type="string" office:string-value="1000" calcext:value-type="string">
            <text:p>1000</text:p>
          </table:table-cell>
          <table:table-cell table:style-name="ce1" table:formula="of:=DEC2HEX([.A11])" office:value-type="string" office:string-value="8" calcext:value-type="string">
            <text:p>8</text:p>
          </table:table-cell>
          <table:table-cell table:style-name="ce1" table:formula="of:=CHAR([.A11])" office:value-type="string" office:string-value="" calcext:value-type="string">
            <text:p/>
          </table:table-cell>
          <table:table-cell office:value-type="string" calcext:value-type="string">
            <text:p>A</text:p>
          </table:table-cell>
          <table:table-cell table:formula="of:=IF(BITAND([.$A11];[.F$2])=0;&quot;&quot;;1)">
            <text:p/>
          </table:table-cell>
          <table:table-cell table:formula="of:=IF(BITAND([.$A11];[.G$2])=0;&quot;&quot;;1)">
            <text:p/>
          </table:table-cell>
          <table:table-cell table:formula="of:=IF(BITAND([.$A11];[.H$2])=0;&quot;&quot;;1)" office:value-type="float" office:value="1" calcext:value-type="float">
            <text:p>1</text:p>
          </table:table-cell>
          <table:table-cell table:formula="of:=IF(BITAND([.$A11];[.I$2])=0;&quot;&quot;;1)">
            <text:p/>
          </table:table-cell>
          <table:table-cell table:formula="of:=IF(SUM([.F11:.I1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BIN([.A12])" office:value-type="string" office:string-value="1001" calcext:value-type="string">
            <text:p>1001</text:p>
          </table:table-cell>
          <table:table-cell table:style-name="ce1" table:formula="of:=DEC2HEX([.A12])" office:value-type="string" office:string-value="9" calcext:value-type="string">
            <text:p>9</text:p>
          </table:table-cell>
          <table:table-cell table:style-name="ce1" table:formula="of:=CHAR([.A12])" office:value-type="string" office:string-value="&#9;" calcext:value-type="string">
            <text:p><text:tab/></text:p>
          </table:table-cell>
          <table:table-cell/>
          <table:table-cell table:formula="of:=IF(BITAND([.$A12];[.F$2])=0;&quot;&quot;;1)">
            <text:p/>
          </table:table-cell>
          <table:table-cell table:formula="of:=IF(BITAND([.$A12];[.G$2])=0;&quot;&quot;;1)">
            <text:p/>
          </table:table-cell>
          <table:table-cell table:formula="of:=IF(BITAND([.$A12];[.H$2])=0;&quot;&quot;;1)" office:value-type="float" office:value="1" calcext:value-type="float">
            <text:p>1</text:p>
          </table:table-cell>
          <table:table-cell table:formula="of:=IF(BITAND([.$A12];[.I$2])=0;&quot;&quot;;1)" office:value-type="float" office:value="1" calcext:value-type="float">
            <text:p>1</text:p>
          </table:table-cell>
          <table:table-cell table:formula="of:=IF(SUM([.F12:.I12])=4;1;&quot;&quot;)">
            <text:p/>
          </table:table-cell>
          <table:table-cell table:number-columns-repeated="1637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BIN([.A13])" office:value-type="string" office:string-value="1010" calcext:value-type="string">
            <text:p>1010</text:p>
          </table:table-cell>
          <table:table-cell table:style-name="ce1" table:formula="of:=DEC2HEX([.A13])" office:value-type="string" office:string-value="A" calcext:value-type="string">
            <text:p>A</text:p>
          </table:table-cell>
          <table:table-cell table:style-name="ce1" table:formula="of:=CHAR([.A13])" office:value-type="string" office:string-value="&#10;" calcext:value-type="string">
            <text:p/>
            <text:p/>
          </table:table-cell>
          <table:table-cell/>
          <table:table-cell table:formula="of:=IF(BITAND([.$A13];[.F$2])=0;&quot;&quot;;1)">
            <text:p/>
          </table:table-cell>
          <table:table-cell table:formula="of:=IF(BITAND([.$A13];[.G$2])=0;&quot;&quot;;1)">
            <text:p/>
          </table:table-cell>
          <table:table-cell table:formula="of:=IF(BITAND([.$A13];[.H$2])=0;&quot;&quot;;1)" office:value-type="float" office:value="1" calcext:value-type="float">
            <text:p>1</text:p>
          </table:table-cell>
          <table:table-cell table:formula="of:=IF(BITAND([.$A13];[.I$2])=0;&quot;&quot;;1)" office:value-type="float" office:value="1" calcext:value-type="float">
            <text:p>1</text:p>
          </table:table-cell>
          <table:table-cell table:formula="of:=IF(SUM([.F13:.I1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BIN([.A14])" office:value-type="string" office:string-value="1011" calcext:value-type="string">
            <text:p>1011</text:p>
          </table:table-cell>
          <table:table-cell table:style-name="ce1" table:formula="of:=DEC2HEX([.A14])" office:value-type="string" office:string-value="B" calcext:value-type="string">
            <text:p>B</text:p>
          </table:table-cell>
          <table:table-cell table:style-name="ce1" table:formula="of:=CHAR([.A14])" office:value-type="string" office:string-value="" calcext:value-type="string">
            <text:p/>
          </table:table-cell>
          <table:table-cell/>
          <table:table-cell table:formula="of:=IF(BITAND([.$A14];[.F$2])=0;&quot;&quot;;1)">
            <text:p/>
          </table:table-cell>
          <table:table-cell table:formula="of:=IF(BITAND([.$A14];[.G$2])=0;&quot;&quot;;1)">
            <text:p/>
          </table:table-cell>
          <table:table-cell table:formula="of:=IF(BITAND([.$A14];[.H$2])=0;&quot;&quot;;1)" office:value-type="float" office:value="1" calcext:value-type="float">
            <text:p>1</text:p>
          </table:table-cell>
          <table:table-cell table:formula="of:=IF(BITAND([.$A14];[.I$2])=0;&quot;&quot;;1)" office:value-type="float" office:value="1" calcext:value-type="float">
            <text:p>1</text:p>
          </table:table-cell>
          <table:table-cell table:formula="of:=IF(SUM([.F14:.I1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BIN([.A15])" office:value-type="string" office:string-value="1100" calcext:value-type="string">
            <text:p>1100</text:p>
          </table:table-cell>
          <table:table-cell table:style-name="ce1" table:formula="of:=DEC2HEX([.A15])" office:value-type="string" office:string-value="C" calcext:value-type="string">
            <text:p>C</text:p>
          </table:table-cell>
          <table:table-cell table:style-name="ce1" table:formula="of:=CHAR([.A15])" office:value-type="string" office:string-value="" calcext:value-type="string">
            <text:p/>
          </table:table-cell>
          <table:table-cell office:value-type="string" calcext:value-type="string">
            <text:p>B</text:p>
          </table:table-cell>
          <table:table-cell table:formula="of:=IF(BITAND([.$A15];[.F$2])=0;&quot;&quot;;1)">
            <text:p/>
          </table:table-cell>
          <table:table-cell table:formula="of:=IF(BITAND([.$A15];[.G$2])=0;&quot;&quot;;1)">
            <text:p/>
          </table:table-cell>
          <table:table-cell table:formula="of:=IF(BITAND([.$A15];[.H$2])=0;&quot;&quot;;1)" office:value-type="float" office:value="1" calcext:value-type="float">
            <text:p>1</text:p>
          </table:table-cell>
          <table:table-cell table:formula="of:=IF(BITAND([.$A15];[.I$2])=0;&quot;&quot;;1)">
            <text:p/>
          </table:table-cell>
          <table:table-cell table:formula="of:=IF(SUM([.F15:.I1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BIN([.A16])" office:value-type="string" office:string-value="1101" calcext:value-type="string">
            <text:p>1101</text:p>
          </table:table-cell>
          <table:table-cell table:style-name="ce1" table:formula="of:=DEC2HEX([.A16])" office:value-type="string" office:string-value="D" calcext:value-type="string">
            <text:p>D</text:p>
          </table:table-cell>
          <table:table-cell table:style-name="ce1" table:formula="of:=CHAR([.A16])" office:value-type="string" office:string-value="&#13;" calcext:value-type="string">
            <text:p></text:p>
          </table:table-cell>
          <table:table-cell/>
          <table:table-cell table:formula="of:=IF(BITAND([.$A16];[.F$2])=0;&quot;&quot;;1)">
            <text:p/>
          </table:table-cell>
          <table:table-cell table:formula="of:=IF(BITAND([.$A16];[.G$2])=0;&quot;&quot;;1)">
            <text:p/>
          </table:table-cell>
          <table:table-cell table:formula="of:=IF(BITAND([.$A16];[.H$2])=0;&quot;&quot;;1)" office:value-type="float" office:value="1" calcext:value-type="float">
            <text:p>1</text:p>
          </table:table-cell>
          <table:table-cell table:formula="of:=IF(BITAND([.$A16];[.I$2])=0;&quot;&quot;;1)" office:value-type="float" office:value="1" calcext:value-type="float">
            <text:p>1</text:p>
          </table:table-cell>
          <table:table-cell table:formula="of:=IF(SUM([.F16:.I1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BIN([.A17])" office:value-type="string" office:string-value="1110" calcext:value-type="string">
            <text:p>1110</text:p>
          </table:table-cell>
          <table:table-cell table:style-name="ce1" table:formula="of:=DEC2HEX([.A17])" office:value-type="string" office:string-value="E" calcext:value-type="string">
            <text:p>E</text:p>
          </table:table-cell>
          <table:table-cell table:style-name="ce1" table:formula="of:=CHAR([.A17])" office:value-type="string" office:string-value="" calcext:value-type="string">
            <text:p/>
          </table:table-cell>
          <table:table-cell/>
          <table:table-cell table:formula="of:=IF(BITAND([.$A17];[.F$2])=0;&quot;&quot;;1)">
            <text:p/>
          </table:table-cell>
          <table:table-cell table:formula="of:=IF(BITAND([.$A17];[.G$2])=0;&quot;&quot;;1)">
            <text:p/>
          </table:table-cell>
          <table:table-cell table:formula="of:=IF(BITAND([.$A17];[.H$2])=0;&quot;&quot;;1)" office:value-type="float" office:value="1" calcext:value-type="float">
            <text:p>1</text:p>
          </table:table-cell>
          <table:table-cell table:formula="of:=IF(BITAND([.$A17];[.I$2])=0;&quot;&quot;;1)" office:value-type="float" office:value="1" calcext:value-type="float">
            <text:p>1</text:p>
          </table:table-cell>
          <table:table-cell table:formula="of:=IF(SUM([.F17:.I17])=4;1;&quot;&quot;)">
            <text:p/>
          </table:table-cell>
          <table:table-cell table:number-columns-repeated="1637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table:formula="of:=DEC2BIN([.A18])" office:value-type="string" office:string-value="1111" calcext:value-type="string">
            <text:p>1111</text:p>
          </table:table-cell>
          <table:table-cell table:style-name="ce2" table:formula="of:=DEC2HEX([.A18])" office:value-type="string" office:string-value="F" calcext:value-type="string">
            <text:p>F</text:p>
          </table:table-cell>
          <table:table-cell table:style-name="ce2" table:formula="of:=CHAR([.A18])" office:value-type="string" office:string-value="" calcext:value-type="string">
            <text:p/>
          </table:table-cell>
          <table:table-cell table:style-name="ce2"/>
          <table:table-cell table:style-name="ce11" table:formula="of:=IF(BITAND([.$A18];[.F$2])=0;&quot;&quot;;1)">
            <text:p/>
          </table:table-cell>
          <table:table-cell table:style-name="ce11" table:formula="of:=IF(BITAND([.$A18];[.G$2])=0;&quot;&quot;;1)">
            <text:p/>
          </table:table-cell>
          <table:table-cell table:style-name="ce11" table:formula="of:=IF(BITAND([.$A18];[.H$2])=0;&quot;&quot;;1)" office:value-type="float" office:value="1" calcext:value-type="float">
            <text:p>1</text:p>
          </table:table-cell>
          <table:table-cell table:style-name="ce11" table:formula="of:=IF(BITAND([.$A18];[.I$2])=0;&quot;&quot;;1)" office:value-type="float" office:value="1" calcext:value-type="float">
            <text:p>1</text:p>
          </table:table-cell>
          <table:table-cell table:style-name="ce15" table:formula="of:=IF(SUM([.F18:.I18])=4;1;&quot;&quot;)">
            <text:p/>
          </table:table-cell>
          <table:table-cell table:style-name="ce4"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BIN([.A19])" office:value-type="string" office:string-value="10000" calcext:value-type="string">
            <text:p>10000</text:p>
          </table:table-cell>
          <table:table-cell table:style-name="ce1" table:formula="of:=DEC2HEX([.A19])" office:value-type="string" office:string-value="10" calcext:value-type="string">
            <text:p>10</text:p>
          </table:table-cell>
          <table:table-cell table:style-name="ce1" table:formula="of:=CHAR([.A19])" office:value-type="string" office:string-value="" calcext:value-type="string">
            <text:p/>
          </table:table-cell>
          <table:table-cell office:value-type="string" calcext:value-type="string">
            <text:p>C</text:p>
          </table:table-cell>
          <table:table-cell table:formula="of:=IF(BITAND([.$A19];[.F$2])=0;&quot;&quot;;1)">
            <text:p/>
          </table:table-cell>
          <table:table-cell table:formula="of:=IF(BITAND([.$A19];[.G$2])=0;&quot;&quot;;1)" office:value-type="float" office:value="1" calcext:value-type="float">
            <text:p>1</text:p>
          </table:table-cell>
          <table:table-cell table:formula="of:=IF(BITAND([.$A19];[.H$2])=0;&quot;&quot;;1)">
            <text:p/>
          </table:table-cell>
          <table:table-cell table:formula="of:=IF(BITAND([.$A19];[.I$2])=0;&quot;&quot;;1)">
            <text:p/>
          </table:table-cell>
          <table:table-cell table:formula="of:=IF(SUM([.F19:.I1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BIN([.A20])" office:value-type="string" office:string-value="10001" calcext:value-type="string">
            <text:p>10001</text:p>
          </table:table-cell>
          <table:table-cell table:style-name="ce1" table:formula="of:=DEC2HEX([.A20])" office:value-type="string" office:string-value="11" calcext:value-type="string">
            <text:p>11</text:p>
          </table:table-cell>
          <table:table-cell table:style-name="ce1" table:formula="of:=CHAR([.A20])" office:value-type="string" office:string-value="" calcext:value-type="string">
            <text:p/>
          </table:table-cell>
          <table:table-cell/>
          <table:table-cell table:formula="of:=IF(BITAND([.$A20];[.F$2])=0;&quot;&quot;;1)">
            <text:p/>
          </table:table-cell>
          <table:table-cell table:formula="of:=IF(BITAND([.$A20];[.G$2])=0;&quot;&quot;;1)" office:value-type="float" office:value="1" calcext:value-type="float">
            <text:p>1</text:p>
          </table:table-cell>
          <table:table-cell table:formula="of:=IF(BITAND([.$A20];[.H$2])=0;&quot;&quot;;1)">
            <text:p/>
          </table:table-cell>
          <table:table-cell table:formula="of:=IF(BITAND([.$A20];[.I$2])=0;&quot;&quot;;1)" office:value-type="float" office:value="1" calcext:value-type="float">
            <text:p>1</text:p>
          </table:table-cell>
          <table:table-cell table:formula="of:=IF(SUM([.F20:.I2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BIN([.A21])" office:value-type="string" office:string-value="10010" calcext:value-type="string">
            <text:p>10010</text:p>
          </table:table-cell>
          <table:table-cell table:style-name="ce1" table:formula="of:=DEC2HEX([.A21])" office:value-type="string" office:string-value="12" calcext:value-type="string">
            <text:p>12</text:p>
          </table:table-cell>
          <table:table-cell table:style-name="ce1" table:formula="of:=CHAR([.A21])" office:value-type="string" office:string-value="" calcext:value-type="string">
            <text:p/>
          </table:table-cell>
          <table:table-cell/>
          <table:table-cell table:formula="of:=IF(BITAND([.$A21];[.F$2])=0;&quot;&quot;;1)">
            <text:p/>
          </table:table-cell>
          <table:table-cell table:formula="of:=IF(BITAND([.$A21];[.G$2])=0;&quot;&quot;;1)" office:value-type="float" office:value="1" calcext:value-type="float">
            <text:p>1</text:p>
          </table:table-cell>
          <table:table-cell table:formula="of:=IF(BITAND([.$A21];[.H$2])=0;&quot;&quot;;1)">
            <text:p/>
          </table:table-cell>
          <table:table-cell table:formula="of:=IF(BITAND([.$A21];[.I$2])=0;&quot;&quot;;1)" office:value-type="float" office:value="1" calcext:value-type="float">
            <text:p>1</text:p>
          </table:table-cell>
          <table:table-cell table:formula="of:=IF(SUM([.F21:.I2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BIN([.A22])" office:value-type="string" office:string-value="10011" calcext:value-type="string">
            <text:p>10011</text:p>
          </table:table-cell>
          <table:table-cell table:style-name="ce1" table:formula="of:=DEC2HEX([.A22])" office:value-type="string" office:string-value="13" calcext:value-type="string">
            <text:p>13</text:p>
          </table:table-cell>
          <table:table-cell table:style-name="ce1" table:formula="of:=CHAR([.A22])" office:value-type="string" office:string-value="" calcext:value-type="string">
            <text:p/>
          </table:table-cell>
          <table:table-cell/>
          <table:table-cell table:formula="of:=IF(BITAND([.$A22];[.F$2])=0;&quot;&quot;;1)">
            <text:p/>
          </table:table-cell>
          <table:table-cell table:formula="of:=IF(BITAND([.$A22];[.G$2])=0;&quot;&quot;;1)" office:value-type="float" office:value="1" calcext:value-type="float">
            <text:p>1</text:p>
          </table:table-cell>
          <table:table-cell table:formula="of:=IF(BITAND([.$A22];[.H$2])=0;&quot;&quot;;1)">
            <text:p/>
          </table:table-cell>
          <table:table-cell table:formula="of:=IF(BITAND([.$A22];[.I$2])=0;&quot;&quot;;1)" office:value-type="float" office:value="1" calcext:value-type="float">
            <text:p>1</text:p>
          </table:table-cell>
          <table:table-cell table:formula="of:=IF(SUM([.F22:.I2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BIN([.A23])" office:value-type="string" office:string-value="10100" calcext:value-type="string">
            <text:p>10100</text:p>
          </table:table-cell>
          <table:table-cell table:style-name="ce1" table:formula="of:=DEC2HEX([.A23])" office:value-type="string" office:string-value="14" calcext:value-type="string">
            <text:p>14</text:p>
          </table:table-cell>
          <table:table-cell table:style-name="ce1" table:formula="of:=CHAR([.A23])" office:value-type="string" office:string-value="" calcext:value-type="string">
            <text:p/>
          </table:table-cell>
          <table:table-cell office:value-type="string" calcext:value-type="string">
            <text:p>D</text:p>
          </table:table-cell>
          <table:table-cell table:formula="of:=IF(BITAND([.$A23];[.F$2])=0;&quot;&quot;;1)">
            <text:p/>
          </table:table-cell>
          <table:table-cell table:formula="of:=IF(BITAND([.$A23];[.G$2])=0;&quot;&quot;;1)" office:value-type="float" office:value="1" calcext:value-type="float">
            <text:p>1</text:p>
          </table:table-cell>
          <table:table-cell table:formula="of:=IF(BITAND([.$A23];[.H$2])=0;&quot;&quot;;1)" office:value-type="float" office:value="1" calcext:value-type="float">
            <text:p>1</text:p>
          </table:table-cell>
          <table:table-cell table:formula="of:=IF(BITAND([.$A23];[.I$2])=0;&quot;&quot;;1)">
            <text:p/>
          </table:table-cell>
          <table:table-cell table:formula="of:=IF(SUM([.F23:.I2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BIN([.A24])" office:value-type="string" office:string-value="10101" calcext:value-type="string">
            <text:p>10101</text:p>
          </table:table-cell>
          <table:table-cell table:style-name="ce1" table:formula="of:=DEC2HEX([.A24])" office:value-type="string" office:string-value="15" calcext:value-type="string">
            <text:p>15</text:p>
          </table:table-cell>
          <table:table-cell table:style-name="ce1" table:formula="of:=CHAR([.A24])" office:value-type="string" office:string-value="" calcext:value-type="string">
            <text:p/>
          </table:table-cell>
          <table:table-cell/>
          <table:table-cell table:formula="of:=IF(BITAND([.$A24];[.F$2])=0;&quot;&quot;;1)">
            <text:p/>
          </table:table-cell>
          <table:table-cell table:formula="of:=IF(BITAND([.$A24];[.G$2])=0;&quot;&quot;;1)" office:value-type="float" office:value="1" calcext:value-type="float">
            <text:p>1</text:p>
          </table:table-cell>
          <table:table-cell table:formula="of:=IF(BITAND([.$A24];[.H$2])=0;&quot;&quot;;1)" office:value-type="float" office:value="1" calcext:value-type="float">
            <text:p>1</text:p>
          </table:table-cell>
          <table:table-cell table:formula="of:=IF(BITAND([.$A24];[.I$2])=0;&quot;&quot;;1)" office:value-type="float" office:value="1" calcext:value-type="float">
            <text:p>1</text:p>
          </table:table-cell>
          <table:table-cell table:formula="of:=IF(SUM([.F24:.I2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BIN([.A25])" office:value-type="string" office:string-value="10110" calcext:value-type="string">
            <text:p>10110</text:p>
          </table:table-cell>
          <table:table-cell table:style-name="ce1" table:formula="of:=DEC2HEX([.A25])" office:value-type="string" office:string-value="16" calcext:value-type="string">
            <text:p>16</text:p>
          </table:table-cell>
          <table:table-cell table:style-name="ce1" table:formula="of:=CHAR([.A25])" office:value-type="string" office:string-value="" calcext:value-type="string">
            <text:p/>
          </table:table-cell>
          <table:table-cell/>
          <table:table-cell table:formula="of:=IF(BITAND([.$A25];[.F$2])=0;&quot;&quot;;1)">
            <text:p/>
          </table:table-cell>
          <table:table-cell table:formula="of:=IF(BITAND([.$A25];[.G$2])=0;&quot;&quot;;1)" office:value-type="float" office:value="1" calcext:value-type="float">
            <text:p>1</text:p>
          </table:table-cell>
          <table:table-cell table:formula="of:=IF(BITAND([.$A25];[.H$2])=0;&quot;&quot;;1)" office:value-type="float" office:value="1" calcext:value-type="float">
            <text:p>1</text:p>
          </table:table-cell>
          <table:table-cell table:formula="of:=IF(BITAND([.$A25];[.I$2])=0;&quot;&quot;;1)" office:value-type="float" office:value="1" calcext:value-type="float">
            <text:p>1</text:p>
          </table:table-cell>
          <table:table-cell table:formula="of:=IF(SUM([.F25:.I2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BIN([.A26])" office:value-type="string" office:string-value="10111" calcext:value-type="string">
            <text:p>10111</text:p>
          </table:table-cell>
          <table:table-cell table:style-name="ce1" table:formula="of:=DEC2HEX([.A26])" office:value-type="string" office:string-value="17" calcext:value-type="string">
            <text:p>17</text:p>
          </table:table-cell>
          <table:table-cell table:style-name="ce1" table:formula="of:=CHAR([.A26])" office:value-type="string" office:string-value="" calcext:value-type="string">
            <text:p/>
          </table:table-cell>
          <table:table-cell/>
          <table:table-cell table:formula="of:=IF(BITAND([.$A26];[.F$2])=0;&quot;&quot;;1)">
            <text:p/>
          </table:table-cell>
          <table:table-cell table:formula="of:=IF(BITAND([.$A26];[.G$2])=0;&quot;&quot;;1)" office:value-type="float" office:value="1" calcext:value-type="float">
            <text:p>1</text:p>
          </table:table-cell>
          <table:table-cell table:formula="of:=IF(BITAND([.$A26];[.H$2])=0;&quot;&quot;;1)" office:value-type="float" office:value="1" calcext:value-type="float">
            <text:p>1</text:p>
          </table:table-cell>
          <table:table-cell table:formula="of:=IF(BITAND([.$A26];[.I$2])=0;&quot;&quot;;1)" office:value-type="float" office:value="1" calcext:value-type="float">
            <text:p>1</text:p>
          </table:table-cell>
          <table:table-cell table:formula="of:=IF(SUM([.F26:.I2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BIN([.A27])" office:value-type="string" office:string-value="11000" calcext:value-type="string">
            <text:p>11000</text:p>
          </table:table-cell>
          <table:table-cell table:style-name="ce1" table:formula="of:=DEC2HEX([.A27])" office:value-type="string" office:string-value="18" calcext:value-type="string">
            <text:p>18</text:p>
          </table:table-cell>
          <table:table-cell table:style-name="ce1" table:formula="of:=CHAR([.A27])" office:value-type="string" office:string-value="" calcext:value-type="string">
            <text:p/>
          </table:table-cell>
          <table:table-cell office:value-type="string" calcext:value-type="string">
            <text:p>E</text:p>
          </table:table-cell>
          <table:table-cell table:formula="of:=IF(BITAND([.$A27];[.F$2])=0;&quot;&quot;;1)">
            <text:p/>
          </table:table-cell>
          <table:table-cell table:formula="of:=IF(BITAND([.$A27];[.G$2])=0;&quot;&quot;;1)" office:value-type="float" office:value="1" calcext:value-type="float">
            <text:p>1</text:p>
          </table:table-cell>
          <table:table-cell table:formula="of:=IF(BITAND([.$A27];[.H$2])=0;&quot;&quot;;1)" office:value-type="float" office:value="1" calcext:value-type="float">
            <text:p>1</text:p>
          </table:table-cell>
          <table:table-cell table:formula="of:=IF(BITAND([.$A27];[.I$2])=0;&quot;&quot;;1)">
            <text:p/>
          </table:table-cell>
          <table:table-cell table:formula="of:=IF(SUM([.F27:.I2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BIN([.A28])" office:value-type="string" office:string-value="11001" calcext:value-type="string">
            <text:p>11001</text:p>
          </table:table-cell>
          <table:table-cell table:style-name="ce1" table:formula="of:=DEC2HEX([.A28])" office:value-type="string" office:string-value="19" calcext:value-type="string">
            <text:p>19</text:p>
          </table:table-cell>
          <table:table-cell table:style-name="ce1" table:formula="of:=CHAR([.A28])" office:value-type="string" office:string-value="" calcext:value-type="string">
            <text:p/>
          </table:table-cell>
          <table:table-cell/>
          <table:table-cell table:formula="of:=IF(BITAND([.$A28];[.F$2])=0;&quot;&quot;;1)">
            <text:p/>
          </table:table-cell>
          <table:table-cell table:formula="of:=IF(BITAND([.$A28];[.G$2])=0;&quot;&quot;;1)" office:value-type="float" office:value="1" calcext:value-type="float">
            <text:p>1</text:p>
          </table:table-cell>
          <table:table-cell table:formula="of:=IF(BITAND([.$A28];[.H$2])=0;&quot;&quot;;1)" office:value-type="float" office:value="1" calcext:value-type="float">
            <text:p>1</text:p>
          </table:table-cell>
          <table:table-cell table:formula="of:=IF(BITAND([.$A28];[.I$2])=0;&quot;&quot;;1)" office:value-type="float" office:value="1" calcext:value-type="float">
            <text:p>1</text:p>
          </table:table-cell>
          <table:table-cell table:formula="of:=IF(SUM([.F28:.I2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BIN([.A29])" office:value-type="string" office:string-value="11010" calcext:value-type="string">
            <text:p>11010</text:p>
          </table:table-cell>
          <table:table-cell table:style-name="ce1" table:formula="of:=DEC2HEX([.A29])" office:value-type="string" office:string-value="1A" calcext:value-type="string">
            <text:p>1A</text:p>
          </table:table-cell>
          <table:table-cell table:style-name="ce1" table:formula="of:=CHAR([.A29])" office:value-type="string" office:string-value="" calcext:value-type="string">
            <text:p/>
          </table:table-cell>
          <table:table-cell/>
          <table:table-cell table:formula="of:=IF(BITAND([.$A29];[.F$2])=0;&quot;&quot;;1)">
            <text:p/>
          </table:table-cell>
          <table:table-cell table:formula="of:=IF(BITAND([.$A29];[.G$2])=0;&quot;&quot;;1)" office:value-type="float" office:value="1" calcext:value-type="float">
            <text:p>1</text:p>
          </table:table-cell>
          <table:table-cell table:formula="of:=IF(BITAND([.$A29];[.H$2])=0;&quot;&quot;;1)" office:value-type="float" office:value="1" calcext:value-type="float">
            <text:p>1</text:p>
          </table:table-cell>
          <table:table-cell table:formula="of:=IF(BITAND([.$A29];[.I$2])=0;&quot;&quot;;1)" office:value-type="float" office:value="1" calcext:value-type="float">
            <text:p>1</text:p>
          </table:table-cell>
          <table:table-cell table:formula="of:=IF(SUM([.F29:.I2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BIN([.A30])" office:value-type="string" office:string-value="11011" calcext:value-type="string">
            <text:p>11011</text:p>
          </table:table-cell>
          <table:table-cell table:style-name="ce1" table:formula="of:=DEC2HEX([.A30])" office:value-type="string" office:string-value="1B" calcext:value-type="string">
            <text:p>1B</text:p>
          </table:table-cell>
          <table:table-cell table:style-name="ce1" table:formula="of:=CHAR([.A30])" office:value-type="string" office:string-value="" calcext:value-type="string">
            <text:p/>
          </table:table-cell>
          <table:table-cell/>
          <table:table-cell table:formula="of:=IF(BITAND([.$A30];[.F$2])=0;&quot;&quot;;1)">
            <text:p/>
          </table:table-cell>
          <table:table-cell table:formula="of:=IF(BITAND([.$A30];[.G$2])=0;&quot;&quot;;1)" office:value-type="float" office:value="1" calcext:value-type="float">
            <text:p>1</text:p>
          </table:table-cell>
          <table:table-cell table:formula="of:=IF(BITAND([.$A30];[.H$2])=0;&quot;&quot;;1)" office:value-type="float" office:value="1" calcext:value-type="float">
            <text:p>1</text:p>
          </table:table-cell>
          <table:table-cell table:formula="of:=IF(BITAND([.$A30];[.I$2])=0;&quot;&quot;;1)" office:value-type="float" office:value="1" calcext:value-type="float">
            <text:p>1</text:p>
          </table:table-cell>
          <table:table-cell table:formula="of:=IF(SUM([.F30:.I3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BIN([.A31])" office:value-type="string" office:string-value="11100" calcext:value-type="string">
            <text:p>11100</text:p>
          </table:table-cell>
          <table:table-cell table:style-name="ce1" table:formula="of:=DEC2HEX([.A31])" office:value-type="string" office:string-value="1C" calcext:value-type="string">
            <text:p>1C</text:p>
          </table:table-cell>
          <table:table-cell table:style-name="ce1" table:formula="of:=CHAR([.A31])" office:value-type="string" office:string-value="" calcext:value-type="string">
            <text:p/>
          </table:table-cell>
          <table:table-cell office:value-type="string" calcext:value-type="string">
            <text:p>F</text:p>
          </table:table-cell>
          <table:table-cell table:formula="of:=IF(BITAND([.$A31];[.F$2])=0;&quot;&quot;;1)">
            <text:p/>
          </table:table-cell>
          <table:table-cell table:formula="of:=IF(BITAND([.$A31];[.G$2])=0;&quot;&quot;;1)" office:value-type="float" office:value="1" calcext:value-type="float">
            <text:p>1</text:p>
          </table:table-cell>
          <table:table-cell table:formula="of:=IF(BITAND([.$A31];[.H$2])=0;&quot;&quot;;1)" office:value-type="float" office:value="1" calcext:value-type="float">
            <text:p>1</text:p>
          </table:table-cell>
          <table:table-cell table:formula="of:=IF(BITAND([.$A31];[.I$2])=0;&quot;&quot;;1)">
            <text:p/>
          </table:table-cell>
          <table:table-cell table:formula="of:=IF(SUM([.F31:.I3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BIN([.A32])" office:value-type="string" office:string-value="11101" calcext:value-type="string">
            <text:p>11101</text:p>
          </table:table-cell>
          <table:table-cell table:style-name="ce1" table:formula="of:=DEC2HEX([.A32])" office:value-type="string" office:string-value="1D" calcext:value-type="string">
            <text:p>1D</text:p>
          </table:table-cell>
          <table:table-cell table:style-name="ce1" table:formula="of:=CHAR([.A32])" office:value-type="string" office:string-value="" calcext:value-type="string">
            <text:p/>
          </table:table-cell>
          <table:table-cell/>
          <table:table-cell table:formula="of:=IF(BITAND([.$A32];[.F$2])=0;&quot;&quot;;1)">
            <text:p/>
          </table:table-cell>
          <table:table-cell table:formula="of:=IF(BITAND([.$A32];[.G$2])=0;&quot;&quot;;1)" office:value-type="float" office:value="1" calcext:value-type="float">
            <text:p>1</text:p>
          </table:table-cell>
          <table:table-cell table:formula="of:=IF(BITAND([.$A32];[.H$2])=0;&quot;&quot;;1)" office:value-type="float" office:value="1" calcext:value-type="float">
            <text:p>1</text:p>
          </table:table-cell>
          <table:table-cell table:formula="of:=IF(BITAND([.$A32];[.I$2])=0;&quot;&quot;;1)" office:value-type="float" office:value="1" calcext:value-type="float">
            <text:p>1</text:p>
          </table:table-cell>
          <table:table-cell table:formula="of:=IF(SUM([.F32:.I3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BIN([.A33])" office:value-type="string" office:string-value="11110" calcext:value-type="string">
            <text:p>11110</text:p>
          </table:table-cell>
          <table:table-cell table:style-name="ce1" table:formula="of:=DEC2HEX([.A33])" office:value-type="string" office:string-value="1E" calcext:value-type="string">
            <text:p>1E</text:p>
          </table:table-cell>
          <table:table-cell table:style-name="ce1" table:formula="of:=CHAR([.A33])" office:value-type="string" office:string-value="" calcext:value-type="string">
            <text:p/>
          </table:table-cell>
          <table:table-cell/>
          <table:table-cell table:formula="of:=IF(BITAND([.$A33];[.F$2])=0;&quot;&quot;;1)">
            <text:p/>
          </table:table-cell>
          <table:table-cell table:formula="of:=IF(BITAND([.$A33];[.G$2])=0;&quot;&quot;;1)" office:value-type="float" office:value="1" calcext:value-type="float">
            <text:p>1</text:p>
          </table:table-cell>
          <table:table-cell table:formula="of:=IF(BITAND([.$A33];[.H$2])=0;&quot;&quot;;1)" office:value-type="float" office:value="1" calcext:value-type="float">
            <text:p>1</text:p>
          </table:table-cell>
          <table:table-cell table:formula="of:=IF(BITAND([.$A33];[.I$2])=0;&quot;&quot;;1)" office:value-type="float" office:value="1" calcext:value-type="float">
            <text:p>1</text:p>
          </table:table-cell>
          <table:table-cell table:formula="of:=IF(SUM([.F33:.I33])=4;1;&quot;&quot;)">
            <text:p/>
          </table:table-cell>
          <table:table-cell table:number-columns-repeated="1637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table:formula="of:=DEC2BIN([.A34])" office:value-type="string" office:string-value="11111" calcext:value-type="string">
            <text:p>11111</text:p>
          </table:table-cell>
          <table:table-cell table:style-name="ce2" table:formula="of:=DEC2HEX([.A34])" office:value-type="string" office:string-value="1F" calcext:value-type="string">
            <text:p>1F</text:p>
          </table:table-cell>
          <table:table-cell table:style-name="ce2" table:formula="of:=CHAR([.A34])" office:value-type="string" office:string-value="" calcext:value-type="string">
            <text:p/>
          </table:table-cell>
          <table:table-cell table:style-name="ce2"/>
          <table:table-cell table:style-name="ce11" table:formula="of:=IF(BITAND([.$A34];[.F$2])=0;&quot;&quot;;1)">
            <text:p/>
          </table:table-cell>
          <table:table-cell table:style-name="ce11" table:formula="of:=IF(BITAND([.$A34];[.G$2])=0;&quot;&quot;;1)" office:value-type="float" office:value="1" calcext:value-type="float">
            <text:p>1</text:p>
          </table:table-cell>
          <table:table-cell table:style-name="ce11" table:formula="of:=IF(BITAND([.$A34];[.H$2])=0;&quot;&quot;;1)" office:value-type="float" office:value="1" calcext:value-type="float">
            <text:p>1</text:p>
          </table:table-cell>
          <table:table-cell table:style-name="ce11" table:formula="of:=IF(BITAND([.$A34];[.I$2])=0;&quot;&quot;;1)" office:value-type="float" office:value="1" calcext:value-type="float">
            <text:p>1</text:p>
          </table:table-cell>
          <table:table-cell table:style-name="ce15" table:formula="of:=IF(SUM([.F34:.I34])=4;1;&quot;&quot;)">
            <text:p/>
          </table:table-cell>
          <table:table-cell table:style-name="ce4"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BIN([.A35])" office:value-type="string" office:string-value="100000" calcext:value-type="string">
            <text:p>100000</text:p>
          </table:table-cell>
          <table:table-cell table:style-name="ce1" table:formula="of:=DEC2HEX([.A35])" office:value-type="string" office:string-value="20" calcext:value-type="string">
            <text:p>20</text:p>
          </table:table-cell>
          <table:table-cell table:style-name="ce1" office:value-type="string" calcext:value-type="string">
            <text:p>Space</text:p>
          </table:table-cell>
          <table:table-cell office:value-type="string" calcext:value-type="string">
            <text:p>G</text:p>
          </table:table-cell>
          <table:table-cell table:formula="of:=IF(BITAND([.$A35];[.F$2])=0;&quot;&quot;;1)">
            <text:p/>
          </table:table-cell>
          <table:table-cell table:formula="of:=IF(BITAND([.$A35];[.G$2])=0;&quot;&quot;;1)" office:value-type="float" office:value="1" calcext:value-type="float">
            <text:p>1</text:p>
          </table:table-cell>
          <table:table-cell table:formula="of:=IF(BITAND([.$A35];[.H$2])=0;&quot;&quot;;1)">
            <text:p/>
          </table:table-cell>
          <table:table-cell table:formula="of:=IF(BITAND([.$A35];[.I$2])=0;&quot;&quot;;1)">
            <text:p/>
          </table:table-cell>
          <table:table-cell table:formula="of:=IF(SUM([.F35:.I3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BIN([.A36])" office:value-type="string" office:string-value="100001" calcext:value-type="string">
            <text:p>100001</text:p>
          </table:table-cell>
          <table:table-cell table:style-name="ce1" table:formula="of:=DEC2HEX([.A36])" office:value-type="string" office:string-value="21" calcext:value-type="string">
            <text:p>21</text:p>
          </table:table-cell>
          <table:table-cell table:style-name="ce1" table:formula="of:=CHAR([.A36])" office:value-type="string" office:string-value="!" calcext:value-type="string">
            <text:p>!</text:p>
          </table:table-cell>
          <table:table-cell/>
          <table:table-cell table:formula="of:=IF(BITAND([.$A36];[.F$2])=0;&quot;&quot;;1)">
            <text:p/>
          </table:table-cell>
          <table:table-cell table:formula="of:=IF(BITAND([.$A36];[.G$2])=0;&quot;&quot;;1)" office:value-type="float" office:value="1" calcext:value-type="float">
            <text:p>1</text:p>
          </table:table-cell>
          <table:table-cell table:formula="of:=IF(BITAND([.$A36];[.H$2])=0;&quot;&quot;;1)">
            <text:p/>
          </table:table-cell>
          <table:table-cell table:formula="of:=IF(BITAND([.$A36];[.I$2])=0;&quot;&quot;;1)" office:value-type="float" office:value="1" calcext:value-type="float">
            <text:p>1</text:p>
          </table:table-cell>
          <table:table-cell table:formula="of:=IF(SUM([.F36:.I3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BIN([.A37])" office:value-type="string" office:string-value="100010" calcext:value-type="string">
            <text:p>100010</text:p>
          </table:table-cell>
          <table:table-cell table:style-name="ce1" table:formula="of:=DEC2HEX([.A37])" office:value-type="string" office:string-value="22" calcext:value-type="string">
            <text:p>22</text:p>
          </table:table-cell>
          <table:table-cell table:style-name="ce1" table:formula="of:=CHAR([.A37])" office:value-type="string" office:string-value="&quot;" calcext:value-type="string">
            <text:p>"</text:p>
          </table:table-cell>
          <table:table-cell/>
          <table:table-cell table:formula="of:=IF(BITAND([.$A37];[.F$2])=0;&quot;&quot;;1)">
            <text:p/>
          </table:table-cell>
          <table:table-cell table:formula="of:=IF(BITAND([.$A37];[.G$2])=0;&quot;&quot;;1)" office:value-type="float" office:value="1" calcext:value-type="float">
            <text:p>1</text:p>
          </table:table-cell>
          <table:table-cell table:formula="of:=IF(BITAND([.$A37];[.H$2])=0;&quot;&quot;;1)">
            <text:p/>
          </table:table-cell>
          <table:table-cell table:formula="of:=IF(BITAND([.$A37];[.I$2])=0;&quot;&quot;;1)" office:value-type="float" office:value="1" calcext:value-type="float">
            <text:p>1</text:p>
          </table:table-cell>
          <table:table-cell table:formula="of:=IF(SUM([.F37:.I3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BIN([.A38])" office:value-type="string" office:string-value="100011" calcext:value-type="string">
            <text:p>100011</text:p>
          </table:table-cell>
          <table:table-cell table:style-name="ce1" table:formula="of:=DEC2HEX([.A38])" office:value-type="string" office:string-value="23" calcext:value-type="string">
            <text:p>23</text:p>
          </table:table-cell>
          <table:table-cell table:style-name="ce1" table:formula="of:=CHAR([.A38])" office:value-type="string" office:string-value="#" calcext:value-type="string">
            <text:p>#</text:p>
          </table:table-cell>
          <table:table-cell/>
          <table:table-cell table:formula="of:=IF(BITAND([.$A38];[.F$2])=0;&quot;&quot;;1)">
            <text:p/>
          </table:table-cell>
          <table:table-cell table:formula="of:=IF(BITAND([.$A38];[.G$2])=0;&quot;&quot;;1)" office:value-type="float" office:value="1" calcext:value-type="float">
            <text:p>1</text:p>
          </table:table-cell>
          <table:table-cell table:formula="of:=IF(BITAND([.$A38];[.H$2])=0;&quot;&quot;;1)">
            <text:p/>
          </table:table-cell>
          <table:table-cell table:formula="of:=IF(BITAND([.$A38];[.I$2])=0;&quot;&quot;;1)" office:value-type="float" office:value="1" calcext:value-type="float">
            <text:p>1</text:p>
          </table:table-cell>
          <table:table-cell table:formula="of:=IF(SUM([.F38:.I3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BIN([.A39])" office:value-type="string" office:string-value="100100" calcext:value-type="string">
            <text:p>100100</text:p>
          </table:table-cell>
          <table:table-cell table:style-name="ce1" table:formula="of:=DEC2HEX([.A39])" office:value-type="string" office:string-value="24" calcext:value-type="string">
            <text:p>24</text:p>
          </table:table-cell>
          <table:table-cell table:style-name="ce1" table:formula="of:=CHAR([.A39])" office:value-type="string" office:string-value="$" calcext:value-type="string">
            <text:p>$</text:p>
          </table:table-cell>
          <table:table-cell office:value-type="string" calcext:value-type="string">
            <text:p>H</text:p>
          </table:table-cell>
          <table:table-cell table:formula="of:=IF(BITAND([.$A39];[.F$2])=0;&quot;&quot;;1)">
            <text:p/>
          </table:table-cell>
          <table:table-cell table:formula="of:=IF(BITAND([.$A39];[.G$2])=0;&quot;&quot;;1)" office:value-type="float" office:value="1" calcext:value-type="float">
            <text:p>1</text:p>
          </table:table-cell>
          <table:table-cell table:formula="of:=IF(BITAND([.$A39];[.H$2])=0;&quot;&quot;;1)" office:value-type="float" office:value="1" calcext:value-type="float">
            <text:p>1</text:p>
          </table:table-cell>
          <table:table-cell table:formula="of:=IF(BITAND([.$A39];[.I$2])=0;&quot;&quot;;1)">
            <text:p/>
          </table:table-cell>
          <table:table-cell table:formula="of:=IF(SUM([.F39:.I3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BIN([.A40])" office:value-type="string" office:string-value="100101" calcext:value-type="string">
            <text:p>100101</text:p>
          </table:table-cell>
          <table:table-cell table:style-name="ce1" table:formula="of:=DEC2HEX([.A40])" office:value-type="string" office:string-value="25" calcext:value-type="string">
            <text:p>25</text:p>
          </table:table-cell>
          <table:table-cell table:style-name="ce1" table:formula="of:=CHAR([.A40])" office:value-type="string" office:string-value="%" calcext:value-type="string">
            <text:p>%</text:p>
          </table:table-cell>
          <table:table-cell/>
          <table:table-cell table:formula="of:=IF(BITAND([.$A40];[.F$2])=0;&quot;&quot;;1)">
            <text:p/>
          </table:table-cell>
          <table:table-cell table:formula="of:=IF(BITAND([.$A40];[.G$2])=0;&quot;&quot;;1)" office:value-type="float" office:value="1" calcext:value-type="float">
            <text:p>1</text:p>
          </table:table-cell>
          <table:table-cell table:formula="of:=IF(BITAND([.$A40];[.H$2])=0;&quot;&quot;;1)" office:value-type="float" office:value="1" calcext:value-type="float">
            <text:p>1</text:p>
          </table:table-cell>
          <table:table-cell table:formula="of:=IF(BITAND([.$A40];[.I$2])=0;&quot;&quot;;1)" office:value-type="float" office:value="1" calcext:value-type="float">
            <text:p>1</text:p>
          </table:table-cell>
          <table:table-cell table:formula="of:=IF(SUM([.F40:.I4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BIN([.A41])" office:value-type="string" office:string-value="100110" calcext:value-type="string">
            <text:p>100110</text:p>
          </table:table-cell>
          <table:table-cell table:style-name="ce1" table:formula="of:=DEC2HEX([.A41])" office:value-type="string" office:string-value="26" calcext:value-type="string">
            <text:p>26</text:p>
          </table:table-cell>
          <table:table-cell table:style-name="ce1" table:formula="of:=CHAR([.A41])" office:value-type="string" office:string-value="&amp;" calcext:value-type="string">
            <text:p>&amp;</text:p>
          </table:table-cell>
          <table:table-cell/>
          <table:table-cell table:formula="of:=IF(BITAND([.$A41];[.F$2])=0;&quot;&quot;;1)">
            <text:p/>
          </table:table-cell>
          <table:table-cell table:formula="of:=IF(BITAND([.$A41];[.G$2])=0;&quot;&quot;;1)" office:value-type="float" office:value="1" calcext:value-type="float">
            <text:p>1</text:p>
          </table:table-cell>
          <table:table-cell table:formula="of:=IF(BITAND([.$A41];[.H$2])=0;&quot;&quot;;1)" office:value-type="float" office:value="1" calcext:value-type="float">
            <text:p>1</text:p>
          </table:table-cell>
          <table:table-cell table:formula="of:=IF(BITAND([.$A41];[.I$2])=0;&quot;&quot;;1)" office:value-type="float" office:value="1" calcext:value-type="float">
            <text:p>1</text:p>
          </table:table-cell>
          <table:table-cell table:formula="of:=IF(SUM([.F41:.I4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BIN([.A42])" office:value-type="string" office:string-value="100111" calcext:value-type="string">
            <text:p>100111</text:p>
          </table:table-cell>
          <table:table-cell table:style-name="ce1" table:formula="of:=DEC2HEX([.A42])" office:value-type="string" office:string-value="27" calcext:value-type="string">
            <text:p>27</text:p>
          </table:table-cell>
          <table:table-cell table:style-name="ce1" table:formula="of:=CHAR([.A42])" office:value-type="string" office:string-value="'" calcext:value-type="string">
            <text:p>'</text:p>
          </table:table-cell>
          <table:table-cell/>
          <table:table-cell table:formula="of:=IF(BITAND([.$A42];[.F$2])=0;&quot;&quot;;1)">
            <text:p/>
          </table:table-cell>
          <table:table-cell table:formula="of:=IF(BITAND([.$A42];[.G$2])=0;&quot;&quot;;1)" office:value-type="float" office:value="1" calcext:value-type="float">
            <text:p>1</text:p>
          </table:table-cell>
          <table:table-cell table:formula="of:=IF(BITAND([.$A42];[.H$2])=0;&quot;&quot;;1)" office:value-type="float" office:value="1" calcext:value-type="float">
            <text:p>1</text:p>
          </table:table-cell>
          <table:table-cell table:formula="of:=IF(BITAND([.$A42];[.I$2])=0;&quot;&quot;;1)" office:value-type="float" office:value="1" calcext:value-type="float">
            <text:p>1</text:p>
          </table:table-cell>
          <table:table-cell table:formula="of:=IF(SUM([.F42:.I4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BIN([.A43])" office:value-type="string" office:string-value="101000" calcext:value-type="string">
            <text:p>101000</text:p>
          </table:table-cell>
          <table:table-cell table:style-name="ce1" table:formula="of:=DEC2HEX([.A43])" office:value-type="string" office:string-value="28" calcext:value-type="string">
            <text:p>28</text:p>
          </table:table-cell>
          <table:table-cell table:style-name="ce1" table:formula="of:=CHAR([.A43])" office:value-type="string" office:string-value="(" calcext:value-type="string">
            <text:p>(</text:p>
          </table:table-cell>
          <table:table-cell office:value-type="string" calcext:value-type="string">
            <text:p>I</text:p>
          </table:table-cell>
          <table:table-cell table:formula="of:=IF(BITAND([.$A43];[.F$2])=0;&quot;&quot;;1)">
            <text:p/>
          </table:table-cell>
          <table:table-cell table:formula="of:=IF(BITAND([.$A43];[.G$2])=0;&quot;&quot;;1)" office:value-type="float" office:value="1" calcext:value-type="float">
            <text:p>1</text:p>
          </table:table-cell>
          <table:table-cell table:formula="of:=IF(BITAND([.$A43];[.H$2])=0;&quot;&quot;;1)" office:value-type="float" office:value="1" calcext:value-type="float">
            <text:p>1</text:p>
          </table:table-cell>
          <table:table-cell table:formula="of:=IF(BITAND([.$A43];[.I$2])=0;&quot;&quot;;1)">
            <text:p/>
          </table:table-cell>
          <table:table-cell table:formula="of:=IF(SUM([.F43:.I4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BIN([.A44])" office:value-type="string" office:string-value="101001" calcext:value-type="string">
            <text:p>101001</text:p>
          </table:table-cell>
          <table:table-cell table:style-name="ce1" table:formula="of:=DEC2HEX([.A44])" office:value-type="string" office:string-value="29" calcext:value-type="string">
            <text:p>29</text:p>
          </table:table-cell>
          <table:table-cell table:style-name="ce1" table:formula="of:=CHAR([.A44])" office:value-type="string" office:string-value=")" calcext:value-type="string">
            <text:p>)</text:p>
          </table:table-cell>
          <table:table-cell/>
          <table:table-cell table:formula="of:=IF(BITAND([.$A44];[.F$2])=0;&quot;&quot;;1)">
            <text:p/>
          </table:table-cell>
          <table:table-cell table:formula="of:=IF(BITAND([.$A44];[.G$2])=0;&quot;&quot;;1)" office:value-type="float" office:value="1" calcext:value-type="float">
            <text:p>1</text:p>
          </table:table-cell>
          <table:table-cell table:formula="of:=IF(BITAND([.$A44];[.H$2])=0;&quot;&quot;;1)" office:value-type="float" office:value="1" calcext:value-type="float">
            <text:p>1</text:p>
          </table:table-cell>
          <table:table-cell table:formula="of:=IF(BITAND([.$A44];[.I$2])=0;&quot;&quot;;1)" office:value-type="float" office:value="1" calcext:value-type="float">
            <text:p>1</text:p>
          </table:table-cell>
          <table:table-cell table:formula="of:=IF(SUM([.F44:.I4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BIN([.A45])" office:value-type="string" office:string-value="101010" calcext:value-type="string">
            <text:p>101010</text:p>
          </table:table-cell>
          <table:table-cell table:style-name="ce1" table:formula="of:=DEC2HEX([.A45])" office:value-type="string" office:string-value="2A" calcext:value-type="string">
            <text:p>2A</text:p>
          </table:table-cell>
          <table:table-cell table:style-name="ce1" table:formula="of:=CHAR([.A45])" office:value-type="string" office:string-value="*" calcext:value-type="string">
            <text:p>*</text:p>
          </table:table-cell>
          <table:table-cell/>
          <table:table-cell table:formula="of:=IF(BITAND([.$A45];[.F$2])=0;&quot;&quot;;1)">
            <text:p/>
          </table:table-cell>
          <table:table-cell table:formula="of:=IF(BITAND([.$A45];[.G$2])=0;&quot;&quot;;1)" office:value-type="float" office:value="1" calcext:value-type="float">
            <text:p>1</text:p>
          </table:table-cell>
          <table:table-cell table:formula="of:=IF(BITAND([.$A45];[.H$2])=0;&quot;&quot;;1)" office:value-type="float" office:value="1" calcext:value-type="float">
            <text:p>1</text:p>
          </table:table-cell>
          <table:table-cell table:formula="of:=IF(BITAND([.$A45];[.I$2])=0;&quot;&quot;;1)" office:value-type="float" office:value="1" calcext:value-type="float">
            <text:p>1</text:p>
          </table:table-cell>
          <table:table-cell table:formula="of:=IF(SUM([.F45:.I4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BIN([.A46])" office:value-type="string" office:string-value="101011" calcext:value-type="string">
            <text:p>101011</text:p>
          </table:table-cell>
          <table:table-cell table:style-name="ce1" table:formula="of:=DEC2HEX([.A46])" office:value-type="string" office:string-value="2B" calcext:value-type="string">
            <text:p>2B</text:p>
          </table:table-cell>
          <table:table-cell table:style-name="ce1" table:formula="of:=CHAR([.A46])" office:value-type="string" office:string-value="+" calcext:value-type="string">
            <text:p>+</text:p>
          </table:table-cell>
          <table:table-cell/>
          <table:table-cell table:formula="of:=IF(BITAND([.$A46];[.F$2])=0;&quot;&quot;;1)">
            <text:p/>
          </table:table-cell>
          <table:table-cell table:formula="of:=IF(BITAND([.$A46];[.G$2])=0;&quot;&quot;;1)" office:value-type="float" office:value="1" calcext:value-type="float">
            <text:p>1</text:p>
          </table:table-cell>
          <table:table-cell table:formula="of:=IF(BITAND([.$A46];[.H$2])=0;&quot;&quot;;1)" office:value-type="float" office:value="1" calcext:value-type="float">
            <text:p>1</text:p>
          </table:table-cell>
          <table:table-cell table:formula="of:=IF(BITAND([.$A46];[.I$2])=0;&quot;&quot;;1)" office:value-type="float" office:value="1" calcext:value-type="float">
            <text:p>1</text:p>
          </table:table-cell>
          <table:table-cell table:formula="of:=IF(SUM([.F46:.I4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BIN([.A47])" office:value-type="string" office:string-value="101100" calcext:value-type="string">
            <text:p>101100</text:p>
          </table:table-cell>
          <table:table-cell table:style-name="ce1" table:formula="of:=DEC2HEX([.A47])" office:value-type="string" office:string-value="2C" calcext:value-type="string">
            <text:p>2C</text:p>
          </table:table-cell>
          <table:table-cell table:style-name="ce1" table:formula="of:=CHAR([.A47])" office:value-type="string" office:string-value="," calcext:value-type="string">
            <text:p>,</text:p>
          </table:table-cell>
          <table:table-cell office:value-type="string" calcext:value-type="string">
            <text:p>J</text:p>
          </table:table-cell>
          <table:table-cell table:formula="of:=IF(BITAND([.$A47];[.F$2])=0;&quot;&quot;;1)">
            <text:p/>
          </table:table-cell>
          <table:table-cell table:formula="of:=IF(BITAND([.$A47];[.G$2])=0;&quot;&quot;;1)" office:value-type="float" office:value="1" calcext:value-type="float">
            <text:p>1</text:p>
          </table:table-cell>
          <table:table-cell table:formula="of:=IF(BITAND([.$A47];[.H$2])=0;&quot;&quot;;1)" office:value-type="float" office:value="1" calcext:value-type="float">
            <text:p>1</text:p>
          </table:table-cell>
          <table:table-cell table:formula="of:=IF(BITAND([.$A47];[.I$2])=0;&quot;&quot;;1)">
            <text:p/>
          </table:table-cell>
          <table:table-cell table:formula="of:=IF(SUM([.F47:.I4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BIN([.A48])" office:value-type="string" office:string-value="101101" calcext:value-type="string">
            <text:p>101101</text:p>
          </table:table-cell>
          <table:table-cell table:style-name="ce1" table:formula="of:=DEC2HEX([.A48])" office:value-type="string" office:string-value="2D" calcext:value-type="string">
            <text:p>2D</text:p>
          </table:table-cell>
          <table:table-cell table:style-name="ce1" table:formula="of:=CHAR([.A48])" office:value-type="string" office:string-value="-" calcext:value-type="string">
            <text:p>-</text:p>
          </table:table-cell>
          <table:table-cell/>
          <table:table-cell table:formula="of:=IF(BITAND([.$A48];[.F$2])=0;&quot;&quot;;1)">
            <text:p/>
          </table:table-cell>
          <table:table-cell table:formula="of:=IF(BITAND([.$A48];[.G$2])=0;&quot;&quot;;1)" office:value-type="float" office:value="1" calcext:value-type="float">
            <text:p>1</text:p>
          </table:table-cell>
          <table:table-cell table:formula="of:=IF(BITAND([.$A48];[.H$2])=0;&quot;&quot;;1)" office:value-type="float" office:value="1" calcext:value-type="float">
            <text:p>1</text:p>
          </table:table-cell>
          <table:table-cell table:formula="of:=IF(BITAND([.$A48];[.I$2])=0;&quot;&quot;;1)" office:value-type="float" office:value="1" calcext:value-type="float">
            <text:p>1</text:p>
          </table:table-cell>
          <table:table-cell table:formula="of:=IF(SUM([.F48:.I4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BIN([.A49])" office:value-type="string" office:string-value="101110" calcext:value-type="string">
            <text:p>101110</text:p>
          </table:table-cell>
          <table:table-cell table:style-name="ce1" table:formula="of:=DEC2HEX([.A49])" office:value-type="string" office:string-value="2E" calcext:value-type="string">
            <text:p>2E</text:p>
          </table:table-cell>
          <table:table-cell table:style-name="ce1" table:formula="of:=CHAR([.A49])" office:value-type="string" office:string-value="." calcext:value-type="string">
            <text:p>.</text:p>
          </table:table-cell>
          <table:table-cell/>
          <table:table-cell table:formula="of:=IF(BITAND([.$A49];[.F$2])=0;&quot;&quot;;1)">
            <text:p/>
          </table:table-cell>
          <table:table-cell table:formula="of:=IF(BITAND([.$A49];[.G$2])=0;&quot;&quot;;1)" office:value-type="float" office:value="1" calcext:value-type="float">
            <text:p>1</text:p>
          </table:table-cell>
          <table:table-cell table:formula="of:=IF(BITAND([.$A49];[.H$2])=0;&quot;&quot;;1)" office:value-type="float" office:value="1" calcext:value-type="float">
            <text:p>1</text:p>
          </table:table-cell>
          <table:table-cell table:formula="of:=IF(BITAND([.$A49];[.I$2])=0;&quot;&quot;;1)" office:value-type="float" office:value="1" calcext:value-type="float">
            <text:p>1</text:p>
          </table:table-cell>
          <table:table-cell table:formula="of:=IF(SUM([.F49:.I49])=4;1;&quot;&quot;)">
            <text:p/>
          </table:table-cell>
          <table:table-cell table:number-columns-repeated="1637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 table:formula="of:=DEC2BIN([.A50])" office:value-type="string" office:string-value="101111" calcext:value-type="string">
            <text:p>101111</text:p>
          </table:table-cell>
          <table:table-cell table:style-name="ce2" table:formula="of:=DEC2HEX([.A50])" office:value-type="string" office:string-value="2F" calcext:value-type="string">
            <text:p>2F</text:p>
          </table:table-cell>
          <table:table-cell table:style-name="ce2" table:formula="of:=CHAR([.A50])" office:value-type="string" office:string-value="/" calcext:value-type="string">
            <text:p>/</text:p>
          </table:table-cell>
          <table:table-cell table:style-name="ce2"/>
          <table:table-cell table:style-name="ce11" table:formula="of:=IF(BITAND([.$A50];[.F$2])=0;&quot;&quot;;1)">
            <text:p/>
          </table:table-cell>
          <table:table-cell table:style-name="ce11" table:formula="of:=IF(BITAND([.$A50];[.G$2])=0;&quot;&quot;;1)" office:value-type="float" office:value="1" calcext:value-type="float">
            <text:p>1</text:p>
          </table:table-cell>
          <table:table-cell table:style-name="ce11" table:formula="of:=IF(BITAND([.$A50];[.H$2])=0;&quot;&quot;;1)" office:value-type="float" office:value="1" calcext:value-type="float">
            <text:p>1</text:p>
          </table:table-cell>
          <table:table-cell table:style-name="ce11" table:formula="of:=IF(BITAND([.$A50];[.I$2])=0;&quot;&quot;;1)" office:value-type="float" office:value="1" calcext:value-type="float">
            <text:p>1</text:p>
          </table:table-cell>
          <table:table-cell table:style-name="ce15" table:formula="of:=IF(SUM([.F50:.I50])=4;1;&quot;&quot;)">
            <text:p/>
          </table:table-cell>
          <table:table-cell table:style-name="ce4" table:number-columns-repeated="1637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BIN([.A51])" office:value-type="string" office:string-value="110000" calcext:value-type="string">
            <text:p>110000</text:p>
          </table:table-cell>
          <table:table-cell table:style-name="ce1" table:formula="of:=DEC2HEX([.A51])" office:value-type="string" office:string-value="30" calcext:value-type="string">
            <text:p>30</text:p>
          </table:table-cell>
          <table:table-cell table:style-name="ce1" table:formula="of:=CHAR([.A51])" office:value-type="string" office:string-value="0" calcext:value-type="string">
            <text:p>0</text:p>
          </table:table-cell>
          <table:table-cell office:value-type="string" calcext:value-type="string">
            <text:p>K</text:p>
          </table:table-cell>
          <table:table-cell table:formula="of:=IF(BITAND([.$A51];[.F$2])=0;&quot;&quot;;1)">
            <text:p/>
          </table:table-cell>
          <table:table-cell table:formula="of:=IF(BITAND([.$A51];[.G$2])=0;&quot;&quot;;1)" office:value-type="float" office:value="1" calcext:value-type="float">
            <text:p>1</text:p>
          </table:table-cell>
          <table:table-cell table:formula="of:=IF(BITAND([.$A51];[.H$2])=0;&quot;&quot;;1)">
            <text:p/>
          </table:table-cell>
          <table:table-cell table:formula="of:=IF(BITAND([.$A51];[.I$2])=0;&quot;&quot;;1)">
            <text:p/>
          </table:table-cell>
          <table:table-cell table:formula="of:=IF(SUM([.F51:.I5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BIN([.A52])" office:value-type="string" office:string-value="110001" calcext:value-type="string">
            <text:p>110001</text:p>
          </table:table-cell>
          <table:table-cell table:style-name="ce1" table:formula="of:=DEC2HEX([.A52])" office:value-type="string" office:string-value="31" calcext:value-type="string">
            <text:p>31</text:p>
          </table:table-cell>
          <table:table-cell table:style-name="ce1" table:formula="of:=CHAR([.A52])" office:value-type="string" office:string-value="1" calcext:value-type="string">
            <text:p>1</text:p>
          </table:table-cell>
          <table:table-cell/>
          <table:table-cell table:formula="of:=IF(BITAND([.$A52];[.F$2])=0;&quot;&quot;;1)">
            <text:p/>
          </table:table-cell>
          <table:table-cell table:formula="of:=IF(BITAND([.$A52];[.G$2])=0;&quot;&quot;;1)" office:value-type="float" office:value="1" calcext:value-type="float">
            <text:p>1</text:p>
          </table:table-cell>
          <table:table-cell table:formula="of:=IF(BITAND([.$A52];[.H$2])=0;&quot;&quot;;1)">
            <text:p/>
          </table:table-cell>
          <table:table-cell table:formula="of:=IF(BITAND([.$A52];[.I$2])=0;&quot;&quot;;1)" office:value-type="float" office:value="1" calcext:value-type="float">
            <text:p>1</text:p>
          </table:table-cell>
          <table:table-cell table:formula="of:=IF(SUM([.F52:.I5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BIN([.A53])" office:value-type="string" office:string-value="110010" calcext:value-type="string">
            <text:p>110010</text:p>
          </table:table-cell>
          <table:table-cell table:style-name="ce1" table:formula="of:=DEC2HEX([.A53])" office:value-type="string" office:string-value="32" calcext:value-type="string">
            <text:p>32</text:p>
          </table:table-cell>
          <table:table-cell table:style-name="ce1" table:formula="of:=CHAR([.A53])" office:value-type="string" office:string-value="2" calcext:value-type="string">
            <text:p>2</text:p>
          </table:table-cell>
          <table:table-cell/>
          <table:table-cell table:formula="of:=IF(BITAND([.$A53];[.F$2])=0;&quot;&quot;;1)">
            <text:p/>
          </table:table-cell>
          <table:table-cell table:formula="of:=IF(BITAND([.$A53];[.G$2])=0;&quot;&quot;;1)" office:value-type="float" office:value="1" calcext:value-type="float">
            <text:p>1</text:p>
          </table:table-cell>
          <table:table-cell table:formula="of:=IF(BITAND([.$A53];[.H$2])=0;&quot;&quot;;1)">
            <text:p/>
          </table:table-cell>
          <table:table-cell table:formula="of:=IF(BITAND([.$A53];[.I$2])=0;&quot;&quot;;1)" office:value-type="float" office:value="1" calcext:value-type="float">
            <text:p>1</text:p>
          </table:table-cell>
          <table:table-cell table:formula="of:=IF(SUM([.F53:.I5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BIN([.A54])" office:value-type="string" office:string-value="110011" calcext:value-type="string">
            <text:p>110011</text:p>
          </table:table-cell>
          <table:table-cell table:style-name="ce1" table:formula="of:=DEC2HEX([.A54])" office:value-type="string" office:string-value="33" calcext:value-type="string">
            <text:p>33</text:p>
          </table:table-cell>
          <table:table-cell table:style-name="ce1" table:formula="of:=CHAR([.A54])" office:value-type="string" office:string-value="3" calcext:value-type="string">
            <text:p>3</text:p>
          </table:table-cell>
          <table:table-cell/>
          <table:table-cell table:formula="of:=IF(BITAND([.$A54];[.F$2])=0;&quot;&quot;;1)">
            <text:p/>
          </table:table-cell>
          <table:table-cell table:formula="of:=IF(BITAND([.$A54];[.G$2])=0;&quot;&quot;;1)" office:value-type="float" office:value="1" calcext:value-type="float">
            <text:p>1</text:p>
          </table:table-cell>
          <table:table-cell table:formula="of:=IF(BITAND([.$A54];[.H$2])=0;&quot;&quot;;1)">
            <text:p/>
          </table:table-cell>
          <table:table-cell table:formula="of:=IF(BITAND([.$A54];[.I$2])=0;&quot;&quot;;1)" office:value-type="float" office:value="1" calcext:value-type="float">
            <text:p>1</text:p>
          </table:table-cell>
          <table:table-cell table:formula="of:=IF(SUM([.F54:.I5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BIN([.A55])" office:value-type="string" office:string-value="110100" calcext:value-type="string">
            <text:p>110100</text:p>
          </table:table-cell>
          <table:table-cell table:style-name="ce1" table:formula="of:=DEC2HEX([.A55])" office:value-type="string" office:string-value="34" calcext:value-type="string">
            <text:p>34</text:p>
          </table:table-cell>
          <table:table-cell table:style-name="ce1" table:formula="of:=CHAR([.A55])" office:value-type="string" office:string-value="4" calcext:value-type="string">
            <text:p>4</text:p>
          </table:table-cell>
          <table:table-cell office:value-type="string" calcext:value-type="string">
            <text:p>L</text:p>
          </table:table-cell>
          <table:table-cell table:formula="of:=IF(BITAND([.$A55];[.F$2])=0;&quot;&quot;;1)">
            <text:p/>
          </table:table-cell>
          <table:table-cell table:formula="of:=IF(BITAND([.$A55];[.G$2])=0;&quot;&quot;;1)" office:value-type="float" office:value="1" calcext:value-type="float">
            <text:p>1</text:p>
          </table:table-cell>
          <table:table-cell table:formula="of:=IF(BITAND([.$A55];[.H$2])=0;&quot;&quot;;1)" office:value-type="float" office:value="1" calcext:value-type="float">
            <text:p>1</text:p>
          </table:table-cell>
          <table:table-cell table:formula="of:=IF(BITAND([.$A55];[.I$2])=0;&quot;&quot;;1)">
            <text:p/>
          </table:table-cell>
          <table:table-cell table:formula="of:=IF(SUM([.F55:.I5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BIN([.A56])" office:value-type="string" office:string-value="110101" calcext:value-type="string">
            <text:p>110101</text:p>
          </table:table-cell>
          <table:table-cell table:style-name="ce1" table:formula="of:=DEC2HEX([.A56])" office:value-type="string" office:string-value="35" calcext:value-type="string">
            <text:p>35</text:p>
          </table:table-cell>
          <table:table-cell table:style-name="ce1" table:formula="of:=CHAR([.A56])" office:value-type="string" office:string-value="5" calcext:value-type="string">
            <text:p>5</text:p>
          </table:table-cell>
          <table:table-cell/>
          <table:table-cell table:formula="of:=IF(BITAND([.$A56];[.F$2])=0;&quot;&quot;;1)">
            <text:p/>
          </table:table-cell>
          <table:table-cell table:formula="of:=IF(BITAND([.$A56];[.G$2])=0;&quot;&quot;;1)" office:value-type="float" office:value="1" calcext:value-type="float">
            <text:p>1</text:p>
          </table:table-cell>
          <table:table-cell table:formula="of:=IF(BITAND([.$A56];[.H$2])=0;&quot;&quot;;1)" office:value-type="float" office:value="1" calcext:value-type="float">
            <text:p>1</text:p>
          </table:table-cell>
          <table:table-cell table:formula="of:=IF(BITAND([.$A56];[.I$2])=0;&quot;&quot;;1)" office:value-type="float" office:value="1" calcext:value-type="float">
            <text:p>1</text:p>
          </table:table-cell>
          <table:table-cell table:formula="of:=IF(SUM([.F56:.I5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BIN([.A57])" office:value-type="string" office:string-value="110110" calcext:value-type="string">
            <text:p>110110</text:p>
          </table:table-cell>
          <table:table-cell table:style-name="ce1" table:formula="of:=DEC2HEX([.A57])" office:value-type="string" office:string-value="36" calcext:value-type="string">
            <text:p>36</text:p>
          </table:table-cell>
          <table:table-cell table:style-name="ce1" table:formula="of:=CHAR([.A57])" office:value-type="string" office:string-value="6" calcext:value-type="string">
            <text:p>6</text:p>
          </table:table-cell>
          <table:table-cell/>
          <table:table-cell table:formula="of:=IF(BITAND([.$A57];[.F$2])=0;&quot;&quot;;1)">
            <text:p/>
          </table:table-cell>
          <table:table-cell table:formula="of:=IF(BITAND([.$A57];[.G$2])=0;&quot;&quot;;1)" office:value-type="float" office:value="1" calcext:value-type="float">
            <text:p>1</text:p>
          </table:table-cell>
          <table:table-cell table:formula="of:=IF(BITAND([.$A57];[.H$2])=0;&quot;&quot;;1)" office:value-type="float" office:value="1" calcext:value-type="float">
            <text:p>1</text:p>
          </table:table-cell>
          <table:table-cell table:formula="of:=IF(BITAND([.$A57];[.I$2])=0;&quot;&quot;;1)" office:value-type="float" office:value="1" calcext:value-type="float">
            <text:p>1</text:p>
          </table:table-cell>
          <table:table-cell table:formula="of:=IF(SUM([.F57:.I5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BIN([.A58])" office:value-type="string" office:string-value="110111" calcext:value-type="string">
            <text:p>110111</text:p>
          </table:table-cell>
          <table:table-cell table:style-name="ce1" table:formula="of:=DEC2HEX([.A58])" office:value-type="string" office:string-value="37" calcext:value-type="string">
            <text:p>37</text:p>
          </table:table-cell>
          <table:table-cell table:style-name="ce1" table:formula="of:=CHAR([.A58])" office:value-type="string" office:string-value="7" calcext:value-type="string">
            <text:p>7</text:p>
          </table:table-cell>
          <table:table-cell/>
          <table:table-cell table:formula="of:=IF(BITAND([.$A58];[.F$2])=0;&quot;&quot;;1)">
            <text:p/>
          </table:table-cell>
          <table:table-cell table:formula="of:=IF(BITAND([.$A58];[.G$2])=0;&quot;&quot;;1)" office:value-type="float" office:value="1" calcext:value-type="float">
            <text:p>1</text:p>
          </table:table-cell>
          <table:table-cell table:formula="of:=IF(BITAND([.$A58];[.H$2])=0;&quot;&quot;;1)" office:value-type="float" office:value="1" calcext:value-type="float">
            <text:p>1</text:p>
          </table:table-cell>
          <table:table-cell table:formula="of:=IF(BITAND([.$A58];[.I$2])=0;&quot;&quot;;1)" office:value-type="float" office:value="1" calcext:value-type="float">
            <text:p>1</text:p>
          </table:table-cell>
          <table:table-cell table:formula="of:=IF(SUM([.F58:.I5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BIN([.A59])" office:value-type="string" office:string-value="111000" calcext:value-type="string">
            <text:p>111000</text:p>
          </table:table-cell>
          <table:table-cell table:style-name="ce1" table:formula="of:=DEC2HEX([.A59])" office:value-type="string" office:string-value="38" calcext:value-type="string">
            <text:p>38</text:p>
          </table:table-cell>
          <table:table-cell table:style-name="ce1" table:formula="of:=CHAR([.A59])" office:value-type="string" office:string-value="8" calcext:value-type="string">
            <text:p>8</text:p>
          </table:table-cell>
          <table:table-cell office:value-type="string" calcext:value-type="string">
            <text:p>M</text:p>
          </table:table-cell>
          <table:table-cell table:formula="of:=IF(BITAND([.$A59];[.F$2])=0;&quot;&quot;;1)">
            <text:p/>
          </table:table-cell>
          <table:table-cell table:formula="of:=IF(BITAND([.$A59];[.G$2])=0;&quot;&quot;;1)" office:value-type="float" office:value="1" calcext:value-type="float">
            <text:p>1</text:p>
          </table:table-cell>
          <table:table-cell table:formula="of:=IF(BITAND([.$A59];[.H$2])=0;&quot;&quot;;1)" office:value-type="float" office:value="1" calcext:value-type="float">
            <text:p>1</text:p>
          </table:table-cell>
          <table:table-cell table:formula="of:=IF(BITAND([.$A59];[.I$2])=0;&quot;&quot;;1)">
            <text:p/>
          </table:table-cell>
          <table:table-cell table:formula="of:=IF(SUM([.F59:.I5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BIN([.A60])" office:value-type="string" office:string-value="111001" calcext:value-type="string">
            <text:p>111001</text:p>
          </table:table-cell>
          <table:table-cell table:style-name="ce1" table:formula="of:=DEC2HEX([.A60])" office:value-type="string" office:string-value="39" calcext:value-type="string">
            <text:p>39</text:p>
          </table:table-cell>
          <table:table-cell table:style-name="ce1" table:formula="of:=CHAR([.A60])" office:value-type="string" office:string-value="9" calcext:value-type="string">
            <text:p>9</text:p>
          </table:table-cell>
          <table:table-cell/>
          <table:table-cell table:formula="of:=IF(BITAND([.$A60];[.F$2])=0;&quot;&quot;;1)">
            <text:p/>
          </table:table-cell>
          <table:table-cell table:formula="of:=IF(BITAND([.$A60];[.G$2])=0;&quot;&quot;;1)" office:value-type="float" office:value="1" calcext:value-type="float">
            <text:p>1</text:p>
          </table:table-cell>
          <table:table-cell table:formula="of:=IF(BITAND([.$A60];[.H$2])=0;&quot;&quot;;1)" office:value-type="float" office:value="1" calcext:value-type="float">
            <text:p>1</text:p>
          </table:table-cell>
          <table:table-cell table:formula="of:=IF(BITAND([.$A60];[.I$2])=0;&quot;&quot;;1)" office:value-type="float" office:value="1" calcext:value-type="float">
            <text:p>1</text:p>
          </table:table-cell>
          <table:table-cell table:formula="of:=IF(SUM([.F60:.I6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BIN([.A61])" office:value-type="string" office:string-value="111010" calcext:value-type="string">
            <text:p>111010</text:p>
          </table:table-cell>
          <table:table-cell table:style-name="ce1" table:formula="of:=DEC2HEX([.A61])" office:value-type="string" office:string-value="3A" calcext:value-type="string">
            <text:p>3A</text:p>
          </table:table-cell>
          <table:table-cell table:style-name="ce1" table:formula="of:=CHAR([.A61])" office:value-type="string" office:string-value=":" calcext:value-type="string">
            <text:p>:</text:p>
          </table:table-cell>
          <table:table-cell/>
          <table:table-cell table:formula="of:=IF(BITAND([.$A61];[.F$2])=0;&quot;&quot;;1)">
            <text:p/>
          </table:table-cell>
          <table:table-cell table:formula="of:=IF(BITAND([.$A61];[.G$2])=0;&quot;&quot;;1)" office:value-type="float" office:value="1" calcext:value-type="float">
            <text:p>1</text:p>
          </table:table-cell>
          <table:table-cell table:formula="of:=IF(BITAND([.$A61];[.H$2])=0;&quot;&quot;;1)" office:value-type="float" office:value="1" calcext:value-type="float">
            <text:p>1</text:p>
          </table:table-cell>
          <table:table-cell table:formula="of:=IF(BITAND([.$A61];[.I$2])=0;&quot;&quot;;1)" office:value-type="float" office:value="1" calcext:value-type="float">
            <text:p>1</text:p>
          </table:table-cell>
          <table:table-cell table:formula="of:=IF(SUM([.F61:.I6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BIN([.A62])" office:value-type="string" office:string-value="111011" calcext:value-type="string">
            <text:p>111011</text:p>
          </table:table-cell>
          <table:table-cell table:style-name="ce1" table:formula="of:=DEC2HEX([.A62])" office:value-type="string" office:string-value="3B" calcext:value-type="string">
            <text:p>3B</text:p>
          </table:table-cell>
          <table:table-cell table:style-name="ce1" table:formula="of:=CHAR([.A62])" office:value-type="string" office:string-value=";" calcext:value-type="string">
            <text:p>;</text:p>
          </table:table-cell>
          <table:table-cell/>
          <table:table-cell table:formula="of:=IF(BITAND([.$A62];[.F$2])=0;&quot;&quot;;1)">
            <text:p/>
          </table:table-cell>
          <table:table-cell table:formula="of:=IF(BITAND([.$A62];[.G$2])=0;&quot;&quot;;1)" office:value-type="float" office:value="1" calcext:value-type="float">
            <text:p>1</text:p>
          </table:table-cell>
          <table:table-cell table:formula="of:=IF(BITAND([.$A62];[.H$2])=0;&quot;&quot;;1)" office:value-type="float" office:value="1" calcext:value-type="float">
            <text:p>1</text:p>
          </table:table-cell>
          <table:table-cell table:formula="of:=IF(BITAND([.$A62];[.I$2])=0;&quot;&quot;;1)" office:value-type="float" office:value="1" calcext:value-type="float">
            <text:p>1</text:p>
          </table:table-cell>
          <table:table-cell table:formula="of:=IF(SUM([.F62:.I6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BIN([.A63])" office:value-type="string" office:string-value="111100" calcext:value-type="string">
            <text:p>111100</text:p>
          </table:table-cell>
          <table:table-cell table:style-name="ce1" table:formula="of:=DEC2HEX([.A63])" office:value-type="string" office:string-value="3C" calcext:value-type="string">
            <text:p>3C</text:p>
          </table:table-cell>
          <table:table-cell table:style-name="ce1" table:formula="of:=CHAR([.A63])" office:value-type="string" office:string-value="&lt;" calcext:value-type="string">
            <text:p>&lt;</text:p>
          </table:table-cell>
          <table:table-cell office:value-type="string" calcext:value-type="string">
            <text:p>N</text:p>
          </table:table-cell>
          <table:table-cell table:formula="of:=IF(BITAND([.$A63];[.F$2])=0;&quot;&quot;;1)">
            <text:p/>
          </table:table-cell>
          <table:table-cell table:formula="of:=IF(BITAND([.$A63];[.G$2])=0;&quot;&quot;;1)" office:value-type="float" office:value="1" calcext:value-type="float">
            <text:p>1</text:p>
          </table:table-cell>
          <table:table-cell table:formula="of:=IF(BITAND([.$A63];[.H$2])=0;&quot;&quot;;1)" office:value-type="float" office:value="1" calcext:value-type="float">
            <text:p>1</text:p>
          </table:table-cell>
          <table:table-cell table:formula="of:=IF(BITAND([.$A63];[.I$2])=0;&quot;&quot;;1)">
            <text:p/>
          </table:table-cell>
          <table:table-cell table:formula="of:=IF(SUM([.F63:.I6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BIN([.A64])" office:value-type="string" office:string-value="111101" calcext:value-type="string">
            <text:p>111101</text:p>
          </table:table-cell>
          <table:table-cell table:style-name="ce1" table:formula="of:=DEC2HEX([.A64])" office:value-type="string" office:string-value="3D" calcext:value-type="string">
            <text:p>3D</text:p>
          </table:table-cell>
          <table:table-cell table:style-name="ce1" table:formula="of:=CHAR([.A64])" office:value-type="string" office:string-value="=" calcext:value-type="string">
            <text:p>=</text:p>
          </table:table-cell>
          <table:table-cell/>
          <table:table-cell table:formula="of:=IF(BITAND([.$A64];[.F$2])=0;&quot;&quot;;1)">
            <text:p/>
          </table:table-cell>
          <table:table-cell table:formula="of:=IF(BITAND([.$A64];[.G$2])=0;&quot;&quot;;1)" office:value-type="float" office:value="1" calcext:value-type="float">
            <text:p>1</text:p>
          </table:table-cell>
          <table:table-cell table:formula="of:=IF(BITAND([.$A64];[.H$2])=0;&quot;&quot;;1)" office:value-type="float" office:value="1" calcext:value-type="float">
            <text:p>1</text:p>
          </table:table-cell>
          <table:table-cell table:formula="of:=IF(BITAND([.$A64];[.I$2])=0;&quot;&quot;;1)" office:value-type="float" office:value="1" calcext:value-type="float">
            <text:p>1</text:p>
          </table:table-cell>
          <table:table-cell table:formula="of:=IF(SUM([.F64:.I6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BIN([.A65])" office:value-type="string" office:string-value="111110" calcext:value-type="string">
            <text:p>111110</text:p>
          </table:table-cell>
          <table:table-cell table:style-name="ce1" table:formula="of:=DEC2HEX([.A65])" office:value-type="string" office:string-value="3E" calcext:value-type="string">
            <text:p>3E</text:p>
          </table:table-cell>
          <table:table-cell table:style-name="ce1" table:formula="of:=CHAR([.A65])" office:value-type="string" office:string-value="&gt;" calcext:value-type="string">
            <text:p>&gt;</text:p>
          </table:table-cell>
          <table:table-cell/>
          <table:table-cell table:formula="of:=IF(BITAND([.$A65];[.F$2])=0;&quot;&quot;;1)">
            <text:p/>
          </table:table-cell>
          <table:table-cell table:formula="of:=IF(BITAND([.$A65];[.G$2])=0;&quot;&quot;;1)" office:value-type="float" office:value="1" calcext:value-type="float">
            <text:p>1</text:p>
          </table:table-cell>
          <table:table-cell table:formula="of:=IF(BITAND([.$A65];[.H$2])=0;&quot;&quot;;1)" office:value-type="float" office:value="1" calcext:value-type="float">
            <text:p>1</text:p>
          </table:table-cell>
          <table:table-cell table:formula="of:=IF(BITAND([.$A65];[.I$2])=0;&quot;&quot;;1)" office:value-type="float" office:value="1" calcext:value-type="float">
            <text:p>1</text:p>
          </table:table-cell>
          <table:table-cell table:formula="of:=IF(SUM([.F65:.I65])=4;1;&quot;&quot;)">
            <text:p/>
          </table:table-cell>
          <table:table-cell table:number-columns-repeated="1637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2" table:formula="of:=DEC2BIN([.A66])" office:value-type="string" office:string-value="111111" calcext:value-type="string">
            <text:p>111111</text:p>
          </table:table-cell>
          <table:table-cell table:style-name="ce2" table:formula="of:=DEC2HEX([.A66])" office:value-type="string" office:string-value="3F" calcext:value-type="string">
            <text:p>3F</text:p>
          </table:table-cell>
          <table:table-cell table:style-name="ce2" table:formula="of:=CHAR([.A66])" office:value-type="string" office:string-value="?" calcext:value-type="string">
            <text:p>?</text:p>
          </table:table-cell>
          <table:table-cell table:style-name="ce2"/>
          <table:table-cell table:style-name="ce11" table:formula="of:=IF(BITAND([.$A66];[.F$2])=0;&quot;&quot;;1)">
            <text:p/>
          </table:table-cell>
          <table:table-cell table:style-name="ce11" table:formula="of:=IF(BITAND([.$A66];[.G$2])=0;&quot;&quot;;1)" office:value-type="float" office:value="1" calcext:value-type="float">
            <text:p>1</text:p>
          </table:table-cell>
          <table:table-cell table:style-name="ce11" table:formula="of:=IF(BITAND([.$A66];[.H$2])=0;&quot;&quot;;1)" office:value-type="float" office:value="1" calcext:value-type="float">
            <text:p>1</text:p>
          </table:table-cell>
          <table:table-cell table:style-name="ce11" table:formula="of:=IF(BITAND([.$A66];[.I$2])=0;&quot;&quot;;1)" office:value-type="float" office:value="1" calcext:value-type="float">
            <text:p>1</text:p>
          </table:table-cell>
          <table:table-cell table:style-name="ce15" table:formula="of:=IF(SUM([.F66:.I66])=4;1;&quot;&quot;)">
            <text:p/>
          </table:table-cell>
          <table:table-cell table:style-name="ce4" table:number-columns-repeated="1637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BIN([.A67])" office:value-type="string" office:string-value="1000000" calcext:value-type="string">
            <text:p>1000000</text:p>
          </table:table-cell>
          <table:table-cell table:style-name="ce1" table:formula="of:=DEC2HEX([.A67])" office:value-type="string" office:string-value="40" calcext:value-type="string">
            <text:p>40</text:p>
          </table:table-cell>
          <table:table-cell table:style-name="ce1" table:formula="of:=CHAR([.A67])" office:value-type="string" office:string-value="@" calcext:value-type="string">
            <text:p>@</text:p>
          </table:table-cell>
          <table:table-cell office:value-type="string" calcext:value-type="string">
            <text:p>O</text:p>
          </table:table-cell>
          <table:table-cell table:formula="of:=IF(BITAND([.$A67];[.F$2])=0;&quot;&quot;;1)" office:value-type="float" office:value="1" calcext:value-type="float">
            <text:p>1</text:p>
          </table:table-cell>
          <table:table-cell table:formula="of:=IF(BITAND([.$A67];[.G$2])=0;&quot;&quot;;1)">
            <text:p/>
          </table:table-cell>
          <table:table-cell table:formula="of:=IF(BITAND([.$A67];[.H$2])=0;&quot;&quot;;1)">
            <text:p/>
          </table:table-cell>
          <table:table-cell table:formula="of:=IF(BITAND([.$A67];[.I$2])=0;&quot;&quot;;1)">
            <text:p/>
          </table:table-cell>
          <table:table-cell table:formula="of:=IF(SUM([.F67:.I6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BIN([.A68])" office:value-type="string" office:string-value="1000001" calcext:value-type="string">
            <text:p>1000001</text:p>
          </table:table-cell>
          <table:table-cell table:style-name="ce1" table:formula="of:=DEC2HEX([.A68])" office:value-type="string" office:string-value="41" calcext:value-type="string">
            <text:p>41</text:p>
          </table:table-cell>
          <table:table-cell table:style-name="ce1" table:formula="of:=CHAR([.A68])" office:value-type="string" office:string-value="A" calcext:value-type="string">
            <text:p>A</text:p>
          </table:table-cell>
          <table:table-cell/>
          <table:table-cell table:formula="of:=IF(BITAND([.$A68];[.F$2])=0;&quot;&quot;;1)" office:value-type="float" office:value="1" calcext:value-type="float">
            <text:p>1</text:p>
          </table:table-cell>
          <table:table-cell table:formula="of:=IF(BITAND([.$A68];[.G$2])=0;&quot;&quot;;1)">
            <text:p/>
          </table:table-cell>
          <table:table-cell table:formula="of:=IF(BITAND([.$A68];[.H$2])=0;&quot;&quot;;1)">
            <text:p/>
          </table:table-cell>
          <table:table-cell table:formula="of:=IF(BITAND([.$A68];[.I$2])=0;&quot;&quot;;1)" office:value-type="float" office:value="1" calcext:value-type="float">
            <text:p>1</text:p>
          </table:table-cell>
          <table:table-cell table:formula="of:=IF(SUM([.F68:.I6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BIN([.A69])" office:value-type="string" office:string-value="1000010" calcext:value-type="string">
            <text:p>1000010</text:p>
          </table:table-cell>
          <table:table-cell table:style-name="ce1" table:formula="of:=DEC2HEX([.A69])" office:value-type="string" office:string-value="42" calcext:value-type="string">
            <text:p>42</text:p>
          </table:table-cell>
          <table:table-cell table:style-name="ce1" table:formula="of:=CHAR([.A69])" office:value-type="string" office:string-value="B" calcext:value-type="string">
            <text:p>B</text:p>
          </table:table-cell>
          <table:table-cell/>
          <table:table-cell table:formula="of:=IF(BITAND([.$A69];[.F$2])=0;&quot;&quot;;1)" office:value-type="float" office:value="1" calcext:value-type="float">
            <text:p>1</text:p>
          </table:table-cell>
          <table:table-cell table:formula="of:=IF(BITAND([.$A69];[.G$2])=0;&quot;&quot;;1)">
            <text:p/>
          </table:table-cell>
          <table:table-cell table:formula="of:=IF(BITAND([.$A69];[.H$2])=0;&quot;&quot;;1)">
            <text:p/>
          </table:table-cell>
          <table:table-cell table:formula="of:=IF(BITAND([.$A69];[.I$2])=0;&quot;&quot;;1)" office:value-type="float" office:value="1" calcext:value-type="float">
            <text:p>1</text:p>
          </table:table-cell>
          <table:table-cell table:formula="of:=IF(SUM([.F69:.I6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BIN([.A70])" office:value-type="string" office:string-value="1000011" calcext:value-type="string">
            <text:p>1000011</text:p>
          </table:table-cell>
          <table:table-cell table:style-name="ce1" table:formula="of:=DEC2HEX([.A70])" office:value-type="string" office:string-value="43" calcext:value-type="string">
            <text:p>43</text:p>
          </table:table-cell>
          <table:table-cell table:style-name="ce1" table:formula="of:=CHAR([.A70])" office:value-type="string" office:string-value="C" calcext:value-type="string">
            <text:p>C</text:p>
          </table:table-cell>
          <table:table-cell/>
          <table:table-cell table:formula="of:=IF(BITAND([.$A70];[.F$2])=0;&quot;&quot;;1)" office:value-type="float" office:value="1" calcext:value-type="float">
            <text:p>1</text:p>
          </table:table-cell>
          <table:table-cell table:formula="of:=IF(BITAND([.$A70];[.G$2])=0;&quot;&quot;;1)">
            <text:p/>
          </table:table-cell>
          <table:table-cell table:formula="of:=IF(BITAND([.$A70];[.H$2])=0;&quot;&quot;;1)">
            <text:p/>
          </table:table-cell>
          <table:table-cell table:formula="of:=IF(BITAND([.$A70];[.I$2])=0;&quot;&quot;;1)" office:value-type="float" office:value="1" calcext:value-type="float">
            <text:p>1</text:p>
          </table:table-cell>
          <table:table-cell table:formula="of:=IF(SUM([.F70:.I7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BIN([.A71])" office:value-type="string" office:string-value="1000100" calcext:value-type="string">
            <text:p>1000100</text:p>
          </table:table-cell>
          <table:table-cell table:style-name="ce1" table:formula="of:=DEC2HEX([.A71])" office:value-type="string" office:string-value="44" calcext:value-type="string">
            <text:p>44</text:p>
          </table:table-cell>
          <table:table-cell table:style-name="ce1" table:formula="of:=CHAR([.A71])" office:value-type="string" office:string-value="D" calcext:value-type="string">
            <text:p>D</text:p>
          </table:table-cell>
          <table:table-cell office:value-type="string" calcext:value-type="string">
            <text:p>P</text:p>
          </table:table-cell>
          <table:table-cell table:formula="of:=IF(BITAND([.$A71];[.F$2])=0;&quot;&quot;;1)" office:value-type="float" office:value="1" calcext:value-type="float">
            <text:p>1</text:p>
          </table:table-cell>
          <table:table-cell table:formula="of:=IF(BITAND([.$A71];[.G$2])=0;&quot;&quot;;1)">
            <text:p/>
          </table:table-cell>
          <table:table-cell table:formula="of:=IF(BITAND([.$A71];[.H$2])=0;&quot;&quot;;1)" office:value-type="float" office:value="1" calcext:value-type="float">
            <text:p>1</text:p>
          </table:table-cell>
          <table:table-cell table:formula="of:=IF(BITAND([.$A71];[.I$2])=0;&quot;&quot;;1)">
            <text:p/>
          </table:table-cell>
          <table:table-cell table:formula="of:=IF(SUM([.F71:.I7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BIN([.A72])" office:value-type="string" office:string-value="1000101" calcext:value-type="string">
            <text:p>1000101</text:p>
          </table:table-cell>
          <table:table-cell table:style-name="ce1" table:formula="of:=DEC2HEX([.A72])" office:value-type="string" office:string-value="45" calcext:value-type="string">
            <text:p>45</text:p>
          </table:table-cell>
          <table:table-cell table:style-name="ce1" table:formula="of:=CHAR([.A72])" office:value-type="string" office:string-value="E" calcext:value-type="string">
            <text:p>E</text:p>
          </table:table-cell>
          <table:table-cell/>
          <table:table-cell table:formula="of:=IF(BITAND([.$A72];[.F$2])=0;&quot;&quot;;1)" office:value-type="float" office:value="1" calcext:value-type="float">
            <text:p>1</text:p>
          </table:table-cell>
          <table:table-cell table:formula="of:=IF(BITAND([.$A72];[.G$2])=0;&quot;&quot;;1)">
            <text:p/>
          </table:table-cell>
          <table:table-cell table:formula="of:=IF(BITAND([.$A72];[.H$2])=0;&quot;&quot;;1)" office:value-type="float" office:value="1" calcext:value-type="float">
            <text:p>1</text:p>
          </table:table-cell>
          <table:table-cell table:formula="of:=IF(BITAND([.$A72];[.I$2])=0;&quot;&quot;;1)" office:value-type="float" office:value="1" calcext:value-type="float">
            <text:p>1</text:p>
          </table:table-cell>
          <table:table-cell table:formula="of:=IF(SUM([.F72:.I7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BIN([.A73])" office:value-type="string" office:string-value="1000110" calcext:value-type="string">
            <text:p>1000110</text:p>
          </table:table-cell>
          <table:table-cell table:style-name="ce1" table:formula="of:=DEC2HEX([.A73])" office:value-type="string" office:string-value="46" calcext:value-type="string">
            <text:p>46</text:p>
          </table:table-cell>
          <table:table-cell table:style-name="ce1" table:formula="of:=CHAR([.A73])" office:value-type="string" office:string-value="F" calcext:value-type="string">
            <text:p>F</text:p>
          </table:table-cell>
          <table:table-cell/>
          <table:table-cell table:formula="of:=IF(BITAND([.$A73];[.F$2])=0;&quot;&quot;;1)" office:value-type="float" office:value="1" calcext:value-type="float">
            <text:p>1</text:p>
          </table:table-cell>
          <table:table-cell table:formula="of:=IF(BITAND([.$A73];[.G$2])=0;&quot;&quot;;1)">
            <text:p/>
          </table:table-cell>
          <table:table-cell table:formula="of:=IF(BITAND([.$A73];[.H$2])=0;&quot;&quot;;1)" office:value-type="float" office:value="1" calcext:value-type="float">
            <text:p>1</text:p>
          </table:table-cell>
          <table:table-cell table:formula="of:=IF(BITAND([.$A73];[.I$2])=0;&quot;&quot;;1)" office:value-type="float" office:value="1" calcext:value-type="float">
            <text:p>1</text:p>
          </table:table-cell>
          <table:table-cell table:formula="of:=IF(SUM([.F73:.I7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BIN([.A74])" office:value-type="string" office:string-value="1000111" calcext:value-type="string">
            <text:p>1000111</text:p>
          </table:table-cell>
          <table:table-cell table:style-name="ce1" table:formula="of:=DEC2HEX([.A74])" office:value-type="string" office:string-value="47" calcext:value-type="string">
            <text:p>47</text:p>
          </table:table-cell>
          <table:table-cell table:style-name="ce1" table:formula="of:=CHAR([.A74])" office:value-type="string" office:string-value="G" calcext:value-type="string">
            <text:p>G</text:p>
          </table:table-cell>
          <table:table-cell/>
          <table:table-cell table:formula="of:=IF(BITAND([.$A74];[.F$2])=0;&quot;&quot;;1)" office:value-type="float" office:value="1" calcext:value-type="float">
            <text:p>1</text:p>
          </table:table-cell>
          <table:table-cell table:formula="of:=IF(BITAND([.$A74];[.G$2])=0;&quot;&quot;;1)">
            <text:p/>
          </table:table-cell>
          <table:table-cell table:formula="of:=IF(BITAND([.$A74];[.H$2])=0;&quot;&quot;;1)" office:value-type="float" office:value="1" calcext:value-type="float">
            <text:p>1</text:p>
          </table:table-cell>
          <table:table-cell table:formula="of:=IF(BITAND([.$A74];[.I$2])=0;&quot;&quot;;1)" office:value-type="float" office:value="1" calcext:value-type="float">
            <text:p>1</text:p>
          </table:table-cell>
          <table:table-cell table:formula="of:=IF(SUM([.F74:.I7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BIN([.A75])" office:value-type="string" office:string-value="1001000" calcext:value-type="string">
            <text:p>1001000</text:p>
          </table:table-cell>
          <table:table-cell table:style-name="ce1" table:formula="of:=DEC2HEX([.A75])" office:value-type="string" office:string-value="48" calcext:value-type="string">
            <text:p>48</text:p>
          </table:table-cell>
          <table:table-cell table:style-name="ce1" table:formula="of:=CHAR([.A75])" office:value-type="string" office:string-value="H" calcext:value-type="string">
            <text:p>H</text:p>
          </table:table-cell>
          <table:table-cell office:value-type="string" calcext:value-type="string">
            <text:p>Q</text:p>
          </table:table-cell>
          <table:table-cell table:formula="of:=IF(BITAND([.$A75];[.F$2])=0;&quot;&quot;;1)" office:value-type="float" office:value="1" calcext:value-type="float">
            <text:p>1</text:p>
          </table:table-cell>
          <table:table-cell table:formula="of:=IF(BITAND([.$A75];[.G$2])=0;&quot;&quot;;1)">
            <text:p/>
          </table:table-cell>
          <table:table-cell table:formula="of:=IF(BITAND([.$A75];[.H$2])=0;&quot;&quot;;1)" office:value-type="float" office:value="1" calcext:value-type="float">
            <text:p>1</text:p>
          </table:table-cell>
          <table:table-cell table:formula="of:=IF(BITAND([.$A75];[.I$2])=0;&quot;&quot;;1)">
            <text:p/>
          </table:table-cell>
          <table:table-cell table:formula="of:=IF(SUM([.F75:.I7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BIN([.A76])" office:value-type="string" office:string-value="1001001" calcext:value-type="string">
            <text:p>1001001</text:p>
          </table:table-cell>
          <table:table-cell table:style-name="ce1" table:formula="of:=DEC2HEX([.A76])" office:value-type="string" office:string-value="49" calcext:value-type="string">
            <text:p>49</text:p>
          </table:table-cell>
          <table:table-cell table:style-name="ce1" table:formula="of:=CHAR([.A76])" office:value-type="string" office:string-value="I" calcext:value-type="string">
            <text:p>I</text:p>
          </table:table-cell>
          <table:table-cell/>
          <table:table-cell table:formula="of:=IF(BITAND([.$A76];[.F$2])=0;&quot;&quot;;1)" office:value-type="float" office:value="1" calcext:value-type="float">
            <text:p>1</text:p>
          </table:table-cell>
          <table:table-cell table:formula="of:=IF(BITAND([.$A76];[.G$2])=0;&quot;&quot;;1)">
            <text:p/>
          </table:table-cell>
          <table:table-cell table:formula="of:=IF(BITAND([.$A76];[.H$2])=0;&quot;&quot;;1)" office:value-type="float" office:value="1" calcext:value-type="float">
            <text:p>1</text:p>
          </table:table-cell>
          <table:table-cell table:formula="of:=IF(BITAND([.$A76];[.I$2])=0;&quot;&quot;;1)" office:value-type="float" office:value="1" calcext:value-type="float">
            <text:p>1</text:p>
          </table:table-cell>
          <table:table-cell table:formula="of:=IF(SUM([.F76:.I7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BIN([.A77])" office:value-type="string" office:string-value="1001010" calcext:value-type="string">
            <text:p>1001010</text:p>
          </table:table-cell>
          <table:table-cell table:style-name="ce1" table:formula="of:=DEC2HEX([.A77])" office:value-type="string" office:string-value="4A" calcext:value-type="string">
            <text:p>4A</text:p>
          </table:table-cell>
          <table:table-cell table:style-name="ce1" table:formula="of:=CHAR([.A77])" office:value-type="string" office:string-value="J" calcext:value-type="string">
            <text:p>J</text:p>
          </table:table-cell>
          <table:table-cell/>
          <table:table-cell table:formula="of:=IF(BITAND([.$A77];[.F$2])=0;&quot;&quot;;1)" office:value-type="float" office:value="1" calcext:value-type="float">
            <text:p>1</text:p>
          </table:table-cell>
          <table:table-cell table:formula="of:=IF(BITAND([.$A77];[.G$2])=0;&quot;&quot;;1)">
            <text:p/>
          </table:table-cell>
          <table:table-cell table:formula="of:=IF(BITAND([.$A77];[.H$2])=0;&quot;&quot;;1)" office:value-type="float" office:value="1" calcext:value-type="float">
            <text:p>1</text:p>
          </table:table-cell>
          <table:table-cell table:formula="of:=IF(BITAND([.$A77];[.I$2])=0;&quot;&quot;;1)" office:value-type="float" office:value="1" calcext:value-type="float">
            <text:p>1</text:p>
          </table:table-cell>
          <table:table-cell table:formula="of:=IF(SUM([.F77:.I7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BIN([.A78])" office:value-type="string" office:string-value="1001011" calcext:value-type="string">
            <text:p>1001011</text:p>
          </table:table-cell>
          <table:table-cell table:style-name="ce1" table:formula="of:=DEC2HEX([.A78])" office:value-type="string" office:string-value="4B" calcext:value-type="string">
            <text:p>4B</text:p>
          </table:table-cell>
          <table:table-cell table:style-name="ce1" table:formula="of:=CHAR([.A78])" office:value-type="string" office:string-value="K" calcext:value-type="string">
            <text:p>K</text:p>
          </table:table-cell>
          <table:table-cell/>
          <table:table-cell table:formula="of:=IF(BITAND([.$A78];[.F$2])=0;&quot;&quot;;1)" office:value-type="float" office:value="1" calcext:value-type="float">
            <text:p>1</text:p>
          </table:table-cell>
          <table:table-cell table:formula="of:=IF(BITAND([.$A78];[.G$2])=0;&quot;&quot;;1)">
            <text:p/>
          </table:table-cell>
          <table:table-cell table:formula="of:=IF(BITAND([.$A78];[.H$2])=0;&quot;&quot;;1)" office:value-type="float" office:value="1" calcext:value-type="float">
            <text:p>1</text:p>
          </table:table-cell>
          <table:table-cell table:formula="of:=IF(BITAND([.$A78];[.I$2])=0;&quot;&quot;;1)" office:value-type="float" office:value="1" calcext:value-type="float">
            <text:p>1</text:p>
          </table:table-cell>
          <table:table-cell table:formula="of:=IF(SUM([.F78:.I7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BIN([.A79])" office:value-type="string" office:string-value="1001100" calcext:value-type="string">
            <text:p>1001100</text:p>
          </table:table-cell>
          <table:table-cell table:style-name="ce1" table:formula="of:=DEC2HEX([.A79])" office:value-type="string" office:string-value="4C" calcext:value-type="string">
            <text:p>4C</text:p>
          </table:table-cell>
          <table:table-cell table:style-name="ce1" table:formula="of:=CHAR([.A79])" office:value-type="string" office:string-value="L" calcext:value-type="string">
            <text:p>L</text:p>
          </table:table-cell>
          <table:table-cell office:value-type="string" calcext:value-type="string">
            <text:p>R</text:p>
          </table:table-cell>
          <table:table-cell table:formula="of:=IF(BITAND([.$A79];[.F$2])=0;&quot;&quot;;1)" office:value-type="float" office:value="1" calcext:value-type="float">
            <text:p>1</text:p>
          </table:table-cell>
          <table:table-cell table:formula="of:=IF(BITAND([.$A79];[.G$2])=0;&quot;&quot;;1)">
            <text:p/>
          </table:table-cell>
          <table:table-cell table:formula="of:=IF(BITAND([.$A79];[.H$2])=0;&quot;&quot;;1)" office:value-type="float" office:value="1" calcext:value-type="float">
            <text:p>1</text:p>
          </table:table-cell>
          <table:table-cell table:formula="of:=IF(BITAND([.$A79];[.I$2])=0;&quot;&quot;;1)">
            <text:p/>
          </table:table-cell>
          <table:table-cell table:formula="of:=IF(SUM([.F79:.I7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BIN([.A80])" office:value-type="string" office:string-value="1001101" calcext:value-type="string">
            <text:p>1001101</text:p>
          </table:table-cell>
          <table:table-cell table:style-name="ce1" table:formula="of:=DEC2HEX([.A80])" office:value-type="string" office:string-value="4D" calcext:value-type="string">
            <text:p>4D</text:p>
          </table:table-cell>
          <table:table-cell table:style-name="ce1" table:formula="of:=CHAR([.A80])" office:value-type="string" office:string-value="M" calcext:value-type="string">
            <text:p>M</text:p>
          </table:table-cell>
          <table:table-cell/>
          <table:table-cell table:formula="of:=IF(BITAND([.$A80];[.F$2])=0;&quot;&quot;;1)" office:value-type="float" office:value="1" calcext:value-type="float">
            <text:p>1</text:p>
          </table:table-cell>
          <table:table-cell table:formula="of:=IF(BITAND([.$A80];[.G$2])=0;&quot;&quot;;1)">
            <text:p/>
          </table:table-cell>
          <table:table-cell table:formula="of:=IF(BITAND([.$A80];[.H$2])=0;&quot;&quot;;1)" office:value-type="float" office:value="1" calcext:value-type="float">
            <text:p>1</text:p>
          </table:table-cell>
          <table:table-cell table:formula="of:=IF(BITAND([.$A80];[.I$2])=0;&quot;&quot;;1)" office:value-type="float" office:value="1" calcext:value-type="float">
            <text:p>1</text:p>
          </table:table-cell>
          <table:table-cell table:formula="of:=IF(SUM([.F80:.I8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BIN([.A81])" office:value-type="string" office:string-value="1001110" calcext:value-type="string">
            <text:p>1001110</text:p>
          </table:table-cell>
          <table:table-cell table:style-name="ce1" table:formula="of:=DEC2HEX([.A81])" office:value-type="string" office:string-value="4E" calcext:value-type="string">
            <text:p>4E</text:p>
          </table:table-cell>
          <table:table-cell table:style-name="ce1" table:formula="of:=CHAR([.A81])" office:value-type="string" office:string-value="N" calcext:value-type="string">
            <text:p>N</text:p>
          </table:table-cell>
          <table:table-cell/>
          <table:table-cell table:formula="of:=IF(BITAND([.$A81];[.F$2])=0;&quot;&quot;;1)" office:value-type="float" office:value="1" calcext:value-type="float">
            <text:p>1</text:p>
          </table:table-cell>
          <table:table-cell table:formula="of:=IF(BITAND([.$A81];[.G$2])=0;&quot;&quot;;1)">
            <text:p/>
          </table:table-cell>
          <table:table-cell table:formula="of:=IF(BITAND([.$A81];[.H$2])=0;&quot;&quot;;1)" office:value-type="float" office:value="1" calcext:value-type="float">
            <text:p>1</text:p>
          </table:table-cell>
          <table:table-cell table:formula="of:=IF(BITAND([.$A81];[.I$2])=0;&quot;&quot;;1)" office:value-type="float" office:value="1" calcext:value-type="float">
            <text:p>1</text:p>
          </table:table-cell>
          <table:table-cell table:formula="of:=IF(SUM([.F81:.I81])=4;1;&quot;&quot;)">
            <text:p/>
          </table:table-cell>
          <table:table-cell table:number-columns-repeated="16374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2" table:formula="of:=DEC2BIN([.A82])" office:value-type="string" office:string-value="1001111" calcext:value-type="string">
            <text:p>1001111</text:p>
          </table:table-cell>
          <table:table-cell table:style-name="ce2" table:formula="of:=DEC2HEX([.A82])" office:value-type="string" office:string-value="4F" calcext:value-type="string">
            <text:p>4F</text:p>
          </table:table-cell>
          <table:table-cell table:style-name="ce2" table:formula="of:=CHAR([.A82])" office:value-type="string" office:string-value="O" calcext:value-type="string">
            <text:p>O</text:p>
          </table:table-cell>
          <table:table-cell table:style-name="ce2"/>
          <table:table-cell table:style-name="ce11" table:formula="of:=IF(BITAND([.$A82];[.F$2])=0;&quot;&quot;;1)" office:value-type="float" office:value="1" calcext:value-type="float">
            <text:p>1</text:p>
          </table:table-cell>
          <table:table-cell table:style-name="ce11" table:formula="of:=IF(BITAND([.$A82];[.G$2])=0;&quot;&quot;;1)">
            <text:p/>
          </table:table-cell>
          <table:table-cell table:style-name="ce11" table:formula="of:=IF(BITAND([.$A82];[.H$2])=0;&quot;&quot;;1)" office:value-type="float" office:value="1" calcext:value-type="float">
            <text:p>1</text:p>
          </table:table-cell>
          <table:table-cell table:style-name="ce11" table:formula="of:=IF(BITAND([.$A82];[.I$2])=0;&quot;&quot;;1)" office:value-type="float" office:value="1" calcext:value-type="float">
            <text:p>1</text:p>
          </table:table-cell>
          <table:table-cell table:style-name="ce15" table:formula="of:=IF(SUM([.F82:.I82])=4;1;&quot;&quot;)">
            <text:p/>
          </table:table-cell>
          <table:table-cell table:style-name="ce4" table:number-columns-repeated="1637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BIN([.A83])" office:value-type="string" office:string-value="1010000" calcext:value-type="string">
            <text:p>1010000</text:p>
          </table:table-cell>
          <table:table-cell table:style-name="ce1" table:formula="of:=DEC2HEX([.A83])" office:value-type="string" office:string-value="50" calcext:value-type="string">
            <text:p>50</text:p>
          </table:table-cell>
          <table:table-cell table:style-name="ce1" table:formula="of:=CHAR([.A83])" office:value-type="string" office:string-value="P" calcext:value-type="string">
            <text:p>P</text:p>
          </table:table-cell>
          <table:table-cell office:value-type="string" calcext:value-type="string">
            <text:p>S</text:p>
          </table:table-cell>
          <table:table-cell table:formula="of:=IF(BITAND([.$A83];[.F$2])=0;&quot;&quot;;1)" office:value-type="float" office:value="1" calcext:value-type="float">
            <text:p>1</text:p>
          </table:table-cell>
          <table:table-cell table:formula="of:=IF(BITAND([.$A83];[.G$2])=0;&quot;&quot;;1)" office:value-type="float" office:value="1" calcext:value-type="float">
            <text:p>1</text:p>
          </table:table-cell>
          <table:table-cell table:formula="of:=IF(BITAND([.$A83];[.H$2])=0;&quot;&quot;;1)">
            <text:p/>
          </table:table-cell>
          <table:table-cell table:formula="of:=IF(BITAND([.$A83];[.I$2])=0;&quot;&quot;;1)">
            <text:p/>
          </table:table-cell>
          <table:table-cell table:formula="of:=IF(SUM([.F83:.I8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BIN([.A84])" office:value-type="string" office:string-value="1010001" calcext:value-type="string">
            <text:p>1010001</text:p>
          </table:table-cell>
          <table:table-cell table:style-name="ce1" table:formula="of:=DEC2HEX([.A84])" office:value-type="string" office:string-value="51" calcext:value-type="string">
            <text:p>51</text:p>
          </table:table-cell>
          <table:table-cell table:style-name="ce1" table:formula="of:=CHAR([.A84])" office:value-type="string" office:string-value="Q" calcext:value-type="string">
            <text:p>Q</text:p>
          </table:table-cell>
          <table:table-cell/>
          <table:table-cell table:formula="of:=IF(BITAND([.$A84];[.F$2])=0;&quot;&quot;;1)" office:value-type="float" office:value="1" calcext:value-type="float">
            <text:p>1</text:p>
          </table:table-cell>
          <table:table-cell table:formula="of:=IF(BITAND([.$A84];[.G$2])=0;&quot;&quot;;1)" office:value-type="float" office:value="1" calcext:value-type="float">
            <text:p>1</text:p>
          </table:table-cell>
          <table:table-cell table:formula="of:=IF(BITAND([.$A84];[.H$2])=0;&quot;&quot;;1)">
            <text:p/>
          </table:table-cell>
          <table:table-cell table:formula="of:=IF(BITAND([.$A84];[.I$2])=0;&quot;&quot;;1)" office:value-type="float" office:value="1" calcext:value-type="float">
            <text:p>1</text:p>
          </table:table-cell>
          <table:table-cell table:formula="of:=IF(SUM([.F84:.I8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BIN([.A85])" office:value-type="string" office:string-value="1010010" calcext:value-type="string">
            <text:p>1010010</text:p>
          </table:table-cell>
          <table:table-cell table:style-name="ce1" table:formula="of:=DEC2HEX([.A85])" office:value-type="string" office:string-value="52" calcext:value-type="string">
            <text:p>52</text:p>
          </table:table-cell>
          <table:table-cell table:style-name="ce1" table:formula="of:=CHAR([.A85])" office:value-type="string" office:string-value="R" calcext:value-type="string">
            <text:p>R</text:p>
          </table:table-cell>
          <table:table-cell/>
          <table:table-cell table:formula="of:=IF(BITAND([.$A85];[.F$2])=0;&quot;&quot;;1)" office:value-type="float" office:value="1" calcext:value-type="float">
            <text:p>1</text:p>
          </table:table-cell>
          <table:table-cell table:formula="of:=IF(BITAND([.$A85];[.G$2])=0;&quot;&quot;;1)" office:value-type="float" office:value="1" calcext:value-type="float">
            <text:p>1</text:p>
          </table:table-cell>
          <table:table-cell table:formula="of:=IF(BITAND([.$A85];[.H$2])=0;&quot;&quot;;1)">
            <text:p/>
          </table:table-cell>
          <table:table-cell table:formula="of:=IF(BITAND([.$A85];[.I$2])=0;&quot;&quot;;1)" office:value-type="float" office:value="1" calcext:value-type="float">
            <text:p>1</text:p>
          </table:table-cell>
          <table:table-cell table:formula="of:=IF(SUM([.F85:.I8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BIN([.A86])" office:value-type="string" office:string-value="1010011" calcext:value-type="string">
            <text:p>1010011</text:p>
          </table:table-cell>
          <table:table-cell table:style-name="ce1" table:formula="of:=DEC2HEX([.A86])" office:value-type="string" office:string-value="53" calcext:value-type="string">
            <text:p>53</text:p>
          </table:table-cell>
          <table:table-cell table:style-name="ce1" table:formula="of:=CHAR([.A86])" office:value-type="string" office:string-value="S" calcext:value-type="string">
            <text:p>S</text:p>
          </table:table-cell>
          <table:table-cell/>
          <table:table-cell table:formula="of:=IF(BITAND([.$A86];[.F$2])=0;&quot;&quot;;1)" office:value-type="float" office:value="1" calcext:value-type="float">
            <text:p>1</text:p>
          </table:table-cell>
          <table:table-cell table:formula="of:=IF(BITAND([.$A86];[.G$2])=0;&quot;&quot;;1)" office:value-type="float" office:value="1" calcext:value-type="float">
            <text:p>1</text:p>
          </table:table-cell>
          <table:table-cell table:formula="of:=IF(BITAND([.$A86];[.H$2])=0;&quot;&quot;;1)">
            <text:p/>
          </table:table-cell>
          <table:table-cell table:formula="of:=IF(BITAND([.$A86];[.I$2])=0;&quot;&quot;;1)" office:value-type="float" office:value="1" calcext:value-type="float">
            <text:p>1</text:p>
          </table:table-cell>
          <table:table-cell table:formula="of:=IF(SUM([.F86:.I8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BIN([.A87])" office:value-type="string" office:string-value="1010100" calcext:value-type="string">
            <text:p>1010100</text:p>
          </table:table-cell>
          <table:table-cell table:style-name="ce1" table:formula="of:=DEC2HEX([.A87])" office:value-type="string" office:string-value="54" calcext:value-type="string">
            <text:p>54</text:p>
          </table:table-cell>
          <table:table-cell table:style-name="ce1" table:formula="of:=CHAR([.A87])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IF(BITAND([.$A87];[.F$2])=0;&quot;&quot;;1)" office:value-type="float" office:value="1" calcext:value-type="float">
            <text:p>1</text:p>
          </table:table-cell>
          <table:table-cell table:formula="of:=IF(BITAND([.$A87];[.G$2])=0;&quot;&quot;;1)" office:value-type="float" office:value="1" calcext:value-type="float">
            <text:p>1</text:p>
          </table:table-cell>
          <table:table-cell table:formula="of:=IF(BITAND([.$A87];[.H$2])=0;&quot;&quot;;1)" office:value-type="float" office:value="1" calcext:value-type="float">
            <text:p>1</text:p>
          </table:table-cell>
          <table:table-cell table:formula="of:=IF(BITAND([.$A87];[.I$2])=0;&quot;&quot;;1)">
            <text:p/>
          </table:table-cell>
          <table:table-cell table:formula="of:=IF(SUM([.F87:.I87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8" table:formula="of:=DEC2BIN([.A88])" office:value-type="string" office:string-value="1010101" calcext:value-type="string">
            <text:p>1010101</text:p>
          </table:table-cell>
          <table:table-cell table:style-name="ce8" table:formula="of:=DEC2HEX([.A88])" office:value-type="string" office:string-value="55" calcext:value-type="string">
            <text:p>55</text:p>
          </table:table-cell>
          <table:table-cell table:style-name="ce8" table:formula="of:=CHAR([.A88])" office:value-type="string" office:string-value="U" calcext:value-type="string">
            <text:p>U</text:p>
          </table:table-cell>
          <table:table-cell table:style-name="ce8"/>
          <table:table-cell table:style-name="ce12" table:formula="of:=IF(BITAND([.$A88];[.F$2])=0;&quot;&quot;;1)" office:value-type="float" office:value="1" calcext:value-type="float">
            <text:p>1</text:p>
          </table:table-cell>
          <table:table-cell table:style-name="ce12" table:formula="of:=IF(BITAND([.$A88];[.G$2])=0;&quot;&quot;;1)" office:value-type="float" office:value="1" calcext:value-type="float">
            <text:p>1</text:p>
          </table:table-cell>
          <table:table-cell table:style-name="ce12" table:formula="of:=IF(BITAND([.$A88];[.H$2])=0;&quot;&quot;;1)" office:value-type="float" office:value="1" calcext:value-type="float">
            <text:p>1</text:p>
          </table:table-cell>
          <table:table-cell table:style-name="ce12" table:formula="of:=IF(BITAND([.$A88];[.I$2])=0;&quot;&quot;;1)" office:value-type="float" office:value="1" calcext:value-type="float">
            <text:p>1</text:p>
          </table:table-cell>
          <table:table-cell table:style-name="ce16" table:formula="of:=IF(SUM([.F88:.I88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8" table:formula="of:=DEC2BIN([.A89])" office:value-type="string" office:string-value="1010110" calcext:value-type="string">
            <text:p>1010110</text:p>
          </table:table-cell>
          <table:table-cell table:style-name="ce8" table:formula="of:=DEC2HEX([.A89])" office:value-type="string" office:string-value="56" calcext:value-type="string">
            <text:p>56</text:p>
          </table:table-cell>
          <table:table-cell table:style-name="ce8" table:formula="of:=CHAR([.A89])" office:value-type="string" office:string-value="V" calcext:value-type="string">
            <text:p>V</text:p>
          </table:table-cell>
          <table:table-cell table:style-name="ce8"/>
          <table:table-cell table:style-name="ce12" table:formula="of:=IF(BITAND([.$A89];[.F$2])=0;&quot;&quot;;1)" office:value-type="float" office:value="1" calcext:value-type="float">
            <text:p>1</text:p>
          </table:table-cell>
          <table:table-cell table:style-name="ce12" table:formula="of:=IF(BITAND([.$A89];[.G$2])=0;&quot;&quot;;1)" office:value-type="float" office:value="1" calcext:value-type="float">
            <text:p>1</text:p>
          </table:table-cell>
          <table:table-cell table:style-name="ce12" table:formula="of:=IF(BITAND([.$A89];[.H$2])=0;&quot;&quot;;1)" office:value-type="float" office:value="1" calcext:value-type="float">
            <text:p>1</text:p>
          </table:table-cell>
          <table:table-cell table:style-name="ce12" table:formula="of:=IF(BITAND([.$A89];[.I$2])=0;&quot;&quot;;1)" office:value-type="float" office:value="1" calcext:value-type="float">
            <text:p>1</text:p>
          </table:table-cell>
          <table:table-cell table:style-name="ce16" table:formula="of:=IF(SUM([.F89:.I89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8" table:formula="of:=DEC2BIN([.A90])" office:value-type="string" office:string-value="1010111" calcext:value-type="string">
            <text:p>1010111</text:p>
          </table:table-cell>
          <table:table-cell table:style-name="ce8" table:formula="of:=DEC2HEX([.A90])" office:value-type="string" office:string-value="57" calcext:value-type="string">
            <text:p>57</text:p>
          </table:table-cell>
          <table:table-cell table:style-name="ce8" table:formula="of:=CHAR([.A90])" office:value-type="string" office:string-value="W" calcext:value-type="string">
            <text:p>W</text:p>
          </table:table-cell>
          <table:table-cell table:style-name="ce8"/>
          <table:table-cell table:style-name="ce12" table:formula="of:=IF(BITAND([.$A90];[.F$2])=0;&quot;&quot;;1)" office:value-type="float" office:value="1" calcext:value-type="float">
            <text:p>1</text:p>
          </table:table-cell>
          <table:table-cell table:style-name="ce12" table:formula="of:=IF(BITAND([.$A90];[.G$2])=0;&quot;&quot;;1)" office:value-type="float" office:value="1" calcext:value-type="float">
            <text:p>1</text:p>
          </table:table-cell>
          <table:table-cell table:style-name="ce12" table:formula="of:=IF(BITAND([.$A90];[.H$2])=0;&quot;&quot;;1)" office:value-type="float" office:value="1" calcext:value-type="float">
            <text:p>1</text:p>
          </table:table-cell>
          <table:table-cell table:style-name="ce12" table:formula="of:=IF(BITAND([.$A90];[.I$2])=0;&quot;&quot;;1)" office:value-type="float" office:value="1" calcext:value-type="float">
            <text:p>1</text:p>
          </table:table-cell>
          <table:table-cell table:style-name="ce17" table:formula="of:=IF(SUM([.F90:.I90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BIN([.A91])" office:value-type="string" office:string-value="1011000" calcext:value-type="string">
            <text:p>1011000</text:p>
          </table:table-cell>
          <table:table-cell table:style-name="ce1" table:formula="of:=DEC2HEX([.A91])" office:value-type="string" office:string-value="58" calcext:value-type="string">
            <text:p>58</text:p>
          </table:table-cell>
          <table:table-cell table:style-name="ce1" table:formula="of:=CHAR([.A91])" office:value-type="string" office:string-value="X" calcext:value-type="string">
            <text:p>X</text:p>
          </table:table-cell>
          <table:table-cell office:value-type="string" calcext:value-type="string">
            <text:p>U</text:p>
          </table:table-cell>
          <table:table-cell table:formula="of:=IF(BITAND([.$A91];[.F$2])=0;&quot;&quot;;1)" office:value-type="float" office:value="1" calcext:value-type="float">
            <text:p>1</text:p>
          </table:table-cell>
          <table:table-cell table:formula="of:=IF(BITAND([.$A91];[.G$2])=0;&quot;&quot;;1)" office:value-type="float" office:value="1" calcext:value-type="float">
            <text:p>1</text:p>
          </table:table-cell>
          <table:table-cell table:formula="of:=IF(BITAND([.$A91];[.H$2])=0;&quot;&quot;;1)" office:value-type="float" office:value="1" calcext:value-type="float">
            <text:p>1</text:p>
          </table:table-cell>
          <table:table-cell table:formula="of:=IF(BITAND([.$A91];[.I$2])=0;&quot;&quot;;1)">
            <text:p/>
          </table:table-cell>
          <table:table-cell table:formula="of:=IF(SUM([.F91:.I91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8" table:formula="of:=DEC2BIN([.A92])" office:value-type="string" office:string-value="1011001" calcext:value-type="string">
            <text:p>1011001</text:p>
          </table:table-cell>
          <table:table-cell table:style-name="ce8" table:formula="of:=DEC2HEX([.A92])" office:value-type="string" office:string-value="59" calcext:value-type="string">
            <text:p>59</text:p>
          </table:table-cell>
          <table:table-cell table:style-name="ce8" table:formula="of:=CHAR([.A92])" office:value-type="string" office:string-value="Y" calcext:value-type="string">
            <text:p>Y</text:p>
          </table:table-cell>
          <table:table-cell table:style-name="ce8"/>
          <table:table-cell table:style-name="ce12" table:formula="of:=IF(BITAND([.$A92];[.F$2])=0;&quot;&quot;;1)" office:value-type="float" office:value="1" calcext:value-type="float">
            <text:p>1</text:p>
          </table:table-cell>
          <table:table-cell table:style-name="ce12" table:formula="of:=IF(BITAND([.$A92];[.G$2])=0;&quot;&quot;;1)" office:value-type="float" office:value="1" calcext:value-type="float">
            <text:p>1</text:p>
          </table:table-cell>
          <table:table-cell table:style-name="ce12" table:formula="of:=IF(BITAND([.$A92];[.H$2])=0;&quot;&quot;;1)" office:value-type="float" office:value="1" calcext:value-type="float">
            <text:p>1</text:p>
          </table:table-cell>
          <table:table-cell table:style-name="ce12" table:formula="of:=IF(BITAND([.$A92];[.I$2])=0;&quot;&quot;;1)" office:value-type="float" office:value="1" calcext:value-type="float">
            <text:p>1</text:p>
          </table:table-cell>
          <table:table-cell table:style-name="ce16" table:formula="of:=IF(SUM([.F92:.I92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8" table:formula="of:=DEC2BIN([.A93])" office:value-type="string" office:string-value="1011010" calcext:value-type="string">
            <text:p>1011010</text:p>
          </table:table-cell>
          <table:table-cell table:style-name="ce8" table:formula="of:=DEC2HEX([.A93])" office:value-type="string" office:string-value="5A" calcext:value-type="string">
            <text:p>5A</text:p>
          </table:table-cell>
          <table:table-cell table:style-name="ce8" table:formula="of:=CHAR([.A93])" office:value-type="string" office:string-value="Z" calcext:value-type="string">
            <text:p>Z</text:p>
          </table:table-cell>
          <table:table-cell table:style-name="ce8"/>
          <table:table-cell table:style-name="ce12" table:formula="of:=IF(BITAND([.$A93];[.F$2])=0;&quot;&quot;;1)" office:value-type="float" office:value="1" calcext:value-type="float">
            <text:p>1</text:p>
          </table:table-cell>
          <table:table-cell table:style-name="ce12" table:formula="of:=IF(BITAND([.$A93];[.G$2])=0;&quot;&quot;;1)" office:value-type="float" office:value="1" calcext:value-type="float">
            <text:p>1</text:p>
          </table:table-cell>
          <table:table-cell table:style-name="ce12" table:formula="of:=IF(BITAND([.$A93];[.H$2])=0;&quot;&quot;;1)" office:value-type="float" office:value="1" calcext:value-type="float">
            <text:p>1</text:p>
          </table:table-cell>
          <table:table-cell table:style-name="ce12" table:formula="of:=IF(BITAND([.$A93];[.I$2])=0;&quot;&quot;;1)" office:value-type="float" office:value="1" calcext:value-type="float">
            <text:p>1</text:p>
          </table:table-cell>
          <table:table-cell table:style-name="ce16" table:formula="of:=IF(SUM([.F93:.I93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8" table:formula="of:=DEC2BIN([.A94])" office:value-type="string" office:string-value="1011011" calcext:value-type="string">
            <text:p>1011011</text:p>
          </table:table-cell>
          <table:table-cell table:style-name="ce8" table:formula="of:=DEC2HEX([.A94])" office:value-type="string" office:string-value="5B" calcext:value-type="string">
            <text:p>5B</text:p>
          </table:table-cell>
          <table:table-cell table:style-name="ce8" table:formula="of:=CHAR([.A94])" office:value-type="string" office:string-value="[" calcext:value-type="string">
            <text:p>[</text:p>
          </table:table-cell>
          <table:table-cell table:style-name="ce8"/>
          <table:table-cell table:style-name="ce12" table:formula="of:=IF(BITAND([.$A94];[.F$2])=0;&quot;&quot;;1)" office:value-type="float" office:value="1" calcext:value-type="float">
            <text:p>1</text:p>
          </table:table-cell>
          <table:table-cell table:style-name="ce12" table:formula="of:=IF(BITAND([.$A94];[.G$2])=0;&quot;&quot;;1)" office:value-type="float" office:value="1" calcext:value-type="float">
            <text:p>1</text:p>
          </table:table-cell>
          <table:table-cell table:style-name="ce12" table:formula="of:=IF(BITAND([.$A94];[.H$2])=0;&quot;&quot;;1)" office:value-type="float" office:value="1" calcext:value-type="float">
            <text:p>1</text:p>
          </table:table-cell>
          <table:table-cell table:style-name="ce12" table:formula="of:=IF(BITAND([.$A94];[.I$2])=0;&quot;&quot;;1)" office:value-type="float" office:value="1" calcext:value-type="float">
            <text:p>1</text:p>
          </table:table-cell>
          <table:table-cell table:style-name="ce17" table:formula="of:=IF(SUM([.F94:.I94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BIN([.A95])" office:value-type="string" office:string-value="1011100" calcext:value-type="string">
            <text:p>1011100</text:p>
          </table:table-cell>
          <table:table-cell table:style-name="ce1" table:formula="of:=DEC2HEX([.A95])" office:value-type="string" office:string-value="5C" calcext:value-type="string">
            <text:p>5C</text:p>
          </table:table-cell>
          <table:table-cell table:style-name="ce1" table:formula="of:=CHAR([.A95])" office:value-type="string" office:string-value="\" calcext:value-type="string">
            <text:p>\</text:p>
          </table:table-cell>
          <table:table-cell office:value-type="string" calcext:value-type="string">
            <text:p>V</text:p>
          </table:table-cell>
          <table:table-cell table:formula="of:=IF(BITAND([.$A95];[.F$2])=0;&quot;&quot;;1)" office:value-type="float" office:value="1" calcext:value-type="float">
            <text:p>1</text:p>
          </table:table-cell>
          <table:table-cell table:formula="of:=IF(BITAND([.$A95];[.G$2])=0;&quot;&quot;;1)" office:value-type="float" office:value="1" calcext:value-type="float">
            <text:p>1</text:p>
          </table:table-cell>
          <table:table-cell table:formula="of:=IF(BITAND([.$A95];[.H$2])=0;&quot;&quot;;1)" office:value-type="float" office:value="1" calcext:value-type="float">
            <text:p>1</text:p>
          </table:table-cell>
          <table:table-cell table:formula="of:=IF(BITAND([.$A95];[.I$2])=0;&quot;&quot;;1)">
            <text:p/>
          </table:table-cell>
          <table:table-cell table:formula="of:=IF(SUM([.F95:.I95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8" table:formula="of:=DEC2BIN([.A96])" office:value-type="string" office:string-value="1011101" calcext:value-type="string">
            <text:p>1011101</text:p>
          </table:table-cell>
          <table:table-cell table:style-name="ce8" table:formula="of:=DEC2HEX([.A96])" office:value-type="string" office:string-value="5D" calcext:value-type="string">
            <text:p>5D</text:p>
          </table:table-cell>
          <table:table-cell table:style-name="ce8" table:formula="of:=CHAR([.A96])" office:value-type="string" office:string-value="]" calcext:value-type="string">
            <text:p>]</text:p>
          </table:table-cell>
          <table:table-cell table:style-name="ce8"/>
          <table:table-cell table:style-name="ce12" table:formula="of:=IF(BITAND([.$A96];[.F$2])=0;&quot;&quot;;1)" office:value-type="float" office:value="1" calcext:value-type="float">
            <text:p>1</text:p>
          </table:table-cell>
          <table:table-cell table:style-name="ce12" table:formula="of:=IF(BITAND([.$A96];[.G$2])=0;&quot;&quot;;1)" office:value-type="float" office:value="1" calcext:value-type="float">
            <text:p>1</text:p>
          </table:table-cell>
          <table:table-cell table:style-name="ce12" table:formula="of:=IF(BITAND([.$A96];[.H$2])=0;&quot;&quot;;1)" office:value-type="float" office:value="1" calcext:value-type="float">
            <text:p>1</text:p>
          </table:table-cell>
          <table:table-cell table:style-name="ce12" table:formula="of:=IF(BITAND([.$A96];[.I$2])=0;&quot;&quot;;1)" office:value-type="float" office:value="1" calcext:value-type="float">
            <text:p>1</text:p>
          </table:table-cell>
          <table:table-cell table:style-name="ce17" table:formula="of:=IF(SUM([.F96:.I96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8" table:formula="of:=DEC2BIN([.A97])" office:value-type="string" office:string-value="1011110" calcext:value-type="string">
            <text:p>1011110</text:p>
          </table:table-cell>
          <table:table-cell table:style-name="ce8" table:formula="of:=DEC2HEX([.A97])" office:value-type="string" office:string-value="5E" calcext:value-type="string">
            <text:p>5E</text:p>
          </table:table-cell>
          <table:table-cell table:style-name="ce8" table:formula="of:=CHAR([.A97])" office:value-type="string" office:string-value="^" calcext:value-type="string">
            <text:p>^</text:p>
          </table:table-cell>
          <table:table-cell table:style-name="ce8"/>
          <table:table-cell table:style-name="ce12" table:formula="of:=IF(BITAND([.$A97];[.F$2])=0;&quot;&quot;;1)" office:value-type="float" office:value="1" calcext:value-type="float">
            <text:p>1</text:p>
          </table:table-cell>
          <table:table-cell table:style-name="ce12" table:formula="of:=IF(BITAND([.$A97];[.G$2])=0;&quot;&quot;;1)" office:value-type="float" office:value="1" calcext:value-type="float">
            <text:p>1</text:p>
          </table:table-cell>
          <table:table-cell table:style-name="ce12" table:formula="of:=IF(BITAND([.$A97];[.H$2])=0;&quot;&quot;;1)" office:value-type="float" office:value="1" calcext:value-type="float">
            <text:p>1</text:p>
          </table:table-cell>
          <table:table-cell table:style-name="ce12" table:formula="of:=IF(BITAND([.$A97];[.I$2])=0;&quot;&quot;;1)" office:value-type="float" office:value="1" calcext:value-type="float">
            <text:p>1</text:p>
          </table:table-cell>
          <table:table-cell table:style-name="ce17" table:formula="of:=IF(SUM([.F97:.I97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2" table:formula="of:=DEC2BIN([.A98])" office:value-type="string" office:string-value="1011111" calcext:value-type="string">
            <text:p>1011111</text:p>
          </table:table-cell>
          <table:table-cell table:style-name="ce2" table:formula="of:=DEC2HEX([.A98])" office:value-type="string" office:string-value="5F" calcext:value-type="string">
            <text:p>5F</text:p>
          </table:table-cell>
          <table:table-cell table:style-name="ce2" table:formula="of:=CHAR([.A98])" office:value-type="string" office:string-value="_" calcext:value-type="string">
            <text:p>_</text:p>
          </table:table-cell>
          <table:table-cell table:style-name="ce2"/>
          <table:table-cell table:style-name="ce11" table:formula="of:=IF(BITAND([.$A98];[.F$2])=0;&quot;&quot;;1)" office:value-type="float" office:value="1" calcext:value-type="float">
            <text:p>1</text:p>
          </table:table-cell>
          <table:table-cell table:style-name="ce11" table:formula="of:=IF(BITAND([.$A98];[.G$2])=0;&quot;&quot;;1)" office:value-type="float" office:value="1" calcext:value-type="float">
            <text:p>1</text:p>
          </table:table-cell>
          <table:table-cell table:style-name="ce11" table:formula="of:=IF(BITAND([.$A98];[.H$2])=0;&quot;&quot;;1)" office:value-type="float" office:value="1" calcext:value-type="float">
            <text:p>1</text:p>
          </table:table-cell>
          <table:table-cell table:style-name="ce11" table:formula="of:=IF(BITAND([.$A98];[.I$2])=0;&quot;&quot;;1)" office:value-type="float" office:value="1" calcext:value-type="float">
            <text:p>1</text:p>
          </table:table-cell>
          <table:table-cell table:style-name="ce18" table:formula="of:=IF(SUM([.F98:.I98])=4;1;&quot;&quot;)" office:value-type="float" office:value="1" calcext:value-type="float">
            <text:p>1</text:p>
          </table:table-cell>
          <table:table-cell table:style-name="ce4" table:number-columns-repeated="1637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BIN([.A99])" office:value-type="string" office:string-value="1100000" calcext:value-type="string">
            <text:p>1100000</text:p>
          </table:table-cell>
          <table:table-cell table:style-name="ce1" table:formula="of:=DEC2HEX([.A99])" office:value-type="string" office:string-value="60" calcext:value-type="string">
            <text:p>60</text:p>
          </table:table-cell>
          <table:table-cell table:style-name="ce1" table:formula="of:=CHAR([.A99])" office:value-type="string" office:string-value="`" calcext:value-type="string">
            <text:p>`</text:p>
          </table:table-cell>
          <table:table-cell office:value-type="string" calcext:value-type="string">
            <text:p>W</text:p>
          </table:table-cell>
          <table:table-cell table:formula="of:=IF(BITAND([.$A99];[.F$2])=0;&quot;&quot;;1)" office:value-type="float" office:value="1" calcext:value-type="float">
            <text:p>1</text:p>
          </table:table-cell>
          <table:table-cell table:formula="of:=IF(BITAND([.$A99];[.G$2])=0;&quot;&quot;;1)" office:value-type="float" office:value="1" calcext:value-type="float">
            <text:p>1</text:p>
          </table:table-cell>
          <table:table-cell table:formula="of:=IF(BITAND([.$A99];[.H$2])=0;&quot;&quot;;1)">
            <text:p/>
          </table:table-cell>
          <table:table-cell table:formula="of:=IF(BITAND([.$A99];[.I$2])=0;&quot;&quot;;1)">
            <text:p/>
          </table:table-cell>
          <table:table-cell table:formula="of:=IF(SUM([.F99:.I9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BIN([.A100])" office:value-type="string" office:string-value="1100001" calcext:value-type="string">
            <text:p>1100001</text:p>
          </table:table-cell>
          <table:table-cell table:style-name="ce1" table:formula="of:=DEC2HEX([.A100])" office:value-type="string" office:string-value="61" calcext:value-type="string">
            <text:p>61</text:p>
          </table:table-cell>
          <table:table-cell table:style-name="ce1" table:formula="of:=CHAR([.A100])" office:value-type="string" office:string-value="a" calcext:value-type="string">
            <text:p>a</text:p>
          </table:table-cell>
          <table:table-cell/>
          <table:table-cell table:formula="of:=IF(BITAND([.$A100];[.F$2])=0;&quot;&quot;;1)" office:value-type="float" office:value="1" calcext:value-type="float">
            <text:p>1</text:p>
          </table:table-cell>
          <table:table-cell table:formula="of:=IF(BITAND([.$A100];[.G$2])=0;&quot;&quot;;1)" office:value-type="float" office:value="1" calcext:value-type="float">
            <text:p>1</text:p>
          </table:table-cell>
          <table:table-cell table:formula="of:=IF(BITAND([.$A100];[.H$2])=0;&quot;&quot;;1)">
            <text:p/>
          </table:table-cell>
          <table:table-cell table:formula="of:=IF(BITAND([.$A100];[.I$2])=0;&quot;&quot;;1)" office:value-type="float" office:value="1" calcext:value-type="float">
            <text:p>1</text:p>
          </table:table-cell>
          <table:table-cell table:formula="of:=IF(SUM([.F100:.I10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BIN([.A101])" office:value-type="string" office:string-value="1100010" calcext:value-type="string">
            <text:p>1100010</text:p>
          </table:table-cell>
          <table:table-cell table:style-name="ce1" table:formula="of:=DEC2HEX([.A101])" office:value-type="string" office:string-value="62" calcext:value-type="string">
            <text:p>62</text:p>
          </table:table-cell>
          <table:table-cell table:style-name="ce1" table:formula="of:=CHAR([.A101])" office:value-type="string" office:string-value="b" calcext:value-type="string">
            <text:p>b</text:p>
          </table:table-cell>
          <table:table-cell/>
          <table:table-cell table:formula="of:=IF(BITAND([.$A101];[.F$2])=0;&quot;&quot;;1)" office:value-type="float" office:value="1" calcext:value-type="float">
            <text:p>1</text:p>
          </table:table-cell>
          <table:table-cell table:formula="of:=IF(BITAND([.$A101];[.G$2])=0;&quot;&quot;;1)" office:value-type="float" office:value="1" calcext:value-type="float">
            <text:p>1</text:p>
          </table:table-cell>
          <table:table-cell table:formula="of:=IF(BITAND([.$A101];[.H$2])=0;&quot;&quot;;1)">
            <text:p/>
          </table:table-cell>
          <table:table-cell table:formula="of:=IF(BITAND([.$A101];[.I$2])=0;&quot;&quot;;1)" office:value-type="float" office:value="1" calcext:value-type="float">
            <text:p>1</text:p>
          </table:table-cell>
          <table:table-cell table:formula="of:=IF(SUM([.F101:.I10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BIN([.A102])" office:value-type="string" office:string-value="1100011" calcext:value-type="string">
            <text:p>1100011</text:p>
          </table:table-cell>
          <table:table-cell table:style-name="ce1" table:formula="of:=DEC2HEX([.A102])" office:value-type="string" office:string-value="63" calcext:value-type="string">
            <text:p>63</text:p>
          </table:table-cell>
          <table:table-cell table:style-name="ce1" table:formula="of:=CHAR([.A102])" office:value-type="string" office:string-value="c" calcext:value-type="string">
            <text:p>c</text:p>
          </table:table-cell>
          <table:table-cell/>
          <table:table-cell table:formula="of:=IF(BITAND([.$A102];[.F$2])=0;&quot;&quot;;1)" office:value-type="float" office:value="1" calcext:value-type="float">
            <text:p>1</text:p>
          </table:table-cell>
          <table:table-cell table:formula="of:=IF(BITAND([.$A102];[.G$2])=0;&quot;&quot;;1)" office:value-type="float" office:value="1" calcext:value-type="float">
            <text:p>1</text:p>
          </table:table-cell>
          <table:table-cell table:formula="of:=IF(BITAND([.$A102];[.H$2])=0;&quot;&quot;;1)">
            <text:p/>
          </table:table-cell>
          <table:table-cell table:formula="of:=IF(BITAND([.$A102];[.I$2])=0;&quot;&quot;;1)" office:value-type="float" office:value="1" calcext:value-type="float">
            <text:p>1</text:p>
          </table:table-cell>
          <table:table-cell table:formula="of:=IF(SUM([.F102:.I10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BIN([.A103])" office:value-type="string" office:string-value="1100100" calcext:value-type="string">
            <text:p>1100100</text:p>
          </table:table-cell>
          <table:table-cell table:style-name="ce1" table:formula="of:=DEC2HEX([.A103])" office:value-type="string" office:string-value="64" calcext:value-type="string">
            <text:p>64</text:p>
          </table:table-cell>
          <table:table-cell table:style-name="ce1" table:formula="of:=CHAR([.A103])" office:value-type="string" office:string-value="d" calcext:value-type="string">
            <text:p>d</text:p>
          </table:table-cell>
          <table:table-cell office:value-type="string" calcext:value-type="string">
            <text:p>X</text:p>
          </table:table-cell>
          <table:table-cell table:formula="of:=IF(BITAND([.$A103];[.F$2])=0;&quot;&quot;;1)" office:value-type="float" office:value="1" calcext:value-type="float">
            <text:p>1</text:p>
          </table:table-cell>
          <table:table-cell table:formula="of:=IF(BITAND([.$A103];[.G$2])=0;&quot;&quot;;1)" office:value-type="float" office:value="1" calcext:value-type="float">
            <text:p>1</text:p>
          </table:table-cell>
          <table:table-cell table:formula="of:=IF(BITAND([.$A103];[.H$2])=0;&quot;&quot;;1)" office:value-type="float" office:value="1" calcext:value-type="float">
            <text:p>1</text:p>
          </table:table-cell>
          <table:table-cell table:formula="of:=IF(BITAND([.$A103];[.I$2])=0;&quot;&quot;;1)">
            <text:p/>
          </table:table-cell>
          <table:table-cell table:formula="of:=IF(SUM([.F103:.I103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8" table:formula="of:=DEC2BIN([.A104])" office:value-type="string" office:string-value="1100101" calcext:value-type="string">
            <text:p>1100101</text:p>
          </table:table-cell>
          <table:table-cell table:style-name="ce8" table:formula="of:=DEC2HEX([.A104])" office:value-type="string" office:string-value="65" calcext:value-type="string">
            <text:p>65</text:p>
          </table:table-cell>
          <table:table-cell table:style-name="ce8" table:formula="of:=CHAR([.A104])" office:value-type="string" office:string-value="e" calcext:value-type="string">
            <text:p>e</text:p>
          </table:table-cell>
          <table:table-cell table:style-name="ce8"/>
          <table:table-cell table:style-name="ce12" table:formula="of:=IF(BITAND([.$A104];[.F$2])=0;&quot;&quot;;1)" office:value-type="float" office:value="1" calcext:value-type="float">
            <text:p>1</text:p>
          </table:table-cell>
          <table:table-cell table:style-name="ce12" table:formula="of:=IF(BITAND([.$A104];[.G$2])=0;&quot;&quot;;1)" office:value-type="float" office:value="1" calcext:value-type="float">
            <text:p>1</text:p>
          </table:table-cell>
          <table:table-cell table:style-name="ce12" table:formula="of:=IF(BITAND([.$A104];[.H$2])=0;&quot;&quot;;1)" office:value-type="float" office:value="1" calcext:value-type="float">
            <text:p>1</text:p>
          </table:table-cell>
          <table:table-cell table:style-name="ce12" table:formula="of:=IF(BITAND([.$A104];[.I$2])=0;&quot;&quot;;1)" office:value-type="float" office:value="1" calcext:value-type="float">
            <text:p>1</text:p>
          </table:table-cell>
          <table:table-cell table:style-name="ce16" table:formula="of:=IF(SUM([.F104:.I104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8" table:formula="of:=DEC2BIN([.A105])" office:value-type="string" office:string-value="1100110" calcext:value-type="string">
            <text:p>1100110</text:p>
          </table:table-cell>
          <table:table-cell table:style-name="ce8" table:formula="of:=DEC2HEX([.A105])" office:value-type="string" office:string-value="66" calcext:value-type="string">
            <text:p>66</text:p>
          </table:table-cell>
          <table:table-cell table:style-name="ce8" table:formula="of:=CHAR([.A105])" office:value-type="string" office:string-value="f" calcext:value-type="string">
            <text:p>f</text:p>
          </table:table-cell>
          <table:table-cell table:style-name="ce8"/>
          <table:table-cell table:style-name="ce12" table:formula="of:=IF(BITAND([.$A105];[.F$2])=0;&quot;&quot;;1)" office:value-type="float" office:value="1" calcext:value-type="float">
            <text:p>1</text:p>
          </table:table-cell>
          <table:table-cell table:style-name="ce12" table:formula="of:=IF(BITAND([.$A105];[.G$2])=0;&quot;&quot;;1)" office:value-type="float" office:value="1" calcext:value-type="float">
            <text:p>1</text:p>
          </table:table-cell>
          <table:table-cell table:style-name="ce12" table:formula="of:=IF(BITAND([.$A105];[.H$2])=0;&quot;&quot;;1)" office:value-type="float" office:value="1" calcext:value-type="float">
            <text:p>1</text:p>
          </table:table-cell>
          <table:table-cell table:style-name="ce12" table:formula="of:=IF(BITAND([.$A105];[.I$2])=0;&quot;&quot;;1)" office:value-type="float" office:value="1" calcext:value-type="float">
            <text:p>1</text:p>
          </table:table-cell>
          <table:table-cell table:style-name="ce16" table:formula="of:=IF(SUM([.F105:.I105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8" table:formula="of:=DEC2BIN([.A106])" office:value-type="string" office:string-value="1100111" calcext:value-type="string">
            <text:p>1100111</text:p>
          </table:table-cell>
          <table:table-cell table:style-name="ce8" table:formula="of:=DEC2HEX([.A106])" office:value-type="string" office:string-value="67" calcext:value-type="string">
            <text:p>67</text:p>
          </table:table-cell>
          <table:table-cell table:style-name="ce8" table:formula="of:=CHAR([.A106])" office:value-type="string" office:string-value="g" calcext:value-type="string">
            <text:p>g</text:p>
          </table:table-cell>
          <table:table-cell table:style-name="ce8"/>
          <table:table-cell table:style-name="ce12" table:formula="of:=IF(BITAND([.$A106];[.F$2])=0;&quot;&quot;;1)" office:value-type="float" office:value="1" calcext:value-type="float">
            <text:p>1</text:p>
          </table:table-cell>
          <table:table-cell table:style-name="ce12" table:formula="of:=IF(BITAND([.$A106];[.G$2])=0;&quot;&quot;;1)" office:value-type="float" office:value="1" calcext:value-type="float">
            <text:p>1</text:p>
          </table:table-cell>
          <table:table-cell table:style-name="ce12" table:formula="of:=IF(BITAND([.$A106];[.H$2])=0;&quot;&quot;;1)" office:value-type="float" office:value="1" calcext:value-type="float">
            <text:p>1</text:p>
          </table:table-cell>
          <table:table-cell table:style-name="ce12" table:formula="of:=IF(BITAND([.$A106];[.I$2])=0;&quot;&quot;;1)" office:value-type="float" office:value="1" calcext:value-type="float">
            <text:p>1</text:p>
          </table:table-cell>
          <table:table-cell table:style-name="ce17" table:formula="of:=IF(SUM([.F106:.I106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BIN([.A107])" office:value-type="string" office:string-value="1101000" calcext:value-type="string">
            <text:p>1101000</text:p>
          </table:table-cell>
          <table:table-cell table:style-name="ce1" table:formula="of:=DEC2HEX([.A107])" office:value-type="string" office:string-value="68" calcext:value-type="string">
            <text:p>68</text:p>
          </table:table-cell>
          <table:table-cell table:style-name="ce1" table:formula="of:=CHAR([.A107])" office:value-type="string" office:string-value="h" calcext:value-type="string">
            <text:p>h</text:p>
          </table:table-cell>
          <table:table-cell office:value-type="string" calcext:value-type="string">
            <text:p>Y</text:p>
          </table:table-cell>
          <table:table-cell table:formula="of:=IF(BITAND([.$A107];[.F$2])=0;&quot;&quot;;1)" office:value-type="float" office:value="1" calcext:value-type="float">
            <text:p>1</text:p>
          </table:table-cell>
          <table:table-cell table:formula="of:=IF(BITAND([.$A107];[.G$2])=0;&quot;&quot;;1)" office:value-type="float" office:value="1" calcext:value-type="float">
            <text:p>1</text:p>
          </table:table-cell>
          <table:table-cell table:formula="of:=IF(BITAND([.$A107];[.H$2])=0;&quot;&quot;;1)" office:value-type="float" office:value="1" calcext:value-type="float">
            <text:p>1</text:p>
          </table:table-cell>
          <table:table-cell table:formula="of:=IF(BITAND([.$A107];[.I$2])=0;&quot;&quot;;1)">
            <text:p/>
          </table:table-cell>
          <table:table-cell table:formula="of:=IF(SUM([.F107:.I107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8" table:formula="of:=DEC2BIN([.A108])" office:value-type="string" office:string-value="1101001" calcext:value-type="string">
            <text:p>1101001</text:p>
          </table:table-cell>
          <table:table-cell table:style-name="ce8" table:formula="of:=DEC2HEX([.A108])" office:value-type="string" office:string-value="69" calcext:value-type="string">
            <text:p>69</text:p>
          </table:table-cell>
          <table:table-cell table:style-name="ce8" table:formula="of:=CHAR([.A108])" office:value-type="string" office:string-value="i" calcext:value-type="string">
            <text:p>i</text:p>
          </table:table-cell>
          <table:table-cell table:style-name="ce8"/>
          <table:table-cell table:style-name="ce12" table:formula="of:=IF(BITAND([.$A108];[.F$2])=0;&quot;&quot;;1)" office:value-type="float" office:value="1" calcext:value-type="float">
            <text:p>1</text:p>
          </table:table-cell>
          <table:table-cell table:style-name="ce12" table:formula="of:=IF(BITAND([.$A108];[.G$2])=0;&quot;&quot;;1)" office:value-type="float" office:value="1" calcext:value-type="float">
            <text:p>1</text:p>
          </table:table-cell>
          <table:table-cell table:style-name="ce12" table:formula="of:=IF(BITAND([.$A108];[.H$2])=0;&quot;&quot;;1)" office:value-type="float" office:value="1" calcext:value-type="float">
            <text:p>1</text:p>
          </table:table-cell>
          <table:table-cell table:style-name="ce12" table:formula="of:=IF(BITAND([.$A108];[.I$2])=0;&quot;&quot;;1)" office:value-type="float" office:value="1" calcext:value-type="float">
            <text:p>1</text:p>
          </table:table-cell>
          <table:table-cell table:style-name="ce16" table:formula="of:=IF(SUM([.F108:.I108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8" table:formula="of:=DEC2BIN([.A109])" office:value-type="string" office:string-value="1101010" calcext:value-type="string">
            <text:p>1101010</text:p>
          </table:table-cell>
          <table:table-cell table:style-name="ce8" table:formula="of:=DEC2HEX([.A109])" office:value-type="string" office:string-value="6A" calcext:value-type="string">
            <text:p>6A</text:p>
          </table:table-cell>
          <table:table-cell table:style-name="ce8" table:formula="of:=CHAR([.A109])" office:value-type="string" office:string-value="j" calcext:value-type="string">
            <text:p>j</text:p>
          </table:table-cell>
          <table:table-cell table:style-name="ce8"/>
          <table:table-cell table:style-name="ce12" table:formula="of:=IF(BITAND([.$A109];[.F$2])=0;&quot;&quot;;1)" office:value-type="float" office:value="1" calcext:value-type="float">
            <text:p>1</text:p>
          </table:table-cell>
          <table:table-cell table:style-name="ce12" table:formula="of:=IF(BITAND([.$A109];[.G$2])=0;&quot;&quot;;1)" office:value-type="float" office:value="1" calcext:value-type="float">
            <text:p>1</text:p>
          </table:table-cell>
          <table:table-cell table:style-name="ce12" table:formula="of:=IF(BITAND([.$A109];[.H$2])=0;&quot;&quot;;1)" office:value-type="float" office:value="1" calcext:value-type="float">
            <text:p>1</text:p>
          </table:table-cell>
          <table:table-cell table:style-name="ce12" table:formula="of:=IF(BITAND([.$A109];[.I$2])=0;&quot;&quot;;1)" office:value-type="float" office:value="1" calcext:value-type="float">
            <text:p>1</text:p>
          </table:table-cell>
          <table:table-cell table:style-name="ce16" table:formula="of:=IF(SUM([.F109:.I109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8" table:formula="of:=DEC2BIN([.A110])" office:value-type="string" office:string-value="1101011" calcext:value-type="string">
            <text:p>1101011</text:p>
          </table:table-cell>
          <table:table-cell table:style-name="ce8" table:formula="of:=DEC2HEX([.A110])" office:value-type="string" office:string-value="6B" calcext:value-type="string">
            <text:p>6B</text:p>
          </table:table-cell>
          <table:table-cell table:style-name="ce8" table:formula="of:=CHAR([.A110])" office:value-type="string" office:string-value="k" calcext:value-type="string">
            <text:p>k</text:p>
          </table:table-cell>
          <table:table-cell table:style-name="ce8"/>
          <table:table-cell table:style-name="ce12" table:formula="of:=IF(BITAND([.$A110];[.F$2])=0;&quot;&quot;;1)" office:value-type="float" office:value="1" calcext:value-type="float">
            <text:p>1</text:p>
          </table:table-cell>
          <table:table-cell table:style-name="ce12" table:formula="of:=IF(BITAND([.$A110];[.G$2])=0;&quot;&quot;;1)" office:value-type="float" office:value="1" calcext:value-type="float">
            <text:p>1</text:p>
          </table:table-cell>
          <table:table-cell table:style-name="ce12" table:formula="of:=IF(BITAND([.$A110];[.H$2])=0;&quot;&quot;;1)" office:value-type="float" office:value="1" calcext:value-type="float">
            <text:p>1</text:p>
          </table:table-cell>
          <table:table-cell table:style-name="ce12" table:formula="of:=IF(BITAND([.$A110];[.I$2])=0;&quot;&quot;;1)" office:value-type="float" office:value="1" calcext:value-type="float">
            <text:p>1</text:p>
          </table:table-cell>
          <table:table-cell table:style-name="ce17" table:formula="of:=IF(SUM([.F110:.I110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BIN([.A111])" office:value-type="string" office:string-value="1101100" calcext:value-type="string">
            <text:p>1101100</text:p>
          </table:table-cell>
          <table:table-cell table:style-name="ce1" table:formula="of:=DEC2HEX([.A111])" office:value-type="string" office:string-value="6C" calcext:value-type="string">
            <text:p>6C</text:p>
          </table:table-cell>
          <table:table-cell table:style-name="ce1" table:formula="of:=CHAR([.A111])" office:value-type="string" office:string-value="l" calcext:value-type="string">
            <text:p>l</text:p>
          </table:table-cell>
          <table:table-cell office:value-type="string" calcext:value-type="string">
            <text:p>Z</text:p>
          </table:table-cell>
          <table:table-cell table:formula="of:=IF(BITAND([.$A111];[.F$2])=0;&quot;&quot;;1)" office:value-type="float" office:value="1" calcext:value-type="float">
            <text:p>1</text:p>
          </table:table-cell>
          <table:table-cell table:formula="of:=IF(BITAND([.$A111];[.G$2])=0;&quot;&quot;;1)" office:value-type="float" office:value="1" calcext:value-type="float">
            <text:p>1</text:p>
          </table:table-cell>
          <table:table-cell table:formula="of:=IF(BITAND([.$A111];[.H$2])=0;&quot;&quot;;1)" office:value-type="float" office:value="1" calcext:value-type="float">
            <text:p>1</text:p>
          </table:table-cell>
          <table:table-cell table:formula="of:=IF(BITAND([.$A111];[.I$2])=0;&quot;&quot;;1)">
            <text:p/>
          </table:table-cell>
          <table:table-cell table:formula="of:=IF(SUM([.F111:.I111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8" table:formula="of:=DEC2BIN([.A112])" office:value-type="string" office:string-value="1101101" calcext:value-type="string">
            <text:p>1101101</text:p>
          </table:table-cell>
          <table:table-cell table:style-name="ce8" table:formula="of:=DEC2HEX([.A112])" office:value-type="string" office:string-value="6D" calcext:value-type="string">
            <text:p>6D</text:p>
          </table:table-cell>
          <table:table-cell table:style-name="ce8" table:formula="of:=CHAR([.A112])" office:value-type="string" office:string-value="m" calcext:value-type="string">
            <text:p>m</text:p>
          </table:table-cell>
          <table:table-cell table:style-name="ce8"/>
          <table:table-cell table:style-name="ce12" table:formula="of:=IF(BITAND([.$A112];[.F$2])=0;&quot;&quot;;1)" office:value-type="float" office:value="1" calcext:value-type="float">
            <text:p>1</text:p>
          </table:table-cell>
          <table:table-cell table:style-name="ce12" table:formula="of:=IF(BITAND([.$A112];[.G$2])=0;&quot;&quot;;1)" office:value-type="float" office:value="1" calcext:value-type="float">
            <text:p>1</text:p>
          </table:table-cell>
          <table:table-cell table:style-name="ce12" table:formula="of:=IF(BITAND([.$A112];[.H$2])=0;&quot;&quot;;1)" office:value-type="float" office:value="1" calcext:value-type="float">
            <text:p>1</text:p>
          </table:table-cell>
          <table:table-cell table:style-name="ce12" table:formula="of:=IF(BITAND([.$A112];[.I$2])=0;&quot;&quot;;1)" office:value-type="float" office:value="1" calcext:value-type="float">
            <text:p>1</text:p>
          </table:table-cell>
          <table:table-cell table:style-name="ce17" table:formula="of:=IF(SUM([.F112:.I112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8" table:formula="of:=DEC2BIN([.A113])" office:value-type="string" office:string-value="1101110" calcext:value-type="string">
            <text:p>1101110</text:p>
          </table:table-cell>
          <table:table-cell table:style-name="ce8" table:formula="of:=DEC2HEX([.A113])" office:value-type="string" office:string-value="6E" calcext:value-type="string">
            <text:p>6E</text:p>
          </table:table-cell>
          <table:table-cell table:style-name="ce8" table:formula="of:=CHAR([.A113])" office:value-type="string" office:string-value="n" calcext:value-type="string">
            <text:p>n</text:p>
          </table:table-cell>
          <table:table-cell table:style-name="ce8"/>
          <table:table-cell table:style-name="ce12" table:formula="of:=IF(BITAND([.$A113];[.F$2])=0;&quot;&quot;;1)" office:value-type="float" office:value="1" calcext:value-type="float">
            <text:p>1</text:p>
          </table:table-cell>
          <table:table-cell table:style-name="ce12" table:formula="of:=IF(BITAND([.$A113];[.G$2])=0;&quot;&quot;;1)" office:value-type="float" office:value="1" calcext:value-type="float">
            <text:p>1</text:p>
          </table:table-cell>
          <table:table-cell table:style-name="ce12" table:formula="of:=IF(BITAND([.$A113];[.H$2])=0;&quot;&quot;;1)" office:value-type="float" office:value="1" calcext:value-type="float">
            <text:p>1</text:p>
          </table:table-cell>
          <table:table-cell table:style-name="ce12" table:formula="of:=IF(BITAND([.$A113];[.I$2])=0;&quot;&quot;;1)" office:value-type="float" office:value="1" calcext:value-type="float">
            <text:p>1</text:p>
          </table:table-cell>
          <table:table-cell table:style-name="ce17" table:formula="of:=IF(SUM([.F113:.I113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2" table:formula="of:=DEC2BIN([.A114])" office:value-type="string" office:string-value="1101111" calcext:value-type="string">
            <text:p>1101111</text:p>
          </table:table-cell>
          <table:table-cell table:style-name="ce2" table:formula="of:=DEC2HEX([.A114])" office:value-type="string" office:string-value="6F" calcext:value-type="string">
            <text:p>6F</text:p>
          </table:table-cell>
          <table:table-cell table:style-name="ce2" table:formula="of:=CHAR([.A114])" office:value-type="string" office:string-value="o" calcext:value-type="string">
            <text:p>o</text:p>
          </table:table-cell>
          <table:table-cell table:style-name="ce2"/>
          <table:table-cell table:style-name="ce11" table:formula="of:=IF(BITAND([.$A114];[.F$2])=0;&quot;&quot;;1)" office:value-type="float" office:value="1" calcext:value-type="float">
            <text:p>1</text:p>
          </table:table-cell>
          <table:table-cell table:style-name="ce11" table:formula="of:=IF(BITAND([.$A114];[.G$2])=0;&quot;&quot;;1)" office:value-type="float" office:value="1" calcext:value-type="float">
            <text:p>1</text:p>
          </table:table-cell>
          <table:table-cell table:style-name="ce11" table:formula="of:=IF(BITAND([.$A114];[.H$2])=0;&quot;&quot;;1)" office:value-type="float" office:value="1" calcext:value-type="float">
            <text:p>1</text:p>
          </table:table-cell>
          <table:table-cell table:style-name="ce11" table:formula="of:=IF(BITAND([.$A114];[.I$2])=0;&quot;&quot;;1)" office:value-type="float" office:value="1" calcext:value-type="float">
            <text:p>1</text:p>
          </table:table-cell>
          <table:table-cell table:style-name="ce18" table:formula="of:=IF(SUM([.F114:.I114])=4;1;&quot;&quot;)" office:value-type="float" office:value="1" calcext:value-type="float">
            <text:p>1</text:p>
          </table:table-cell>
          <table:table-cell table:style-name="ce4" table:number-columns-repeated="1637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BIN([.A115])" office:value-type="string" office:string-value="1110000" calcext:value-type="string">
            <text:p>1110000</text:p>
          </table:table-cell>
          <table:table-cell table:style-name="ce1" table:formula="of:=DEC2HEX([.A115])" office:value-type="string" office:string-value="70" calcext:value-type="string">
            <text:p>70</text:p>
          </table:table-cell>
          <table:table-cell table:style-name="ce1" table:formula="of:=CHAR([.A115])" office:value-type="string" office:string-value="p" calcext:value-type="string">
            <text:p>p</text:p>
          </table:table-cell>
          <table:table-cell office:value-type="string" calcext:value-type="string">
            <text:p>a</text:p>
          </table:table-cell>
          <table:table-cell table:formula="of:=IF(BITAND([.$A115];[.F$2])=0;&quot;&quot;;1)" office:value-type="float" office:value="1" calcext:value-type="float">
            <text:p>1</text:p>
          </table:table-cell>
          <table:table-cell table:formula="of:=IF(BITAND([.$A115];[.G$2])=0;&quot;&quot;;1)" office:value-type="float" office:value="1" calcext:value-type="float">
            <text:p>1</text:p>
          </table:table-cell>
          <table:table-cell table:formula="of:=IF(BITAND([.$A115];[.H$2])=0;&quot;&quot;;1)">
            <text:p/>
          </table:table-cell>
          <table:table-cell table:formula="of:=IF(BITAND([.$A115];[.I$2])=0;&quot;&quot;;1)">
            <text:p/>
          </table:table-cell>
          <table:table-cell table:formula="of:=IF(SUM([.F115:.I11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BIN([.A116])" office:value-type="string" office:string-value="1110001" calcext:value-type="string">
            <text:p>1110001</text:p>
          </table:table-cell>
          <table:table-cell table:style-name="ce1" table:formula="of:=DEC2HEX([.A116])" office:value-type="string" office:string-value="71" calcext:value-type="string">
            <text:p>71</text:p>
          </table:table-cell>
          <table:table-cell table:style-name="ce1" table:formula="of:=CHAR([.A116])" office:value-type="string" office:string-value="q" calcext:value-type="string">
            <text:p>q</text:p>
          </table:table-cell>
          <table:table-cell/>
          <table:table-cell table:formula="of:=IF(BITAND([.$A116];[.F$2])=0;&quot;&quot;;1)" office:value-type="float" office:value="1" calcext:value-type="float">
            <text:p>1</text:p>
          </table:table-cell>
          <table:table-cell table:formula="of:=IF(BITAND([.$A116];[.G$2])=0;&quot;&quot;;1)" office:value-type="float" office:value="1" calcext:value-type="float">
            <text:p>1</text:p>
          </table:table-cell>
          <table:table-cell table:formula="of:=IF(BITAND([.$A116];[.H$2])=0;&quot;&quot;;1)">
            <text:p/>
          </table:table-cell>
          <table:table-cell table:formula="of:=IF(BITAND([.$A116];[.I$2])=0;&quot;&quot;;1)" office:value-type="float" office:value="1" calcext:value-type="float">
            <text:p>1</text:p>
          </table:table-cell>
          <table:table-cell table:formula="of:=IF(SUM([.F116:.I11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BIN([.A117])" office:value-type="string" office:string-value="1110010" calcext:value-type="string">
            <text:p>1110010</text:p>
          </table:table-cell>
          <table:table-cell table:style-name="ce1" table:formula="of:=DEC2HEX([.A117])" office:value-type="string" office:string-value="72" calcext:value-type="string">
            <text:p>72</text:p>
          </table:table-cell>
          <table:table-cell table:style-name="ce1" table:formula="of:=CHAR([.A117])" office:value-type="string" office:string-value="r" calcext:value-type="string">
            <text:p>r</text:p>
          </table:table-cell>
          <table:table-cell/>
          <table:table-cell table:formula="of:=IF(BITAND([.$A117];[.F$2])=0;&quot;&quot;;1)" office:value-type="float" office:value="1" calcext:value-type="float">
            <text:p>1</text:p>
          </table:table-cell>
          <table:table-cell table:formula="of:=IF(BITAND([.$A117];[.G$2])=0;&quot;&quot;;1)" office:value-type="float" office:value="1" calcext:value-type="float">
            <text:p>1</text:p>
          </table:table-cell>
          <table:table-cell table:formula="of:=IF(BITAND([.$A117];[.H$2])=0;&quot;&quot;;1)">
            <text:p/>
          </table:table-cell>
          <table:table-cell table:formula="of:=IF(BITAND([.$A117];[.I$2])=0;&quot;&quot;;1)" office:value-type="float" office:value="1" calcext:value-type="float">
            <text:p>1</text:p>
          </table:table-cell>
          <table:table-cell table:formula="of:=IF(SUM([.F117:.I11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BIN([.A118])" office:value-type="string" office:string-value="1110011" calcext:value-type="string">
            <text:p>1110011</text:p>
          </table:table-cell>
          <table:table-cell table:style-name="ce1" table:formula="of:=DEC2HEX([.A118])" office:value-type="string" office:string-value="73" calcext:value-type="string">
            <text:p>73</text:p>
          </table:table-cell>
          <table:table-cell table:style-name="ce1" table:formula="of:=CHAR([.A118])" office:value-type="string" office:string-value="s" calcext:value-type="string">
            <text:p>s</text:p>
          </table:table-cell>
          <table:table-cell/>
          <table:table-cell table:formula="of:=IF(BITAND([.$A118];[.F$2])=0;&quot;&quot;;1)" office:value-type="float" office:value="1" calcext:value-type="float">
            <text:p>1</text:p>
          </table:table-cell>
          <table:table-cell table:formula="of:=IF(BITAND([.$A118];[.G$2])=0;&quot;&quot;;1)" office:value-type="float" office:value="1" calcext:value-type="float">
            <text:p>1</text:p>
          </table:table-cell>
          <table:table-cell table:formula="of:=IF(BITAND([.$A118];[.H$2])=0;&quot;&quot;;1)">
            <text:p/>
          </table:table-cell>
          <table:table-cell table:formula="of:=IF(BITAND([.$A118];[.I$2])=0;&quot;&quot;;1)" office:value-type="float" office:value="1" calcext:value-type="float">
            <text:p>1</text:p>
          </table:table-cell>
          <table:table-cell table:formula="of:=IF(SUM([.F118:.I11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BIN([.A119])" office:value-type="string" office:string-value="1110100" calcext:value-type="string">
            <text:p>1110100</text:p>
          </table:table-cell>
          <table:table-cell table:style-name="ce1" table:formula="of:=DEC2HEX([.A119])" office:value-type="string" office:string-value="74" calcext:value-type="string">
            <text:p>74</text:p>
          </table:table-cell>
          <table:table-cell table:style-name="ce1" table:formula="of:=CHAR([.A119])" office:value-type="string" office:string-value="t" calcext:value-type="string">
            <text:p>t</text:p>
          </table:table-cell>
          <table:table-cell office:value-type="string" calcext:value-type="string">
            <text:p>b</text:p>
          </table:table-cell>
          <table:table-cell table:formula="of:=IF(BITAND([.$A119];[.F$2])=0;&quot;&quot;;1)" office:value-type="float" office:value="1" calcext:value-type="float">
            <text:p>1</text:p>
          </table:table-cell>
          <table:table-cell table:formula="of:=IF(BITAND([.$A119];[.G$2])=0;&quot;&quot;;1)" office:value-type="float" office:value="1" calcext:value-type="float">
            <text:p>1</text:p>
          </table:table-cell>
          <table:table-cell table:formula="of:=IF(BITAND([.$A119];[.H$2])=0;&quot;&quot;;1)" office:value-type="float" office:value="1" calcext:value-type="float">
            <text:p>1</text:p>
          </table:table-cell>
          <table:table-cell table:formula="of:=IF(BITAND([.$A119];[.I$2])=0;&quot;&quot;;1)">
            <text:p/>
          </table:table-cell>
          <table:table-cell table:formula="of:=IF(SUM([.F119:.I119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8" table:formula="of:=DEC2BIN([.A120])" office:value-type="string" office:string-value="1110101" calcext:value-type="string">
            <text:p>1110101</text:p>
          </table:table-cell>
          <table:table-cell table:style-name="ce8" table:formula="of:=DEC2HEX([.A120])" office:value-type="string" office:string-value="75" calcext:value-type="string">
            <text:p>75</text:p>
          </table:table-cell>
          <table:table-cell table:style-name="ce8" table:formula="of:=CHAR([.A120])" office:value-type="string" office:string-value="u" calcext:value-type="string">
            <text:p>u</text:p>
          </table:table-cell>
          <table:table-cell table:style-name="ce8"/>
          <table:table-cell table:style-name="ce12" table:formula="of:=IF(BITAND([.$A120];[.F$2])=0;&quot;&quot;;1)" office:value-type="float" office:value="1" calcext:value-type="float">
            <text:p>1</text:p>
          </table:table-cell>
          <table:table-cell table:style-name="ce12" table:formula="of:=IF(BITAND([.$A120];[.G$2])=0;&quot;&quot;;1)" office:value-type="float" office:value="1" calcext:value-type="float">
            <text:p>1</text:p>
          </table:table-cell>
          <table:table-cell table:style-name="ce12" table:formula="of:=IF(BITAND([.$A120];[.H$2])=0;&quot;&quot;;1)" office:value-type="float" office:value="1" calcext:value-type="float">
            <text:p>1</text:p>
          </table:table-cell>
          <table:table-cell table:style-name="ce12" table:formula="of:=IF(BITAND([.$A120];[.I$2])=0;&quot;&quot;;1)" office:value-type="float" office:value="1" calcext:value-type="float">
            <text:p>1</text:p>
          </table:table-cell>
          <table:table-cell table:style-name="ce17" table:formula="of:=IF(SUM([.F120:.I120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8" table:formula="of:=DEC2BIN([.A121])" office:value-type="string" office:string-value="1110110" calcext:value-type="string">
            <text:p>1110110</text:p>
          </table:table-cell>
          <table:table-cell table:style-name="ce8" table:formula="of:=DEC2HEX([.A121])" office:value-type="string" office:string-value="76" calcext:value-type="string">
            <text:p>76</text:p>
          </table:table-cell>
          <table:table-cell table:style-name="ce8" table:formula="of:=CHAR([.A121])" office:value-type="string" office:string-value="v" calcext:value-type="string">
            <text:p>v</text:p>
          </table:table-cell>
          <table:table-cell table:style-name="ce8"/>
          <table:table-cell table:style-name="ce12" table:formula="of:=IF(BITAND([.$A121];[.F$2])=0;&quot;&quot;;1)" office:value-type="float" office:value="1" calcext:value-type="float">
            <text:p>1</text:p>
          </table:table-cell>
          <table:table-cell table:style-name="ce12" table:formula="of:=IF(BITAND([.$A121];[.G$2])=0;&quot;&quot;;1)" office:value-type="float" office:value="1" calcext:value-type="float">
            <text:p>1</text:p>
          </table:table-cell>
          <table:table-cell table:style-name="ce12" table:formula="of:=IF(BITAND([.$A121];[.H$2])=0;&quot;&quot;;1)" office:value-type="float" office:value="1" calcext:value-type="float">
            <text:p>1</text:p>
          </table:table-cell>
          <table:table-cell table:style-name="ce12" table:formula="of:=IF(BITAND([.$A121];[.I$2])=0;&quot;&quot;;1)" office:value-type="float" office:value="1" calcext:value-type="float">
            <text:p>1</text:p>
          </table:table-cell>
          <table:table-cell table:style-name="ce17" table:formula="of:=IF(SUM([.F121:.I121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8" table:formula="of:=DEC2BIN([.A122])" office:value-type="string" office:string-value="1110111" calcext:value-type="string">
            <text:p>1110111</text:p>
          </table:table-cell>
          <table:table-cell table:style-name="ce8" table:formula="of:=DEC2HEX([.A122])" office:value-type="string" office:string-value="77" calcext:value-type="string">
            <text:p>77</text:p>
          </table:table-cell>
          <table:table-cell table:style-name="ce8" table:formula="of:=CHAR([.A122])" office:value-type="string" office:string-value="w" calcext:value-type="string">
            <text:p>w</text:p>
          </table:table-cell>
          <table:table-cell table:style-name="ce8"/>
          <table:table-cell table:style-name="ce12" table:formula="of:=IF(BITAND([.$A122];[.F$2])=0;&quot;&quot;;1)" office:value-type="float" office:value="1" calcext:value-type="float">
            <text:p>1</text:p>
          </table:table-cell>
          <table:table-cell table:style-name="ce12" table:formula="of:=IF(BITAND([.$A122];[.G$2])=0;&quot;&quot;;1)" office:value-type="float" office:value="1" calcext:value-type="float">
            <text:p>1</text:p>
          </table:table-cell>
          <table:table-cell table:style-name="ce12" table:formula="of:=IF(BITAND([.$A122];[.H$2])=0;&quot;&quot;;1)" office:value-type="float" office:value="1" calcext:value-type="float">
            <text:p>1</text:p>
          </table:table-cell>
          <table:table-cell table:style-name="ce12" table:formula="of:=IF(BITAND([.$A122];[.I$2])=0;&quot;&quot;;1)" office:value-type="float" office:value="1" calcext:value-type="float">
            <text:p>1</text:p>
          </table:table-cell>
          <table:table-cell table:style-name="ce17" table:formula="of:=IF(SUM([.F122:.I122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BIN([.A123])" office:value-type="string" office:string-value="1111000" calcext:value-type="string">
            <text:p>1111000</text:p>
          </table:table-cell>
          <table:table-cell table:style-name="ce1" table:formula="of:=DEC2HEX([.A123])" office:value-type="string" office:string-value="78" calcext:value-type="string">
            <text:p>78</text:p>
          </table:table-cell>
          <table:table-cell table:style-name="ce1" table:formula="of:=CHAR([.A123])" office:value-type="string" office:string-value="x" calcext:value-type="string">
            <text:p>x</text:p>
          </table:table-cell>
          <table:table-cell office:value-type="string" calcext:value-type="string">
            <text:p>c</text:p>
          </table:table-cell>
          <table:table-cell table:formula="of:=IF(BITAND([.$A123];[.F$2])=0;&quot;&quot;;1)" office:value-type="float" office:value="1" calcext:value-type="float">
            <text:p>1</text:p>
          </table:table-cell>
          <table:table-cell table:formula="of:=IF(BITAND([.$A123];[.G$2])=0;&quot;&quot;;1)" office:value-type="float" office:value="1" calcext:value-type="float">
            <text:p>1</text:p>
          </table:table-cell>
          <table:table-cell table:formula="of:=IF(BITAND([.$A123];[.H$2])=0;&quot;&quot;;1)" office:value-type="float" office:value="1" calcext:value-type="float">
            <text:p>1</text:p>
          </table:table-cell>
          <table:table-cell table:formula="of:=IF(BITAND([.$A123];[.I$2])=0;&quot;&quot;;1)">
            <text:p/>
          </table:table-cell>
          <table:table-cell table:formula="of:=IF(SUM([.F123:.I123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8" table:formula="of:=DEC2BIN([.A124])" office:value-type="string" office:string-value="1111001" calcext:value-type="string">
            <text:p>1111001</text:p>
          </table:table-cell>
          <table:table-cell table:style-name="ce8" table:formula="of:=DEC2HEX([.A124])" office:value-type="string" office:string-value="79" calcext:value-type="string">
            <text:p>79</text:p>
          </table:table-cell>
          <table:table-cell table:style-name="ce8" table:formula="of:=CHAR([.A124])" office:value-type="string" office:string-value="y" calcext:value-type="string">
            <text:p>y</text:p>
          </table:table-cell>
          <table:table-cell table:style-name="ce8"/>
          <table:table-cell table:style-name="ce12" table:formula="of:=IF(BITAND([.$A124];[.F$2])=0;&quot;&quot;;1)" office:value-type="float" office:value="1" calcext:value-type="float">
            <text:p>1</text:p>
          </table:table-cell>
          <table:table-cell table:style-name="ce12" table:formula="of:=IF(BITAND([.$A124];[.G$2])=0;&quot;&quot;;1)" office:value-type="float" office:value="1" calcext:value-type="float">
            <text:p>1</text:p>
          </table:table-cell>
          <table:table-cell table:style-name="ce12" table:formula="of:=IF(BITAND([.$A124];[.H$2])=0;&quot;&quot;;1)" office:value-type="float" office:value="1" calcext:value-type="float">
            <text:p>1</text:p>
          </table:table-cell>
          <table:table-cell table:style-name="ce12" table:formula="of:=IF(BITAND([.$A124];[.I$2])=0;&quot;&quot;;1)" office:value-type="float" office:value="1" calcext:value-type="float">
            <text:p>1</text:p>
          </table:table-cell>
          <table:table-cell table:style-name="ce17" table:formula="of:=IF(SUM([.F124:.I124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8" table:formula="of:=DEC2BIN([.A125])" office:value-type="string" office:string-value="1111010" calcext:value-type="string">
            <text:p>1111010</text:p>
          </table:table-cell>
          <table:table-cell table:style-name="ce8" table:formula="of:=DEC2HEX([.A125])" office:value-type="string" office:string-value="7A" calcext:value-type="string">
            <text:p>7A</text:p>
          </table:table-cell>
          <table:table-cell table:style-name="ce8" table:formula="of:=CHAR([.A125])" office:value-type="string" office:string-value="z" calcext:value-type="string">
            <text:p>z</text:p>
          </table:table-cell>
          <table:table-cell table:style-name="ce8"/>
          <table:table-cell table:style-name="ce12" table:formula="of:=IF(BITAND([.$A125];[.F$2])=0;&quot;&quot;;1)" office:value-type="float" office:value="1" calcext:value-type="float">
            <text:p>1</text:p>
          </table:table-cell>
          <table:table-cell table:style-name="ce12" table:formula="of:=IF(BITAND([.$A125];[.G$2])=0;&quot;&quot;;1)" office:value-type="float" office:value="1" calcext:value-type="float">
            <text:p>1</text:p>
          </table:table-cell>
          <table:table-cell table:style-name="ce12" table:formula="of:=IF(BITAND([.$A125];[.H$2])=0;&quot;&quot;;1)" office:value-type="float" office:value="1" calcext:value-type="float">
            <text:p>1</text:p>
          </table:table-cell>
          <table:table-cell table:style-name="ce12" table:formula="of:=IF(BITAND([.$A125];[.I$2])=0;&quot;&quot;;1)" office:value-type="float" office:value="1" calcext:value-type="float">
            <text:p>1</text:p>
          </table:table-cell>
          <table:table-cell table:style-name="ce17" table:formula="of:=IF(SUM([.F125:.I125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8" table:formula="of:=DEC2BIN([.A126])" office:value-type="string" office:string-value="1111011" calcext:value-type="string">
            <text:p>1111011</text:p>
          </table:table-cell>
          <table:table-cell table:style-name="ce8" table:formula="of:=DEC2HEX([.A126])" office:value-type="string" office:string-value="7B" calcext:value-type="string">
            <text:p>7B</text:p>
          </table:table-cell>
          <table:table-cell table:style-name="ce8" table:formula="of:=CHAR([.A126])" office:value-type="string" office:string-value="{" calcext:value-type="string">
            <text:p>{</text:p>
          </table:table-cell>
          <table:table-cell table:style-name="ce8"/>
          <table:table-cell table:style-name="ce12" table:formula="of:=IF(BITAND([.$A126];[.F$2])=0;&quot;&quot;;1)" office:value-type="float" office:value="1" calcext:value-type="float">
            <text:p>1</text:p>
          </table:table-cell>
          <table:table-cell table:style-name="ce12" table:formula="of:=IF(BITAND([.$A126];[.G$2])=0;&quot;&quot;;1)" office:value-type="float" office:value="1" calcext:value-type="float">
            <text:p>1</text:p>
          </table:table-cell>
          <table:table-cell table:style-name="ce12" table:formula="of:=IF(BITAND([.$A126];[.H$2])=0;&quot;&quot;;1)" office:value-type="float" office:value="1" calcext:value-type="float">
            <text:p>1</text:p>
          </table:table-cell>
          <table:table-cell table:style-name="ce12" table:formula="of:=IF(BITAND([.$A126];[.I$2])=0;&quot;&quot;;1)" office:value-type="float" office:value="1" calcext:value-type="float">
            <text:p>1</text:p>
          </table:table-cell>
          <table:table-cell table:style-name="ce17" table:formula="of:=IF(SUM([.F126:.I126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BIN([.A127])" office:value-type="string" office:string-value="1111100" calcext:value-type="string">
            <text:p>1111100</text:p>
          </table:table-cell>
          <table:table-cell table:style-name="ce1" table:formula="of:=DEC2HEX([.A127])" office:value-type="string" office:string-value="7C" calcext:value-type="string">
            <text:p>7C</text:p>
          </table:table-cell>
          <table:table-cell table:style-name="ce1" table:formula="of:=CHAR([.A127])" office:value-type="string" office:string-value="|" calcext:value-type="string">
            <text:p>|</text:p>
          </table:table-cell>
          <table:table-cell office:value-type="string" calcext:value-type="string">
            <text:p>d</text:p>
          </table:table-cell>
          <table:table-cell table:formula="of:=IF(BITAND([.$A127];[.F$2])=0;&quot;&quot;;1)" office:value-type="float" office:value="1" calcext:value-type="float">
            <text:p>1</text:p>
          </table:table-cell>
          <table:table-cell table:formula="of:=IF(BITAND([.$A127];[.G$2])=0;&quot;&quot;;1)" office:value-type="float" office:value="1" calcext:value-type="float">
            <text:p>1</text:p>
          </table:table-cell>
          <table:table-cell table:formula="of:=IF(BITAND([.$A127];[.H$2])=0;&quot;&quot;;1)" office:value-type="float" office:value="1" calcext:value-type="float">
            <text:p>1</text:p>
          </table:table-cell>
          <table:table-cell table:formula="of:=IF(BITAND([.$A127];[.I$2])=0;&quot;&quot;;1)">
            <text:p/>
          </table:table-cell>
          <table:table-cell table:formula="of:=IF(SUM([.F127:.I127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8" table:formula="of:=DEC2BIN([.A128])" office:value-type="string" office:string-value="1111101" calcext:value-type="string">
            <text:p>1111101</text:p>
          </table:table-cell>
          <table:table-cell table:style-name="ce8" table:formula="of:=DEC2HEX([.A128])" office:value-type="string" office:string-value="7D" calcext:value-type="string">
            <text:p>7D</text:p>
          </table:table-cell>
          <table:table-cell table:style-name="ce8" table:formula="of:=CHAR([.A128])" office:value-type="string" office:string-value="}" calcext:value-type="string">
            <text:p>}</text:p>
          </table:table-cell>
          <table:table-cell table:style-name="ce8"/>
          <table:table-cell table:style-name="ce12" table:formula="of:=IF(BITAND([.$A128];[.F$2])=0;&quot;&quot;;1)" office:value-type="float" office:value="1" calcext:value-type="float">
            <text:p>1</text:p>
          </table:table-cell>
          <table:table-cell table:style-name="ce12" table:formula="of:=IF(BITAND([.$A128];[.G$2])=0;&quot;&quot;;1)" office:value-type="float" office:value="1" calcext:value-type="float">
            <text:p>1</text:p>
          </table:table-cell>
          <table:table-cell table:style-name="ce12" table:formula="of:=IF(BITAND([.$A128];[.H$2])=0;&quot;&quot;;1)" office:value-type="float" office:value="1" calcext:value-type="float">
            <text:p>1</text:p>
          </table:table-cell>
          <table:table-cell table:style-name="ce12" table:formula="of:=IF(BITAND([.$A128];[.I$2])=0;&quot;&quot;;1)" office:value-type="float" office:value="1" calcext:value-type="float">
            <text:p>1</text:p>
          </table:table-cell>
          <table:table-cell table:style-name="ce17" table:formula="of:=IF(SUM([.F128:.I128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8" table:formula="of:=DEC2BIN([.A129])" office:value-type="string" office:string-value="1111110" calcext:value-type="string">
            <text:p>1111110</text:p>
          </table:table-cell>
          <table:table-cell table:style-name="ce8" table:formula="of:=DEC2HEX([.A129])" office:value-type="string" office:string-value="7E" calcext:value-type="string">
            <text:p>7E</text:p>
          </table:table-cell>
          <table:table-cell table:style-name="ce8" table:formula="of:=CHAR([.A129])" office:value-type="string" office:string-value="~" calcext:value-type="string">
            <text:p>~</text:p>
          </table:table-cell>
          <table:table-cell table:style-name="ce8"/>
          <table:table-cell table:style-name="ce12" table:formula="of:=IF(BITAND([.$A129];[.F$2])=0;&quot;&quot;;1)" office:value-type="float" office:value="1" calcext:value-type="float">
            <text:p>1</text:p>
          </table:table-cell>
          <table:table-cell table:style-name="ce12" table:formula="of:=IF(BITAND([.$A129];[.G$2])=0;&quot;&quot;;1)" office:value-type="float" office:value="1" calcext:value-type="float">
            <text:p>1</text:p>
          </table:table-cell>
          <table:table-cell table:style-name="ce12" table:formula="of:=IF(BITAND([.$A129];[.H$2])=0;&quot;&quot;;1)" office:value-type="float" office:value="1" calcext:value-type="float">
            <text:p>1</text:p>
          </table:table-cell>
          <table:table-cell table:style-name="ce12" table:formula="of:=IF(BITAND([.$A129];[.I$2])=0;&quot;&quot;;1)" office:value-type="float" office:value="1" calcext:value-type="float">
            <text:p>1</text:p>
          </table:table-cell>
          <table:table-cell table:style-name="ce17" table:formula="of:=IF(SUM([.F129:.I129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2" table:formula="of:=DEC2BIN([.A130])" office:value-type="string" office:string-value="1111111" calcext:value-type="string">
            <text:p>1111111</text:p>
          </table:table-cell>
          <table:table-cell table:style-name="ce2" table:formula="of:=DEC2HEX([.A130])" office:value-type="string" office:string-value="7F" calcext:value-type="string">
            <text:p>7F</text:p>
          </table:table-cell>
          <table:table-cell table:style-name="ce2" table:formula="of:=CHAR([.A130])" office:value-type="string" office:string-value="" calcext:value-type="string">
            <text:p></text:p>
          </table:table-cell>
          <table:table-cell table:style-name="ce2"/>
          <table:table-cell table:style-name="ce11" table:formula="of:=IF(BITAND([.$A130];[.F$2])=0;&quot;&quot;;1)" office:value-type="float" office:value="1" calcext:value-type="float">
            <text:p>1</text:p>
          </table:table-cell>
          <table:table-cell table:style-name="ce11" table:formula="of:=IF(BITAND([.$A130];[.G$2])=0;&quot;&quot;;1)" office:value-type="float" office:value="1" calcext:value-type="float">
            <text:p>1</text:p>
          </table:table-cell>
          <table:table-cell table:style-name="ce11" table:formula="of:=IF(BITAND([.$A130];[.H$2])=0;&quot;&quot;;1)" office:value-type="float" office:value="1" calcext:value-type="float">
            <text:p>1</text:p>
          </table:table-cell>
          <table:table-cell table:style-name="ce11" table:formula="of:=IF(BITAND([.$A130];[.I$2])=0;&quot;&quot;;1)" office:value-type="float" office:value="1" calcext:value-type="float">
            <text:p>1</text:p>
          </table:table-cell>
          <table:table-cell table:style-name="ce18" table:formula="of:=IF(SUM([.F130:.I130])=4;1;&quot;&quot;)" office:value-type="float" office:value="1" calcext:value-type="float">
            <text:p>1</text:p>
          </table:table-cell>
          <table:table-cell table:style-name="ce4" table:number-columns-repeated="1637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BIN([.A131])" office:value-type="string" office:string-value="10000000" calcext:value-type="string">
            <text:p>10000000</text:p>
          </table:table-cell>
          <table:table-cell table:style-name="ce1" table:formula="of:=DEC2HEX([.A131])" office:value-type="string" office:string-value="80" calcext:value-type="string">
            <text:p>80</text:p>
          </table:table-cell>
          <table:table-cell table:style-name="ce1" table:formula="of:=CHAR([.A131])" office:value-type="string" office:string-value="€" calcext:value-type="string">
            <text:p>€</text:p>
          </table:table-cell>
          <table:table-cell office:value-type="string" calcext:value-type="string">
            <text:p>e</text:p>
          </table:table-cell>
          <table:table-cell table:formula="of:=IF(BITAND([.$A131];[.F$2])=0;&quot;&quot;;1)" office:value-type="float" office:value="1" calcext:value-type="float">
            <text:p>1</text:p>
          </table:table-cell>
          <table:table-cell table:formula="of:=IF(BITAND([.$A131];[.G$2])=0;&quot;&quot;;1)">
            <text:p/>
          </table:table-cell>
          <table:table-cell table:formula="of:=IF(BITAND([.$A131];[.H$2])=0;&quot;&quot;;1)">
            <text:p/>
          </table:table-cell>
          <table:table-cell table:formula="of:=IF(BITAND([.$A131];[.I$2])=0;&quot;&quot;;1)">
            <text:p/>
          </table:table-cell>
          <table:table-cell table:formula="of:=IF(SUM([.F131:.I13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BIN([.A132])" office:value-type="string" office:string-value="10000001" calcext:value-type="string">
            <text:p>10000001</text:p>
          </table:table-cell>
          <table:table-cell table:style-name="ce1" table:formula="of:=DEC2HEX([.A132])" office:value-type="string" office:string-value="81" calcext:value-type="string">
            <text:p>81</text:p>
          </table:table-cell>
          <table:table-cell table:style-name="ce1" table:formula="of:=CHAR([.A132])" office:value-type="string" office:string-value="�" calcext:value-type="string">
            <text:p>�</text:p>
          </table:table-cell>
          <table:table-cell/>
          <table:table-cell table:formula="of:=IF(BITAND([.$A132];[.F$2])=0;&quot;&quot;;1)" office:value-type="float" office:value="1" calcext:value-type="float">
            <text:p>1</text:p>
          </table:table-cell>
          <table:table-cell table:formula="of:=IF(BITAND([.$A132];[.G$2])=0;&quot;&quot;;1)">
            <text:p/>
          </table:table-cell>
          <table:table-cell table:formula="of:=IF(BITAND([.$A132];[.H$2])=0;&quot;&quot;;1)">
            <text:p/>
          </table:table-cell>
          <table:table-cell table:formula="of:=IF(BITAND([.$A132];[.I$2])=0;&quot;&quot;;1)" office:value-type="float" office:value="1" calcext:value-type="float">
            <text:p>1</text:p>
          </table:table-cell>
          <table:table-cell table:formula="of:=IF(SUM([.F132:.I13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BIN([.A133])" office:value-type="string" office:string-value="10000010" calcext:value-type="string">
            <text:p>10000010</text:p>
          </table:table-cell>
          <table:table-cell table:style-name="ce1" table:formula="of:=DEC2HEX([.A133])" office:value-type="string" office:string-value="82" calcext:value-type="string">
            <text:p>82</text:p>
          </table:table-cell>
          <table:table-cell table:style-name="ce1" table:formula="of:=CHAR([.A133])" office:value-type="string" office:string-value="‚" calcext:value-type="string">
            <text:p>‚</text:p>
          </table:table-cell>
          <table:table-cell/>
          <table:table-cell table:formula="of:=IF(BITAND([.$A133];[.F$2])=0;&quot;&quot;;1)" office:value-type="float" office:value="1" calcext:value-type="float">
            <text:p>1</text:p>
          </table:table-cell>
          <table:table-cell table:formula="of:=IF(BITAND([.$A133];[.G$2])=0;&quot;&quot;;1)">
            <text:p/>
          </table:table-cell>
          <table:table-cell table:formula="of:=IF(BITAND([.$A133];[.H$2])=0;&quot;&quot;;1)">
            <text:p/>
          </table:table-cell>
          <table:table-cell table:formula="of:=IF(BITAND([.$A133];[.I$2])=0;&quot;&quot;;1)" office:value-type="float" office:value="1" calcext:value-type="float">
            <text:p>1</text:p>
          </table:table-cell>
          <table:table-cell table:formula="of:=IF(SUM([.F133:.I13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BIN([.A134])" office:value-type="string" office:string-value="10000011" calcext:value-type="string">
            <text:p>10000011</text:p>
          </table:table-cell>
          <table:table-cell table:style-name="ce1" table:formula="of:=DEC2HEX([.A134])" office:value-type="string" office:string-value="83" calcext:value-type="string">
            <text:p>83</text:p>
          </table:table-cell>
          <table:table-cell table:style-name="ce1" table:formula="of:=CHAR([.A134])" office:value-type="string" office:string-value="ƒ" calcext:value-type="string">
            <text:p>ƒ</text:p>
          </table:table-cell>
          <table:table-cell/>
          <table:table-cell table:formula="of:=IF(BITAND([.$A134];[.F$2])=0;&quot;&quot;;1)" office:value-type="float" office:value="1" calcext:value-type="float">
            <text:p>1</text:p>
          </table:table-cell>
          <table:table-cell table:formula="of:=IF(BITAND([.$A134];[.G$2])=0;&quot;&quot;;1)">
            <text:p/>
          </table:table-cell>
          <table:table-cell table:formula="of:=IF(BITAND([.$A134];[.H$2])=0;&quot;&quot;;1)">
            <text:p/>
          </table:table-cell>
          <table:table-cell table:formula="of:=IF(BITAND([.$A134];[.I$2])=0;&quot;&quot;;1)" office:value-type="float" office:value="1" calcext:value-type="float">
            <text:p>1</text:p>
          </table:table-cell>
          <table:table-cell table:formula="of:=IF(SUM([.F134:.I13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BIN([.A135])" office:value-type="string" office:string-value="10000100" calcext:value-type="string">
            <text:p>10000100</text:p>
          </table:table-cell>
          <table:table-cell table:style-name="ce1" table:formula="of:=DEC2HEX([.A135])" office:value-type="string" office:string-value="84" calcext:value-type="string">
            <text:p>84</text:p>
          </table:table-cell>
          <table:table-cell table:style-name="ce1" table:formula="of:=CHAR([.A135])" office:value-type="string" office:string-value="„" calcext:value-type="string">
            <text:p>„</text:p>
          </table:table-cell>
          <table:table-cell office:value-type="string" calcext:value-type="string">
            <text:p>f</text:p>
          </table:table-cell>
          <table:table-cell table:formula="of:=IF(BITAND([.$A135];[.F$2])=0;&quot;&quot;;1)" office:value-type="float" office:value="1" calcext:value-type="float">
            <text:p>1</text:p>
          </table:table-cell>
          <table:table-cell table:formula="of:=IF(BITAND([.$A135];[.G$2])=0;&quot;&quot;;1)">
            <text:p/>
          </table:table-cell>
          <table:table-cell table:formula="of:=IF(BITAND([.$A135];[.H$2])=0;&quot;&quot;;1)" office:value-type="float" office:value="1" calcext:value-type="float">
            <text:p>1</text:p>
          </table:table-cell>
          <table:table-cell table:formula="of:=IF(BITAND([.$A135];[.I$2])=0;&quot;&quot;;1)">
            <text:p/>
          </table:table-cell>
          <table:table-cell table:formula="of:=IF(SUM([.F135:.I13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BIN([.A136])" office:value-type="string" office:string-value="10000101" calcext:value-type="string">
            <text:p>10000101</text:p>
          </table:table-cell>
          <table:table-cell table:style-name="ce1" table:formula="of:=DEC2HEX([.A136])" office:value-type="string" office:string-value="85" calcext:value-type="string">
            <text:p>85</text:p>
          </table:table-cell>
          <table:table-cell table:style-name="ce1" table:formula="of:=CHAR([.A136])" office:value-type="string" office:string-value="…" calcext:value-type="string">
            <text:p>…</text:p>
          </table:table-cell>
          <table:table-cell/>
          <table:table-cell table:formula="of:=IF(BITAND([.$A136];[.F$2])=0;&quot;&quot;;1)" office:value-type="float" office:value="1" calcext:value-type="float">
            <text:p>1</text:p>
          </table:table-cell>
          <table:table-cell table:formula="of:=IF(BITAND([.$A136];[.G$2])=0;&quot;&quot;;1)">
            <text:p/>
          </table:table-cell>
          <table:table-cell table:formula="of:=IF(BITAND([.$A136];[.H$2])=0;&quot;&quot;;1)" office:value-type="float" office:value="1" calcext:value-type="float">
            <text:p>1</text:p>
          </table:table-cell>
          <table:table-cell table:formula="of:=IF(BITAND([.$A136];[.I$2])=0;&quot;&quot;;1)" office:value-type="float" office:value="1" calcext:value-type="float">
            <text:p>1</text:p>
          </table:table-cell>
          <table:table-cell table:formula="of:=IF(SUM([.F136:.I13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BIN([.A137])" office:value-type="string" office:string-value="10000110" calcext:value-type="string">
            <text:p>10000110</text:p>
          </table:table-cell>
          <table:table-cell table:style-name="ce1" table:formula="of:=DEC2HEX([.A137])" office:value-type="string" office:string-value="86" calcext:value-type="string">
            <text:p>86</text:p>
          </table:table-cell>
          <table:table-cell table:style-name="ce1" table:formula="of:=CHAR([.A137])" office:value-type="string" office:string-value="†" calcext:value-type="string">
            <text:p>†</text:p>
          </table:table-cell>
          <table:table-cell/>
          <table:table-cell table:formula="of:=IF(BITAND([.$A137];[.F$2])=0;&quot;&quot;;1)" office:value-type="float" office:value="1" calcext:value-type="float">
            <text:p>1</text:p>
          </table:table-cell>
          <table:table-cell table:formula="of:=IF(BITAND([.$A137];[.G$2])=0;&quot;&quot;;1)">
            <text:p/>
          </table:table-cell>
          <table:table-cell table:formula="of:=IF(BITAND([.$A137];[.H$2])=0;&quot;&quot;;1)" office:value-type="float" office:value="1" calcext:value-type="float">
            <text:p>1</text:p>
          </table:table-cell>
          <table:table-cell table:formula="of:=IF(BITAND([.$A137];[.I$2])=0;&quot;&quot;;1)" office:value-type="float" office:value="1" calcext:value-type="float">
            <text:p>1</text:p>
          </table:table-cell>
          <table:table-cell table:formula="of:=IF(SUM([.F137:.I13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BIN([.A138])" office:value-type="string" office:string-value="10000111" calcext:value-type="string">
            <text:p>10000111</text:p>
          </table:table-cell>
          <table:table-cell table:style-name="ce1" table:formula="of:=DEC2HEX([.A138])" office:value-type="string" office:string-value="87" calcext:value-type="string">
            <text:p>87</text:p>
          </table:table-cell>
          <table:table-cell table:style-name="ce1" table:formula="of:=CHAR([.A138])" office:value-type="string" office:string-value="‡" calcext:value-type="string">
            <text:p>‡</text:p>
          </table:table-cell>
          <table:table-cell/>
          <table:table-cell table:formula="of:=IF(BITAND([.$A138];[.F$2])=0;&quot;&quot;;1)" office:value-type="float" office:value="1" calcext:value-type="float">
            <text:p>1</text:p>
          </table:table-cell>
          <table:table-cell table:formula="of:=IF(BITAND([.$A138];[.G$2])=0;&quot;&quot;;1)">
            <text:p/>
          </table:table-cell>
          <table:table-cell table:formula="of:=IF(BITAND([.$A138];[.H$2])=0;&quot;&quot;;1)" office:value-type="float" office:value="1" calcext:value-type="float">
            <text:p>1</text:p>
          </table:table-cell>
          <table:table-cell table:formula="of:=IF(BITAND([.$A138];[.I$2])=0;&quot;&quot;;1)" office:value-type="float" office:value="1" calcext:value-type="float">
            <text:p>1</text:p>
          </table:table-cell>
          <table:table-cell table:formula="of:=IF(SUM([.F138:.I13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BIN([.A139])" office:value-type="string" office:string-value="10001000" calcext:value-type="string">
            <text:p>10001000</text:p>
          </table:table-cell>
          <table:table-cell table:style-name="ce1" table:formula="of:=DEC2HEX([.A139])" office:value-type="string" office:string-value="88" calcext:value-type="string">
            <text:p>88</text:p>
          </table:table-cell>
          <table:table-cell table:style-name="ce1" table:formula="of:=CHAR([.A139])" office:value-type="string" office:string-value="ˆ" calcext:value-type="string">
            <text:p>ˆ</text:p>
          </table:table-cell>
          <table:table-cell office:value-type="string" calcext:value-type="string">
            <text:p>g</text:p>
          </table:table-cell>
          <table:table-cell table:formula="of:=IF(BITAND([.$A139];[.F$2])=0;&quot;&quot;;1)" office:value-type="float" office:value="1" calcext:value-type="float">
            <text:p>1</text:p>
          </table:table-cell>
          <table:table-cell table:formula="of:=IF(BITAND([.$A139];[.G$2])=0;&quot;&quot;;1)">
            <text:p/>
          </table:table-cell>
          <table:table-cell table:formula="of:=IF(BITAND([.$A139];[.H$2])=0;&quot;&quot;;1)" office:value-type="float" office:value="1" calcext:value-type="float">
            <text:p>1</text:p>
          </table:table-cell>
          <table:table-cell table:formula="of:=IF(BITAND([.$A139];[.I$2])=0;&quot;&quot;;1)">
            <text:p/>
          </table:table-cell>
          <table:table-cell table:formula="of:=IF(SUM([.F139:.I13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BIN([.A140])" office:value-type="string" office:string-value="10001001" calcext:value-type="string">
            <text:p>10001001</text:p>
          </table:table-cell>
          <table:table-cell table:style-name="ce1" table:formula="of:=DEC2HEX([.A140])" office:value-type="string" office:string-value="89" calcext:value-type="string">
            <text:p>89</text:p>
          </table:table-cell>
          <table:table-cell table:style-name="ce1" table:formula="of:=CHAR([.A140])" office:value-type="string" office:string-value="‰" calcext:value-type="string">
            <text:p>‰</text:p>
          </table:table-cell>
          <table:table-cell/>
          <table:table-cell table:formula="of:=IF(BITAND([.$A140];[.F$2])=0;&quot;&quot;;1)" office:value-type="float" office:value="1" calcext:value-type="float">
            <text:p>1</text:p>
          </table:table-cell>
          <table:table-cell table:formula="of:=IF(BITAND([.$A140];[.G$2])=0;&quot;&quot;;1)">
            <text:p/>
          </table:table-cell>
          <table:table-cell table:formula="of:=IF(BITAND([.$A140];[.H$2])=0;&quot;&quot;;1)" office:value-type="float" office:value="1" calcext:value-type="float">
            <text:p>1</text:p>
          </table:table-cell>
          <table:table-cell table:formula="of:=IF(BITAND([.$A140];[.I$2])=0;&quot;&quot;;1)" office:value-type="float" office:value="1" calcext:value-type="float">
            <text:p>1</text:p>
          </table:table-cell>
          <table:table-cell table:formula="of:=IF(SUM([.F140:.I14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BIN([.A141])" office:value-type="string" office:string-value="10001010" calcext:value-type="string">
            <text:p>10001010</text:p>
          </table:table-cell>
          <table:table-cell table:style-name="ce1" table:formula="of:=DEC2HEX([.A141])" office:value-type="string" office:string-value="8A" calcext:value-type="string">
            <text:p>8A</text:p>
          </table:table-cell>
          <table:table-cell table:style-name="ce1" table:formula="of:=CHAR([.A141])" office:value-type="string" office:string-value="Š" calcext:value-type="string">
            <text:p>Š</text:p>
          </table:table-cell>
          <table:table-cell/>
          <table:table-cell table:formula="of:=IF(BITAND([.$A141];[.F$2])=0;&quot;&quot;;1)" office:value-type="float" office:value="1" calcext:value-type="float">
            <text:p>1</text:p>
          </table:table-cell>
          <table:table-cell table:formula="of:=IF(BITAND([.$A141];[.G$2])=0;&quot;&quot;;1)">
            <text:p/>
          </table:table-cell>
          <table:table-cell table:formula="of:=IF(BITAND([.$A141];[.H$2])=0;&quot;&quot;;1)" office:value-type="float" office:value="1" calcext:value-type="float">
            <text:p>1</text:p>
          </table:table-cell>
          <table:table-cell table:formula="of:=IF(BITAND([.$A141];[.I$2])=0;&quot;&quot;;1)" office:value-type="float" office:value="1" calcext:value-type="float">
            <text:p>1</text:p>
          </table:table-cell>
          <table:table-cell table:formula="of:=IF(SUM([.F141:.I14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BIN([.A142])" office:value-type="string" office:string-value="10001011" calcext:value-type="string">
            <text:p>10001011</text:p>
          </table:table-cell>
          <table:table-cell table:style-name="ce1" table:formula="of:=DEC2HEX([.A142])" office:value-type="string" office:string-value="8B" calcext:value-type="string">
            <text:p>8B</text:p>
          </table:table-cell>
          <table:table-cell table:style-name="ce1" table:formula="of:=CHAR([.A142])" office:value-type="string" office:string-value="‹" calcext:value-type="string">
            <text:p>‹</text:p>
          </table:table-cell>
          <table:table-cell/>
          <table:table-cell table:formula="of:=IF(BITAND([.$A142];[.F$2])=0;&quot;&quot;;1)" office:value-type="float" office:value="1" calcext:value-type="float">
            <text:p>1</text:p>
          </table:table-cell>
          <table:table-cell table:formula="of:=IF(BITAND([.$A142];[.G$2])=0;&quot;&quot;;1)">
            <text:p/>
          </table:table-cell>
          <table:table-cell table:formula="of:=IF(BITAND([.$A142];[.H$2])=0;&quot;&quot;;1)" office:value-type="float" office:value="1" calcext:value-type="float">
            <text:p>1</text:p>
          </table:table-cell>
          <table:table-cell table:formula="of:=IF(BITAND([.$A142];[.I$2])=0;&quot;&quot;;1)" office:value-type="float" office:value="1" calcext:value-type="float">
            <text:p>1</text:p>
          </table:table-cell>
          <table:table-cell table:formula="of:=IF(SUM([.F142:.I14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BIN([.A143])" office:value-type="string" office:string-value="10001100" calcext:value-type="string">
            <text:p>10001100</text:p>
          </table:table-cell>
          <table:table-cell table:style-name="ce1" table:formula="of:=DEC2HEX([.A143])" office:value-type="string" office:string-value="8C" calcext:value-type="string">
            <text:p>8C</text:p>
          </table:table-cell>
          <table:table-cell table:style-name="ce1" table:formula="of:=CHAR([.A143])" office:value-type="string" office:string-value="Œ" calcext:value-type="string">
            <text:p>Œ</text:p>
          </table:table-cell>
          <table:table-cell office:value-type="string" calcext:value-type="string">
            <text:p>h</text:p>
          </table:table-cell>
          <table:table-cell table:formula="of:=IF(BITAND([.$A143];[.F$2])=0;&quot;&quot;;1)" office:value-type="float" office:value="1" calcext:value-type="float">
            <text:p>1</text:p>
          </table:table-cell>
          <table:table-cell table:formula="of:=IF(BITAND([.$A143];[.G$2])=0;&quot;&quot;;1)">
            <text:p/>
          </table:table-cell>
          <table:table-cell table:formula="of:=IF(BITAND([.$A143];[.H$2])=0;&quot;&quot;;1)" office:value-type="float" office:value="1" calcext:value-type="float">
            <text:p>1</text:p>
          </table:table-cell>
          <table:table-cell table:formula="of:=IF(BITAND([.$A143];[.I$2])=0;&quot;&quot;;1)">
            <text:p/>
          </table:table-cell>
          <table:table-cell table:formula="of:=IF(SUM([.F143:.I14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BIN([.A144])" office:value-type="string" office:string-value="10001101" calcext:value-type="string">
            <text:p>10001101</text:p>
          </table:table-cell>
          <table:table-cell table:style-name="ce1" table:formula="of:=DEC2HEX([.A144])" office:value-type="string" office:string-value="8D" calcext:value-type="string">
            <text:p>8D</text:p>
          </table:table-cell>
          <table:table-cell table:style-name="ce1" table:formula="of:=CHAR([.A144])" office:value-type="string" office:string-value="�" calcext:value-type="string">
            <text:p>�</text:p>
          </table:table-cell>
          <table:table-cell/>
          <table:table-cell table:formula="of:=IF(BITAND([.$A144];[.F$2])=0;&quot;&quot;;1)" office:value-type="float" office:value="1" calcext:value-type="float">
            <text:p>1</text:p>
          </table:table-cell>
          <table:table-cell table:formula="of:=IF(BITAND([.$A144];[.G$2])=0;&quot;&quot;;1)">
            <text:p/>
          </table:table-cell>
          <table:table-cell table:formula="of:=IF(BITAND([.$A144];[.H$2])=0;&quot;&quot;;1)" office:value-type="float" office:value="1" calcext:value-type="float">
            <text:p>1</text:p>
          </table:table-cell>
          <table:table-cell table:formula="of:=IF(BITAND([.$A144];[.I$2])=0;&quot;&quot;;1)" office:value-type="float" office:value="1" calcext:value-type="float">
            <text:p>1</text:p>
          </table:table-cell>
          <table:table-cell table:formula="of:=IF(SUM([.F144:.I14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BIN([.A145])" office:value-type="string" office:string-value="10001110" calcext:value-type="string">
            <text:p>10001110</text:p>
          </table:table-cell>
          <table:table-cell table:style-name="ce1" table:formula="of:=DEC2HEX([.A145])" office:value-type="string" office:string-value="8E" calcext:value-type="string">
            <text:p>8E</text:p>
          </table:table-cell>
          <table:table-cell table:style-name="ce1" table:formula="of:=CHAR([.A145])" office:value-type="string" office:string-value="Ž" calcext:value-type="string">
            <text:p>Ž</text:p>
          </table:table-cell>
          <table:table-cell/>
          <table:table-cell table:formula="of:=IF(BITAND([.$A145];[.F$2])=0;&quot;&quot;;1)" office:value-type="float" office:value="1" calcext:value-type="float">
            <text:p>1</text:p>
          </table:table-cell>
          <table:table-cell table:formula="of:=IF(BITAND([.$A145];[.G$2])=0;&quot;&quot;;1)">
            <text:p/>
          </table:table-cell>
          <table:table-cell table:formula="of:=IF(BITAND([.$A145];[.H$2])=0;&quot;&quot;;1)" office:value-type="float" office:value="1" calcext:value-type="float">
            <text:p>1</text:p>
          </table:table-cell>
          <table:table-cell table:formula="of:=IF(BITAND([.$A145];[.I$2])=0;&quot;&quot;;1)" office:value-type="float" office:value="1" calcext:value-type="float">
            <text:p>1</text:p>
          </table:table-cell>
          <table:table-cell table:formula="of:=IF(SUM([.F145:.I145])=4;1;&quot;&quot;)">
            <text:p/>
          </table:table-cell>
          <table:table-cell table:number-columns-repeated="1637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2" table:formula="of:=DEC2BIN([.A146])" office:value-type="string" office:string-value="10001111" calcext:value-type="string">
            <text:p>10001111</text:p>
          </table:table-cell>
          <table:table-cell table:style-name="ce2" table:formula="of:=DEC2HEX([.A146])" office:value-type="string" office:string-value="8F" calcext:value-type="string">
            <text:p>8F</text:p>
          </table:table-cell>
          <table:table-cell table:style-name="ce2" table:formula="of:=CHAR([.A146])" office:value-type="string" office:string-value="�" calcext:value-type="string">
            <text:p>�</text:p>
          </table:table-cell>
          <table:table-cell table:style-name="ce2"/>
          <table:table-cell table:style-name="ce11" table:formula="of:=IF(BITAND([.$A146];[.F$2])=0;&quot;&quot;;1)" office:value-type="float" office:value="1" calcext:value-type="float">
            <text:p>1</text:p>
          </table:table-cell>
          <table:table-cell table:style-name="ce11" table:formula="of:=IF(BITAND([.$A146];[.G$2])=0;&quot;&quot;;1)">
            <text:p/>
          </table:table-cell>
          <table:table-cell table:style-name="ce11" table:formula="of:=IF(BITAND([.$A146];[.H$2])=0;&quot;&quot;;1)" office:value-type="float" office:value="1" calcext:value-type="float">
            <text:p>1</text:p>
          </table:table-cell>
          <table:table-cell table:style-name="ce11" table:formula="of:=IF(BITAND([.$A146];[.I$2])=0;&quot;&quot;;1)" office:value-type="float" office:value="1" calcext:value-type="float">
            <text:p>1</text:p>
          </table:table-cell>
          <table:table-cell table:style-name="ce15" table:formula="of:=IF(SUM([.F146:.I146])=4;1;&quot;&quot;)">
            <text:p/>
          </table:table-cell>
          <table:table-cell table:style-name="ce4" table:number-columns-repeated="1637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BIN([.A147])" office:value-type="string" office:string-value="10010000" calcext:value-type="string">
            <text:p>10010000</text:p>
          </table:table-cell>
          <table:table-cell table:style-name="ce1" table:formula="of:=DEC2HEX([.A147])" office:value-type="string" office:string-value="90" calcext:value-type="string">
            <text:p>90</text:p>
          </table:table-cell>
          <table:table-cell table:style-name="ce1" table:formula="of:=CHAR([.A147])" office:value-type="string" office:string-value="�" calcext:value-type="string">
            <text:p>�</text:p>
          </table:table-cell>
          <table:table-cell office:value-type="string" calcext:value-type="string">
            <text:p>i</text:p>
          </table:table-cell>
          <table:table-cell table:formula="of:=IF(BITAND([.$A147];[.F$2])=0;&quot;&quot;;1)" office:value-type="float" office:value="1" calcext:value-type="float">
            <text:p>1</text:p>
          </table:table-cell>
          <table:table-cell table:formula="of:=IF(BITAND([.$A147];[.G$2])=0;&quot;&quot;;1)" office:value-type="float" office:value="1" calcext:value-type="float">
            <text:p>1</text:p>
          </table:table-cell>
          <table:table-cell table:formula="of:=IF(BITAND([.$A147];[.H$2])=0;&quot;&quot;;1)">
            <text:p/>
          </table:table-cell>
          <table:table-cell table:formula="of:=IF(BITAND([.$A147];[.I$2])=0;&quot;&quot;;1)">
            <text:p/>
          </table:table-cell>
          <table:table-cell table:formula="of:=IF(SUM([.F147:.I14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BIN([.A148])" office:value-type="string" office:string-value="10010001" calcext:value-type="string">
            <text:p>10010001</text:p>
          </table:table-cell>
          <table:table-cell table:style-name="ce1" table:formula="of:=DEC2HEX([.A148])" office:value-type="string" office:string-value="91" calcext:value-type="string">
            <text:p>91</text:p>
          </table:table-cell>
          <table:table-cell table:style-name="ce1" table:formula="of:=CHAR([.A148])" office:value-type="string" office:string-value="‘" calcext:value-type="string">
            <text:p>‘</text:p>
          </table:table-cell>
          <table:table-cell/>
          <table:table-cell table:formula="of:=IF(BITAND([.$A148];[.F$2])=0;&quot;&quot;;1)" office:value-type="float" office:value="1" calcext:value-type="float">
            <text:p>1</text:p>
          </table:table-cell>
          <table:table-cell table:formula="of:=IF(BITAND([.$A148];[.G$2])=0;&quot;&quot;;1)" office:value-type="float" office:value="1" calcext:value-type="float">
            <text:p>1</text:p>
          </table:table-cell>
          <table:table-cell table:formula="of:=IF(BITAND([.$A148];[.H$2])=0;&quot;&quot;;1)">
            <text:p/>
          </table:table-cell>
          <table:table-cell table:formula="of:=IF(BITAND([.$A148];[.I$2])=0;&quot;&quot;;1)" office:value-type="float" office:value="1" calcext:value-type="float">
            <text:p>1</text:p>
          </table:table-cell>
          <table:table-cell table:formula="of:=IF(SUM([.F148:.I14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BIN([.A149])" office:value-type="string" office:string-value="10010010" calcext:value-type="string">
            <text:p>10010010</text:p>
          </table:table-cell>
          <table:table-cell table:style-name="ce1" table:formula="of:=DEC2HEX([.A149])" office:value-type="string" office:string-value="92" calcext:value-type="string">
            <text:p>92</text:p>
          </table:table-cell>
          <table:table-cell table:style-name="ce1" table:formula="of:=CHAR([.A149])" office:value-type="string" office:string-value="’" calcext:value-type="string">
            <text:p>’</text:p>
          </table:table-cell>
          <table:table-cell/>
          <table:table-cell table:formula="of:=IF(BITAND([.$A149];[.F$2])=0;&quot;&quot;;1)" office:value-type="float" office:value="1" calcext:value-type="float">
            <text:p>1</text:p>
          </table:table-cell>
          <table:table-cell table:formula="of:=IF(BITAND([.$A149];[.G$2])=0;&quot;&quot;;1)" office:value-type="float" office:value="1" calcext:value-type="float">
            <text:p>1</text:p>
          </table:table-cell>
          <table:table-cell table:formula="of:=IF(BITAND([.$A149];[.H$2])=0;&quot;&quot;;1)">
            <text:p/>
          </table:table-cell>
          <table:table-cell table:formula="of:=IF(BITAND([.$A149];[.I$2])=0;&quot;&quot;;1)" office:value-type="float" office:value="1" calcext:value-type="float">
            <text:p>1</text:p>
          </table:table-cell>
          <table:table-cell table:formula="of:=IF(SUM([.F149:.I14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BIN([.A150])" office:value-type="string" office:string-value="10010011" calcext:value-type="string">
            <text:p>10010011</text:p>
          </table:table-cell>
          <table:table-cell table:style-name="ce1" table:formula="of:=DEC2HEX([.A150])" office:value-type="string" office:string-value="93" calcext:value-type="string">
            <text:p>93</text:p>
          </table:table-cell>
          <table:table-cell table:style-name="ce1" table:formula="of:=CHAR([.A150])" office:value-type="string" office:string-value="“" calcext:value-type="string">
            <text:p>“</text:p>
          </table:table-cell>
          <table:table-cell/>
          <table:table-cell table:formula="of:=IF(BITAND([.$A150];[.F$2])=0;&quot;&quot;;1)" office:value-type="float" office:value="1" calcext:value-type="float">
            <text:p>1</text:p>
          </table:table-cell>
          <table:table-cell table:formula="of:=IF(BITAND([.$A150];[.G$2])=0;&quot;&quot;;1)" office:value-type="float" office:value="1" calcext:value-type="float">
            <text:p>1</text:p>
          </table:table-cell>
          <table:table-cell table:formula="of:=IF(BITAND([.$A150];[.H$2])=0;&quot;&quot;;1)">
            <text:p/>
          </table:table-cell>
          <table:table-cell table:formula="of:=IF(BITAND([.$A150];[.I$2])=0;&quot;&quot;;1)" office:value-type="float" office:value="1" calcext:value-type="float">
            <text:p>1</text:p>
          </table:table-cell>
          <table:table-cell table:formula="of:=IF(SUM([.F150:.I15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BIN([.A151])" office:value-type="string" office:string-value="10010100" calcext:value-type="string">
            <text:p>10010100</text:p>
          </table:table-cell>
          <table:table-cell table:style-name="ce1" table:formula="of:=DEC2HEX([.A151])" office:value-type="string" office:string-value="94" calcext:value-type="string">
            <text:p>94</text:p>
          </table:table-cell>
          <table:table-cell table:style-name="ce1" table:formula="of:=CHAR([.A151])" office:value-type="string" office:string-value="”" calcext:value-type="string">
            <text:p>”</text:p>
          </table:table-cell>
          <table:table-cell office:value-type="string" calcext:value-type="string">
            <text:p>j</text:p>
          </table:table-cell>
          <table:table-cell table:formula="of:=IF(BITAND([.$A151];[.F$2])=0;&quot;&quot;;1)" office:value-type="float" office:value="1" calcext:value-type="float">
            <text:p>1</text:p>
          </table:table-cell>
          <table:table-cell table:formula="of:=IF(BITAND([.$A151];[.G$2])=0;&quot;&quot;;1)" office:value-type="float" office:value="1" calcext:value-type="float">
            <text:p>1</text:p>
          </table:table-cell>
          <table:table-cell table:formula="of:=IF(BITAND([.$A151];[.H$2])=0;&quot;&quot;;1)" office:value-type="float" office:value="1" calcext:value-type="float">
            <text:p>1</text:p>
          </table:table-cell>
          <table:table-cell table:formula="of:=IF(BITAND([.$A151];[.I$2])=0;&quot;&quot;;1)">
            <text:p/>
          </table:table-cell>
          <table:table-cell table:formula="of:=IF(SUM([.F151:.I151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8" table:formula="of:=DEC2BIN([.A152])" office:value-type="string" office:string-value="10010101" calcext:value-type="string">
            <text:p>10010101</text:p>
          </table:table-cell>
          <table:table-cell table:style-name="ce8" table:formula="of:=DEC2HEX([.A152])" office:value-type="string" office:string-value="95" calcext:value-type="string">
            <text:p>95</text:p>
          </table:table-cell>
          <table:table-cell table:style-name="ce8" table:formula="of:=CHAR([.A152])" office:value-type="string" office:string-value="•" calcext:value-type="string">
            <text:p>•</text:p>
          </table:table-cell>
          <table:table-cell table:style-name="ce8"/>
          <table:table-cell table:style-name="ce12" table:formula="of:=IF(BITAND([.$A152];[.F$2])=0;&quot;&quot;;1)" office:value-type="float" office:value="1" calcext:value-type="float">
            <text:p>1</text:p>
          </table:table-cell>
          <table:table-cell table:style-name="ce12" table:formula="of:=IF(BITAND([.$A152];[.G$2])=0;&quot;&quot;;1)" office:value-type="float" office:value="1" calcext:value-type="float">
            <text:p>1</text:p>
          </table:table-cell>
          <table:table-cell table:style-name="ce12" table:formula="of:=IF(BITAND([.$A152];[.H$2])=0;&quot;&quot;;1)" office:value-type="float" office:value="1" calcext:value-type="float">
            <text:p>1</text:p>
          </table:table-cell>
          <table:table-cell table:style-name="ce12" table:formula="of:=IF(BITAND([.$A152];[.I$2])=0;&quot;&quot;;1)" office:value-type="float" office:value="1" calcext:value-type="float">
            <text:p>1</text:p>
          </table:table-cell>
          <table:table-cell table:style-name="ce16" table:formula="of:=IF(SUM([.F152:.I152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8" table:formula="of:=DEC2BIN([.A153])" office:value-type="string" office:string-value="10010110" calcext:value-type="string">
            <text:p>10010110</text:p>
          </table:table-cell>
          <table:table-cell table:style-name="ce8" table:formula="of:=DEC2HEX([.A153])" office:value-type="string" office:string-value="96" calcext:value-type="string">
            <text:p>96</text:p>
          </table:table-cell>
          <table:table-cell table:style-name="ce8" table:formula="of:=CHAR([.A153])" office:value-type="string" office:string-value="–" calcext:value-type="string">
            <text:p>–</text:p>
          </table:table-cell>
          <table:table-cell table:style-name="ce8"/>
          <table:table-cell table:style-name="ce12" table:formula="of:=IF(BITAND([.$A153];[.F$2])=0;&quot;&quot;;1)" office:value-type="float" office:value="1" calcext:value-type="float">
            <text:p>1</text:p>
          </table:table-cell>
          <table:table-cell table:style-name="ce12" table:formula="of:=IF(BITAND([.$A153];[.G$2])=0;&quot;&quot;;1)" office:value-type="float" office:value="1" calcext:value-type="float">
            <text:p>1</text:p>
          </table:table-cell>
          <table:table-cell table:style-name="ce12" table:formula="of:=IF(BITAND([.$A153];[.H$2])=0;&quot;&quot;;1)" office:value-type="float" office:value="1" calcext:value-type="float">
            <text:p>1</text:p>
          </table:table-cell>
          <table:table-cell table:style-name="ce12" table:formula="of:=IF(BITAND([.$A153];[.I$2])=0;&quot;&quot;;1)" office:value-type="float" office:value="1" calcext:value-type="float">
            <text:p>1</text:p>
          </table:table-cell>
          <table:table-cell table:style-name="ce16" table:formula="of:=IF(SUM([.F153:.I153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8" table:formula="of:=DEC2BIN([.A154])" office:value-type="string" office:string-value="10010111" calcext:value-type="string">
            <text:p>10010111</text:p>
          </table:table-cell>
          <table:table-cell table:style-name="ce8" table:formula="of:=DEC2HEX([.A154])" office:value-type="string" office:string-value="97" calcext:value-type="string">
            <text:p>97</text:p>
          </table:table-cell>
          <table:table-cell table:style-name="ce8" table:formula="of:=CHAR([.A154])" office:value-type="string" office:string-value="—" calcext:value-type="string">
            <text:p>—</text:p>
          </table:table-cell>
          <table:table-cell table:style-name="ce8"/>
          <table:table-cell table:style-name="ce12" table:formula="of:=IF(BITAND([.$A154];[.F$2])=0;&quot;&quot;;1)" office:value-type="float" office:value="1" calcext:value-type="float">
            <text:p>1</text:p>
          </table:table-cell>
          <table:table-cell table:style-name="ce12" table:formula="of:=IF(BITAND([.$A154];[.G$2])=0;&quot;&quot;;1)" office:value-type="float" office:value="1" calcext:value-type="float">
            <text:p>1</text:p>
          </table:table-cell>
          <table:table-cell table:style-name="ce12" table:formula="of:=IF(BITAND([.$A154];[.H$2])=0;&quot;&quot;;1)" office:value-type="float" office:value="1" calcext:value-type="float">
            <text:p>1</text:p>
          </table:table-cell>
          <table:table-cell table:style-name="ce12" table:formula="of:=IF(BITAND([.$A154];[.I$2])=0;&quot;&quot;;1)" office:value-type="float" office:value="1" calcext:value-type="float">
            <text:p>1</text:p>
          </table:table-cell>
          <table:table-cell table:style-name="ce17" table:formula="of:=IF(SUM([.F154:.I154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BIN([.A155])" office:value-type="string" office:string-value="10011000" calcext:value-type="string">
            <text:p>10011000</text:p>
          </table:table-cell>
          <table:table-cell table:style-name="ce1" table:formula="of:=DEC2HEX([.A155])" office:value-type="string" office:string-value="98" calcext:value-type="string">
            <text:p>98</text:p>
          </table:table-cell>
          <table:table-cell table:style-name="ce1" table:formula="of:=CHAR([.A155])" office:value-type="string" office:string-value="˜" calcext:value-type="string">
            <text:p>˜</text:p>
          </table:table-cell>
          <table:table-cell office:value-type="string" calcext:value-type="string">
            <text:p>k</text:p>
          </table:table-cell>
          <table:table-cell table:formula="of:=IF(BITAND([.$A155];[.F$2])=0;&quot;&quot;;1)" office:value-type="float" office:value="1" calcext:value-type="float">
            <text:p>1</text:p>
          </table:table-cell>
          <table:table-cell table:formula="of:=IF(BITAND([.$A155];[.G$2])=0;&quot;&quot;;1)" office:value-type="float" office:value="1" calcext:value-type="float">
            <text:p>1</text:p>
          </table:table-cell>
          <table:table-cell table:formula="of:=IF(BITAND([.$A155];[.H$2])=0;&quot;&quot;;1)" office:value-type="float" office:value="1" calcext:value-type="float">
            <text:p>1</text:p>
          </table:table-cell>
          <table:table-cell table:formula="of:=IF(BITAND([.$A155];[.I$2])=0;&quot;&quot;;1)">
            <text:p/>
          </table:table-cell>
          <table:table-cell table:formula="of:=IF(SUM([.F155:.I155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8" table:formula="of:=DEC2BIN([.A156])" office:value-type="string" office:string-value="10011001" calcext:value-type="string">
            <text:p>10011001</text:p>
          </table:table-cell>
          <table:table-cell table:style-name="ce8" table:formula="of:=DEC2HEX([.A156])" office:value-type="string" office:string-value="99" calcext:value-type="string">
            <text:p>99</text:p>
          </table:table-cell>
          <table:table-cell table:style-name="ce8" table:formula="of:=CHAR([.A156])" office:value-type="string" office:string-value="™" calcext:value-type="string">
            <text:p>™</text:p>
          </table:table-cell>
          <table:table-cell table:style-name="ce8"/>
          <table:table-cell table:style-name="ce12" table:formula="of:=IF(BITAND([.$A156];[.F$2])=0;&quot;&quot;;1)" office:value-type="float" office:value="1" calcext:value-type="float">
            <text:p>1</text:p>
          </table:table-cell>
          <table:table-cell table:style-name="ce12" table:formula="of:=IF(BITAND([.$A156];[.G$2])=0;&quot;&quot;;1)" office:value-type="float" office:value="1" calcext:value-type="float">
            <text:p>1</text:p>
          </table:table-cell>
          <table:table-cell table:style-name="ce12" table:formula="of:=IF(BITAND([.$A156];[.H$2])=0;&quot;&quot;;1)" office:value-type="float" office:value="1" calcext:value-type="float">
            <text:p>1</text:p>
          </table:table-cell>
          <table:table-cell table:style-name="ce12" table:formula="of:=IF(BITAND([.$A156];[.I$2])=0;&quot;&quot;;1)" office:value-type="float" office:value="1" calcext:value-type="float">
            <text:p>1</text:p>
          </table:table-cell>
          <table:table-cell table:style-name="ce16" table:formula="of:=IF(SUM([.F156:.I156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8" table:formula="of:=DEC2BIN([.A157])" office:value-type="string" office:string-value="10011010" calcext:value-type="string">
            <text:p>10011010</text:p>
          </table:table-cell>
          <table:table-cell table:style-name="ce8" table:formula="of:=DEC2HEX([.A157])" office:value-type="string" office:string-value="9A" calcext:value-type="string">
            <text:p>9A</text:p>
          </table:table-cell>
          <table:table-cell table:style-name="ce8" table:formula="of:=CHAR([.A157])" office:value-type="string" office:string-value="š" calcext:value-type="string">
            <text:p>š</text:p>
          </table:table-cell>
          <table:table-cell table:style-name="ce8"/>
          <table:table-cell table:style-name="ce12" table:formula="of:=IF(BITAND([.$A157];[.F$2])=0;&quot;&quot;;1)" office:value-type="float" office:value="1" calcext:value-type="float">
            <text:p>1</text:p>
          </table:table-cell>
          <table:table-cell table:style-name="ce12" table:formula="of:=IF(BITAND([.$A157];[.G$2])=0;&quot;&quot;;1)" office:value-type="float" office:value="1" calcext:value-type="float">
            <text:p>1</text:p>
          </table:table-cell>
          <table:table-cell table:style-name="ce12" table:formula="of:=IF(BITAND([.$A157];[.H$2])=0;&quot;&quot;;1)" office:value-type="float" office:value="1" calcext:value-type="float">
            <text:p>1</text:p>
          </table:table-cell>
          <table:table-cell table:style-name="ce12" table:formula="of:=IF(BITAND([.$A157];[.I$2])=0;&quot;&quot;;1)" office:value-type="float" office:value="1" calcext:value-type="float">
            <text:p>1</text:p>
          </table:table-cell>
          <table:table-cell table:style-name="ce16" table:formula="of:=IF(SUM([.F157:.I157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8" table:formula="of:=DEC2BIN([.A158])" office:value-type="string" office:string-value="10011011" calcext:value-type="string">
            <text:p>10011011</text:p>
          </table:table-cell>
          <table:table-cell table:style-name="ce8" table:formula="of:=DEC2HEX([.A158])" office:value-type="string" office:string-value="9B" calcext:value-type="string">
            <text:p>9B</text:p>
          </table:table-cell>
          <table:table-cell table:style-name="ce8" table:formula="of:=CHAR([.A158])" office:value-type="string" office:string-value="›" calcext:value-type="string">
            <text:p>›</text:p>
          </table:table-cell>
          <table:table-cell table:style-name="ce8"/>
          <table:table-cell table:style-name="ce12" table:formula="of:=IF(BITAND([.$A158];[.F$2])=0;&quot;&quot;;1)" office:value-type="float" office:value="1" calcext:value-type="float">
            <text:p>1</text:p>
          </table:table-cell>
          <table:table-cell table:style-name="ce12" table:formula="of:=IF(BITAND([.$A158];[.G$2])=0;&quot;&quot;;1)" office:value-type="float" office:value="1" calcext:value-type="float">
            <text:p>1</text:p>
          </table:table-cell>
          <table:table-cell table:style-name="ce12" table:formula="of:=IF(BITAND([.$A158];[.H$2])=0;&quot;&quot;;1)" office:value-type="float" office:value="1" calcext:value-type="float">
            <text:p>1</text:p>
          </table:table-cell>
          <table:table-cell table:style-name="ce12" table:formula="of:=IF(BITAND([.$A158];[.I$2])=0;&quot;&quot;;1)" office:value-type="float" office:value="1" calcext:value-type="float">
            <text:p>1</text:p>
          </table:table-cell>
          <table:table-cell table:style-name="ce17" table:formula="of:=IF(SUM([.F158:.I158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BIN([.A159])" office:value-type="string" office:string-value="10011100" calcext:value-type="string">
            <text:p>10011100</text:p>
          </table:table-cell>
          <table:table-cell table:style-name="ce1" table:formula="of:=DEC2HEX([.A159])" office:value-type="string" office:string-value="9C" calcext:value-type="string">
            <text:p>9C</text:p>
          </table:table-cell>
          <table:table-cell table:style-name="ce1" table:formula="of:=CHAR([.A159])" office:value-type="string" office:string-value="œ" calcext:value-type="string">
            <text:p>œ</text:p>
          </table:table-cell>
          <table:table-cell office:value-type="string" calcext:value-type="string">
            <text:p>l</text:p>
          </table:table-cell>
          <table:table-cell table:formula="of:=IF(BITAND([.$A159];[.F$2])=0;&quot;&quot;;1)" office:value-type="float" office:value="1" calcext:value-type="float">
            <text:p>1</text:p>
          </table:table-cell>
          <table:table-cell table:formula="of:=IF(BITAND([.$A159];[.G$2])=0;&quot;&quot;;1)" office:value-type="float" office:value="1" calcext:value-type="float">
            <text:p>1</text:p>
          </table:table-cell>
          <table:table-cell table:formula="of:=IF(BITAND([.$A159];[.H$2])=0;&quot;&quot;;1)" office:value-type="float" office:value="1" calcext:value-type="float">
            <text:p>1</text:p>
          </table:table-cell>
          <table:table-cell table:formula="of:=IF(BITAND([.$A159];[.I$2])=0;&quot;&quot;;1)">
            <text:p/>
          </table:table-cell>
          <table:table-cell table:formula="of:=IF(SUM([.F159:.I159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8" table:formula="of:=DEC2BIN([.A160])" office:value-type="string" office:string-value="10011101" calcext:value-type="string">
            <text:p>10011101</text:p>
          </table:table-cell>
          <table:table-cell table:style-name="ce8" table:formula="of:=DEC2HEX([.A160])" office:value-type="string" office:string-value="9D" calcext:value-type="string">
            <text:p>9D</text:p>
          </table:table-cell>
          <table:table-cell table:style-name="ce8" table:formula="of:=CHAR([.A160])" office:value-type="string" office:string-value="�" calcext:value-type="string">
            <text:p>�</text:p>
          </table:table-cell>
          <table:table-cell table:style-name="ce8"/>
          <table:table-cell table:style-name="ce12" table:formula="of:=IF(BITAND([.$A160];[.F$2])=0;&quot;&quot;;1)" office:value-type="float" office:value="1" calcext:value-type="float">
            <text:p>1</text:p>
          </table:table-cell>
          <table:table-cell table:style-name="ce12" table:formula="of:=IF(BITAND([.$A160];[.G$2])=0;&quot;&quot;;1)" office:value-type="float" office:value="1" calcext:value-type="float">
            <text:p>1</text:p>
          </table:table-cell>
          <table:table-cell table:style-name="ce12" table:formula="of:=IF(BITAND([.$A160];[.H$2])=0;&quot;&quot;;1)" office:value-type="float" office:value="1" calcext:value-type="float">
            <text:p>1</text:p>
          </table:table-cell>
          <table:table-cell table:style-name="ce12" table:formula="of:=IF(BITAND([.$A160];[.I$2])=0;&quot;&quot;;1)" office:value-type="float" office:value="1" calcext:value-type="float">
            <text:p>1</text:p>
          </table:table-cell>
          <table:table-cell table:style-name="ce17" table:formula="of:=IF(SUM([.F160:.I160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8" table:formula="of:=DEC2BIN([.A161])" office:value-type="string" office:string-value="10011110" calcext:value-type="string">
            <text:p>10011110</text:p>
          </table:table-cell>
          <table:table-cell table:style-name="ce8" table:formula="of:=DEC2HEX([.A161])" office:value-type="string" office:string-value="9E" calcext:value-type="string">
            <text:p>9E</text:p>
          </table:table-cell>
          <table:table-cell table:style-name="ce8" table:formula="of:=CHAR([.A161])" office:value-type="string" office:string-value="ž" calcext:value-type="string">
            <text:p>ž</text:p>
          </table:table-cell>
          <table:table-cell table:style-name="ce8"/>
          <table:table-cell table:style-name="ce12" table:formula="of:=IF(BITAND([.$A161];[.F$2])=0;&quot;&quot;;1)" office:value-type="float" office:value="1" calcext:value-type="float">
            <text:p>1</text:p>
          </table:table-cell>
          <table:table-cell table:style-name="ce12" table:formula="of:=IF(BITAND([.$A161];[.G$2])=0;&quot;&quot;;1)" office:value-type="float" office:value="1" calcext:value-type="float">
            <text:p>1</text:p>
          </table:table-cell>
          <table:table-cell table:style-name="ce12" table:formula="of:=IF(BITAND([.$A161];[.H$2])=0;&quot;&quot;;1)" office:value-type="float" office:value="1" calcext:value-type="float">
            <text:p>1</text:p>
          </table:table-cell>
          <table:table-cell table:style-name="ce12" table:formula="of:=IF(BITAND([.$A161];[.I$2])=0;&quot;&quot;;1)" office:value-type="float" office:value="1" calcext:value-type="float">
            <text:p>1</text:p>
          </table:table-cell>
          <table:table-cell table:style-name="ce17" table:formula="of:=IF(SUM([.F161:.I161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2" table:formula="of:=DEC2BIN([.A162])" office:value-type="string" office:string-value="10011111" calcext:value-type="string">
            <text:p>10011111</text:p>
          </table:table-cell>
          <table:table-cell table:style-name="ce2" table:formula="of:=DEC2HEX([.A162])" office:value-type="string" office:string-value="9F" calcext:value-type="string">
            <text:p>9F</text:p>
          </table:table-cell>
          <table:table-cell table:style-name="ce2" table:formula="of:=CHAR([.A162])" office:value-type="string" office:string-value="Ÿ" calcext:value-type="string">
            <text:p>Ÿ</text:p>
          </table:table-cell>
          <table:table-cell table:style-name="ce2"/>
          <table:table-cell table:style-name="ce11" table:formula="of:=IF(BITAND([.$A162];[.F$2])=0;&quot;&quot;;1)" office:value-type="float" office:value="1" calcext:value-type="float">
            <text:p>1</text:p>
          </table:table-cell>
          <table:table-cell table:style-name="ce11" table:formula="of:=IF(BITAND([.$A162];[.G$2])=0;&quot;&quot;;1)" office:value-type="float" office:value="1" calcext:value-type="float">
            <text:p>1</text:p>
          </table:table-cell>
          <table:table-cell table:style-name="ce11" table:formula="of:=IF(BITAND([.$A162];[.H$2])=0;&quot;&quot;;1)" office:value-type="float" office:value="1" calcext:value-type="float">
            <text:p>1</text:p>
          </table:table-cell>
          <table:table-cell table:style-name="ce11" table:formula="of:=IF(BITAND([.$A162];[.I$2])=0;&quot;&quot;;1)" office:value-type="float" office:value="1" calcext:value-type="float">
            <text:p>1</text:p>
          </table:table-cell>
          <table:table-cell table:style-name="ce18" table:formula="of:=IF(SUM([.F162:.I162])=4;1;&quot;&quot;)" office:value-type="float" office:value="1" calcext:value-type="float">
            <text:p>1</text:p>
          </table:table-cell>
          <table:table-cell table:style-name="ce4" table:number-columns-repeated="1637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BIN([.A163])" office:value-type="string" office:string-value="10100000" calcext:value-type="string">
            <text:p>10100000</text:p>
          </table:table-cell>
          <table:table-cell table:style-name="ce1" table:formula="of:=DEC2HEX([.A163])" office:value-type="string" office:string-value="A0" calcext:value-type="string">
            <text:p>A0</text:p>
          </table:table-cell>
          <table:table-cell table:style-name="ce1" table:formula="of:=CHAR([.A163])" office:value-type="string" office:string-value=" " calcext:value-type="string">
            <text:p> </text:p>
          </table:table-cell>
          <table:table-cell office:value-type="string" calcext:value-type="string">
            <text:p>m</text:p>
          </table:table-cell>
          <table:table-cell table:formula="of:=IF(BITAND([.$A163];[.F$2])=0;&quot;&quot;;1)" office:value-type="float" office:value="1" calcext:value-type="float">
            <text:p>1</text:p>
          </table:table-cell>
          <table:table-cell table:formula="of:=IF(BITAND([.$A163];[.G$2])=0;&quot;&quot;;1)" office:value-type="float" office:value="1" calcext:value-type="float">
            <text:p>1</text:p>
          </table:table-cell>
          <table:table-cell table:formula="of:=IF(BITAND([.$A163];[.H$2])=0;&quot;&quot;;1)">
            <text:p/>
          </table:table-cell>
          <table:table-cell table:formula="of:=IF(BITAND([.$A163];[.I$2])=0;&quot;&quot;;1)">
            <text:p/>
          </table:table-cell>
          <table:table-cell table:formula="of:=IF(SUM([.F163:.I16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BIN([.A164])" office:value-type="string" office:string-value="10100001" calcext:value-type="string">
            <text:p>10100001</text:p>
          </table:table-cell>
          <table:table-cell table:style-name="ce1" table:formula="of:=DEC2HEX([.A164])" office:value-type="string" office:string-value="A1" calcext:value-type="string">
            <text:p>A1</text:p>
          </table:table-cell>
          <table:table-cell table:style-name="ce1" table:formula="of:=CHAR([.A164])" office:value-type="string" office:string-value="¡" calcext:value-type="string">
            <text:p>¡</text:p>
          </table:table-cell>
          <table:table-cell/>
          <table:table-cell table:formula="of:=IF(BITAND([.$A164];[.F$2])=0;&quot;&quot;;1)" office:value-type="float" office:value="1" calcext:value-type="float">
            <text:p>1</text:p>
          </table:table-cell>
          <table:table-cell table:formula="of:=IF(BITAND([.$A164];[.G$2])=0;&quot;&quot;;1)" office:value-type="float" office:value="1" calcext:value-type="float">
            <text:p>1</text:p>
          </table:table-cell>
          <table:table-cell table:formula="of:=IF(BITAND([.$A164];[.H$2])=0;&quot;&quot;;1)">
            <text:p/>
          </table:table-cell>
          <table:table-cell table:formula="of:=IF(BITAND([.$A164];[.I$2])=0;&quot;&quot;;1)" office:value-type="float" office:value="1" calcext:value-type="float">
            <text:p>1</text:p>
          </table:table-cell>
          <table:table-cell table:formula="of:=IF(SUM([.F164:.I16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BIN([.A165])" office:value-type="string" office:string-value="10100010" calcext:value-type="string">
            <text:p>10100010</text:p>
          </table:table-cell>
          <table:table-cell table:style-name="ce1" table:formula="of:=DEC2HEX([.A165])" office:value-type="string" office:string-value="A2" calcext:value-type="string">
            <text:p>A2</text:p>
          </table:table-cell>
          <table:table-cell table:style-name="ce1" table:formula="of:=CHAR([.A165])" office:value-type="string" office:string-value="¢" calcext:value-type="string">
            <text:p>¢</text:p>
          </table:table-cell>
          <table:table-cell/>
          <table:table-cell table:formula="of:=IF(BITAND([.$A165];[.F$2])=0;&quot;&quot;;1)" office:value-type="float" office:value="1" calcext:value-type="float">
            <text:p>1</text:p>
          </table:table-cell>
          <table:table-cell table:formula="of:=IF(BITAND([.$A165];[.G$2])=0;&quot;&quot;;1)" office:value-type="float" office:value="1" calcext:value-type="float">
            <text:p>1</text:p>
          </table:table-cell>
          <table:table-cell table:formula="of:=IF(BITAND([.$A165];[.H$2])=0;&quot;&quot;;1)">
            <text:p/>
          </table:table-cell>
          <table:table-cell table:formula="of:=IF(BITAND([.$A165];[.I$2])=0;&quot;&quot;;1)" office:value-type="float" office:value="1" calcext:value-type="float">
            <text:p>1</text:p>
          </table:table-cell>
          <table:table-cell table:formula="of:=IF(SUM([.F165:.I16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BIN([.A166])" office:value-type="string" office:string-value="10100011" calcext:value-type="string">
            <text:p>10100011</text:p>
          </table:table-cell>
          <table:table-cell table:style-name="ce1" table:formula="of:=DEC2HEX([.A166])" office:value-type="string" office:string-value="A3" calcext:value-type="string">
            <text:p>A3</text:p>
          </table:table-cell>
          <table:table-cell table:style-name="ce1" table:formula="of:=CHAR([.A166])" office:value-type="string" office:string-value="£" calcext:value-type="string">
            <text:p>£</text:p>
          </table:table-cell>
          <table:table-cell/>
          <table:table-cell table:formula="of:=IF(BITAND([.$A166];[.F$2])=0;&quot;&quot;;1)" office:value-type="float" office:value="1" calcext:value-type="float">
            <text:p>1</text:p>
          </table:table-cell>
          <table:table-cell table:formula="of:=IF(BITAND([.$A166];[.G$2])=0;&quot;&quot;;1)" office:value-type="float" office:value="1" calcext:value-type="float">
            <text:p>1</text:p>
          </table:table-cell>
          <table:table-cell table:formula="of:=IF(BITAND([.$A166];[.H$2])=0;&quot;&quot;;1)">
            <text:p/>
          </table:table-cell>
          <table:table-cell table:formula="of:=IF(BITAND([.$A166];[.I$2])=0;&quot;&quot;;1)" office:value-type="float" office:value="1" calcext:value-type="float">
            <text:p>1</text:p>
          </table:table-cell>
          <table:table-cell table:formula="of:=IF(SUM([.F166:.I16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BIN([.A167])" office:value-type="string" office:string-value="10100100" calcext:value-type="string">
            <text:p>10100100</text:p>
          </table:table-cell>
          <table:table-cell table:style-name="ce1" table:formula="of:=DEC2HEX([.A167])" office:value-type="string" office:string-value="A4" calcext:value-type="string">
            <text:p>A4</text:p>
          </table:table-cell>
          <table:table-cell table:style-name="ce1" table:formula="of:=CHAR([.A167])" office:value-type="string" office:string-value="¤" calcext:value-type="string">
            <text:p>¤</text:p>
          </table:table-cell>
          <table:table-cell office:value-type="string" calcext:value-type="string">
            <text:p>n</text:p>
          </table:table-cell>
          <table:table-cell table:formula="of:=IF(BITAND([.$A167];[.F$2])=0;&quot;&quot;;1)" office:value-type="float" office:value="1" calcext:value-type="float">
            <text:p>1</text:p>
          </table:table-cell>
          <table:table-cell table:formula="of:=IF(BITAND([.$A167];[.G$2])=0;&quot;&quot;;1)" office:value-type="float" office:value="1" calcext:value-type="float">
            <text:p>1</text:p>
          </table:table-cell>
          <table:table-cell table:formula="of:=IF(BITAND([.$A167];[.H$2])=0;&quot;&quot;;1)" office:value-type="float" office:value="1" calcext:value-type="float">
            <text:p>1</text:p>
          </table:table-cell>
          <table:table-cell table:formula="of:=IF(BITAND([.$A167];[.I$2])=0;&quot;&quot;;1)">
            <text:p/>
          </table:table-cell>
          <table:table-cell table:formula="of:=IF(SUM([.F167:.I167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8" table:formula="of:=DEC2BIN([.A168])" office:value-type="string" office:string-value="10100101" calcext:value-type="string">
            <text:p>10100101</text:p>
          </table:table-cell>
          <table:table-cell table:style-name="ce8" table:formula="of:=DEC2HEX([.A168])" office:value-type="string" office:string-value="A5" calcext:value-type="string">
            <text:p>A5</text:p>
          </table:table-cell>
          <table:table-cell table:style-name="ce8" table:formula="of:=CHAR([.A168])" office:value-type="string" office:string-value="¥" calcext:value-type="string">
            <text:p>¥</text:p>
          </table:table-cell>
          <table:table-cell table:style-name="ce8"/>
          <table:table-cell table:style-name="ce12" table:formula="of:=IF(BITAND([.$A168];[.F$2])=0;&quot;&quot;;1)" office:value-type="float" office:value="1" calcext:value-type="float">
            <text:p>1</text:p>
          </table:table-cell>
          <table:table-cell table:style-name="ce12" table:formula="of:=IF(BITAND([.$A168];[.G$2])=0;&quot;&quot;;1)" office:value-type="float" office:value="1" calcext:value-type="float">
            <text:p>1</text:p>
          </table:table-cell>
          <table:table-cell table:style-name="ce12" table:formula="of:=IF(BITAND([.$A168];[.H$2])=0;&quot;&quot;;1)" office:value-type="float" office:value="1" calcext:value-type="float">
            <text:p>1</text:p>
          </table:table-cell>
          <table:table-cell table:style-name="ce12" table:formula="of:=IF(BITAND([.$A168];[.I$2])=0;&quot;&quot;;1)" office:value-type="float" office:value="1" calcext:value-type="float">
            <text:p>1</text:p>
          </table:table-cell>
          <table:table-cell table:style-name="ce16" table:formula="of:=IF(SUM([.F168:.I168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8" table:formula="of:=DEC2BIN([.A169])" office:value-type="string" office:string-value="10100110" calcext:value-type="string">
            <text:p>10100110</text:p>
          </table:table-cell>
          <table:table-cell table:style-name="ce8" table:formula="of:=DEC2HEX([.A169])" office:value-type="string" office:string-value="A6" calcext:value-type="string">
            <text:p>A6</text:p>
          </table:table-cell>
          <table:table-cell table:style-name="ce8" table:formula="of:=CHAR([.A169])" office:value-type="string" office:string-value="¦" calcext:value-type="string">
            <text:p>¦</text:p>
          </table:table-cell>
          <table:table-cell table:style-name="ce8"/>
          <table:table-cell table:style-name="ce12" table:formula="of:=IF(BITAND([.$A169];[.F$2])=0;&quot;&quot;;1)" office:value-type="float" office:value="1" calcext:value-type="float">
            <text:p>1</text:p>
          </table:table-cell>
          <table:table-cell table:style-name="ce12" table:formula="of:=IF(BITAND([.$A169];[.G$2])=0;&quot;&quot;;1)" office:value-type="float" office:value="1" calcext:value-type="float">
            <text:p>1</text:p>
          </table:table-cell>
          <table:table-cell table:style-name="ce12" table:formula="of:=IF(BITAND([.$A169];[.H$2])=0;&quot;&quot;;1)" office:value-type="float" office:value="1" calcext:value-type="float">
            <text:p>1</text:p>
          </table:table-cell>
          <table:table-cell table:style-name="ce12" table:formula="of:=IF(BITAND([.$A169];[.I$2])=0;&quot;&quot;;1)" office:value-type="float" office:value="1" calcext:value-type="float">
            <text:p>1</text:p>
          </table:table-cell>
          <table:table-cell table:style-name="ce16" table:formula="of:=IF(SUM([.F169:.I169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table:style-name="ce8" table:formula="of:=DEC2BIN([.A170])" office:value-type="string" office:string-value="10100111" calcext:value-type="string">
            <text:p>10100111</text:p>
          </table:table-cell>
          <table:table-cell table:style-name="ce8" table:formula="of:=DEC2HEX([.A170])" office:value-type="string" office:string-value="A7" calcext:value-type="string">
            <text:p>A7</text:p>
          </table:table-cell>
          <table:table-cell table:style-name="ce8" table:formula="of:=CHAR([.A170])" office:value-type="string" office:string-value="§" calcext:value-type="string">
            <text:p>§</text:p>
          </table:table-cell>
          <table:table-cell table:style-name="ce8"/>
          <table:table-cell table:style-name="ce12" table:formula="of:=IF(BITAND([.$A170];[.F$2])=0;&quot;&quot;;1)" office:value-type="float" office:value="1" calcext:value-type="float">
            <text:p>1</text:p>
          </table:table-cell>
          <table:table-cell table:style-name="ce12" table:formula="of:=IF(BITAND([.$A170];[.G$2])=0;&quot;&quot;;1)" office:value-type="float" office:value="1" calcext:value-type="float">
            <text:p>1</text:p>
          </table:table-cell>
          <table:table-cell table:style-name="ce12" table:formula="of:=IF(BITAND([.$A170];[.H$2])=0;&quot;&quot;;1)" office:value-type="float" office:value="1" calcext:value-type="float">
            <text:p>1</text:p>
          </table:table-cell>
          <table:table-cell table:style-name="ce12" table:formula="of:=IF(BITAND([.$A170];[.I$2])=0;&quot;&quot;;1)" office:value-type="float" office:value="1" calcext:value-type="float">
            <text:p>1</text:p>
          </table:table-cell>
          <table:table-cell table:style-name="ce17" table:formula="of:=IF(SUM([.F170:.I170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BIN([.A171])" office:value-type="string" office:string-value="10101000" calcext:value-type="string">
            <text:p>10101000</text:p>
          </table:table-cell>
          <table:table-cell table:style-name="ce1" table:formula="of:=DEC2HEX([.A171])" office:value-type="string" office:string-value="A8" calcext:value-type="string">
            <text:p>A8</text:p>
          </table:table-cell>
          <table:table-cell table:style-name="ce1" table:formula="of:=CHAR([.A171])" office:value-type="string" office:string-value="¨" calcext:value-type="string">
            <text:p>¨</text:p>
          </table:table-cell>
          <table:table-cell office:value-type="string" calcext:value-type="string">
            <text:p>o</text:p>
          </table:table-cell>
          <table:table-cell table:formula="of:=IF(BITAND([.$A171];[.F$2])=0;&quot;&quot;;1)" office:value-type="float" office:value="1" calcext:value-type="float">
            <text:p>1</text:p>
          </table:table-cell>
          <table:table-cell table:formula="of:=IF(BITAND([.$A171];[.G$2])=0;&quot;&quot;;1)" office:value-type="float" office:value="1" calcext:value-type="float">
            <text:p>1</text:p>
          </table:table-cell>
          <table:table-cell table:formula="of:=IF(BITAND([.$A171];[.H$2])=0;&quot;&quot;;1)" office:value-type="float" office:value="1" calcext:value-type="float">
            <text:p>1</text:p>
          </table:table-cell>
          <table:table-cell table:formula="of:=IF(BITAND([.$A171];[.I$2])=0;&quot;&quot;;1)">
            <text:p/>
          </table:table-cell>
          <table:table-cell table:formula="of:=IF(SUM([.F171:.I171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8" table:formula="of:=DEC2BIN([.A172])" office:value-type="string" office:string-value="10101001" calcext:value-type="string">
            <text:p>10101001</text:p>
          </table:table-cell>
          <table:table-cell table:style-name="ce8" table:formula="of:=DEC2HEX([.A172])" office:value-type="string" office:string-value="A9" calcext:value-type="string">
            <text:p>A9</text:p>
          </table:table-cell>
          <table:table-cell table:style-name="ce8" table:formula="of:=CHAR([.A172])" office:value-type="string" office:string-value="©" calcext:value-type="string">
            <text:p>©</text:p>
          </table:table-cell>
          <table:table-cell table:style-name="ce8"/>
          <table:table-cell table:style-name="ce12" table:formula="of:=IF(BITAND([.$A172];[.F$2])=0;&quot;&quot;;1)" office:value-type="float" office:value="1" calcext:value-type="float">
            <text:p>1</text:p>
          </table:table-cell>
          <table:table-cell table:style-name="ce12" table:formula="of:=IF(BITAND([.$A172];[.G$2])=0;&quot;&quot;;1)" office:value-type="float" office:value="1" calcext:value-type="float">
            <text:p>1</text:p>
          </table:table-cell>
          <table:table-cell table:style-name="ce12" table:formula="of:=IF(BITAND([.$A172];[.H$2])=0;&quot;&quot;;1)" office:value-type="float" office:value="1" calcext:value-type="float">
            <text:p>1</text:p>
          </table:table-cell>
          <table:table-cell table:style-name="ce12" table:formula="of:=IF(BITAND([.$A172];[.I$2])=0;&quot;&quot;;1)" office:value-type="float" office:value="1" calcext:value-type="float">
            <text:p>1</text:p>
          </table:table-cell>
          <table:table-cell table:style-name="ce16" table:formula="of:=IF(SUM([.F172:.I172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8" table:formula="of:=DEC2BIN([.A173])" office:value-type="string" office:string-value="10101010" calcext:value-type="string">
            <text:p>10101010</text:p>
          </table:table-cell>
          <table:table-cell table:style-name="ce8" table:formula="of:=DEC2HEX([.A173])" office:value-type="string" office:string-value="AA" calcext:value-type="string">
            <text:p>AA</text:p>
          </table:table-cell>
          <table:table-cell table:style-name="ce8" table:formula="of:=CHAR([.A173])" office:value-type="string" office:string-value="ª" calcext:value-type="string">
            <text:p>ª</text:p>
          </table:table-cell>
          <table:table-cell table:style-name="ce8"/>
          <table:table-cell table:style-name="ce12" table:formula="of:=IF(BITAND([.$A173];[.F$2])=0;&quot;&quot;;1)" office:value-type="float" office:value="1" calcext:value-type="float">
            <text:p>1</text:p>
          </table:table-cell>
          <table:table-cell table:style-name="ce12" table:formula="of:=IF(BITAND([.$A173];[.G$2])=0;&quot;&quot;;1)" office:value-type="float" office:value="1" calcext:value-type="float">
            <text:p>1</text:p>
          </table:table-cell>
          <table:table-cell table:style-name="ce12" table:formula="of:=IF(BITAND([.$A173];[.H$2])=0;&quot;&quot;;1)" office:value-type="float" office:value="1" calcext:value-type="float">
            <text:p>1</text:p>
          </table:table-cell>
          <table:table-cell table:style-name="ce12" table:formula="of:=IF(BITAND([.$A173];[.I$2])=0;&quot;&quot;;1)" office:value-type="float" office:value="1" calcext:value-type="float">
            <text:p>1</text:p>
          </table:table-cell>
          <table:table-cell table:style-name="ce16" table:formula="of:=IF(SUM([.F173:.I173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8" table:formula="of:=DEC2BIN([.A174])" office:value-type="string" office:string-value="10101011" calcext:value-type="string">
            <text:p>10101011</text:p>
          </table:table-cell>
          <table:table-cell table:style-name="ce8" table:formula="of:=DEC2HEX([.A174])" office:value-type="string" office:string-value="AB" calcext:value-type="string">
            <text:p>AB</text:p>
          </table:table-cell>
          <table:table-cell table:style-name="ce8" table:formula="of:=CHAR([.A174])" office:value-type="string" office:string-value="«" calcext:value-type="string">
            <text:p>«</text:p>
          </table:table-cell>
          <table:table-cell table:style-name="ce8"/>
          <table:table-cell table:style-name="ce12" table:formula="of:=IF(BITAND([.$A174];[.F$2])=0;&quot;&quot;;1)" office:value-type="float" office:value="1" calcext:value-type="float">
            <text:p>1</text:p>
          </table:table-cell>
          <table:table-cell table:style-name="ce12" table:formula="of:=IF(BITAND([.$A174];[.G$2])=0;&quot;&quot;;1)" office:value-type="float" office:value="1" calcext:value-type="float">
            <text:p>1</text:p>
          </table:table-cell>
          <table:table-cell table:style-name="ce12" table:formula="of:=IF(BITAND([.$A174];[.H$2])=0;&quot;&quot;;1)" office:value-type="float" office:value="1" calcext:value-type="float">
            <text:p>1</text:p>
          </table:table-cell>
          <table:table-cell table:style-name="ce12" table:formula="of:=IF(BITAND([.$A174];[.I$2])=0;&quot;&quot;;1)" office:value-type="float" office:value="1" calcext:value-type="float">
            <text:p>1</text:p>
          </table:table-cell>
          <table:table-cell table:style-name="ce17" table:formula="of:=IF(SUM([.F174:.I174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BIN([.A175])" office:value-type="string" office:string-value="10101100" calcext:value-type="string">
            <text:p>10101100</text:p>
          </table:table-cell>
          <table:table-cell table:style-name="ce1" table:formula="of:=DEC2HEX([.A175])" office:value-type="string" office:string-value="AC" calcext:value-type="string">
            <text:p>AC</text:p>
          </table:table-cell>
          <table:table-cell table:style-name="ce1" table:formula="of:=CHAR([.A175])" office:value-type="string" office:string-value="¬" calcext:value-type="string">
            <text:p>¬</text:p>
          </table:table-cell>
          <table:table-cell office:value-type="string" calcext:value-type="string">
            <text:p>p</text:p>
          </table:table-cell>
          <table:table-cell table:formula="of:=IF(BITAND([.$A175];[.F$2])=0;&quot;&quot;;1)" office:value-type="float" office:value="1" calcext:value-type="float">
            <text:p>1</text:p>
          </table:table-cell>
          <table:table-cell table:formula="of:=IF(BITAND([.$A175];[.G$2])=0;&quot;&quot;;1)" office:value-type="float" office:value="1" calcext:value-type="float">
            <text:p>1</text:p>
          </table:table-cell>
          <table:table-cell table:formula="of:=IF(BITAND([.$A175];[.H$2])=0;&quot;&quot;;1)" office:value-type="float" office:value="1" calcext:value-type="float">
            <text:p>1</text:p>
          </table:table-cell>
          <table:table-cell table:formula="of:=IF(BITAND([.$A175];[.I$2])=0;&quot;&quot;;1)">
            <text:p/>
          </table:table-cell>
          <table:table-cell table:formula="of:=IF(SUM([.F175:.I175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8" table:formula="of:=DEC2BIN([.A176])" office:value-type="string" office:string-value="10101101" calcext:value-type="string">
            <text:p>10101101</text:p>
          </table:table-cell>
          <table:table-cell table:style-name="ce8" table:formula="of:=DEC2HEX([.A176])" office:value-type="string" office:string-value="AD" calcext:value-type="string">
            <text:p>AD</text:p>
          </table:table-cell>
          <table:table-cell table:style-name="ce8" table:formula="of:=CHAR([.A176])" office:value-type="string" office:string-value="­" calcext:value-type="string">
            <text:p>­</text:p>
          </table:table-cell>
          <table:table-cell table:style-name="ce8"/>
          <table:table-cell table:style-name="ce12" table:formula="of:=IF(BITAND([.$A176];[.F$2])=0;&quot;&quot;;1)" office:value-type="float" office:value="1" calcext:value-type="float">
            <text:p>1</text:p>
          </table:table-cell>
          <table:table-cell table:style-name="ce12" table:formula="of:=IF(BITAND([.$A176];[.G$2])=0;&quot;&quot;;1)" office:value-type="float" office:value="1" calcext:value-type="float">
            <text:p>1</text:p>
          </table:table-cell>
          <table:table-cell table:style-name="ce12" table:formula="of:=IF(BITAND([.$A176];[.H$2])=0;&quot;&quot;;1)" office:value-type="float" office:value="1" calcext:value-type="float">
            <text:p>1</text:p>
          </table:table-cell>
          <table:table-cell table:style-name="ce12" table:formula="of:=IF(BITAND([.$A176];[.I$2])=0;&quot;&quot;;1)" office:value-type="float" office:value="1" calcext:value-type="float">
            <text:p>1</text:p>
          </table:table-cell>
          <table:table-cell table:style-name="ce17" table:formula="of:=IF(SUM([.F176:.I176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8" table:formula="of:=DEC2BIN([.A177])" office:value-type="string" office:string-value="10101110" calcext:value-type="string">
            <text:p>10101110</text:p>
          </table:table-cell>
          <table:table-cell table:style-name="ce8" table:formula="of:=DEC2HEX([.A177])" office:value-type="string" office:string-value="AE" calcext:value-type="string">
            <text:p>AE</text:p>
          </table:table-cell>
          <table:table-cell table:style-name="ce8" table:formula="of:=CHAR([.A177])" office:value-type="string" office:string-value="®" calcext:value-type="string">
            <text:p>®</text:p>
          </table:table-cell>
          <table:table-cell table:style-name="ce8"/>
          <table:table-cell table:style-name="ce12" table:formula="of:=IF(BITAND([.$A177];[.F$2])=0;&quot;&quot;;1)" office:value-type="float" office:value="1" calcext:value-type="float">
            <text:p>1</text:p>
          </table:table-cell>
          <table:table-cell table:style-name="ce12" table:formula="of:=IF(BITAND([.$A177];[.G$2])=0;&quot;&quot;;1)" office:value-type="float" office:value="1" calcext:value-type="float">
            <text:p>1</text:p>
          </table:table-cell>
          <table:table-cell table:style-name="ce12" table:formula="of:=IF(BITAND([.$A177];[.H$2])=0;&quot;&quot;;1)" office:value-type="float" office:value="1" calcext:value-type="float">
            <text:p>1</text:p>
          </table:table-cell>
          <table:table-cell table:style-name="ce12" table:formula="of:=IF(BITAND([.$A177];[.I$2])=0;&quot;&quot;;1)" office:value-type="float" office:value="1" calcext:value-type="float">
            <text:p>1</text:p>
          </table:table-cell>
          <table:table-cell table:style-name="ce17" table:formula="of:=IF(SUM([.F177:.I177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2" table:formula="of:=DEC2BIN([.A178])" office:value-type="string" office:string-value="10101111" calcext:value-type="string">
            <text:p>10101111</text:p>
          </table:table-cell>
          <table:table-cell table:style-name="ce2" table:formula="of:=DEC2HEX([.A178])" office:value-type="string" office:string-value="AF" calcext:value-type="string">
            <text:p>AF</text:p>
          </table:table-cell>
          <table:table-cell table:style-name="ce2" table:formula="of:=CHAR([.A178])" office:value-type="string" office:string-value="¯" calcext:value-type="string">
            <text:p>¯</text:p>
          </table:table-cell>
          <table:table-cell table:style-name="ce2"/>
          <table:table-cell table:style-name="ce11" table:formula="of:=IF(BITAND([.$A178];[.F$2])=0;&quot;&quot;;1)" office:value-type="float" office:value="1" calcext:value-type="float">
            <text:p>1</text:p>
          </table:table-cell>
          <table:table-cell table:style-name="ce11" table:formula="of:=IF(BITAND([.$A178];[.G$2])=0;&quot;&quot;;1)" office:value-type="float" office:value="1" calcext:value-type="float">
            <text:p>1</text:p>
          </table:table-cell>
          <table:table-cell table:style-name="ce11" table:formula="of:=IF(BITAND([.$A178];[.H$2])=0;&quot;&quot;;1)" office:value-type="float" office:value="1" calcext:value-type="float">
            <text:p>1</text:p>
          </table:table-cell>
          <table:table-cell table:style-name="ce11" table:formula="of:=IF(BITAND([.$A178];[.I$2])=0;&quot;&quot;;1)" office:value-type="float" office:value="1" calcext:value-type="float">
            <text:p>1</text:p>
          </table:table-cell>
          <table:table-cell table:style-name="ce18" table:formula="of:=IF(SUM([.F178:.I178])=4;1;&quot;&quot;)" office:value-type="float" office:value="1" calcext:value-type="float">
            <text:p>1</text:p>
          </table:table-cell>
          <table:table-cell table:style-name="ce4" table:number-columns-repeated="1637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BIN([.A179])" office:value-type="string" office:string-value="10110000" calcext:value-type="string">
            <text:p>10110000</text:p>
          </table:table-cell>
          <table:table-cell table:style-name="ce1" table:formula="of:=DEC2HEX([.A179])" office:value-type="string" office:string-value="B0" calcext:value-type="string">
            <text:p>B0</text:p>
          </table:table-cell>
          <table:table-cell table:style-name="ce1" table:formula="of:=CHAR([.A179])" office:value-type="string" office:string-value="°" calcext:value-type="string">
            <text:p>°</text:p>
          </table:table-cell>
          <table:table-cell office:value-type="string" calcext:value-type="string">
            <text:p>q</text:p>
          </table:table-cell>
          <table:table-cell table:formula="of:=IF(BITAND([.$A179];[.F$2])=0;&quot;&quot;;1)" office:value-type="float" office:value="1" calcext:value-type="float">
            <text:p>1</text:p>
          </table:table-cell>
          <table:table-cell table:formula="of:=IF(BITAND([.$A179];[.G$2])=0;&quot;&quot;;1)" office:value-type="float" office:value="1" calcext:value-type="float">
            <text:p>1</text:p>
          </table:table-cell>
          <table:table-cell table:formula="of:=IF(BITAND([.$A179];[.H$2])=0;&quot;&quot;;1)">
            <text:p/>
          </table:table-cell>
          <table:table-cell table:formula="of:=IF(BITAND([.$A179];[.I$2])=0;&quot;&quot;;1)">
            <text:p/>
          </table:table-cell>
          <table:table-cell table:formula="of:=IF(SUM([.F179:.I17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BIN([.A180])" office:value-type="string" office:string-value="10110001" calcext:value-type="string">
            <text:p>10110001</text:p>
          </table:table-cell>
          <table:table-cell table:style-name="ce1" table:formula="of:=DEC2HEX([.A180])" office:value-type="string" office:string-value="B1" calcext:value-type="string">
            <text:p>B1</text:p>
          </table:table-cell>
          <table:table-cell table:style-name="ce1" table:formula="of:=CHAR([.A180])" office:value-type="string" office:string-value="±" calcext:value-type="string">
            <text:p>±</text:p>
          </table:table-cell>
          <table:table-cell/>
          <table:table-cell table:formula="of:=IF(BITAND([.$A180];[.F$2])=0;&quot;&quot;;1)" office:value-type="float" office:value="1" calcext:value-type="float">
            <text:p>1</text:p>
          </table:table-cell>
          <table:table-cell table:formula="of:=IF(BITAND([.$A180];[.G$2])=0;&quot;&quot;;1)" office:value-type="float" office:value="1" calcext:value-type="float">
            <text:p>1</text:p>
          </table:table-cell>
          <table:table-cell table:formula="of:=IF(BITAND([.$A180];[.H$2])=0;&quot;&quot;;1)">
            <text:p/>
          </table:table-cell>
          <table:table-cell table:formula="of:=IF(BITAND([.$A180];[.I$2])=0;&quot;&quot;;1)" office:value-type="float" office:value="1" calcext:value-type="float">
            <text:p>1</text:p>
          </table:table-cell>
          <table:table-cell table:formula="of:=IF(SUM([.F180:.I18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BIN([.A181])" office:value-type="string" office:string-value="10110010" calcext:value-type="string">
            <text:p>10110010</text:p>
          </table:table-cell>
          <table:table-cell table:style-name="ce1" table:formula="of:=DEC2HEX([.A181])" office:value-type="string" office:string-value="B2" calcext:value-type="string">
            <text:p>B2</text:p>
          </table:table-cell>
          <table:table-cell table:style-name="ce1" table:formula="of:=CHAR([.A181])" office:value-type="string" office:string-value="²" calcext:value-type="string">
            <text:p>²</text:p>
          </table:table-cell>
          <table:table-cell/>
          <table:table-cell table:formula="of:=IF(BITAND([.$A181];[.F$2])=0;&quot;&quot;;1)" office:value-type="float" office:value="1" calcext:value-type="float">
            <text:p>1</text:p>
          </table:table-cell>
          <table:table-cell table:formula="of:=IF(BITAND([.$A181];[.G$2])=0;&quot;&quot;;1)" office:value-type="float" office:value="1" calcext:value-type="float">
            <text:p>1</text:p>
          </table:table-cell>
          <table:table-cell table:formula="of:=IF(BITAND([.$A181];[.H$2])=0;&quot;&quot;;1)">
            <text:p/>
          </table:table-cell>
          <table:table-cell table:formula="of:=IF(BITAND([.$A181];[.I$2])=0;&quot;&quot;;1)" office:value-type="float" office:value="1" calcext:value-type="float">
            <text:p>1</text:p>
          </table:table-cell>
          <table:table-cell table:formula="of:=IF(SUM([.F181:.I18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BIN([.A182])" office:value-type="string" office:string-value="10110011" calcext:value-type="string">
            <text:p>10110011</text:p>
          </table:table-cell>
          <table:table-cell table:style-name="ce1" table:formula="of:=DEC2HEX([.A182])" office:value-type="string" office:string-value="B3" calcext:value-type="string">
            <text:p>B3</text:p>
          </table:table-cell>
          <table:table-cell table:style-name="ce1" table:formula="of:=CHAR([.A182])" office:value-type="string" office:string-value="³" calcext:value-type="string">
            <text:p>³</text:p>
          </table:table-cell>
          <table:table-cell/>
          <table:table-cell table:formula="of:=IF(BITAND([.$A182];[.F$2])=0;&quot;&quot;;1)" office:value-type="float" office:value="1" calcext:value-type="float">
            <text:p>1</text:p>
          </table:table-cell>
          <table:table-cell table:formula="of:=IF(BITAND([.$A182];[.G$2])=0;&quot;&quot;;1)" office:value-type="float" office:value="1" calcext:value-type="float">
            <text:p>1</text:p>
          </table:table-cell>
          <table:table-cell table:formula="of:=IF(BITAND([.$A182];[.H$2])=0;&quot;&quot;;1)">
            <text:p/>
          </table:table-cell>
          <table:table-cell table:formula="of:=IF(BITAND([.$A182];[.I$2])=0;&quot;&quot;;1)" office:value-type="float" office:value="1" calcext:value-type="float">
            <text:p>1</text:p>
          </table:table-cell>
          <table:table-cell table:formula="of:=IF(SUM([.F182:.I18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BIN([.A183])" office:value-type="string" office:string-value="10110100" calcext:value-type="string">
            <text:p>10110100</text:p>
          </table:table-cell>
          <table:table-cell table:style-name="ce1" table:formula="of:=DEC2HEX([.A183])" office:value-type="string" office:string-value="B4" calcext:value-type="string">
            <text:p>B4</text:p>
          </table:table-cell>
          <table:table-cell table:style-name="ce1" table:formula="of:=CHAR([.A183])" office:value-type="string" office:string-value="´" calcext:value-type="string">
            <text:p>´</text:p>
          </table:table-cell>
          <table:table-cell office:value-type="string" calcext:value-type="string">
            <text:p>r</text:p>
          </table:table-cell>
          <table:table-cell table:formula="of:=IF(BITAND([.$A183];[.F$2])=0;&quot;&quot;;1)" office:value-type="float" office:value="1" calcext:value-type="float">
            <text:p>1</text:p>
          </table:table-cell>
          <table:table-cell table:formula="of:=IF(BITAND([.$A183];[.G$2])=0;&quot;&quot;;1)" office:value-type="float" office:value="1" calcext:value-type="float">
            <text:p>1</text:p>
          </table:table-cell>
          <table:table-cell table:formula="of:=IF(BITAND([.$A183];[.H$2])=0;&quot;&quot;;1)" office:value-type="float" office:value="1" calcext:value-type="float">
            <text:p>1</text:p>
          </table:table-cell>
          <table:table-cell table:formula="of:=IF(BITAND([.$A183];[.I$2])=0;&quot;&quot;;1)">
            <text:p/>
          </table:table-cell>
          <table:table-cell table:formula="of:=IF(SUM([.F183:.I183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8" table:formula="of:=DEC2BIN([.A184])" office:value-type="string" office:string-value="10110101" calcext:value-type="string">
            <text:p>10110101</text:p>
          </table:table-cell>
          <table:table-cell table:style-name="ce8" table:formula="of:=DEC2HEX([.A184])" office:value-type="string" office:string-value="B5" calcext:value-type="string">
            <text:p>B5</text:p>
          </table:table-cell>
          <table:table-cell table:style-name="ce8" table:formula="of:=CHAR([.A184])" office:value-type="string" office:string-value="µ" calcext:value-type="string">
            <text:p>µ</text:p>
          </table:table-cell>
          <table:table-cell table:style-name="ce8"/>
          <table:table-cell table:style-name="ce12" table:formula="of:=IF(BITAND([.$A184];[.F$2])=0;&quot;&quot;;1)" office:value-type="float" office:value="1" calcext:value-type="float">
            <text:p>1</text:p>
          </table:table-cell>
          <table:table-cell table:style-name="ce12" table:formula="of:=IF(BITAND([.$A184];[.G$2])=0;&quot;&quot;;1)" office:value-type="float" office:value="1" calcext:value-type="float">
            <text:p>1</text:p>
          </table:table-cell>
          <table:table-cell table:style-name="ce12" table:formula="of:=IF(BITAND([.$A184];[.H$2])=0;&quot;&quot;;1)" office:value-type="float" office:value="1" calcext:value-type="float">
            <text:p>1</text:p>
          </table:table-cell>
          <table:table-cell table:style-name="ce12" table:formula="of:=IF(BITAND([.$A184];[.I$2])=0;&quot;&quot;;1)" office:value-type="float" office:value="1" calcext:value-type="float">
            <text:p>1</text:p>
          </table:table-cell>
          <table:table-cell table:style-name="ce17" table:formula="of:=IF(SUM([.F184:.I184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8" table:formula="of:=DEC2BIN([.A185])" office:value-type="string" office:string-value="10110110" calcext:value-type="string">
            <text:p>10110110</text:p>
          </table:table-cell>
          <table:table-cell table:style-name="ce8" table:formula="of:=DEC2HEX([.A185])" office:value-type="string" office:string-value="B6" calcext:value-type="string">
            <text:p>B6</text:p>
          </table:table-cell>
          <table:table-cell table:style-name="ce8" table:formula="of:=CHAR([.A185])" office:value-type="string" office:string-value="¶" calcext:value-type="string">
            <text:p>¶</text:p>
          </table:table-cell>
          <table:table-cell table:style-name="ce8"/>
          <table:table-cell table:style-name="ce12" table:formula="of:=IF(BITAND([.$A185];[.F$2])=0;&quot;&quot;;1)" office:value-type="float" office:value="1" calcext:value-type="float">
            <text:p>1</text:p>
          </table:table-cell>
          <table:table-cell table:style-name="ce12" table:formula="of:=IF(BITAND([.$A185];[.G$2])=0;&quot;&quot;;1)" office:value-type="float" office:value="1" calcext:value-type="float">
            <text:p>1</text:p>
          </table:table-cell>
          <table:table-cell table:style-name="ce12" table:formula="of:=IF(BITAND([.$A185];[.H$2])=0;&quot;&quot;;1)" office:value-type="float" office:value="1" calcext:value-type="float">
            <text:p>1</text:p>
          </table:table-cell>
          <table:table-cell table:style-name="ce12" table:formula="of:=IF(BITAND([.$A185];[.I$2])=0;&quot;&quot;;1)" office:value-type="float" office:value="1" calcext:value-type="float">
            <text:p>1</text:p>
          </table:table-cell>
          <table:table-cell table:style-name="ce17" table:formula="of:=IF(SUM([.F185:.I185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8" table:formula="of:=DEC2BIN([.A186])" office:value-type="string" office:string-value="10110111" calcext:value-type="string">
            <text:p>10110111</text:p>
          </table:table-cell>
          <table:table-cell table:style-name="ce8" table:formula="of:=DEC2HEX([.A186])" office:value-type="string" office:string-value="B7" calcext:value-type="string">
            <text:p>B7</text:p>
          </table:table-cell>
          <table:table-cell table:style-name="ce8" table:formula="of:=CHAR([.A186])" office:value-type="string" office:string-value="·" calcext:value-type="string">
            <text:p>·</text:p>
          </table:table-cell>
          <table:table-cell table:style-name="ce8"/>
          <table:table-cell table:style-name="ce12" table:formula="of:=IF(BITAND([.$A186];[.F$2])=0;&quot;&quot;;1)" office:value-type="float" office:value="1" calcext:value-type="float">
            <text:p>1</text:p>
          </table:table-cell>
          <table:table-cell table:style-name="ce12" table:formula="of:=IF(BITAND([.$A186];[.G$2])=0;&quot;&quot;;1)" office:value-type="float" office:value="1" calcext:value-type="float">
            <text:p>1</text:p>
          </table:table-cell>
          <table:table-cell table:style-name="ce12" table:formula="of:=IF(BITAND([.$A186];[.H$2])=0;&quot;&quot;;1)" office:value-type="float" office:value="1" calcext:value-type="float">
            <text:p>1</text:p>
          </table:table-cell>
          <table:table-cell table:style-name="ce12" table:formula="of:=IF(BITAND([.$A186];[.I$2])=0;&quot;&quot;;1)" office:value-type="float" office:value="1" calcext:value-type="float">
            <text:p>1</text:p>
          </table:table-cell>
          <table:table-cell table:style-name="ce17" table:formula="of:=IF(SUM([.F186:.I186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BIN([.A187])" office:value-type="string" office:string-value="10111000" calcext:value-type="string">
            <text:p>10111000</text:p>
          </table:table-cell>
          <table:table-cell table:style-name="ce1" table:formula="of:=DEC2HEX([.A187])" office:value-type="string" office:string-value="B8" calcext:value-type="string">
            <text:p>B8</text:p>
          </table:table-cell>
          <table:table-cell table:style-name="ce1" table:formula="of:=CHAR([.A187])" office:value-type="string" office:string-value="¸" calcext:value-type="string">
            <text:p>¸</text:p>
          </table:table-cell>
          <table:table-cell office:value-type="string" calcext:value-type="string">
            <text:p>s</text:p>
          </table:table-cell>
          <table:table-cell table:formula="of:=IF(BITAND([.$A187];[.F$2])=0;&quot;&quot;;1)" office:value-type="float" office:value="1" calcext:value-type="float">
            <text:p>1</text:p>
          </table:table-cell>
          <table:table-cell table:formula="of:=IF(BITAND([.$A187];[.G$2])=0;&quot;&quot;;1)" office:value-type="float" office:value="1" calcext:value-type="float">
            <text:p>1</text:p>
          </table:table-cell>
          <table:table-cell table:formula="of:=IF(BITAND([.$A187];[.H$2])=0;&quot;&quot;;1)" office:value-type="float" office:value="1" calcext:value-type="float">
            <text:p>1</text:p>
          </table:table-cell>
          <table:table-cell table:formula="of:=IF(BITAND([.$A187];[.I$2])=0;&quot;&quot;;1)">
            <text:p/>
          </table:table-cell>
          <table:table-cell table:formula="of:=IF(SUM([.F187:.I187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8" table:formula="of:=DEC2BIN([.A188])" office:value-type="string" office:string-value="10111001" calcext:value-type="string">
            <text:p>10111001</text:p>
          </table:table-cell>
          <table:table-cell table:style-name="ce8" table:formula="of:=DEC2HEX([.A188])" office:value-type="string" office:string-value="B9" calcext:value-type="string">
            <text:p>B9</text:p>
          </table:table-cell>
          <table:table-cell table:style-name="ce8" table:formula="of:=CHAR([.A188])" office:value-type="string" office:string-value="¹" calcext:value-type="string">
            <text:p>¹</text:p>
          </table:table-cell>
          <table:table-cell table:style-name="ce8"/>
          <table:table-cell table:style-name="ce12" table:formula="of:=IF(BITAND([.$A188];[.F$2])=0;&quot;&quot;;1)" office:value-type="float" office:value="1" calcext:value-type="float">
            <text:p>1</text:p>
          </table:table-cell>
          <table:table-cell table:style-name="ce12" table:formula="of:=IF(BITAND([.$A188];[.G$2])=0;&quot;&quot;;1)" office:value-type="float" office:value="1" calcext:value-type="float">
            <text:p>1</text:p>
          </table:table-cell>
          <table:table-cell table:style-name="ce12" table:formula="of:=IF(BITAND([.$A188];[.H$2])=0;&quot;&quot;;1)" office:value-type="float" office:value="1" calcext:value-type="float">
            <text:p>1</text:p>
          </table:table-cell>
          <table:table-cell table:style-name="ce12" table:formula="of:=IF(BITAND([.$A188];[.I$2])=0;&quot;&quot;;1)" office:value-type="float" office:value="1" calcext:value-type="float">
            <text:p>1</text:p>
          </table:table-cell>
          <table:table-cell table:style-name="ce17" table:formula="of:=IF(SUM([.F188:.I188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8" table:formula="of:=DEC2BIN([.A189])" office:value-type="string" office:string-value="10111010" calcext:value-type="string">
            <text:p>10111010</text:p>
          </table:table-cell>
          <table:table-cell table:style-name="ce8" table:formula="of:=DEC2HEX([.A189])" office:value-type="string" office:string-value="BA" calcext:value-type="string">
            <text:p>BA</text:p>
          </table:table-cell>
          <table:table-cell table:style-name="ce8" table:formula="of:=CHAR([.A189])" office:value-type="string" office:string-value="º" calcext:value-type="string">
            <text:p>º</text:p>
          </table:table-cell>
          <table:table-cell table:style-name="ce8"/>
          <table:table-cell table:style-name="ce12" table:formula="of:=IF(BITAND([.$A189];[.F$2])=0;&quot;&quot;;1)" office:value-type="float" office:value="1" calcext:value-type="float">
            <text:p>1</text:p>
          </table:table-cell>
          <table:table-cell table:style-name="ce12" table:formula="of:=IF(BITAND([.$A189];[.G$2])=0;&quot;&quot;;1)" office:value-type="float" office:value="1" calcext:value-type="float">
            <text:p>1</text:p>
          </table:table-cell>
          <table:table-cell table:style-name="ce12" table:formula="of:=IF(BITAND([.$A189];[.H$2])=0;&quot;&quot;;1)" office:value-type="float" office:value="1" calcext:value-type="float">
            <text:p>1</text:p>
          </table:table-cell>
          <table:table-cell table:style-name="ce12" table:formula="of:=IF(BITAND([.$A189];[.I$2])=0;&quot;&quot;;1)" office:value-type="float" office:value="1" calcext:value-type="float">
            <text:p>1</text:p>
          </table:table-cell>
          <table:table-cell table:style-name="ce17" table:formula="of:=IF(SUM([.F189:.I189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8" table:formula="of:=DEC2BIN([.A190])" office:value-type="string" office:string-value="10111011" calcext:value-type="string">
            <text:p>10111011</text:p>
          </table:table-cell>
          <table:table-cell table:style-name="ce8" table:formula="of:=DEC2HEX([.A190])" office:value-type="string" office:string-value="BB" calcext:value-type="string">
            <text:p>BB</text:p>
          </table:table-cell>
          <table:table-cell table:style-name="ce8" table:formula="of:=CHAR([.A190])" office:value-type="string" office:string-value="»" calcext:value-type="string">
            <text:p>»</text:p>
          </table:table-cell>
          <table:table-cell table:style-name="ce8"/>
          <table:table-cell table:style-name="ce12" table:formula="of:=IF(BITAND([.$A190];[.F$2])=0;&quot;&quot;;1)" office:value-type="float" office:value="1" calcext:value-type="float">
            <text:p>1</text:p>
          </table:table-cell>
          <table:table-cell table:style-name="ce12" table:formula="of:=IF(BITAND([.$A190];[.G$2])=0;&quot;&quot;;1)" office:value-type="float" office:value="1" calcext:value-type="float">
            <text:p>1</text:p>
          </table:table-cell>
          <table:table-cell table:style-name="ce12" table:formula="of:=IF(BITAND([.$A190];[.H$2])=0;&quot;&quot;;1)" office:value-type="float" office:value="1" calcext:value-type="float">
            <text:p>1</text:p>
          </table:table-cell>
          <table:table-cell table:style-name="ce12" table:formula="of:=IF(BITAND([.$A190];[.I$2])=0;&quot;&quot;;1)" office:value-type="float" office:value="1" calcext:value-type="float">
            <text:p>1</text:p>
          </table:table-cell>
          <table:table-cell table:style-name="ce17" table:formula="of:=IF(SUM([.F190:.I190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BIN([.A191])" office:value-type="string" office:string-value="10111100" calcext:value-type="string">
            <text:p>10111100</text:p>
          </table:table-cell>
          <table:table-cell table:style-name="ce1" table:formula="of:=DEC2HEX([.A191])" office:value-type="string" office:string-value="BC" calcext:value-type="string">
            <text:p>BC</text:p>
          </table:table-cell>
          <table:table-cell table:style-name="ce1" table:formula="of:=CHAR([.A191])" office:value-type="string" office:string-value="¼" calcext:value-type="string">
            <text:p>¼</text:p>
          </table:table-cell>
          <table:table-cell office:value-type="string" calcext:value-type="string">
            <text:p>t</text:p>
          </table:table-cell>
          <table:table-cell table:formula="of:=IF(BITAND([.$A191];[.F$2])=0;&quot;&quot;;1)" office:value-type="float" office:value="1" calcext:value-type="float">
            <text:p>1</text:p>
          </table:table-cell>
          <table:table-cell table:formula="of:=IF(BITAND([.$A191];[.G$2])=0;&quot;&quot;;1)" office:value-type="float" office:value="1" calcext:value-type="float">
            <text:p>1</text:p>
          </table:table-cell>
          <table:table-cell table:formula="of:=IF(BITAND([.$A191];[.H$2])=0;&quot;&quot;;1)" office:value-type="float" office:value="1" calcext:value-type="float">
            <text:p>1</text:p>
          </table:table-cell>
          <table:table-cell table:formula="of:=IF(BITAND([.$A191];[.I$2])=0;&quot;&quot;;1)">
            <text:p/>
          </table:table-cell>
          <table:table-cell table:formula="of:=IF(SUM([.F191:.I191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8" table:formula="of:=DEC2BIN([.A192])" office:value-type="string" office:string-value="10111101" calcext:value-type="string">
            <text:p>10111101</text:p>
          </table:table-cell>
          <table:table-cell table:style-name="ce8" table:formula="of:=DEC2HEX([.A192])" office:value-type="string" office:string-value="BD" calcext:value-type="string">
            <text:p>BD</text:p>
          </table:table-cell>
          <table:table-cell table:style-name="ce8" table:formula="of:=CHAR([.A192])" office:value-type="string" office:string-value="½" calcext:value-type="string">
            <text:p>½</text:p>
          </table:table-cell>
          <table:table-cell table:style-name="ce8"/>
          <table:table-cell table:style-name="ce12" table:formula="of:=IF(BITAND([.$A192];[.F$2])=0;&quot;&quot;;1)" office:value-type="float" office:value="1" calcext:value-type="float">
            <text:p>1</text:p>
          </table:table-cell>
          <table:table-cell table:style-name="ce12" table:formula="of:=IF(BITAND([.$A192];[.G$2])=0;&quot;&quot;;1)" office:value-type="float" office:value="1" calcext:value-type="float">
            <text:p>1</text:p>
          </table:table-cell>
          <table:table-cell table:style-name="ce12" table:formula="of:=IF(BITAND([.$A192];[.H$2])=0;&quot;&quot;;1)" office:value-type="float" office:value="1" calcext:value-type="float">
            <text:p>1</text:p>
          </table:table-cell>
          <table:table-cell table:style-name="ce12" table:formula="of:=IF(BITAND([.$A192];[.I$2])=0;&quot;&quot;;1)" office:value-type="float" office:value="1" calcext:value-type="float">
            <text:p>1</text:p>
          </table:table-cell>
          <table:table-cell table:style-name="ce17" table:formula="of:=IF(SUM([.F192:.I192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8" table:formula="of:=DEC2BIN([.A193])" office:value-type="string" office:string-value="10111110" calcext:value-type="string">
            <text:p>10111110</text:p>
          </table:table-cell>
          <table:table-cell table:style-name="ce8" table:formula="of:=DEC2HEX([.A193])" office:value-type="string" office:string-value="BE" calcext:value-type="string">
            <text:p>BE</text:p>
          </table:table-cell>
          <table:table-cell table:style-name="ce8" table:formula="of:=CHAR([.A193])" office:value-type="string" office:string-value="¾" calcext:value-type="string">
            <text:p>¾</text:p>
          </table:table-cell>
          <table:table-cell table:style-name="ce8"/>
          <table:table-cell table:style-name="ce12" table:formula="of:=IF(BITAND([.$A193];[.F$2])=0;&quot;&quot;;1)" office:value-type="float" office:value="1" calcext:value-type="float">
            <text:p>1</text:p>
          </table:table-cell>
          <table:table-cell table:style-name="ce12" table:formula="of:=IF(BITAND([.$A193];[.G$2])=0;&quot;&quot;;1)" office:value-type="float" office:value="1" calcext:value-type="float">
            <text:p>1</text:p>
          </table:table-cell>
          <table:table-cell table:style-name="ce12" table:formula="of:=IF(BITAND([.$A193];[.H$2])=0;&quot;&quot;;1)" office:value-type="float" office:value="1" calcext:value-type="float">
            <text:p>1</text:p>
          </table:table-cell>
          <table:table-cell table:style-name="ce12" table:formula="of:=IF(BITAND([.$A193];[.I$2])=0;&quot;&quot;;1)" office:value-type="float" office:value="1" calcext:value-type="float">
            <text:p>1</text:p>
          </table:table-cell>
          <table:table-cell table:style-name="ce17" table:formula="of:=IF(SUM([.F193:.I193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2" table:formula="of:=DEC2BIN([.A194])" office:value-type="string" office:string-value="10111111" calcext:value-type="string">
            <text:p>10111111</text:p>
          </table:table-cell>
          <table:table-cell table:style-name="ce2" table:formula="of:=DEC2HEX([.A194])" office:value-type="string" office:string-value="BF" calcext:value-type="string">
            <text:p>BF</text:p>
          </table:table-cell>
          <table:table-cell table:style-name="ce2" table:formula="of:=CHAR([.A194])" office:value-type="string" office:string-value="¿" calcext:value-type="string">
            <text:p>¿</text:p>
          </table:table-cell>
          <table:table-cell table:style-name="ce2"/>
          <table:table-cell table:style-name="ce11" table:formula="of:=IF(BITAND([.$A194];[.F$2])=0;&quot;&quot;;1)" office:value-type="float" office:value="1" calcext:value-type="float">
            <text:p>1</text:p>
          </table:table-cell>
          <table:table-cell table:style-name="ce11" table:formula="of:=IF(BITAND([.$A194];[.G$2])=0;&quot;&quot;;1)" office:value-type="float" office:value="1" calcext:value-type="float">
            <text:p>1</text:p>
          </table:table-cell>
          <table:table-cell table:style-name="ce11" table:formula="of:=IF(BITAND([.$A194];[.H$2])=0;&quot;&quot;;1)" office:value-type="float" office:value="1" calcext:value-type="float">
            <text:p>1</text:p>
          </table:table-cell>
          <table:table-cell table:style-name="ce11" table:formula="of:=IF(BITAND([.$A194];[.I$2])=0;&quot;&quot;;1)" office:value-type="float" office:value="1" calcext:value-type="float">
            <text:p>1</text:p>
          </table:table-cell>
          <table:table-cell table:style-name="ce18" table:formula="of:=IF(SUM([.F194:.I194])=4;1;&quot;&quot;)" office:value-type="float" office:value="1" calcext:value-type="float">
            <text:p>1</text:p>
          </table:table-cell>
          <table:table-cell table:style-name="ce4" table:number-columns-repeated="1637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BIN([.A195])" office:value-type="string" office:string-value="11000000" calcext:value-type="string">
            <text:p>11000000</text:p>
          </table:table-cell>
          <table:table-cell table:style-name="ce1" table:formula="of:=DEC2HEX([.A195])" office:value-type="string" office:string-value="C0" calcext:value-type="string">
            <text:p>C0</text:p>
          </table:table-cell>
          <table:table-cell table:style-name="ce1" table:formula="of:=CHAR([.A195])" office:value-type="string" office:string-value="À" calcext:value-type="string">
            <text:p>À</text:p>
          </table:table-cell>
          <table:table-cell office:value-type="string" calcext:value-type="string">
            <text:p>u</text:p>
          </table:table-cell>
          <table:table-cell table:formula="of:=IF(BITAND([.$A195];[.F$2])=0;&quot;&quot;;1)" office:value-type="float" office:value="1" calcext:value-type="float">
            <text:p>1</text:p>
          </table:table-cell>
          <table:table-cell table:formula="of:=IF(BITAND([.$A195];[.G$2])=0;&quot;&quot;;1)">
            <text:p/>
          </table:table-cell>
          <table:table-cell table:formula="of:=IF(BITAND([.$A195];[.H$2])=0;&quot;&quot;;1)">
            <text:p/>
          </table:table-cell>
          <table:table-cell table:formula="of:=IF(BITAND([.$A195];[.I$2])=0;&quot;&quot;;1)">
            <text:p/>
          </table:table-cell>
          <table:table-cell table:style-name="ce19" table:formula="of:=IF(SUM([.F195:.I19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BIN([.A196])" office:value-type="string" office:string-value="11000001" calcext:value-type="string">
            <text:p>11000001</text:p>
          </table:table-cell>
          <table:table-cell table:style-name="ce1" table:formula="of:=DEC2HEX([.A196])" office:value-type="string" office:string-value="C1" calcext:value-type="string">
            <text:p>C1</text:p>
          </table:table-cell>
          <table:table-cell table:style-name="ce1" table:formula="of:=CHAR([.A196])" office:value-type="string" office:string-value="Á" calcext:value-type="string">
            <text:p>Á</text:p>
          </table:table-cell>
          <table:table-cell/>
          <table:table-cell table:formula="of:=IF(BITAND([.$A196];[.F$2])=0;&quot;&quot;;1)" office:value-type="float" office:value="1" calcext:value-type="float">
            <text:p>1</text:p>
          </table:table-cell>
          <table:table-cell table:formula="of:=IF(BITAND([.$A196];[.G$2])=0;&quot;&quot;;1)">
            <text:p/>
          </table:table-cell>
          <table:table-cell table:formula="of:=IF(BITAND([.$A196];[.H$2])=0;&quot;&quot;;1)">
            <text:p/>
          </table:table-cell>
          <table:table-cell table:formula="of:=IF(BITAND([.$A196];[.I$2])=0;&quot;&quot;;1)" office:value-type="float" office:value="1" calcext:value-type="float">
            <text:p>1</text:p>
          </table:table-cell>
          <table:table-cell table:style-name="ce19" table:formula="of:=IF(SUM([.F196:.I19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BIN([.A197])" office:value-type="string" office:string-value="11000010" calcext:value-type="string">
            <text:p>11000010</text:p>
          </table:table-cell>
          <table:table-cell table:style-name="ce1" table:formula="of:=DEC2HEX([.A197])" office:value-type="string" office:string-value="C2" calcext:value-type="string">
            <text:p>C2</text:p>
          </table:table-cell>
          <table:table-cell table:style-name="ce1" table:formula="of:=CHAR([.A197])" office:value-type="string" office:string-value="Â" calcext:value-type="string">
            <text:p>Â</text:p>
          </table:table-cell>
          <table:table-cell/>
          <table:table-cell table:formula="of:=IF(BITAND([.$A197];[.F$2])=0;&quot;&quot;;1)" office:value-type="float" office:value="1" calcext:value-type="float">
            <text:p>1</text:p>
          </table:table-cell>
          <table:table-cell table:formula="of:=IF(BITAND([.$A197];[.G$2])=0;&quot;&quot;;1)">
            <text:p/>
          </table:table-cell>
          <table:table-cell table:formula="of:=IF(BITAND([.$A197];[.H$2])=0;&quot;&quot;;1)">
            <text:p/>
          </table:table-cell>
          <table:table-cell table:formula="of:=IF(BITAND([.$A197];[.I$2])=0;&quot;&quot;;1)" office:value-type="float" office:value="1" calcext:value-type="float">
            <text:p>1</text:p>
          </table:table-cell>
          <table:table-cell table:style-name="ce19" table:formula="of:=IF(SUM([.F197:.I19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BIN([.A198])" office:value-type="string" office:string-value="11000011" calcext:value-type="string">
            <text:p>11000011</text:p>
          </table:table-cell>
          <table:table-cell table:style-name="ce1" table:formula="of:=DEC2HEX([.A198])" office:value-type="string" office:string-value="C3" calcext:value-type="string">
            <text:p>C3</text:p>
          </table:table-cell>
          <table:table-cell table:style-name="ce1" table:formula="of:=CHAR([.A198])" office:value-type="string" office:string-value="Ã" calcext:value-type="string">
            <text:p>Ã</text:p>
          </table:table-cell>
          <table:table-cell/>
          <table:table-cell table:formula="of:=IF(BITAND([.$A198];[.F$2])=0;&quot;&quot;;1)" office:value-type="float" office:value="1" calcext:value-type="float">
            <text:p>1</text:p>
          </table:table-cell>
          <table:table-cell table:formula="of:=IF(BITAND([.$A198];[.G$2])=0;&quot;&quot;;1)">
            <text:p/>
          </table:table-cell>
          <table:table-cell table:formula="of:=IF(BITAND([.$A198];[.H$2])=0;&quot;&quot;;1)">
            <text:p/>
          </table:table-cell>
          <table:table-cell table:formula="of:=IF(BITAND([.$A198];[.I$2])=0;&quot;&quot;;1)" office:value-type="float" office:value="1" calcext:value-type="float">
            <text:p>1</text:p>
          </table:table-cell>
          <table:table-cell table:formula="of:=IF(SUM([.F198:.I19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BIN([.A199])" office:value-type="string" office:string-value="11000100" calcext:value-type="string">
            <text:p>11000100</text:p>
          </table:table-cell>
          <table:table-cell table:style-name="ce1" table:formula="of:=DEC2HEX([.A199])" office:value-type="string" office:string-value="C4" calcext:value-type="string">
            <text:p>C4</text:p>
          </table:table-cell>
          <table:table-cell table:style-name="ce1" table:formula="of:=CHAR([.A199])" office:value-type="string" office:string-value="Ä" calcext:value-type="string">
            <text:p>Ä</text:p>
          </table:table-cell>
          <table:table-cell office:value-type="string" calcext:value-type="string">
            <text:p>v</text:p>
          </table:table-cell>
          <table:table-cell table:formula="of:=IF(BITAND([.$A199];[.F$2])=0;&quot;&quot;;1)" office:value-type="float" office:value="1" calcext:value-type="float">
            <text:p>1</text:p>
          </table:table-cell>
          <table:table-cell table:formula="of:=IF(BITAND([.$A199];[.G$2])=0;&quot;&quot;;1)">
            <text:p/>
          </table:table-cell>
          <table:table-cell table:formula="of:=IF(BITAND([.$A199];[.H$2])=0;&quot;&quot;;1)" office:value-type="float" office:value="1" calcext:value-type="float">
            <text:p>1</text:p>
          </table:table-cell>
          <table:table-cell table:formula="of:=IF(BITAND([.$A199];[.I$2])=0;&quot;&quot;;1)">
            <text:p/>
          </table:table-cell>
          <table:table-cell table:style-name="ce19" table:formula="of:=IF(SUM([.F199:.I19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BIN([.A200])" office:value-type="string" office:string-value="11000101" calcext:value-type="string">
            <text:p>11000101</text:p>
          </table:table-cell>
          <table:table-cell table:style-name="ce1" table:formula="of:=DEC2HEX([.A200])" office:value-type="string" office:string-value="C5" calcext:value-type="string">
            <text:p>C5</text:p>
          </table:table-cell>
          <table:table-cell table:style-name="ce1" table:formula="of:=CHAR([.A200])" office:value-type="string" office:string-value="Å" calcext:value-type="string">
            <text:p>Å</text:p>
          </table:table-cell>
          <table:table-cell/>
          <table:table-cell table:formula="of:=IF(BITAND([.$A200];[.F$2])=0;&quot;&quot;;1)" office:value-type="float" office:value="1" calcext:value-type="float">
            <text:p>1</text:p>
          </table:table-cell>
          <table:table-cell table:formula="of:=IF(BITAND([.$A200];[.G$2])=0;&quot;&quot;;1)">
            <text:p/>
          </table:table-cell>
          <table:table-cell table:formula="of:=IF(BITAND([.$A200];[.H$2])=0;&quot;&quot;;1)" office:value-type="float" office:value="1" calcext:value-type="float">
            <text:p>1</text:p>
          </table:table-cell>
          <table:table-cell table:formula="of:=IF(BITAND([.$A200];[.I$2])=0;&quot;&quot;;1)" office:value-type="float" office:value="1" calcext:value-type="float">
            <text:p>1</text:p>
          </table:table-cell>
          <table:table-cell table:style-name="ce19" table:formula="of:=IF(SUM([.F200:.I20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BIN([.A201])" office:value-type="string" office:string-value="11000110" calcext:value-type="string">
            <text:p>11000110</text:p>
          </table:table-cell>
          <table:table-cell table:style-name="ce1" table:formula="of:=DEC2HEX([.A201])" office:value-type="string" office:string-value="C6" calcext:value-type="string">
            <text:p>C6</text:p>
          </table:table-cell>
          <table:table-cell table:style-name="ce1" table:formula="of:=CHAR([.A201])" office:value-type="string" office:string-value="Æ" calcext:value-type="string">
            <text:p>Æ</text:p>
          </table:table-cell>
          <table:table-cell/>
          <table:table-cell table:formula="of:=IF(BITAND([.$A201];[.F$2])=0;&quot;&quot;;1)" office:value-type="float" office:value="1" calcext:value-type="float">
            <text:p>1</text:p>
          </table:table-cell>
          <table:table-cell table:formula="of:=IF(BITAND([.$A201];[.G$2])=0;&quot;&quot;;1)">
            <text:p/>
          </table:table-cell>
          <table:table-cell table:formula="of:=IF(BITAND([.$A201];[.H$2])=0;&quot;&quot;;1)" office:value-type="float" office:value="1" calcext:value-type="float">
            <text:p>1</text:p>
          </table:table-cell>
          <table:table-cell table:formula="of:=IF(BITAND([.$A201];[.I$2])=0;&quot;&quot;;1)" office:value-type="float" office:value="1" calcext:value-type="float">
            <text:p>1</text:p>
          </table:table-cell>
          <table:table-cell table:style-name="ce19" table:formula="of:=IF(SUM([.F201:.I20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BIN([.A202])" office:value-type="string" office:string-value="11000111" calcext:value-type="string">
            <text:p>11000111</text:p>
          </table:table-cell>
          <table:table-cell table:style-name="ce1" table:formula="of:=DEC2HEX([.A202])" office:value-type="string" office:string-value="C7" calcext:value-type="string">
            <text:p>C7</text:p>
          </table:table-cell>
          <table:table-cell table:style-name="ce1" table:formula="of:=CHAR([.A202])" office:value-type="string" office:string-value="Ç" calcext:value-type="string">
            <text:p>Ç</text:p>
          </table:table-cell>
          <table:table-cell/>
          <table:table-cell table:formula="of:=IF(BITAND([.$A202];[.F$2])=0;&quot;&quot;;1)" office:value-type="float" office:value="1" calcext:value-type="float">
            <text:p>1</text:p>
          </table:table-cell>
          <table:table-cell table:formula="of:=IF(BITAND([.$A202];[.G$2])=0;&quot;&quot;;1)">
            <text:p/>
          </table:table-cell>
          <table:table-cell table:formula="of:=IF(BITAND([.$A202];[.H$2])=0;&quot;&quot;;1)" office:value-type="float" office:value="1" calcext:value-type="float">
            <text:p>1</text:p>
          </table:table-cell>
          <table:table-cell table:formula="of:=IF(BITAND([.$A202];[.I$2])=0;&quot;&quot;;1)" office:value-type="float" office:value="1" calcext:value-type="float">
            <text:p>1</text:p>
          </table:table-cell>
          <table:table-cell table:formula="of:=IF(SUM([.F202:.I20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BIN([.A203])" office:value-type="string" office:string-value="11001000" calcext:value-type="string">
            <text:p>11001000</text:p>
          </table:table-cell>
          <table:table-cell table:style-name="ce1" table:formula="of:=DEC2HEX([.A203])" office:value-type="string" office:string-value="C8" calcext:value-type="string">
            <text:p>C8</text:p>
          </table:table-cell>
          <table:table-cell table:style-name="ce1" table:formula="of:=CHAR([.A203])" office:value-type="string" office:string-value="È" calcext:value-type="string">
            <text:p>È</text:p>
          </table:table-cell>
          <table:table-cell office:value-type="string" calcext:value-type="string">
            <text:p>w</text:p>
          </table:table-cell>
          <table:table-cell table:formula="of:=IF(BITAND([.$A203];[.F$2])=0;&quot;&quot;;1)" office:value-type="float" office:value="1" calcext:value-type="float">
            <text:p>1</text:p>
          </table:table-cell>
          <table:table-cell table:formula="of:=IF(BITAND([.$A203];[.G$2])=0;&quot;&quot;;1)">
            <text:p/>
          </table:table-cell>
          <table:table-cell table:formula="of:=IF(BITAND([.$A203];[.H$2])=0;&quot;&quot;;1)" office:value-type="float" office:value="1" calcext:value-type="float">
            <text:p>1</text:p>
          </table:table-cell>
          <table:table-cell table:formula="of:=IF(BITAND([.$A203];[.I$2])=0;&quot;&quot;;1)">
            <text:p/>
          </table:table-cell>
          <table:table-cell table:style-name="ce19" table:formula="of:=IF(SUM([.F203:.I20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BIN([.A204])" office:value-type="string" office:string-value="11001001" calcext:value-type="string">
            <text:p>11001001</text:p>
          </table:table-cell>
          <table:table-cell table:style-name="ce1" table:formula="of:=DEC2HEX([.A204])" office:value-type="string" office:string-value="C9" calcext:value-type="string">
            <text:p>C9</text:p>
          </table:table-cell>
          <table:table-cell table:style-name="ce1" table:formula="of:=CHAR([.A204])" office:value-type="string" office:string-value="É" calcext:value-type="string">
            <text:p>É</text:p>
          </table:table-cell>
          <table:table-cell/>
          <table:table-cell table:formula="of:=IF(BITAND([.$A204];[.F$2])=0;&quot;&quot;;1)" office:value-type="float" office:value="1" calcext:value-type="float">
            <text:p>1</text:p>
          </table:table-cell>
          <table:table-cell table:formula="of:=IF(BITAND([.$A204];[.G$2])=0;&quot;&quot;;1)">
            <text:p/>
          </table:table-cell>
          <table:table-cell table:formula="of:=IF(BITAND([.$A204];[.H$2])=0;&quot;&quot;;1)" office:value-type="float" office:value="1" calcext:value-type="float">
            <text:p>1</text:p>
          </table:table-cell>
          <table:table-cell table:formula="of:=IF(BITAND([.$A204];[.I$2])=0;&quot;&quot;;1)" office:value-type="float" office:value="1" calcext:value-type="float">
            <text:p>1</text:p>
          </table:table-cell>
          <table:table-cell table:style-name="ce19" table:formula="of:=IF(SUM([.F204:.I20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BIN([.A205])" office:value-type="string" office:string-value="11001010" calcext:value-type="string">
            <text:p>11001010</text:p>
          </table:table-cell>
          <table:table-cell table:style-name="ce1" table:formula="of:=DEC2HEX([.A205])" office:value-type="string" office:string-value="CA" calcext:value-type="string">
            <text:p>CA</text:p>
          </table:table-cell>
          <table:table-cell table:style-name="ce1" table:formula="of:=CHAR([.A205])" office:value-type="string" office:string-value="Ê" calcext:value-type="string">
            <text:p>Ê</text:p>
          </table:table-cell>
          <table:table-cell/>
          <table:table-cell table:formula="of:=IF(BITAND([.$A205];[.F$2])=0;&quot;&quot;;1)" office:value-type="float" office:value="1" calcext:value-type="float">
            <text:p>1</text:p>
          </table:table-cell>
          <table:table-cell table:formula="of:=IF(BITAND([.$A205];[.G$2])=0;&quot;&quot;;1)">
            <text:p/>
          </table:table-cell>
          <table:table-cell table:formula="of:=IF(BITAND([.$A205];[.H$2])=0;&quot;&quot;;1)" office:value-type="float" office:value="1" calcext:value-type="float">
            <text:p>1</text:p>
          </table:table-cell>
          <table:table-cell table:formula="of:=IF(BITAND([.$A205];[.I$2])=0;&quot;&quot;;1)" office:value-type="float" office:value="1" calcext:value-type="float">
            <text:p>1</text:p>
          </table:table-cell>
          <table:table-cell table:style-name="ce19" table:formula="of:=IF(SUM([.F205:.I20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BIN([.A206])" office:value-type="string" office:string-value="11001011" calcext:value-type="string">
            <text:p>11001011</text:p>
          </table:table-cell>
          <table:table-cell table:style-name="ce1" table:formula="of:=DEC2HEX([.A206])" office:value-type="string" office:string-value="CB" calcext:value-type="string">
            <text:p>CB</text:p>
          </table:table-cell>
          <table:table-cell table:style-name="ce1" table:formula="of:=CHAR([.A206])" office:value-type="string" office:string-value="Ë" calcext:value-type="string">
            <text:p>Ë</text:p>
          </table:table-cell>
          <table:table-cell/>
          <table:table-cell table:formula="of:=IF(BITAND([.$A206];[.F$2])=0;&quot;&quot;;1)" office:value-type="float" office:value="1" calcext:value-type="float">
            <text:p>1</text:p>
          </table:table-cell>
          <table:table-cell table:formula="of:=IF(BITAND([.$A206];[.G$2])=0;&quot;&quot;;1)">
            <text:p/>
          </table:table-cell>
          <table:table-cell table:formula="of:=IF(BITAND([.$A206];[.H$2])=0;&quot;&quot;;1)" office:value-type="float" office:value="1" calcext:value-type="float">
            <text:p>1</text:p>
          </table:table-cell>
          <table:table-cell table:formula="of:=IF(BITAND([.$A206];[.I$2])=0;&quot;&quot;;1)" office:value-type="float" office:value="1" calcext:value-type="float">
            <text:p>1</text:p>
          </table:table-cell>
          <table:table-cell table:formula="of:=IF(SUM([.F206:.I20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BIN([.A207])" office:value-type="string" office:string-value="11001100" calcext:value-type="string">
            <text:p>11001100</text:p>
          </table:table-cell>
          <table:table-cell table:style-name="ce1" table:formula="of:=DEC2HEX([.A207])" office:value-type="string" office:string-value="CC" calcext:value-type="string">
            <text:p>CC</text:p>
          </table:table-cell>
          <table:table-cell table:style-name="ce1" table:formula="of:=CHAR([.A207])" office:value-type="string" office:string-value="Ì" calcext:value-type="string">
            <text:p>Ì</text:p>
          </table:table-cell>
          <table:table-cell office:value-type="string" calcext:value-type="string">
            <text:p>x</text:p>
          </table:table-cell>
          <table:table-cell table:formula="of:=IF(BITAND([.$A207];[.F$2])=0;&quot;&quot;;1)" office:value-type="float" office:value="1" calcext:value-type="float">
            <text:p>1</text:p>
          </table:table-cell>
          <table:table-cell table:formula="of:=IF(BITAND([.$A207];[.G$2])=0;&quot;&quot;;1)">
            <text:p/>
          </table:table-cell>
          <table:table-cell table:formula="of:=IF(BITAND([.$A207];[.H$2])=0;&quot;&quot;;1)" office:value-type="float" office:value="1" calcext:value-type="float">
            <text:p>1</text:p>
          </table:table-cell>
          <table:table-cell table:formula="of:=IF(BITAND([.$A207];[.I$2])=0;&quot;&quot;;1)">
            <text:p/>
          </table:table-cell>
          <table:table-cell table:formula="of:=IF(SUM([.F207:.I20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BIN([.A208])" office:value-type="string" office:string-value="11001101" calcext:value-type="string">
            <text:p>11001101</text:p>
          </table:table-cell>
          <table:table-cell table:style-name="ce1" table:formula="of:=DEC2HEX([.A208])" office:value-type="string" office:string-value="CD" calcext:value-type="string">
            <text:p>CD</text:p>
          </table:table-cell>
          <table:table-cell table:style-name="ce1" table:formula="of:=CHAR([.A208])" office:value-type="string" office:string-value="Í" calcext:value-type="string">
            <text:p>Í</text:p>
          </table:table-cell>
          <table:table-cell/>
          <table:table-cell table:formula="of:=IF(BITAND([.$A208];[.F$2])=0;&quot;&quot;;1)" office:value-type="float" office:value="1" calcext:value-type="float">
            <text:p>1</text:p>
          </table:table-cell>
          <table:table-cell table:formula="of:=IF(BITAND([.$A208];[.G$2])=0;&quot;&quot;;1)">
            <text:p/>
          </table:table-cell>
          <table:table-cell table:formula="of:=IF(BITAND([.$A208];[.H$2])=0;&quot;&quot;;1)" office:value-type="float" office:value="1" calcext:value-type="float">
            <text:p>1</text:p>
          </table:table-cell>
          <table:table-cell table:formula="of:=IF(BITAND([.$A208];[.I$2])=0;&quot;&quot;;1)" office:value-type="float" office:value="1" calcext:value-type="float">
            <text:p>1</text:p>
          </table:table-cell>
          <table:table-cell table:formula="of:=IF(SUM([.F208:.I20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BIN([.A209])" office:value-type="string" office:string-value="11001110" calcext:value-type="string">
            <text:p>11001110</text:p>
          </table:table-cell>
          <table:table-cell table:style-name="ce1" table:formula="of:=DEC2HEX([.A209])" office:value-type="string" office:string-value="CE" calcext:value-type="string">
            <text:p>CE</text:p>
          </table:table-cell>
          <table:table-cell table:style-name="ce1" table:formula="of:=CHAR([.A209])" office:value-type="string" office:string-value="Î" calcext:value-type="string">
            <text:p>Î</text:p>
          </table:table-cell>
          <table:table-cell/>
          <table:table-cell table:formula="of:=IF(BITAND([.$A209];[.F$2])=0;&quot;&quot;;1)" office:value-type="float" office:value="1" calcext:value-type="float">
            <text:p>1</text:p>
          </table:table-cell>
          <table:table-cell table:formula="of:=IF(BITAND([.$A209];[.G$2])=0;&quot;&quot;;1)">
            <text:p/>
          </table:table-cell>
          <table:table-cell table:formula="of:=IF(BITAND([.$A209];[.H$2])=0;&quot;&quot;;1)" office:value-type="float" office:value="1" calcext:value-type="float">
            <text:p>1</text:p>
          </table:table-cell>
          <table:table-cell table:formula="of:=IF(BITAND([.$A209];[.I$2])=0;&quot;&quot;;1)" office:value-type="float" office:value="1" calcext:value-type="float">
            <text:p>1</text:p>
          </table:table-cell>
          <table:table-cell table:formula="of:=IF(SUM([.F209:.I209])=4;1;&quot;&quot;)">
            <text:p/>
          </table:table-cell>
          <table:table-cell table:number-columns-repeated="1637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2" table:formula="of:=DEC2BIN([.A210])" office:value-type="string" office:string-value="11001111" calcext:value-type="string">
            <text:p>11001111</text:p>
          </table:table-cell>
          <table:table-cell table:style-name="ce2" table:formula="of:=DEC2HEX([.A210])" office:value-type="string" office:string-value="CF" calcext:value-type="string">
            <text:p>CF</text:p>
          </table:table-cell>
          <table:table-cell table:style-name="ce2" table:formula="of:=CHAR([.A210])" office:value-type="string" office:string-value="Ï" calcext:value-type="string">
            <text:p>Ï</text:p>
          </table:table-cell>
          <table:table-cell table:style-name="ce2"/>
          <table:table-cell table:style-name="ce11" table:formula="of:=IF(BITAND([.$A210];[.F$2])=0;&quot;&quot;;1)" office:value-type="float" office:value="1" calcext:value-type="float">
            <text:p>1</text:p>
          </table:table-cell>
          <table:table-cell table:style-name="ce11" table:formula="of:=IF(BITAND([.$A210];[.G$2])=0;&quot;&quot;;1)">
            <text:p/>
          </table:table-cell>
          <table:table-cell table:style-name="ce11" table:formula="of:=IF(BITAND([.$A210];[.H$2])=0;&quot;&quot;;1)" office:value-type="float" office:value="1" calcext:value-type="float">
            <text:p>1</text:p>
          </table:table-cell>
          <table:table-cell table:style-name="ce11" table:formula="of:=IF(BITAND([.$A210];[.I$2])=0;&quot;&quot;;1)" office:value-type="float" office:value="1" calcext:value-type="float">
            <text:p>1</text:p>
          </table:table-cell>
          <table:table-cell table:style-name="ce15" table:formula="of:=IF(SUM([.F210:.I210])=4;1;&quot;&quot;)">
            <text:p/>
          </table:table-cell>
          <table:table-cell table:style-name="ce4" table:number-columns-repeated="1637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BIN([.A211])" office:value-type="string" office:string-value="11010000" calcext:value-type="string">
            <text:p>11010000</text:p>
          </table:table-cell>
          <table:table-cell table:style-name="ce1" table:formula="of:=DEC2HEX([.A211])" office:value-type="string" office:string-value="D0" calcext:value-type="string">
            <text:p>D0</text:p>
          </table:table-cell>
          <table:table-cell table:style-name="ce1" table:formula="of:=CHAR([.A211])" office:value-type="string" office:string-value="Ð" calcext:value-type="string">
            <text:p>Ð</text:p>
          </table:table-cell>
          <table:table-cell office:value-type="string" calcext:value-type="string">
            <text:p>y</text:p>
          </table:table-cell>
          <table:table-cell table:formula="of:=IF(BITAND([.$A211];[.F$2])=0;&quot;&quot;;1)" office:value-type="float" office:value="1" calcext:value-type="float">
            <text:p>1</text:p>
          </table:table-cell>
          <table:table-cell table:formula="of:=IF(BITAND([.$A211];[.G$2])=0;&quot;&quot;;1)" office:value-type="float" office:value="1" calcext:value-type="float">
            <text:p>1</text:p>
          </table:table-cell>
          <table:table-cell table:formula="of:=IF(BITAND([.$A211];[.H$2])=0;&quot;&quot;;1)">
            <text:p/>
          </table:table-cell>
          <table:table-cell table:formula="of:=IF(BITAND([.$A211];[.I$2])=0;&quot;&quot;;1)">
            <text:p/>
          </table:table-cell>
          <table:table-cell table:style-name="ce19" table:formula="of:=IF(SUM([.F211:.I211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BIN([.A212])" office:value-type="string" office:string-value="11010001" calcext:value-type="string">
            <text:p>11010001</text:p>
          </table:table-cell>
          <table:table-cell table:style-name="ce1" table:formula="of:=DEC2HEX([.A212])" office:value-type="string" office:string-value="D1" calcext:value-type="string">
            <text:p>D1</text:p>
          </table:table-cell>
          <table:table-cell table:style-name="ce1" table:formula="of:=CHAR([.A212])" office:value-type="string" office:string-value="Ñ" calcext:value-type="string">
            <text:p>Ñ</text:p>
          </table:table-cell>
          <table:table-cell/>
          <table:table-cell table:formula="of:=IF(BITAND([.$A212];[.F$2])=0;&quot;&quot;;1)" office:value-type="float" office:value="1" calcext:value-type="float">
            <text:p>1</text:p>
          </table:table-cell>
          <table:table-cell table:formula="of:=IF(BITAND([.$A212];[.G$2])=0;&quot;&quot;;1)" office:value-type="float" office:value="1" calcext:value-type="float">
            <text:p>1</text:p>
          </table:table-cell>
          <table:table-cell table:formula="of:=IF(BITAND([.$A212];[.H$2])=0;&quot;&quot;;1)">
            <text:p/>
          </table:table-cell>
          <table:table-cell table:formula="of:=IF(BITAND([.$A212];[.I$2])=0;&quot;&quot;;1)" office:value-type="float" office:value="1" calcext:value-type="float">
            <text:p>1</text:p>
          </table:table-cell>
          <table:table-cell table:style-name="ce19" table:formula="of:=IF(SUM([.F212:.I212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BIN([.A213])" office:value-type="string" office:string-value="11010010" calcext:value-type="string">
            <text:p>11010010</text:p>
          </table:table-cell>
          <table:table-cell table:style-name="ce1" table:formula="of:=DEC2HEX([.A213])" office:value-type="string" office:string-value="D2" calcext:value-type="string">
            <text:p>D2</text:p>
          </table:table-cell>
          <table:table-cell table:style-name="ce1" table:formula="of:=CHAR([.A213])" office:value-type="string" office:string-value="Ò" calcext:value-type="string">
            <text:p>Ò</text:p>
          </table:table-cell>
          <table:table-cell/>
          <table:table-cell table:formula="of:=IF(BITAND([.$A213];[.F$2])=0;&quot;&quot;;1)" office:value-type="float" office:value="1" calcext:value-type="float">
            <text:p>1</text:p>
          </table:table-cell>
          <table:table-cell table:formula="of:=IF(BITAND([.$A213];[.G$2])=0;&quot;&quot;;1)" office:value-type="float" office:value="1" calcext:value-type="float">
            <text:p>1</text:p>
          </table:table-cell>
          <table:table-cell table:formula="of:=IF(BITAND([.$A213];[.H$2])=0;&quot;&quot;;1)">
            <text:p/>
          </table:table-cell>
          <table:table-cell table:formula="of:=IF(BITAND([.$A213];[.I$2])=0;&quot;&quot;;1)" office:value-type="float" office:value="1" calcext:value-type="float">
            <text:p>1</text:p>
          </table:table-cell>
          <table:table-cell table:style-name="ce19" table:formula="of:=IF(SUM([.F213:.I21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BIN([.A214])" office:value-type="string" office:string-value="11010011" calcext:value-type="string">
            <text:p>11010011</text:p>
          </table:table-cell>
          <table:table-cell table:style-name="ce1" table:formula="of:=DEC2HEX([.A214])" office:value-type="string" office:string-value="D3" calcext:value-type="string">
            <text:p>D3</text:p>
          </table:table-cell>
          <table:table-cell table:style-name="ce1" table:formula="of:=CHAR([.A214])" office:value-type="string" office:string-value="Ó" calcext:value-type="string">
            <text:p>Ó</text:p>
          </table:table-cell>
          <table:table-cell/>
          <table:table-cell table:formula="of:=IF(BITAND([.$A214];[.F$2])=0;&quot;&quot;;1)" office:value-type="float" office:value="1" calcext:value-type="float">
            <text:p>1</text:p>
          </table:table-cell>
          <table:table-cell table:formula="of:=IF(BITAND([.$A214];[.G$2])=0;&quot;&quot;;1)" office:value-type="float" office:value="1" calcext:value-type="float">
            <text:p>1</text:p>
          </table:table-cell>
          <table:table-cell table:formula="of:=IF(BITAND([.$A214];[.H$2])=0;&quot;&quot;;1)">
            <text:p/>
          </table:table-cell>
          <table:table-cell table:formula="of:=IF(BITAND([.$A214];[.I$2])=0;&quot;&quot;;1)" office:value-type="float" office:value="1" calcext:value-type="float">
            <text:p>1</text:p>
          </table:table-cell>
          <table:table-cell table:formula="of:=IF(SUM([.F214:.I21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BIN([.A215])" office:value-type="string" office:string-value="11010100" calcext:value-type="string">
            <text:p>11010100</text:p>
          </table:table-cell>
          <table:table-cell table:style-name="ce1" table:formula="of:=DEC2HEX([.A215])" office:value-type="string" office:string-value="D4" calcext:value-type="string">
            <text:p>D4</text:p>
          </table:table-cell>
          <table:table-cell table:style-name="ce1" table:formula="of:=CHAR([.A215])" office:value-type="string" office:string-value="Ô" calcext:value-type="string">
            <text:p>Ô</text:p>
          </table:table-cell>
          <table:table-cell office:value-type="string" calcext:value-type="string">
            <text:p>z</text:p>
          </table:table-cell>
          <table:table-cell table:formula="of:=IF(BITAND([.$A215];[.F$2])=0;&quot;&quot;;1)" office:value-type="float" office:value="1" calcext:value-type="float">
            <text:p>1</text:p>
          </table:table-cell>
          <table:table-cell table:formula="of:=IF(BITAND([.$A215];[.G$2])=0;&quot;&quot;;1)" office:value-type="float" office:value="1" calcext:value-type="float">
            <text:p>1</text:p>
          </table:table-cell>
          <table:table-cell table:formula="of:=IF(BITAND([.$A215];[.H$2])=0;&quot;&quot;;1)" office:value-type="float" office:value="1" calcext:value-type="float">
            <text:p>1</text:p>
          </table:table-cell>
          <table:table-cell table:formula="of:=IF(BITAND([.$A215];[.I$2])=0;&quot;&quot;;1)">
            <text:p/>
          </table:table-cell>
          <table:table-cell table:style-name="ce19" table:formula="of:=IF(SUM([.F215:.I215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213" calcext:value-type="float">
            <text:p>213</text:p>
          </table:table-cell>
          <table:table-cell table:style-name="ce8" table:formula="of:=DEC2BIN([.A216])" office:value-type="string" office:string-value="11010101" calcext:value-type="string">
            <text:p>11010101</text:p>
          </table:table-cell>
          <table:table-cell table:style-name="ce8" table:formula="of:=DEC2HEX([.A216])" office:value-type="string" office:string-value="D5" calcext:value-type="string">
            <text:p>D5</text:p>
          </table:table-cell>
          <table:table-cell table:style-name="ce8" table:formula="of:=CHAR([.A216])" office:value-type="string" office:string-value="Õ" calcext:value-type="string">
            <text:p>Õ</text:p>
          </table:table-cell>
          <table:table-cell table:style-name="ce8"/>
          <table:table-cell table:style-name="ce12" table:formula="of:=IF(BITAND([.$A216];[.F$2])=0;&quot;&quot;;1)" office:value-type="float" office:value="1" calcext:value-type="float">
            <text:p>1</text:p>
          </table:table-cell>
          <table:table-cell table:style-name="ce12" table:formula="of:=IF(BITAND([.$A216];[.G$2])=0;&quot;&quot;;1)" office:value-type="float" office:value="1" calcext:value-type="float">
            <text:p>1</text:p>
          </table:table-cell>
          <table:table-cell table:style-name="ce12" table:formula="of:=IF(BITAND([.$A216];[.H$2])=0;&quot;&quot;;1)" office:value-type="float" office:value="1" calcext:value-type="float">
            <text:p>1</text:p>
          </table:table-cell>
          <table:table-cell table:style-name="ce12" table:formula="of:=IF(BITAND([.$A216];[.I$2])=0;&quot;&quot;;1)" office:value-type="float" office:value="1" calcext:value-type="float">
            <text:p>1</text:p>
          </table:table-cell>
          <table:table-cell table:style-name="ce17" table:formula="of:=IF(SUM([.F216:.I216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14" calcext:value-type="float">
            <text:p>214</text:p>
          </table:table-cell>
          <table:table-cell table:style-name="ce8" table:formula="of:=DEC2BIN([.A217])" office:value-type="string" office:string-value="11010110" calcext:value-type="string">
            <text:p>11010110</text:p>
          </table:table-cell>
          <table:table-cell table:style-name="ce8" table:formula="of:=DEC2HEX([.A217])" office:value-type="string" office:string-value="D6" calcext:value-type="string">
            <text:p>D6</text:p>
          </table:table-cell>
          <table:table-cell table:style-name="ce8" table:formula="of:=CHAR([.A217])" office:value-type="string" office:string-value="Ö" calcext:value-type="string">
            <text:p>Ö</text:p>
          </table:table-cell>
          <table:table-cell table:style-name="ce8"/>
          <table:table-cell table:style-name="ce12" table:formula="of:=IF(BITAND([.$A217];[.F$2])=0;&quot;&quot;;1)" office:value-type="float" office:value="1" calcext:value-type="float">
            <text:p>1</text:p>
          </table:table-cell>
          <table:table-cell table:style-name="ce12" table:formula="of:=IF(BITAND([.$A217];[.G$2])=0;&quot;&quot;;1)" office:value-type="float" office:value="1" calcext:value-type="float">
            <text:p>1</text:p>
          </table:table-cell>
          <table:table-cell table:style-name="ce12" table:formula="of:=IF(BITAND([.$A217];[.H$2])=0;&quot;&quot;;1)" office:value-type="float" office:value="1" calcext:value-type="float">
            <text:p>1</text:p>
          </table:table-cell>
          <table:table-cell table:style-name="ce12" table:formula="of:=IF(BITAND([.$A217];[.I$2])=0;&quot;&quot;;1)" office:value-type="float" office:value="1" calcext:value-type="float">
            <text:p>1</text:p>
          </table:table-cell>
          <table:table-cell table:style-name="ce17" table:formula="of:=IF(SUM([.F217:.I217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8" table:formula="of:=DEC2BIN([.A218])" office:value-type="string" office:string-value="11010111" calcext:value-type="string">
            <text:p>11010111</text:p>
          </table:table-cell>
          <table:table-cell table:style-name="ce8" table:formula="of:=DEC2HEX([.A218])" office:value-type="string" office:string-value="D7" calcext:value-type="string">
            <text:p>D7</text:p>
          </table:table-cell>
          <table:table-cell table:style-name="ce8" table:formula="of:=CHAR([.A218])" office:value-type="string" office:string-value="×" calcext:value-type="string">
            <text:p>×</text:p>
          </table:table-cell>
          <table:table-cell table:style-name="ce8"/>
          <table:table-cell table:style-name="ce12" table:formula="of:=IF(BITAND([.$A218];[.F$2])=0;&quot;&quot;;1)" office:value-type="float" office:value="1" calcext:value-type="float">
            <text:p>1</text:p>
          </table:table-cell>
          <table:table-cell table:style-name="ce12" table:formula="of:=IF(BITAND([.$A218];[.G$2])=0;&quot;&quot;;1)" office:value-type="float" office:value="1" calcext:value-type="float">
            <text:p>1</text:p>
          </table:table-cell>
          <table:table-cell table:style-name="ce12" table:formula="of:=IF(BITAND([.$A218];[.H$2])=0;&quot;&quot;;1)" office:value-type="float" office:value="1" calcext:value-type="float">
            <text:p>1</text:p>
          </table:table-cell>
          <table:table-cell table:style-name="ce12" table:formula="of:=IF(BITAND([.$A218];[.I$2])=0;&quot;&quot;;1)" office:value-type="float" office:value="1" calcext:value-type="float">
            <text:p>1</text:p>
          </table:table-cell>
          <table:table-cell table:style-name="ce17" table:formula="of:=IF(SUM([.F218:.I218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BIN([.A219])" office:value-type="string" office:string-value="11011000" calcext:value-type="string">
            <text:p>11011000</text:p>
          </table:table-cell>
          <table:table-cell table:style-name="ce1" table:formula="of:=DEC2HEX([.A219])" office:value-type="string" office:string-value="D8" calcext:value-type="string">
            <text:p>D8</text:p>
          </table:table-cell>
          <table:table-cell table:style-name="ce1" table:formula="of:=CHAR([.A219])" office:value-type="string" office:string-value="Ø" calcext:value-type="string">
            <text:p>Ø</text:p>
          </table:table-cell>
          <table:table-cell office:value-type="float" office:value="0" calcext:value-type="float">
            <text:p>0</text:p>
          </table:table-cell>
          <table:table-cell table:formula="of:=IF(BITAND([.$A219];[.F$2])=0;&quot;&quot;;1)" office:value-type="float" office:value="1" calcext:value-type="float">
            <text:p>1</text:p>
          </table:table-cell>
          <table:table-cell table:formula="of:=IF(BITAND([.$A219];[.G$2])=0;&quot;&quot;;1)" office:value-type="float" office:value="1" calcext:value-type="float">
            <text:p>1</text:p>
          </table:table-cell>
          <table:table-cell table:formula="of:=IF(BITAND([.$A219];[.H$2])=0;&quot;&quot;;1)" office:value-type="float" office:value="1" calcext:value-type="float">
            <text:p>1</text:p>
          </table:table-cell>
          <table:table-cell table:formula="of:=IF(BITAND([.$A219];[.I$2])=0;&quot;&quot;;1)">
            <text:p/>
          </table:table-cell>
          <table:table-cell table:style-name="ce19" table:formula="of:=IF(SUM([.F219:.I219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217" calcext:value-type="float">
            <text:p>217</text:p>
          </table:table-cell>
          <table:table-cell table:style-name="ce8" table:formula="of:=DEC2BIN([.A220])" office:value-type="string" office:string-value="11011001" calcext:value-type="string">
            <text:p>11011001</text:p>
          </table:table-cell>
          <table:table-cell table:style-name="ce8" table:formula="of:=DEC2HEX([.A220])" office:value-type="string" office:string-value="D9" calcext:value-type="string">
            <text:p>D9</text:p>
          </table:table-cell>
          <table:table-cell table:style-name="ce8" table:formula="of:=CHAR([.A220])" office:value-type="string" office:string-value="Ù" calcext:value-type="string">
            <text:p>Ù</text:p>
          </table:table-cell>
          <table:table-cell table:style-name="ce8"/>
          <table:table-cell table:style-name="ce12" table:formula="of:=IF(BITAND([.$A220];[.F$2])=0;&quot;&quot;;1)" office:value-type="float" office:value="1" calcext:value-type="float">
            <text:p>1</text:p>
          </table:table-cell>
          <table:table-cell table:style-name="ce12" table:formula="of:=IF(BITAND([.$A220];[.G$2])=0;&quot;&quot;;1)" office:value-type="float" office:value="1" calcext:value-type="float">
            <text:p>1</text:p>
          </table:table-cell>
          <table:table-cell table:style-name="ce12" table:formula="of:=IF(BITAND([.$A220];[.H$2])=0;&quot;&quot;;1)" office:value-type="float" office:value="1" calcext:value-type="float">
            <text:p>1</text:p>
          </table:table-cell>
          <table:table-cell table:style-name="ce12" table:formula="of:=IF(BITAND([.$A220];[.I$2])=0;&quot;&quot;;1)" office:value-type="float" office:value="1" calcext:value-type="float">
            <text:p>1</text:p>
          </table:table-cell>
          <table:table-cell table:style-name="ce17" table:formula="of:=IF(SUM([.F220:.I220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18" calcext:value-type="float">
            <text:p>218</text:p>
          </table:table-cell>
          <table:table-cell table:style-name="ce8" table:formula="of:=DEC2BIN([.A221])" office:value-type="string" office:string-value="11011010" calcext:value-type="string">
            <text:p>11011010</text:p>
          </table:table-cell>
          <table:table-cell table:style-name="ce8" table:formula="of:=DEC2HEX([.A221])" office:value-type="string" office:string-value="DA" calcext:value-type="string">
            <text:p>DA</text:p>
          </table:table-cell>
          <table:table-cell table:style-name="ce8" table:formula="of:=CHAR([.A221])" office:value-type="string" office:string-value="Ú" calcext:value-type="string">
            <text:p>Ú</text:p>
          </table:table-cell>
          <table:table-cell table:style-name="ce8"/>
          <table:table-cell table:style-name="ce12" table:formula="of:=IF(BITAND([.$A221];[.F$2])=0;&quot;&quot;;1)" office:value-type="float" office:value="1" calcext:value-type="float">
            <text:p>1</text:p>
          </table:table-cell>
          <table:table-cell table:style-name="ce12" table:formula="of:=IF(BITAND([.$A221];[.G$2])=0;&quot;&quot;;1)" office:value-type="float" office:value="1" calcext:value-type="float">
            <text:p>1</text:p>
          </table:table-cell>
          <table:table-cell table:style-name="ce12" table:formula="of:=IF(BITAND([.$A221];[.H$2])=0;&quot;&quot;;1)" office:value-type="float" office:value="1" calcext:value-type="float">
            <text:p>1</text:p>
          </table:table-cell>
          <table:table-cell table:style-name="ce12" table:formula="of:=IF(BITAND([.$A221];[.I$2])=0;&quot;&quot;;1)" office:value-type="float" office:value="1" calcext:value-type="float">
            <text:p>1</text:p>
          </table:table-cell>
          <table:table-cell table:style-name="ce17" table:formula="of:=IF(SUM([.F221:.I221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19" calcext:value-type="float">
            <text:p>219</text:p>
          </table:table-cell>
          <table:table-cell table:style-name="ce8" table:formula="of:=DEC2BIN([.A222])" office:value-type="string" office:string-value="11011011" calcext:value-type="string">
            <text:p>11011011</text:p>
          </table:table-cell>
          <table:table-cell table:style-name="ce8" table:formula="of:=DEC2HEX([.A222])" office:value-type="string" office:string-value="DB" calcext:value-type="string">
            <text:p>DB</text:p>
          </table:table-cell>
          <table:table-cell table:style-name="ce8" table:formula="of:=CHAR([.A222])" office:value-type="string" office:string-value="Û" calcext:value-type="string">
            <text:p>Û</text:p>
          </table:table-cell>
          <table:table-cell table:style-name="ce8"/>
          <table:table-cell table:style-name="ce12" table:formula="of:=IF(BITAND([.$A222];[.F$2])=0;&quot;&quot;;1)" office:value-type="float" office:value="1" calcext:value-type="float">
            <text:p>1</text:p>
          </table:table-cell>
          <table:table-cell table:style-name="ce12" table:formula="of:=IF(BITAND([.$A222];[.G$2])=0;&quot;&quot;;1)" office:value-type="float" office:value="1" calcext:value-type="float">
            <text:p>1</text:p>
          </table:table-cell>
          <table:table-cell table:style-name="ce12" table:formula="of:=IF(BITAND([.$A222];[.H$2])=0;&quot;&quot;;1)" office:value-type="float" office:value="1" calcext:value-type="float">
            <text:p>1</text:p>
          </table:table-cell>
          <table:table-cell table:style-name="ce12" table:formula="of:=IF(BITAND([.$A222];[.I$2])=0;&quot;&quot;;1)" office:value-type="float" office:value="1" calcext:value-type="float">
            <text:p>1</text:p>
          </table:table-cell>
          <table:table-cell table:style-name="ce17" table:formula="of:=IF(SUM([.F222:.I222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BIN([.A223])" office:value-type="string" office:string-value="11011100" calcext:value-type="string">
            <text:p>11011100</text:p>
          </table:table-cell>
          <table:table-cell table:style-name="ce1" table:formula="of:=DEC2HEX([.A223])" office:value-type="string" office:string-value="DC" calcext:value-type="string">
            <text:p>DC</text:p>
          </table:table-cell>
          <table:table-cell table:style-name="ce1" table:formula="of:=CHAR([.A223])" office:value-type="string" office:string-value="Ü" calcext:value-type="string">
            <text:p>Ü</text:p>
          </table:table-cell>
          <table:table-cell office:value-type="float" office:value="1" calcext:value-type="float">
            <text:p>1</text:p>
          </table:table-cell>
          <table:table-cell table:formula="of:=IF(BITAND([.$A223];[.F$2])=0;&quot;&quot;;1)" office:value-type="float" office:value="1" calcext:value-type="float">
            <text:p>1</text:p>
          </table:table-cell>
          <table:table-cell table:formula="of:=IF(BITAND([.$A223];[.G$2])=0;&quot;&quot;;1)" office:value-type="float" office:value="1" calcext:value-type="float">
            <text:p>1</text:p>
          </table:table-cell>
          <table:table-cell table:formula="of:=IF(BITAND([.$A223];[.H$2])=0;&quot;&quot;;1)" office:value-type="float" office:value="1" calcext:value-type="float">
            <text:p>1</text:p>
          </table:table-cell>
          <table:table-cell table:formula="of:=IF(BITAND([.$A223];[.I$2])=0;&quot;&quot;;1)">
            <text:p/>
          </table:table-cell>
          <table:table-cell table:formula="of:=IF(SUM([.F223:.I223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table:style-name="ce8" table:formula="of:=DEC2BIN([.A224])" office:value-type="string" office:string-value="11011101" calcext:value-type="string">
            <text:p>11011101</text:p>
          </table:table-cell>
          <table:table-cell table:style-name="ce8" table:formula="of:=DEC2HEX([.A224])" office:value-type="string" office:string-value="DD" calcext:value-type="string">
            <text:p>DD</text:p>
          </table:table-cell>
          <table:table-cell table:style-name="ce8" table:formula="of:=CHAR([.A224])" office:value-type="string" office:string-value="Ý" calcext:value-type="string">
            <text:p>Ý</text:p>
          </table:table-cell>
          <table:table-cell table:style-name="ce8"/>
          <table:table-cell table:style-name="ce12" table:formula="of:=IF(BITAND([.$A224];[.F$2])=0;&quot;&quot;;1)" office:value-type="float" office:value="1" calcext:value-type="float">
            <text:p>1</text:p>
          </table:table-cell>
          <table:table-cell table:style-name="ce12" table:formula="of:=IF(BITAND([.$A224];[.G$2])=0;&quot;&quot;;1)" office:value-type="float" office:value="1" calcext:value-type="float">
            <text:p>1</text:p>
          </table:table-cell>
          <table:table-cell table:style-name="ce12" table:formula="of:=IF(BITAND([.$A224];[.H$2])=0;&quot;&quot;;1)" office:value-type="float" office:value="1" calcext:value-type="float">
            <text:p>1</text:p>
          </table:table-cell>
          <table:table-cell table:style-name="ce12" table:formula="of:=IF(BITAND([.$A224];[.I$2])=0;&quot;&quot;;1)" office:value-type="float" office:value="1" calcext:value-type="float">
            <text:p>1</text:p>
          </table:table-cell>
          <table:table-cell table:style-name="ce17" table:formula="of:=IF(SUM([.F224:.I224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22" calcext:value-type="float">
            <text:p>222</text:p>
          </table:table-cell>
          <table:table-cell table:style-name="ce8" table:formula="of:=DEC2BIN([.A225])" office:value-type="string" office:string-value="11011110" calcext:value-type="string">
            <text:p>11011110</text:p>
          </table:table-cell>
          <table:table-cell table:style-name="ce8" table:formula="of:=DEC2HEX([.A225])" office:value-type="string" office:string-value="DE" calcext:value-type="string">
            <text:p>DE</text:p>
          </table:table-cell>
          <table:table-cell table:style-name="ce8" table:formula="of:=CHAR([.A225])" office:value-type="string" office:string-value="Þ" calcext:value-type="string">
            <text:p>Þ</text:p>
          </table:table-cell>
          <table:table-cell table:style-name="ce8"/>
          <table:table-cell table:style-name="ce12" table:formula="of:=IF(BITAND([.$A225];[.F$2])=0;&quot;&quot;;1)" office:value-type="float" office:value="1" calcext:value-type="float">
            <text:p>1</text:p>
          </table:table-cell>
          <table:table-cell table:style-name="ce12" table:formula="of:=IF(BITAND([.$A225];[.G$2])=0;&quot;&quot;;1)" office:value-type="float" office:value="1" calcext:value-type="float">
            <text:p>1</text:p>
          </table:table-cell>
          <table:table-cell table:style-name="ce12" table:formula="of:=IF(BITAND([.$A225];[.H$2])=0;&quot;&quot;;1)" office:value-type="float" office:value="1" calcext:value-type="float">
            <text:p>1</text:p>
          </table:table-cell>
          <table:table-cell table:style-name="ce12" table:formula="of:=IF(BITAND([.$A225];[.I$2])=0;&quot;&quot;;1)" office:value-type="float" office:value="1" calcext:value-type="float">
            <text:p>1</text:p>
          </table:table-cell>
          <table:table-cell table:style-name="ce17" table:formula="of:=IF(SUM([.F225:.I225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2" table:formula="of:=DEC2BIN([.A226])" office:value-type="string" office:string-value="11011111" calcext:value-type="string">
            <text:p>11011111</text:p>
          </table:table-cell>
          <table:table-cell table:style-name="ce2" table:formula="of:=DEC2HEX([.A226])" office:value-type="string" office:string-value="DF" calcext:value-type="string">
            <text:p>DF</text:p>
          </table:table-cell>
          <table:table-cell table:style-name="ce2" table:formula="of:=CHAR([.A226])" office:value-type="string" office:string-value="ß" calcext:value-type="string">
            <text:p>ß</text:p>
          </table:table-cell>
          <table:table-cell table:style-name="ce2"/>
          <table:table-cell table:style-name="ce11" table:formula="of:=IF(BITAND([.$A226];[.F$2])=0;&quot;&quot;;1)" office:value-type="float" office:value="1" calcext:value-type="float">
            <text:p>1</text:p>
          </table:table-cell>
          <table:table-cell table:style-name="ce11" table:formula="of:=IF(BITAND([.$A226];[.G$2])=0;&quot;&quot;;1)" office:value-type="float" office:value="1" calcext:value-type="float">
            <text:p>1</text:p>
          </table:table-cell>
          <table:table-cell table:style-name="ce11" table:formula="of:=IF(BITAND([.$A226];[.H$2])=0;&quot;&quot;;1)" office:value-type="float" office:value="1" calcext:value-type="float">
            <text:p>1</text:p>
          </table:table-cell>
          <table:table-cell table:style-name="ce11" table:formula="of:=IF(BITAND([.$A226];[.I$2])=0;&quot;&quot;;1)" office:value-type="float" office:value="1" calcext:value-type="float">
            <text:p>1</text:p>
          </table:table-cell>
          <table:table-cell table:style-name="ce18" table:formula="of:=IF(SUM([.F226:.I226])=4;1;&quot;&quot;)" office:value-type="float" office:value="1" calcext:value-type="float">
            <text:p>1</text:p>
          </table:table-cell>
          <table:table-cell table:style-name="ce4" table:number-columns-repeated="1637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BIN([.A227])" office:value-type="string" office:string-value="11100000" calcext:value-type="string">
            <text:p>11100000</text:p>
          </table:table-cell>
          <table:table-cell table:style-name="ce1" table:formula="of:=DEC2HEX([.A227])" office:value-type="string" office:string-value="E0" calcext:value-type="string">
            <text:p>E0</text:p>
          </table:table-cell>
          <table:table-cell table:style-name="ce1" table:formula="of:=CHAR([.A227])" office:value-type="string" office:string-value="à" calcext:value-type="string">
            <text:p>à</text:p>
          </table:table-cell>
          <table:table-cell office:value-type="float" office:value="2" calcext:value-type="float">
            <text:p>2</text:p>
          </table:table-cell>
          <table:table-cell table:formula="of:=IF(BITAND([.$A227];[.F$2])=0;&quot;&quot;;1)" office:value-type="float" office:value="1" calcext:value-type="float">
            <text:p>1</text:p>
          </table:table-cell>
          <table:table-cell table:formula="of:=IF(BITAND([.$A227];[.G$2])=0;&quot;&quot;;1)" office:value-type="float" office:value="1" calcext:value-type="float">
            <text:p>1</text:p>
          </table:table-cell>
          <table:table-cell table:formula="of:=IF(BITAND([.$A227];[.H$2])=0;&quot;&quot;;1)">
            <text:p/>
          </table:table-cell>
          <table:table-cell table:formula="of:=IF(BITAND([.$A227];[.I$2])=0;&quot;&quot;;1)">
            <text:p/>
          </table:table-cell>
          <table:table-cell table:style-name="ce19" table:formula="of:=IF(SUM([.F227:.I227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BIN([.A228])" office:value-type="string" office:string-value="11100001" calcext:value-type="string">
            <text:p>11100001</text:p>
          </table:table-cell>
          <table:table-cell table:style-name="ce1" table:formula="of:=DEC2HEX([.A228])" office:value-type="string" office:string-value="E1" calcext:value-type="string">
            <text:p>E1</text:p>
          </table:table-cell>
          <table:table-cell table:style-name="ce1" table:formula="of:=CHAR([.A228])" office:value-type="string" office:string-value="á" calcext:value-type="string">
            <text:p>á</text:p>
          </table:table-cell>
          <table:table-cell/>
          <table:table-cell table:formula="of:=IF(BITAND([.$A228];[.F$2])=0;&quot;&quot;;1)" office:value-type="float" office:value="1" calcext:value-type="float">
            <text:p>1</text:p>
          </table:table-cell>
          <table:table-cell table:formula="of:=IF(BITAND([.$A228];[.G$2])=0;&quot;&quot;;1)" office:value-type="float" office:value="1" calcext:value-type="float">
            <text:p>1</text:p>
          </table:table-cell>
          <table:table-cell table:formula="of:=IF(BITAND([.$A228];[.H$2])=0;&quot;&quot;;1)">
            <text:p/>
          </table:table-cell>
          <table:table-cell table:formula="of:=IF(BITAND([.$A228];[.I$2])=0;&quot;&quot;;1)" office:value-type="float" office:value="1" calcext:value-type="float">
            <text:p>1</text:p>
          </table:table-cell>
          <table:table-cell table:style-name="ce19" table:formula="of:=IF(SUM([.F228:.I228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BIN([.A229])" office:value-type="string" office:string-value="11100010" calcext:value-type="string">
            <text:p>11100010</text:p>
          </table:table-cell>
          <table:table-cell table:style-name="ce1" table:formula="of:=DEC2HEX([.A229])" office:value-type="string" office:string-value="E2" calcext:value-type="string">
            <text:p>E2</text:p>
          </table:table-cell>
          <table:table-cell table:style-name="ce1" table:formula="of:=CHAR([.A229])" office:value-type="string" office:string-value="â" calcext:value-type="string">
            <text:p>â</text:p>
          </table:table-cell>
          <table:table-cell/>
          <table:table-cell table:formula="of:=IF(BITAND([.$A229];[.F$2])=0;&quot;&quot;;1)" office:value-type="float" office:value="1" calcext:value-type="float">
            <text:p>1</text:p>
          </table:table-cell>
          <table:table-cell table:formula="of:=IF(BITAND([.$A229];[.G$2])=0;&quot;&quot;;1)" office:value-type="float" office:value="1" calcext:value-type="float">
            <text:p>1</text:p>
          </table:table-cell>
          <table:table-cell table:formula="of:=IF(BITAND([.$A229];[.H$2])=0;&quot;&quot;;1)">
            <text:p/>
          </table:table-cell>
          <table:table-cell table:formula="of:=IF(BITAND([.$A229];[.I$2])=0;&quot;&quot;;1)" office:value-type="float" office:value="1" calcext:value-type="float">
            <text:p>1</text:p>
          </table:table-cell>
          <table:table-cell table:style-name="ce19" table:formula="of:=IF(SUM([.F229:.I229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BIN([.A230])" office:value-type="string" office:string-value="11100011" calcext:value-type="string">
            <text:p>11100011</text:p>
          </table:table-cell>
          <table:table-cell table:style-name="ce1" table:formula="of:=DEC2HEX([.A230])" office:value-type="string" office:string-value="E3" calcext:value-type="string">
            <text:p>E3</text:p>
          </table:table-cell>
          <table:table-cell table:style-name="ce1" table:formula="of:=CHAR([.A230])" office:value-type="string" office:string-value="ã" calcext:value-type="string">
            <text:p>ã</text:p>
          </table:table-cell>
          <table:table-cell/>
          <table:table-cell table:formula="of:=IF(BITAND([.$A230];[.F$2])=0;&quot;&quot;;1)" office:value-type="float" office:value="1" calcext:value-type="float">
            <text:p>1</text:p>
          </table:table-cell>
          <table:table-cell table:formula="of:=IF(BITAND([.$A230];[.G$2])=0;&quot;&quot;;1)" office:value-type="float" office:value="1" calcext:value-type="float">
            <text:p>1</text:p>
          </table:table-cell>
          <table:table-cell table:formula="of:=IF(BITAND([.$A230];[.H$2])=0;&quot;&quot;;1)">
            <text:p/>
          </table:table-cell>
          <table:table-cell table:formula="of:=IF(BITAND([.$A230];[.I$2])=0;&quot;&quot;;1)" office:value-type="float" office:value="1" calcext:value-type="float">
            <text:p>1</text:p>
          </table:table-cell>
          <table:table-cell table:formula="of:=IF(SUM([.F230:.I230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BIN([.A231])" office:value-type="string" office:string-value="11100100" calcext:value-type="string">
            <text:p>11100100</text:p>
          </table:table-cell>
          <table:table-cell table:style-name="ce1" table:formula="of:=DEC2HEX([.A231])" office:value-type="string" office:string-value="E4" calcext:value-type="string">
            <text:p>E4</text:p>
          </table:table-cell>
          <table:table-cell table:style-name="ce1" table:formula="of:=CHAR([.A231])" office:value-type="string" office:string-value="ä" calcext:value-type="string">
            <text:p>ä</text:p>
          </table:table-cell>
          <table:table-cell office:value-type="float" office:value="3" calcext:value-type="float">
            <text:p>3</text:p>
          </table:table-cell>
          <table:table-cell table:formula="of:=IF(BITAND([.$A231];[.F$2])=0;&quot;&quot;;1)" office:value-type="float" office:value="1" calcext:value-type="float">
            <text:p>1</text:p>
          </table:table-cell>
          <table:table-cell table:formula="of:=IF(BITAND([.$A231];[.G$2])=0;&quot;&quot;;1)" office:value-type="float" office:value="1" calcext:value-type="float">
            <text:p>1</text:p>
          </table:table-cell>
          <table:table-cell table:formula="of:=IF(BITAND([.$A231];[.H$2])=0;&quot;&quot;;1)" office:value-type="float" office:value="1" calcext:value-type="float">
            <text:p>1</text:p>
          </table:table-cell>
          <table:table-cell table:formula="of:=IF(BITAND([.$A231];[.I$2])=0;&quot;&quot;;1)">
            <text:p/>
          </table:table-cell>
          <table:table-cell table:style-name="ce19" table:formula="of:=IF(SUM([.F231:.I231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8" table:formula="of:=DEC2BIN([.A232])" office:value-type="string" office:string-value="11100101" calcext:value-type="string">
            <text:p>11100101</text:p>
          </table:table-cell>
          <table:table-cell table:style-name="ce8" table:formula="of:=DEC2HEX([.A232])" office:value-type="string" office:string-value="E5" calcext:value-type="string">
            <text:p>E5</text:p>
          </table:table-cell>
          <table:table-cell table:style-name="ce8" table:formula="of:=CHAR([.A232])" office:value-type="string" office:string-value="å" calcext:value-type="string">
            <text:p>å</text:p>
          </table:table-cell>
          <table:table-cell table:style-name="ce8"/>
          <table:table-cell table:style-name="ce12" table:formula="of:=IF(BITAND([.$A232];[.F$2])=0;&quot;&quot;;1)" office:value-type="float" office:value="1" calcext:value-type="float">
            <text:p>1</text:p>
          </table:table-cell>
          <table:table-cell table:style-name="ce12" table:formula="of:=IF(BITAND([.$A232];[.G$2])=0;&quot;&quot;;1)" office:value-type="float" office:value="1" calcext:value-type="float">
            <text:p>1</text:p>
          </table:table-cell>
          <table:table-cell table:style-name="ce12" table:formula="of:=IF(BITAND([.$A232];[.H$2])=0;&quot;&quot;;1)" office:value-type="float" office:value="1" calcext:value-type="float">
            <text:p>1</text:p>
          </table:table-cell>
          <table:table-cell table:style-name="ce12" table:formula="of:=IF(BITAND([.$A232];[.I$2])=0;&quot;&quot;;1)" office:value-type="float" office:value="1" calcext:value-type="float">
            <text:p>1</text:p>
          </table:table-cell>
          <table:table-cell table:style-name="ce17" table:formula="of:=IF(SUM([.F232:.I232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8" table:formula="of:=DEC2BIN([.A233])" office:value-type="string" office:string-value="11100110" calcext:value-type="string">
            <text:p>11100110</text:p>
          </table:table-cell>
          <table:table-cell table:style-name="ce8" table:formula="of:=DEC2HEX([.A233])" office:value-type="string" office:string-value="E6" calcext:value-type="string">
            <text:p>E6</text:p>
          </table:table-cell>
          <table:table-cell table:style-name="ce8" table:formula="of:=CHAR([.A233])" office:value-type="string" office:string-value="æ" calcext:value-type="string">
            <text:p>æ</text:p>
          </table:table-cell>
          <table:table-cell table:style-name="ce8"/>
          <table:table-cell table:style-name="ce12" table:formula="of:=IF(BITAND([.$A233];[.F$2])=0;&quot;&quot;;1)" office:value-type="float" office:value="1" calcext:value-type="float">
            <text:p>1</text:p>
          </table:table-cell>
          <table:table-cell table:style-name="ce12" table:formula="of:=IF(BITAND([.$A233];[.G$2])=0;&quot;&quot;;1)" office:value-type="float" office:value="1" calcext:value-type="float">
            <text:p>1</text:p>
          </table:table-cell>
          <table:table-cell table:style-name="ce12" table:formula="of:=IF(BITAND([.$A233];[.H$2])=0;&quot;&quot;;1)" office:value-type="float" office:value="1" calcext:value-type="float">
            <text:p>1</text:p>
          </table:table-cell>
          <table:table-cell table:style-name="ce12" table:formula="of:=IF(BITAND([.$A233];[.I$2])=0;&quot;&quot;;1)" office:value-type="float" office:value="1" calcext:value-type="float">
            <text:p>1</text:p>
          </table:table-cell>
          <table:table-cell table:style-name="ce17" table:formula="of:=IF(SUM([.F233:.I233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31" calcext:value-type="float">
            <text:p>231</text:p>
          </table:table-cell>
          <table:table-cell table:style-name="ce8" table:formula="of:=DEC2BIN([.A234])" office:value-type="string" office:string-value="11100111" calcext:value-type="string">
            <text:p>11100111</text:p>
          </table:table-cell>
          <table:table-cell table:style-name="ce8" table:formula="of:=DEC2HEX([.A234])" office:value-type="string" office:string-value="E7" calcext:value-type="string">
            <text:p>E7</text:p>
          </table:table-cell>
          <table:table-cell table:style-name="ce8" table:formula="of:=CHAR([.A234])" office:value-type="string" office:string-value="ç" calcext:value-type="string">
            <text:p>ç</text:p>
          </table:table-cell>
          <table:table-cell table:style-name="ce8"/>
          <table:table-cell table:style-name="ce12" table:formula="of:=IF(BITAND([.$A234];[.F$2])=0;&quot;&quot;;1)" office:value-type="float" office:value="1" calcext:value-type="float">
            <text:p>1</text:p>
          </table:table-cell>
          <table:table-cell table:style-name="ce12" table:formula="of:=IF(BITAND([.$A234];[.G$2])=0;&quot;&quot;;1)" office:value-type="float" office:value="1" calcext:value-type="float">
            <text:p>1</text:p>
          </table:table-cell>
          <table:table-cell table:style-name="ce12" table:formula="of:=IF(BITAND([.$A234];[.H$2])=0;&quot;&quot;;1)" office:value-type="float" office:value="1" calcext:value-type="float">
            <text:p>1</text:p>
          </table:table-cell>
          <table:table-cell table:style-name="ce12" table:formula="of:=IF(BITAND([.$A234];[.I$2])=0;&quot;&quot;;1)" office:value-type="float" office:value="1" calcext:value-type="float">
            <text:p>1</text:p>
          </table:table-cell>
          <table:table-cell table:style-name="ce17" table:formula="of:=IF(SUM([.F234:.I234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BIN([.A235])" office:value-type="string" office:string-value="11101000" calcext:value-type="string">
            <text:p>11101000</text:p>
          </table:table-cell>
          <table:table-cell table:style-name="ce1" table:formula="of:=DEC2HEX([.A235])" office:value-type="string" office:string-value="E8" calcext:value-type="string">
            <text:p>E8</text:p>
          </table:table-cell>
          <table:table-cell table:style-name="ce1" table:formula="of:=CHAR([.A235])" office:value-type="string" office:string-value="è" calcext:value-type="string">
            <text:p>è</text:p>
          </table:table-cell>
          <table:table-cell office:value-type="float" office:value="4" calcext:value-type="float">
            <text:p>4</text:p>
          </table:table-cell>
          <table:table-cell table:formula="of:=IF(BITAND([.$A235];[.F$2])=0;&quot;&quot;;1)" office:value-type="float" office:value="1" calcext:value-type="float">
            <text:p>1</text:p>
          </table:table-cell>
          <table:table-cell table:formula="of:=IF(BITAND([.$A235];[.G$2])=0;&quot;&quot;;1)" office:value-type="float" office:value="1" calcext:value-type="float">
            <text:p>1</text:p>
          </table:table-cell>
          <table:table-cell table:formula="of:=IF(BITAND([.$A235];[.H$2])=0;&quot;&quot;;1)" office:value-type="float" office:value="1" calcext:value-type="float">
            <text:p>1</text:p>
          </table:table-cell>
          <table:table-cell table:formula="of:=IF(BITAND([.$A235];[.I$2])=0;&quot;&quot;;1)">
            <text:p/>
          </table:table-cell>
          <table:table-cell table:style-name="ce19" table:formula="of:=IF(SUM([.F235:.I235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table:style-name="ce8" table:formula="of:=DEC2BIN([.A236])" office:value-type="string" office:string-value="11101001" calcext:value-type="string">
            <text:p>11101001</text:p>
          </table:table-cell>
          <table:table-cell table:style-name="ce8" table:formula="of:=DEC2HEX([.A236])" office:value-type="string" office:string-value="E9" calcext:value-type="string">
            <text:p>E9</text:p>
          </table:table-cell>
          <table:table-cell table:style-name="ce8" table:formula="of:=CHAR([.A236])" office:value-type="string" office:string-value="é" calcext:value-type="string">
            <text:p>é</text:p>
          </table:table-cell>
          <table:table-cell table:style-name="ce8"/>
          <table:table-cell table:style-name="ce12" table:formula="of:=IF(BITAND([.$A236];[.F$2])=0;&quot;&quot;;1)" office:value-type="float" office:value="1" calcext:value-type="float">
            <text:p>1</text:p>
          </table:table-cell>
          <table:table-cell table:style-name="ce12" table:formula="of:=IF(BITAND([.$A236];[.G$2])=0;&quot;&quot;;1)" office:value-type="float" office:value="1" calcext:value-type="float">
            <text:p>1</text:p>
          </table:table-cell>
          <table:table-cell table:style-name="ce12" table:formula="of:=IF(BITAND([.$A236];[.H$2])=0;&quot;&quot;;1)" office:value-type="float" office:value="1" calcext:value-type="float">
            <text:p>1</text:p>
          </table:table-cell>
          <table:table-cell table:style-name="ce12" table:formula="of:=IF(BITAND([.$A236];[.I$2])=0;&quot;&quot;;1)" office:value-type="float" office:value="1" calcext:value-type="float">
            <text:p>1</text:p>
          </table:table-cell>
          <table:table-cell table:style-name="ce17" table:formula="of:=IF(SUM([.F236:.I236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34" calcext:value-type="float">
            <text:p>234</text:p>
          </table:table-cell>
          <table:table-cell table:style-name="ce8" table:formula="of:=DEC2BIN([.A237])" office:value-type="string" office:string-value="11101010" calcext:value-type="string">
            <text:p>11101010</text:p>
          </table:table-cell>
          <table:table-cell table:style-name="ce8" table:formula="of:=DEC2HEX([.A237])" office:value-type="string" office:string-value="EA" calcext:value-type="string">
            <text:p>EA</text:p>
          </table:table-cell>
          <table:table-cell table:style-name="ce8" table:formula="of:=CHAR([.A237])" office:value-type="string" office:string-value="ê" calcext:value-type="string">
            <text:p>ê</text:p>
          </table:table-cell>
          <table:table-cell table:style-name="ce8"/>
          <table:table-cell table:style-name="ce12" table:formula="of:=IF(BITAND([.$A237];[.F$2])=0;&quot;&quot;;1)" office:value-type="float" office:value="1" calcext:value-type="float">
            <text:p>1</text:p>
          </table:table-cell>
          <table:table-cell table:style-name="ce12" table:formula="of:=IF(BITAND([.$A237];[.G$2])=0;&quot;&quot;;1)" office:value-type="float" office:value="1" calcext:value-type="float">
            <text:p>1</text:p>
          </table:table-cell>
          <table:table-cell table:style-name="ce12" table:formula="of:=IF(BITAND([.$A237];[.H$2])=0;&quot;&quot;;1)" office:value-type="float" office:value="1" calcext:value-type="float">
            <text:p>1</text:p>
          </table:table-cell>
          <table:table-cell table:style-name="ce12" table:formula="of:=IF(BITAND([.$A237];[.I$2])=0;&quot;&quot;;1)" office:value-type="float" office:value="1" calcext:value-type="float">
            <text:p>1</text:p>
          </table:table-cell>
          <table:table-cell table:style-name="ce17" table:formula="of:=IF(SUM([.F237:.I237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8" table:formula="of:=DEC2BIN([.A238])" office:value-type="string" office:string-value="11101011" calcext:value-type="string">
            <text:p>11101011</text:p>
          </table:table-cell>
          <table:table-cell table:style-name="ce8" table:formula="of:=DEC2HEX([.A238])" office:value-type="string" office:string-value="EB" calcext:value-type="string">
            <text:p>EB</text:p>
          </table:table-cell>
          <table:table-cell table:style-name="ce8" table:formula="of:=CHAR([.A238])" office:value-type="string" office:string-value="ë" calcext:value-type="string">
            <text:p>ë</text:p>
          </table:table-cell>
          <table:table-cell table:style-name="ce8"/>
          <table:table-cell table:style-name="ce12" table:formula="of:=IF(BITAND([.$A238];[.F$2])=0;&quot;&quot;;1)" office:value-type="float" office:value="1" calcext:value-type="float">
            <text:p>1</text:p>
          </table:table-cell>
          <table:table-cell table:style-name="ce12" table:formula="of:=IF(BITAND([.$A238];[.G$2])=0;&quot;&quot;;1)" office:value-type="float" office:value="1" calcext:value-type="float">
            <text:p>1</text:p>
          </table:table-cell>
          <table:table-cell table:style-name="ce12" table:formula="of:=IF(BITAND([.$A238];[.H$2])=0;&quot;&quot;;1)" office:value-type="float" office:value="1" calcext:value-type="float">
            <text:p>1</text:p>
          </table:table-cell>
          <table:table-cell table:style-name="ce12" table:formula="of:=IF(BITAND([.$A238];[.I$2])=0;&quot;&quot;;1)" office:value-type="float" office:value="1" calcext:value-type="float">
            <text:p>1</text:p>
          </table:table-cell>
          <table:table-cell table:style-name="ce17" table:formula="of:=IF(SUM([.F238:.I238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BIN([.A239])" office:value-type="string" office:string-value="11101100" calcext:value-type="string">
            <text:p>11101100</text:p>
          </table:table-cell>
          <table:table-cell table:style-name="ce1" table:formula="of:=DEC2HEX([.A239])" office:value-type="string" office:string-value="EC" calcext:value-type="string">
            <text:p>EC</text:p>
          </table:table-cell>
          <table:table-cell table:style-name="ce1" table:formula="of:=CHAR([.A239])" office:value-type="string" office:string-value="ì" calcext:value-type="string">
            <text:p>ì</text:p>
          </table:table-cell>
          <table:table-cell office:value-type="float" office:value="5" calcext:value-type="float">
            <text:p>5</text:p>
          </table:table-cell>
          <table:table-cell table:formula="of:=IF(BITAND([.$A239];[.F$2])=0;&quot;&quot;;1)" office:value-type="float" office:value="1" calcext:value-type="float">
            <text:p>1</text:p>
          </table:table-cell>
          <table:table-cell table:formula="of:=IF(BITAND([.$A239];[.G$2])=0;&quot;&quot;;1)" office:value-type="float" office:value="1" calcext:value-type="float">
            <text:p>1</text:p>
          </table:table-cell>
          <table:table-cell table:formula="of:=IF(BITAND([.$A239];[.H$2])=0;&quot;&quot;;1)" office:value-type="float" office:value="1" calcext:value-type="float">
            <text:p>1</text:p>
          </table:table-cell>
          <table:table-cell table:formula="of:=IF(BITAND([.$A239];[.I$2])=0;&quot;&quot;;1)">
            <text:p/>
          </table:table-cell>
          <table:table-cell table:formula="of:=IF(SUM([.F239:.I239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237" calcext:value-type="float">
            <text:p>237</text:p>
          </table:table-cell>
          <table:table-cell table:style-name="ce8" table:formula="of:=DEC2BIN([.A240])" office:value-type="string" office:string-value="11101101" calcext:value-type="string">
            <text:p>11101101</text:p>
          </table:table-cell>
          <table:table-cell table:style-name="ce8" table:formula="of:=DEC2HEX([.A240])" office:value-type="string" office:string-value="ED" calcext:value-type="string">
            <text:p>ED</text:p>
          </table:table-cell>
          <table:table-cell table:style-name="ce8" table:formula="of:=CHAR([.A240])" office:value-type="string" office:string-value="í" calcext:value-type="string">
            <text:p>í</text:p>
          </table:table-cell>
          <table:table-cell table:style-name="ce8"/>
          <table:table-cell table:style-name="ce12" table:formula="of:=IF(BITAND([.$A240];[.F$2])=0;&quot;&quot;;1)" office:value-type="float" office:value="1" calcext:value-type="float">
            <text:p>1</text:p>
          </table:table-cell>
          <table:table-cell table:style-name="ce12" table:formula="of:=IF(BITAND([.$A240];[.G$2])=0;&quot;&quot;;1)" office:value-type="float" office:value="1" calcext:value-type="float">
            <text:p>1</text:p>
          </table:table-cell>
          <table:table-cell table:style-name="ce12" table:formula="of:=IF(BITAND([.$A240];[.H$2])=0;&quot;&quot;;1)" office:value-type="float" office:value="1" calcext:value-type="float">
            <text:p>1</text:p>
          </table:table-cell>
          <table:table-cell table:style-name="ce12" table:formula="of:=IF(BITAND([.$A240];[.I$2])=0;&quot;&quot;;1)" office:value-type="float" office:value="1" calcext:value-type="float">
            <text:p>1</text:p>
          </table:table-cell>
          <table:table-cell table:style-name="ce17" table:formula="of:=IF(SUM([.F240:.I240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38" calcext:value-type="float">
            <text:p>238</text:p>
          </table:table-cell>
          <table:table-cell table:style-name="ce8" table:formula="of:=DEC2BIN([.A241])" office:value-type="string" office:string-value="11101110" calcext:value-type="string">
            <text:p>11101110</text:p>
          </table:table-cell>
          <table:table-cell table:style-name="ce8" table:formula="of:=DEC2HEX([.A241])" office:value-type="string" office:string-value="EE" calcext:value-type="string">
            <text:p>EE</text:p>
          </table:table-cell>
          <table:table-cell table:style-name="ce8" table:formula="of:=CHAR([.A241])" office:value-type="string" office:string-value="î" calcext:value-type="string">
            <text:p>î</text:p>
          </table:table-cell>
          <table:table-cell table:style-name="ce8"/>
          <table:table-cell table:style-name="ce12" table:formula="of:=IF(BITAND([.$A241];[.F$2])=0;&quot;&quot;;1)" office:value-type="float" office:value="1" calcext:value-type="float">
            <text:p>1</text:p>
          </table:table-cell>
          <table:table-cell table:style-name="ce12" table:formula="of:=IF(BITAND([.$A241];[.G$2])=0;&quot;&quot;;1)" office:value-type="float" office:value="1" calcext:value-type="float">
            <text:p>1</text:p>
          </table:table-cell>
          <table:table-cell table:style-name="ce12" table:formula="of:=IF(BITAND([.$A241];[.H$2])=0;&quot;&quot;;1)" office:value-type="float" office:value="1" calcext:value-type="float">
            <text:p>1</text:p>
          </table:table-cell>
          <table:table-cell table:style-name="ce12" table:formula="of:=IF(BITAND([.$A241];[.I$2])=0;&quot;&quot;;1)" office:value-type="float" office:value="1" calcext:value-type="float">
            <text:p>1</text:p>
          </table:table-cell>
          <table:table-cell table:style-name="ce17" table:formula="of:=IF(SUM([.F241:.I241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2" table:formula="of:=DEC2BIN([.A242])" office:value-type="string" office:string-value="11101111" calcext:value-type="string">
            <text:p>11101111</text:p>
          </table:table-cell>
          <table:table-cell table:style-name="ce2" table:formula="of:=DEC2HEX([.A242])" office:value-type="string" office:string-value="EF" calcext:value-type="string">
            <text:p>EF</text:p>
          </table:table-cell>
          <table:table-cell table:style-name="ce2" table:formula="of:=CHAR([.A242])" office:value-type="string" office:string-value="ï" calcext:value-type="string">
            <text:p>ï</text:p>
          </table:table-cell>
          <table:table-cell table:style-name="ce2"/>
          <table:table-cell table:style-name="ce11" table:formula="of:=IF(BITAND([.$A242];[.F$2])=0;&quot;&quot;;1)" office:value-type="float" office:value="1" calcext:value-type="float">
            <text:p>1</text:p>
          </table:table-cell>
          <table:table-cell table:style-name="ce11" table:formula="of:=IF(BITAND([.$A242];[.G$2])=0;&quot;&quot;;1)" office:value-type="float" office:value="1" calcext:value-type="float">
            <text:p>1</text:p>
          </table:table-cell>
          <table:table-cell table:style-name="ce11" table:formula="of:=IF(BITAND([.$A242];[.H$2])=0;&quot;&quot;;1)" office:value-type="float" office:value="1" calcext:value-type="float">
            <text:p>1</text:p>
          </table:table-cell>
          <table:table-cell table:style-name="ce11" table:formula="of:=IF(BITAND([.$A242];[.I$2])=0;&quot;&quot;;1)" office:value-type="float" office:value="1" calcext:value-type="float">
            <text:p>1</text:p>
          </table:table-cell>
          <table:table-cell table:style-name="ce18" table:formula="of:=IF(SUM([.F242:.I242])=4;1;&quot;&quot;)" office:value-type="float" office:value="1" calcext:value-type="float">
            <text:p>1</text:p>
          </table:table-cell>
          <table:table-cell table:style-name="ce4" table:number-columns-repeated="1637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BIN([.A243])" office:value-type="string" office:string-value="11110000" calcext:value-type="string">
            <text:p>11110000</text:p>
          </table:table-cell>
          <table:table-cell table:style-name="ce1" table:formula="of:=DEC2HEX([.A243])" office:value-type="string" office:string-value="F0" calcext:value-type="string">
            <text:p>F0</text:p>
          </table:table-cell>
          <table:table-cell table:style-name="ce1" table:formula="of:=CHAR([.A243])" office:value-type="string" office:string-value="ð" calcext:value-type="string">
            <text:p>ð</text:p>
          </table:table-cell>
          <table:table-cell office:value-type="float" office:value="6" calcext:value-type="float">
            <text:p>6</text:p>
          </table:table-cell>
          <table:table-cell table:formula="of:=IF(BITAND([.$A243];[.F$2])=0;&quot;&quot;;1)" office:value-type="float" office:value="1" calcext:value-type="float">
            <text:p>1</text:p>
          </table:table-cell>
          <table:table-cell table:formula="of:=IF(BITAND([.$A243];[.G$2])=0;&quot;&quot;;1)" office:value-type="float" office:value="1" calcext:value-type="float">
            <text:p>1</text:p>
          </table:table-cell>
          <table:table-cell table:formula="of:=IF(BITAND([.$A243];[.H$2])=0;&quot;&quot;;1)">
            <text:p/>
          </table:table-cell>
          <table:table-cell table:formula="of:=IF(BITAND([.$A243];[.I$2])=0;&quot;&quot;;1)">
            <text:p/>
          </table:table-cell>
          <table:table-cell table:formula="of:=IF(SUM([.F243:.I243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BIN([.A244])" office:value-type="string" office:string-value="11110001" calcext:value-type="string">
            <text:p>11110001</text:p>
          </table:table-cell>
          <table:table-cell table:style-name="ce1" table:formula="of:=DEC2HEX([.A244])" office:value-type="string" office:string-value="F1" calcext:value-type="string">
            <text:p>F1</text:p>
          </table:table-cell>
          <table:table-cell table:style-name="ce1" table:formula="of:=CHAR([.A244])" office:value-type="string" office:string-value="ñ" calcext:value-type="string">
            <text:p>ñ</text:p>
          </table:table-cell>
          <table:table-cell/>
          <table:table-cell table:formula="of:=IF(BITAND([.$A244];[.F$2])=0;&quot;&quot;;1)" office:value-type="float" office:value="1" calcext:value-type="float">
            <text:p>1</text:p>
          </table:table-cell>
          <table:table-cell table:formula="of:=IF(BITAND([.$A244];[.G$2])=0;&quot;&quot;;1)" office:value-type="float" office:value="1" calcext:value-type="float">
            <text:p>1</text:p>
          </table:table-cell>
          <table:table-cell table:formula="of:=IF(BITAND([.$A244];[.H$2])=0;&quot;&quot;;1)">
            <text:p/>
          </table:table-cell>
          <table:table-cell table:formula="of:=IF(BITAND([.$A244];[.I$2])=0;&quot;&quot;;1)" office:value-type="float" office:value="1" calcext:value-type="float">
            <text:p>1</text:p>
          </table:table-cell>
          <table:table-cell table:formula="of:=IF(SUM([.F244:.I244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BIN([.A245])" office:value-type="string" office:string-value="11110010" calcext:value-type="string">
            <text:p>11110010</text:p>
          </table:table-cell>
          <table:table-cell table:style-name="ce1" table:formula="of:=DEC2HEX([.A245])" office:value-type="string" office:string-value="F2" calcext:value-type="string">
            <text:p>F2</text:p>
          </table:table-cell>
          <table:table-cell table:style-name="ce1" table:formula="of:=CHAR([.A245])" office:value-type="string" office:string-value="ò" calcext:value-type="string">
            <text:p>ò</text:p>
          </table:table-cell>
          <table:table-cell/>
          <table:table-cell table:formula="of:=IF(BITAND([.$A245];[.F$2])=0;&quot;&quot;;1)" office:value-type="float" office:value="1" calcext:value-type="float">
            <text:p>1</text:p>
          </table:table-cell>
          <table:table-cell table:formula="of:=IF(BITAND([.$A245];[.G$2])=0;&quot;&quot;;1)" office:value-type="float" office:value="1" calcext:value-type="float">
            <text:p>1</text:p>
          </table:table-cell>
          <table:table-cell table:formula="of:=IF(BITAND([.$A245];[.H$2])=0;&quot;&quot;;1)">
            <text:p/>
          </table:table-cell>
          <table:table-cell table:formula="of:=IF(BITAND([.$A245];[.I$2])=0;&quot;&quot;;1)" office:value-type="float" office:value="1" calcext:value-type="float">
            <text:p>1</text:p>
          </table:table-cell>
          <table:table-cell table:formula="of:=IF(SUM([.F245:.I245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BIN([.A246])" office:value-type="string" office:string-value="11110011" calcext:value-type="string">
            <text:p>11110011</text:p>
          </table:table-cell>
          <table:table-cell table:style-name="ce1" table:formula="of:=DEC2HEX([.A246])" office:value-type="string" office:string-value="F3" calcext:value-type="string">
            <text:p>F3</text:p>
          </table:table-cell>
          <table:table-cell table:style-name="ce1" table:formula="of:=CHAR([.A246])" office:value-type="string" office:string-value="ó" calcext:value-type="string">
            <text:p>ó</text:p>
          </table:table-cell>
          <table:table-cell/>
          <table:table-cell table:formula="of:=IF(BITAND([.$A246];[.F$2])=0;&quot;&quot;;1)" office:value-type="float" office:value="1" calcext:value-type="float">
            <text:p>1</text:p>
          </table:table-cell>
          <table:table-cell table:formula="of:=IF(BITAND([.$A246];[.G$2])=0;&quot;&quot;;1)" office:value-type="float" office:value="1" calcext:value-type="float">
            <text:p>1</text:p>
          </table:table-cell>
          <table:table-cell table:formula="of:=IF(BITAND([.$A246];[.H$2])=0;&quot;&quot;;1)">
            <text:p/>
          </table:table-cell>
          <table:table-cell table:formula="of:=IF(BITAND([.$A246];[.I$2])=0;&quot;&quot;;1)" office:value-type="float" office:value="1" calcext:value-type="float">
            <text:p>1</text:p>
          </table:table-cell>
          <table:table-cell table:formula="of:=IF(SUM([.F246:.I246])=4;1;&quot;&quot;)">
            <text:p/>
          </table:table-cell>
          <table:table-cell table:number-columns-repeated="1637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BIN([.A247])" office:value-type="string" office:string-value="11110100" calcext:value-type="string">
            <text:p>11110100</text:p>
          </table:table-cell>
          <table:table-cell table:style-name="ce1" table:formula="of:=DEC2HEX([.A247])" office:value-type="string" office:string-value="F4" calcext:value-type="string">
            <text:p>F4</text:p>
          </table:table-cell>
          <table:table-cell table:style-name="ce1" table:formula="of:=CHAR([.A247])" office:value-type="string" office:string-value="ô" calcext:value-type="string">
            <text:p>ô</text:p>
          </table:table-cell>
          <table:table-cell office:value-type="float" office:value="7" calcext:value-type="float">
            <text:p>7</text:p>
          </table:table-cell>
          <table:table-cell table:formula="of:=IF(BITAND([.$A247];[.F$2])=0;&quot;&quot;;1)" office:value-type="float" office:value="1" calcext:value-type="float">
            <text:p>1</text:p>
          </table:table-cell>
          <table:table-cell table:formula="of:=IF(BITAND([.$A247];[.G$2])=0;&quot;&quot;;1)" office:value-type="float" office:value="1" calcext:value-type="float">
            <text:p>1</text:p>
          </table:table-cell>
          <table:table-cell table:formula="of:=IF(BITAND([.$A247];[.H$2])=0;&quot;&quot;;1)" office:value-type="float" office:value="1" calcext:value-type="float">
            <text:p>1</text:p>
          </table:table-cell>
          <table:table-cell table:formula="of:=IF(BITAND([.$A247];[.I$2])=0;&quot;&quot;;1)">
            <text:p/>
          </table:table-cell>
          <table:table-cell table:formula="of:=IF(SUM([.F247:.I247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8" table:formula="of:=DEC2BIN([.A248])" office:value-type="string" office:string-value="11110101" calcext:value-type="string">
            <text:p>11110101</text:p>
          </table:table-cell>
          <table:table-cell table:style-name="ce8" table:formula="of:=DEC2HEX([.A248])" office:value-type="string" office:string-value="F5" calcext:value-type="string">
            <text:p>F5</text:p>
          </table:table-cell>
          <table:table-cell table:style-name="ce8" table:formula="of:=CHAR([.A248])" office:value-type="string" office:string-value="õ" calcext:value-type="string">
            <text:p>õ</text:p>
          </table:table-cell>
          <table:table-cell table:style-name="ce8"/>
          <table:table-cell table:style-name="ce12" table:formula="of:=IF(BITAND([.$A248];[.F$2])=0;&quot;&quot;;1)" office:value-type="float" office:value="1" calcext:value-type="float">
            <text:p>1</text:p>
          </table:table-cell>
          <table:table-cell table:style-name="ce12" table:formula="of:=IF(BITAND([.$A248];[.G$2])=0;&quot;&quot;;1)" office:value-type="float" office:value="1" calcext:value-type="float">
            <text:p>1</text:p>
          </table:table-cell>
          <table:table-cell table:style-name="ce12" table:formula="of:=IF(BITAND([.$A248];[.H$2])=0;&quot;&quot;;1)" office:value-type="float" office:value="1" calcext:value-type="float">
            <text:p>1</text:p>
          </table:table-cell>
          <table:table-cell table:style-name="ce12" table:formula="of:=IF(BITAND([.$A248];[.I$2])=0;&quot;&quot;;1)" office:value-type="float" office:value="1" calcext:value-type="float">
            <text:p>1</text:p>
          </table:table-cell>
          <table:table-cell table:style-name="ce17" table:formula="of:=IF(SUM([.F248:.I248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46" calcext:value-type="float">
            <text:p>246</text:p>
          </table:table-cell>
          <table:table-cell table:style-name="ce8" table:formula="of:=DEC2BIN([.A249])" office:value-type="string" office:string-value="11110110" calcext:value-type="string">
            <text:p>11110110</text:p>
          </table:table-cell>
          <table:table-cell table:style-name="ce8" table:formula="of:=DEC2HEX([.A249])" office:value-type="string" office:string-value="F6" calcext:value-type="string">
            <text:p>F6</text:p>
          </table:table-cell>
          <table:table-cell table:style-name="ce8" table:formula="of:=CHAR([.A249])" office:value-type="string" office:string-value="ö" calcext:value-type="string">
            <text:p>ö</text:p>
          </table:table-cell>
          <table:table-cell table:style-name="ce8"/>
          <table:table-cell table:style-name="ce12" table:formula="of:=IF(BITAND([.$A249];[.F$2])=0;&quot;&quot;;1)" office:value-type="float" office:value="1" calcext:value-type="float">
            <text:p>1</text:p>
          </table:table-cell>
          <table:table-cell table:style-name="ce12" table:formula="of:=IF(BITAND([.$A249];[.G$2])=0;&quot;&quot;;1)" office:value-type="float" office:value="1" calcext:value-type="float">
            <text:p>1</text:p>
          </table:table-cell>
          <table:table-cell table:style-name="ce12" table:formula="of:=IF(BITAND([.$A249];[.H$2])=0;&quot;&quot;;1)" office:value-type="float" office:value="1" calcext:value-type="float">
            <text:p>1</text:p>
          </table:table-cell>
          <table:table-cell table:style-name="ce12" table:formula="of:=IF(BITAND([.$A249];[.I$2])=0;&quot;&quot;;1)" office:value-type="float" office:value="1" calcext:value-type="float">
            <text:p>1</text:p>
          </table:table-cell>
          <table:table-cell table:style-name="ce17" table:formula="of:=IF(SUM([.F249:.I249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47" calcext:value-type="float">
            <text:p>247</text:p>
          </table:table-cell>
          <table:table-cell table:style-name="ce8" table:formula="of:=DEC2BIN([.A250])" office:value-type="string" office:string-value="11110111" calcext:value-type="string">
            <text:p>11110111</text:p>
          </table:table-cell>
          <table:table-cell table:style-name="ce8" table:formula="of:=DEC2HEX([.A250])" office:value-type="string" office:string-value="F7" calcext:value-type="string">
            <text:p>F7</text:p>
          </table:table-cell>
          <table:table-cell table:style-name="ce8" table:formula="of:=CHAR([.A250])" office:value-type="string" office:string-value="÷" calcext:value-type="string">
            <text:p>÷</text:p>
          </table:table-cell>
          <table:table-cell table:style-name="ce8"/>
          <table:table-cell table:style-name="ce12" table:formula="of:=IF(BITAND([.$A250];[.F$2])=0;&quot;&quot;;1)" office:value-type="float" office:value="1" calcext:value-type="float">
            <text:p>1</text:p>
          </table:table-cell>
          <table:table-cell table:style-name="ce12" table:formula="of:=IF(BITAND([.$A250];[.G$2])=0;&quot;&quot;;1)" office:value-type="float" office:value="1" calcext:value-type="float">
            <text:p>1</text:p>
          </table:table-cell>
          <table:table-cell table:style-name="ce12" table:formula="of:=IF(BITAND([.$A250];[.H$2])=0;&quot;&quot;;1)" office:value-type="float" office:value="1" calcext:value-type="float">
            <text:p>1</text:p>
          </table:table-cell>
          <table:table-cell table:style-name="ce12" table:formula="of:=IF(BITAND([.$A250];[.I$2])=0;&quot;&quot;;1)" office:value-type="float" office:value="1" calcext:value-type="float">
            <text:p>1</text:p>
          </table:table-cell>
          <table:table-cell table:style-name="ce17" table:formula="of:=IF(SUM([.F250:.I250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BIN([.A251])" office:value-type="string" office:string-value="11111000" calcext:value-type="string">
            <text:p>11111000</text:p>
          </table:table-cell>
          <table:table-cell table:style-name="ce1" table:formula="of:=DEC2HEX([.A251])" office:value-type="string" office:string-value="F8" calcext:value-type="string">
            <text:p>F8</text:p>
          </table:table-cell>
          <table:table-cell table:style-name="ce1" table:formula="of:=CHAR([.A251])" office:value-type="string" office:string-value="ø" calcext:value-type="string">
            <text:p>ø</text:p>
          </table:table-cell>
          <table:table-cell office:value-type="float" office:value="8" calcext:value-type="float">
            <text:p>8</text:p>
          </table:table-cell>
          <table:table-cell table:formula="of:=IF(BITAND([.$A251];[.F$2])=0;&quot;&quot;;1)" office:value-type="float" office:value="1" calcext:value-type="float">
            <text:p>1</text:p>
          </table:table-cell>
          <table:table-cell table:formula="of:=IF(BITAND([.$A251];[.G$2])=0;&quot;&quot;;1)" office:value-type="float" office:value="1" calcext:value-type="float">
            <text:p>1</text:p>
          </table:table-cell>
          <table:table-cell table:formula="of:=IF(BITAND([.$A251];[.H$2])=0;&quot;&quot;;1)" office:value-type="float" office:value="1" calcext:value-type="float">
            <text:p>1</text:p>
          </table:table-cell>
          <table:table-cell table:formula="of:=IF(BITAND([.$A251];[.I$2])=0;&quot;&quot;;1)">
            <text:p/>
          </table:table-cell>
          <table:table-cell table:formula="of:=IF(SUM([.F251:.I251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249" calcext:value-type="float">
            <text:p>249</text:p>
          </table:table-cell>
          <table:table-cell table:style-name="ce8" table:formula="of:=DEC2BIN([.A252])" office:value-type="string" office:string-value="11111001" calcext:value-type="string">
            <text:p>11111001</text:p>
          </table:table-cell>
          <table:table-cell table:style-name="ce8" table:formula="of:=DEC2HEX([.A252])" office:value-type="string" office:string-value="F9" calcext:value-type="string">
            <text:p>F9</text:p>
          </table:table-cell>
          <table:table-cell table:style-name="ce8" table:formula="of:=CHAR([.A252])" office:value-type="string" office:string-value="ù" calcext:value-type="string">
            <text:p>ù</text:p>
          </table:table-cell>
          <table:table-cell table:style-name="ce8"/>
          <table:table-cell table:style-name="ce12" table:formula="of:=IF(BITAND([.$A252];[.F$2])=0;&quot;&quot;;1)" office:value-type="float" office:value="1" calcext:value-type="float">
            <text:p>1</text:p>
          </table:table-cell>
          <table:table-cell table:style-name="ce12" table:formula="of:=IF(BITAND([.$A252];[.G$2])=0;&quot;&quot;;1)" office:value-type="float" office:value="1" calcext:value-type="float">
            <text:p>1</text:p>
          </table:table-cell>
          <table:table-cell table:style-name="ce12" table:formula="of:=IF(BITAND([.$A252];[.H$2])=0;&quot;&quot;;1)" office:value-type="float" office:value="1" calcext:value-type="float">
            <text:p>1</text:p>
          </table:table-cell>
          <table:table-cell table:style-name="ce12" table:formula="of:=IF(BITAND([.$A252];[.I$2])=0;&quot;&quot;;1)" office:value-type="float" office:value="1" calcext:value-type="float">
            <text:p>1</text:p>
          </table:table-cell>
          <table:table-cell table:style-name="ce17" table:formula="of:=IF(SUM([.F252:.I252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8" table:formula="of:=DEC2BIN([.A253])" office:value-type="string" office:string-value="11111010" calcext:value-type="string">
            <text:p>11111010</text:p>
          </table:table-cell>
          <table:table-cell table:style-name="ce8" table:formula="of:=DEC2HEX([.A253])" office:value-type="string" office:string-value="FA" calcext:value-type="string">
            <text:p>FA</text:p>
          </table:table-cell>
          <table:table-cell table:style-name="ce8" table:formula="of:=CHAR([.A253])" office:value-type="string" office:string-value="ú" calcext:value-type="string">
            <text:p>ú</text:p>
          </table:table-cell>
          <table:table-cell table:style-name="ce8"/>
          <table:table-cell table:style-name="ce12" table:formula="of:=IF(BITAND([.$A253];[.F$2])=0;&quot;&quot;;1)" office:value-type="float" office:value="1" calcext:value-type="float">
            <text:p>1</text:p>
          </table:table-cell>
          <table:table-cell table:style-name="ce12" table:formula="of:=IF(BITAND([.$A253];[.G$2])=0;&quot;&quot;;1)" office:value-type="float" office:value="1" calcext:value-type="float">
            <text:p>1</text:p>
          </table:table-cell>
          <table:table-cell table:style-name="ce12" table:formula="of:=IF(BITAND([.$A253];[.H$2])=0;&quot;&quot;;1)" office:value-type="float" office:value="1" calcext:value-type="float">
            <text:p>1</text:p>
          </table:table-cell>
          <table:table-cell table:style-name="ce12" table:formula="of:=IF(BITAND([.$A253];[.I$2])=0;&quot;&quot;;1)" office:value-type="float" office:value="1" calcext:value-type="float">
            <text:p>1</text:p>
          </table:table-cell>
          <table:table-cell table:style-name="ce17" table:formula="of:=IF(SUM([.F253:.I253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51" calcext:value-type="float">
            <text:p>251</text:p>
          </table:table-cell>
          <table:table-cell table:style-name="ce8" table:formula="of:=DEC2BIN([.A254])" office:value-type="string" office:string-value="11111011" calcext:value-type="string">
            <text:p>11111011</text:p>
          </table:table-cell>
          <table:table-cell table:style-name="ce8" table:formula="of:=DEC2HEX([.A254])" office:value-type="string" office:string-value="FB" calcext:value-type="string">
            <text:p>FB</text:p>
          </table:table-cell>
          <table:table-cell table:style-name="ce8" table:formula="of:=CHAR([.A254])" office:value-type="string" office:string-value="û" calcext:value-type="string">
            <text:p>û</text:p>
          </table:table-cell>
          <table:table-cell table:style-name="ce8"/>
          <table:table-cell table:style-name="ce12" table:formula="of:=IF(BITAND([.$A254];[.F$2])=0;&quot;&quot;;1)" office:value-type="float" office:value="1" calcext:value-type="float">
            <text:p>1</text:p>
          </table:table-cell>
          <table:table-cell table:style-name="ce12" table:formula="of:=IF(BITAND([.$A254];[.G$2])=0;&quot;&quot;;1)" office:value-type="float" office:value="1" calcext:value-type="float">
            <text:p>1</text:p>
          </table:table-cell>
          <table:table-cell table:style-name="ce12" table:formula="of:=IF(BITAND([.$A254];[.H$2])=0;&quot;&quot;;1)" office:value-type="float" office:value="1" calcext:value-type="float">
            <text:p>1</text:p>
          </table:table-cell>
          <table:table-cell table:style-name="ce12" table:formula="of:=IF(BITAND([.$A254];[.I$2])=0;&quot;&quot;;1)" office:value-type="float" office:value="1" calcext:value-type="float">
            <text:p>1</text:p>
          </table:table-cell>
          <table:table-cell table:style-name="ce17" table:formula="of:=IF(SUM([.F254:.I254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BIN([.A255])" office:value-type="string" office:string-value="11111100" calcext:value-type="string">
            <text:p>11111100</text:p>
          </table:table-cell>
          <table:table-cell table:style-name="ce1" table:formula="of:=DEC2HEX([.A255])" office:value-type="string" office:string-value="FC" calcext:value-type="string">
            <text:p>FC</text:p>
          </table:table-cell>
          <table:table-cell table:style-name="ce1" table:formula="of:=CHAR([.A255])" office:value-type="string" office:string-value="ü" calcext:value-type="string">
            <text:p>ü</text:p>
          </table:table-cell>
          <table:table-cell office:value-type="float" office:value="9" calcext:value-type="float">
            <text:p>9</text:p>
          </table:table-cell>
          <table:table-cell table:formula="of:=IF(BITAND([.$A255];[.F$2])=0;&quot;&quot;;1)" office:value-type="float" office:value="1" calcext:value-type="float">
            <text:p>1</text:p>
          </table:table-cell>
          <table:table-cell table:formula="of:=IF(BITAND([.$A255];[.G$2])=0;&quot;&quot;;1)" office:value-type="float" office:value="1" calcext:value-type="float">
            <text:p>1</text:p>
          </table:table-cell>
          <table:table-cell table:formula="of:=IF(BITAND([.$A255];[.H$2])=0;&quot;&quot;;1)" office:value-type="float" office:value="1" calcext:value-type="float">
            <text:p>1</text:p>
          </table:table-cell>
          <table:table-cell table:formula="of:=IF(BITAND([.$A255];[.I$2])=0;&quot;&quot;;1)">
            <text:p/>
          </table:table-cell>
          <table:table-cell table:formula="of:=IF(SUM([.F255:.I255])=4;1;&quot;&quot;)">
            <text:p/>
          </table:table-cell>
          <table:table-cell table:number-columns-repeated="16374"/>
        </table:table-row>
        <table:table-row table:style-name="ro1">
          <table:table-cell table:style-name="ce6" office:value-type="float" office:value="253" calcext:value-type="float">
            <text:p>253</text:p>
          </table:table-cell>
          <table:table-cell table:style-name="ce8" table:formula="of:=DEC2BIN([.A256])" office:value-type="string" office:string-value="11111101" calcext:value-type="string">
            <text:p>11111101</text:p>
          </table:table-cell>
          <table:table-cell table:style-name="ce8" table:formula="of:=DEC2HEX([.A256])" office:value-type="string" office:string-value="FD" calcext:value-type="string">
            <text:p>FD</text:p>
          </table:table-cell>
          <table:table-cell table:style-name="ce8" table:formula="of:=CHAR([.A256])" office:value-type="string" office:string-value="ý" calcext:value-type="string">
            <text:p>ý</text:p>
          </table:table-cell>
          <table:table-cell table:style-name="ce8"/>
          <table:table-cell table:style-name="ce12" table:formula="of:=IF(BITAND([.$A256];[.F$2])=0;&quot;&quot;;1)" office:value-type="float" office:value="1" calcext:value-type="float">
            <text:p>1</text:p>
          </table:table-cell>
          <table:table-cell table:style-name="ce12" table:formula="of:=IF(BITAND([.$A256];[.G$2])=0;&quot;&quot;;1)" office:value-type="float" office:value="1" calcext:value-type="float">
            <text:p>1</text:p>
          </table:table-cell>
          <table:table-cell table:style-name="ce12" table:formula="of:=IF(BITAND([.$A256];[.H$2])=0;&quot;&quot;;1)" office:value-type="float" office:value="1" calcext:value-type="float">
            <text:p>1</text:p>
          </table:table-cell>
          <table:table-cell table:style-name="ce12" table:formula="of:=IF(BITAND([.$A256];[.I$2])=0;&quot;&quot;;1)" office:value-type="float" office:value="1" calcext:value-type="float">
            <text:p>1</text:p>
          </table:table-cell>
          <table:table-cell table:style-name="ce17" table:formula="of:=IF(SUM([.F256:.I256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6" office:value-type="float" office:value="254" calcext:value-type="float">
            <text:p>254</text:p>
          </table:table-cell>
          <table:table-cell table:style-name="ce8" table:formula="of:=DEC2BIN([.A257])" office:value-type="string" office:string-value="11111110" calcext:value-type="string">
            <text:p>11111110</text:p>
          </table:table-cell>
          <table:table-cell table:style-name="ce8" table:formula="of:=DEC2HEX([.A257])" office:value-type="string" office:string-value="FE" calcext:value-type="string">
            <text:p>FE</text:p>
          </table:table-cell>
          <table:table-cell table:style-name="ce8" table:formula="of:=CHAR([.A257])" office:value-type="string" office:string-value="þ" calcext:value-type="string">
            <text:p>þ</text:p>
          </table:table-cell>
          <table:table-cell table:style-name="ce8"/>
          <table:table-cell table:style-name="ce12" table:formula="of:=IF(BITAND([.$A257];[.F$2])=0;&quot;&quot;;1)" office:value-type="float" office:value="1" calcext:value-type="float">
            <text:p>1</text:p>
          </table:table-cell>
          <table:table-cell table:style-name="ce12" table:formula="of:=IF(BITAND([.$A257];[.G$2])=0;&quot;&quot;;1)" office:value-type="float" office:value="1" calcext:value-type="float">
            <text:p>1</text:p>
          </table:table-cell>
          <table:table-cell table:style-name="ce12" table:formula="of:=IF(BITAND([.$A257];[.H$2])=0;&quot;&quot;;1)" office:value-type="float" office:value="1" calcext:value-type="float">
            <text:p>1</text:p>
          </table:table-cell>
          <table:table-cell table:style-name="ce12" table:formula="of:=IF(BITAND([.$A257];[.I$2])=0;&quot;&quot;;1)" office:value-type="float" office:value="1" calcext:value-type="float">
            <text:p>1</text:p>
          </table:table-cell>
          <table:table-cell table:style-name="ce17" table:formula="of:=IF(SUM([.F257:.I257])=4;1;&quot;&quot;)" office:value-type="float" office:value="1" calcext:value-type="float">
            <text:p>1</text:p>
          </table:table-cell>
          <table:table-cell table:style-name="ce6" table:number-columns-repeated="1637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2" table:formula="of:=DEC2BIN([.A258])" office:value-type="string" office:string-value="11111111" calcext:value-type="string">
            <text:p>11111111</text:p>
          </table:table-cell>
          <table:table-cell table:style-name="ce2" table:formula="of:=DEC2HEX([.A258])" office:value-type="string" office:string-value="FF" calcext:value-type="string">
            <text:p>FF</text:p>
          </table:table-cell>
          <table:table-cell table:style-name="ce2" table:formula="of:=CHAR([.A258])" office:value-type="string" office:string-value="ÿ" calcext:value-type="string">
            <text:p>ÿ</text:p>
          </table:table-cell>
          <table:table-cell table:style-name="ce2"/>
          <table:table-cell table:style-name="ce11" table:formula="of:=IF(BITAND([.$A258];[.F$2])=0;&quot;&quot;;1)" office:value-type="float" office:value="1" calcext:value-type="float">
            <text:p>1</text:p>
          </table:table-cell>
          <table:table-cell table:style-name="ce11" table:formula="of:=IF(BITAND([.$A258];[.G$2])=0;&quot;&quot;;1)" office:value-type="float" office:value="1" calcext:value-type="float">
            <text:p>1</text:p>
          </table:table-cell>
          <table:table-cell table:style-name="ce11" table:formula="of:=IF(BITAND([.$A258];[.H$2])=0;&quot;&quot;;1)" office:value-type="float" office:value="1" calcext:value-type="float">
            <text:p>1</text:p>
          </table:table-cell>
          <table:table-cell table:style-name="ce11" table:formula="of:=IF(BITAND([.$A258];[.I$2])=0;&quot;&quot;;1)" office:value-type="float" office:value="1" calcext:value-type="float">
            <text:p>1</text:p>
          </table:table-cell>
          <table:table-cell table:style-name="ce18" table:formula="of:=IF(SUM([.F258:.I258])=4;1;&quot;&quot;)" office:value-type="float" office:value="1" calcext:value-type="float">
            <text:p>1</text:p>
          </table:table-cell>
          <table:table-cell table:style-name="ce4" table:number-columns-repeated="16374"/>
        </table:table-row>
        <table:table-row table:style-name="ro1">
          <table:table-cell table:number-columns-repeated="9"/>
          <table:table-cell table:style-name="ce20" table:formula="of:=SUM([.J3:.J258])" office:value-type="float" office:value="81" calcext:value-type="float">
            <text:p>81</text:p>
          </table:table-cell>
          <table:table-cell table:number-columns-repeated="16374"/>
        </table:table-row>
        <table:table-row table:style-name="ro1" table:number-rows-repeated="10483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.00.0000</text:date>, <text:time style:data-style-name="N2" text:time-value="22:36:45.62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olfgang Stubig</meta:initial-creator>
    <meta:creation-date>2025-03-12T16:18:08.912000000</meta:creation-date>
    <dc:date>2025-03-15T22:46:36.449000000</dc:date>
    <dc:creator>Wolfgang Stubig</dc:creator>
    <meta:editing-duration>PT20M4S</meta:editing-duration>
    <meta:editing-cycles>3</meta:editing-cycles>
    <meta:generator>LibreOffice/24.2.4.2$Windows_X86_64 LibreOffice_project/51a6219feb6075d9a4c46691dcfe0cd9c4fff3c2</meta:generator>
    <meta:document-statistic meta:table-count="1" meta:cell-count="2383" meta:object-count="0"/>
  </office:meta>
</office:document-meta>
</file>